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52.95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52.97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58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10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111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549.71mm" svg:y="98.93mm">
            <draw:object draw:notify-on-update-of-ranges="Arkusz1.B8:Arkusz1.B50 Arkusz1.C8:Arkusz1.C50 Arkusz1.B8:Arkusz1.B50 Arkusz1.D8:Arkusz1.D50 Arkusz1.B8:Arkusz1.B50 Arkusz1.Y8:Arkusz1.Y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.61E-05</text:p>
          </table:table-cell>
          <table:table-cell table:formula="of:=[$Arkusz3.C1]" office:value-type="float" office:value="0.000032262193006057" calcext:value-type="float">
            <text:p>3.23E-05</text:p>
          </table:table-cell>
          <table:table-cell/>
          <table:table-cell table:formula="of:=((1/2)*[.C8]*[.C8]+((1/3)*[.E9]+[.C8])*(1/2)*[.E9])/([.C8]+(1/2)*[.E9])" office:value-type="float" office:value="0.00000855528755719152" calcext:value-type="float">
            <text:p>8.55528755719152E-06</text:p>
          </table:table-cell>
          <table:table-cell table:formula="of:=(((1/2)*([.B9]-[.B8])+[.B8])*[.C8]+((2/3)*([.B9]-[.B8])+[.B8])*(1/2)*[.E9])/([.C8]+(1/2)*[.E9])" office:value-type="float" office:value="0.000510002749262797" calcext:value-type="float">
            <text:p>0.000510002749263</text:p>
          </table:table-cell>
          <table:table-cell table:formula="of:=(((1/2)*([.D8]-[.C9])+[.C8]+[.E9])*([.D8]-[.C9])+((2/3)*[.E9]+[.C8])*(1/2)*[.E9])/([.D8]-[.C9]+(1/2)*[.E9])" office:value-type="float" office:value="0.0000246645677842805" calcext:value-type="float">
            <text:p>2.46645677842805E-05</text:p>
          </table:table-cell>
          <table:table-cell table:formula="of:=(((1/2)*([.B9]-[.B8])+[.B8])*([.D8]-[.C9])+((1/3)*([.B9]-[.B8])+[.B8])*(1/2)*[.E9])/([.D8]-[.C9]+(1/2)*[.E9])" office:value-type="float" office:value="0.000488732797490266" calcext:value-type="float">
            <text:p>0.00048873279749</text:p>
          </table:table-cell>
          <table:table-cell table:formula="of:=DEGREES(ATAN(([.G8]-[.I8])/([.H8]-[.F8])))" office:value-type="float" office:value="52.8607069578515" calcext:value-type="float">
            <text:p>52.8607069578515</text:p>
          </table:table-cell>
          <table:table-cell table:formula="of:=DEGREES(ATAN(([.C9]-[.C8])/([.B9]-[.B8])))" office:value-type="float" office:value="0.117534707745685" calcext:value-type="float">
            <text:p>0.117534707745685</text:p>
          </table:table-cell>
          <table:table-cell table:formula="of:=[.J8]-[.K8]" office:value-type="float" office:value="52.7431722501058" calcext:value-type="float">
            <text:p>52.7431722501058</text:p>
          </table:table-cell>
          <table:table-cell table:formula="of:=ABS([.L8])" office:value-type="float" office:value="52.7431722501058" calcext:value-type="float">
            <text:p>52.7431722501058</text:p>
          </table:table-cell>
          <table:table-cell table:formula="of:=[.B8]+0.5*([.B9]-[.B8])" office:value-type="float" office:value="0.00049999999999999" calcext:value-type="float">
            <text:p>0.0005</text:p>
          </table:table-cell>
          <table:table-cell table:formula="of:=[.C8]+0.5*([.C9]-[.C8])" office:value-type="float" office:value="0.0000170900557694964" calcext:value-type="float">
            <text:p>1.70900557694964E-05</text:p>
          </table:table-cell>
          <table:table-cell table:formula="of:=SQRT(([.B9]-[.N8])^2+([.C9]-[.O8])^2)*SQRT(([.F8]-[.O8])^2+([.G8]-[.N8])^2)" office:value-type="float" office:value="0.00000000657453399156431" calcext:value-type="float">
            <text:p>6.57453399156431E-09</text:p>
          </table:table-cell>
          <table:table-cell table:formula="of:=(-([.B9]-[.N8])*([.F8]-[.O8])+([.C9]-[.O8])*([.G8]-[.N8]))/[.P8]" office:value-type="float" office:value="0.650638324189099" calcext:value-type="float">
            <text:p>0.650638324189099</text:p>
          </table:table-cell>
          <table:table-cell table:formula="of:=DEGREES(ACOS([.Q8]))" office:value-type="float" office:value="49.4102539140035" calcext:value-type="float">
            <text:p>49.4102539140035</text:p>
          </table:table-cell>
          <table:table-cell table:style-name="ce7" table:formula="of:=(([.B9]-[.N8])*([.G8]-[.N8])+([.C9]-[.O8])*([.F8]-[.O8]))/[.U8]" office:value-type="float" office:value="0.759387760696998" calcext:value-type="float">
            <text:p>0.759387760696998</text:p>
          </table:table-cell>
          <table:table-cell table:style-name="ce7" table:formula="of:=DEGREES(ACOS([.S8]))" office:value-type="float" office:value="40.5897460859965" calcext:value-type="float">
            <text:p>40.5897460859965</text:p>
          </table:table-cell>
          <table:table-cell table:style-name="ce9" table:formula="of:=SQRT(([.B9]-[.N8])^2+([.C9]-[.O8])^2)*SQRT(([.F8]-[.O8])^2+([.G8]-[.N8])^2)" office:value-type="float" office:value="0.00000000657453399156431" calcext:value-type="float">
            <text:p>.000000006574534</text:p>
          </table:table-cell>
          <table:table-cell table:style-name="ce7" table:formula="of:=SQRT(1-[.S8]^2)" office:value-type="float" office:value="0.650638324189099" calcext:value-type="float">
            <text:p>0.650638324189099</text:p>
          </table:table-cell>
          <table:table-cell table:style-name="ce7" table:formula="of:=DEGREES(ACOS([.V8]))" office:value-type="float" office:value="49.4102539140035" calcext:value-type="float">
            <text:p>49.4102539140035</text:p>
          </table:table-cell>
          <table:table-cell table:formula="of:=[.M8]-[.W8]" office:value-type="float" office:value="3.33291833610226" calcext:value-type="float">
            <text:p>3.33291833610226</text:p>
          </table:table-cell>
          <table:table-cell table:formula="of:=[.M8]-DEGREES(ACOS([.Q8]))" office:value-type="float" office:value="3.33291833610226" calcext:value-type="float">
            <text:p>3.332918336102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.001</text:p>
          </table:table-cell>
          <table:table-cell table:formula="of:=[.C8]+[.E9]" office:value-type="float" office:value="0.0000181157410259944" calcext:value-type="float">
            <text:p>1.81157410259944E-05</text:p>
          </table:table-cell>
          <table:table-cell table:formula="of:=[$Arkusz3.C2]" office:value-type="float" office:value="0.000032262193006057" calcext:value-type="float">
            <text:p>3.23E-05</text:p>
          </table:table-cell>
          <table:table-cell table:formula="of:=[$Arkusz3.E1]" office:value-type="float" office:value="0.00000205137051299594" calcext:value-type="float">
            <text:p>2.05137051299594E-06</text:p>
          </table:table-cell>
          <table:table-cell table:formula="of:=((1/2)*[.C9]*[.C9]+((1/3)*[.E10]+[.C9])*(1/2)*[.E10])/([.C9]+(1/2)*[.E10])" office:value-type="float" office:value="0.00000861614777514743" calcext:value-type="float">
            <text:p>8.61614777514743E-06</text:p>
          </table:table-cell>
          <table:table-cell table:formula="of:=(((1/2)*([.B10]-[.B9])+[.B9])*[.C9]+((2/3)*([.B10]-[.B9])+[.B9])*(1/2)*[.E10])/([.C9]+(1/2)*[.E10])" office:value-type="float" office:value="0.00149540448037778" calcext:value-type="float">
            <text:p>0.001495404480378</text:p>
          </table:table-cell>
          <table:table-cell table:formula="of:=(((1/2)*([.D9]-[.C10])+[.C9]+[.E10])*([.D9]-[.C10])+((2/3)*[.E10]+[.C9])*(1/2)*[.E10])/([.D9]-[.C10]+(1/2)*[.E10])" office:value-type="float" office:value="0.000024730464017059" calcext:value-type="float">
            <text:p>2.4730464017059E-05</text:p>
          </table:table-cell>
          <table:table-cell table:formula="of:=(((1/2)*([.B10]-[.B9])+[.B9])*([.D9]-[.C10])+((1/3)*([.B10]-[.B9])+[.B9])*(1/2)*[.E10])/([.D9]-[.C10]+(1/2)*[.E10])" office:value-type="float" office:value="0.00151422401540938" calcext:value-type="float">
            <text:p>0.001514224015409</text:p>
          </table:table-cell>
          <table:table-cell table:formula="of:=DEGREES(ATAN(([.G9]-[.I9])/([.H9]-[.F9])))" office:value-type="float" office:value="-49.4280518540345" calcext:value-type="float">
            <text:p>-49.4280518540345</text:p>
          </table:table-cell>
          <table:table-cell table:formula="of:=DEGREES(ATAN(([.C10]-[.C9])/([.B10]-[.B9])))" office:value-type="float" office:value="-0.102174375759997" calcext:value-type="float">
            <text:p>-0.102174375759997</text:p>
          </table:table-cell>
          <table:table-cell table:formula="of:=[.J9]-[.K9]" office:value-type="float" office:value="-49.3258774782745" calcext:value-type="float">
            <text:p>-49.3258774782745</text:p>
          </table:table-cell>
          <table:table-cell table:formula="of:=ABS([.L9])" office:value-type="float" office:value="49.3258774782745" calcext:value-type="float">
            <text:p>49.3258774782745</text:p>
          </table:table-cell>
          <table:table-cell table:formula="of:=[.B9]+0.5*([.B10]-[.B9])" office:value-type="float" office:value="0.00150418101415817" calcext:value-type="float">
            <text:p>0.001504181014158</text:p>
          </table:table-cell>
          <table:table-cell table:formula="of:=[.C9]+0.5*([.C10]-[.C9])" office:value-type="float" office:value="0.0000172166445229672" calcext:value-type="float">
            <text:p>1.72166445229672E-05</text:p>
          </table:table-cell>
          <table:table-cell table:formula="of:=SQRT(([.B10]-[.N9])^2+([.C10]-[.O9])^2)*SQRT(([.F9]-[.O9])^2+([.G9]-[.N9])^2)" office:value-type="float" office:value="0.00000000619540965318484" calcext:value-type="float">
            <text:p>6.19540965318484E-09</text:p>
          </table:table-cell>
          <table:table-cell table:formula="of:=(-([.B10]-[.N9])*([.F9]-[.O9])+([.C10]-[.O9])*([.G9]-[.N9]))/[.P9]" office:value-type="float" office:value="0.701180126350082" calcext:value-type="float">
            <text:p>0.701180126350082</text:p>
          </table:table-cell>
          <table:table-cell table:formula="of:=DEGREES(ACOS([.Q9]))" office:value-type="float" office:value="45.4782374486147" calcext:value-type="float">
            <text:p>45.4782374486147</text:p>
          </table:table-cell>
          <table:table-cell table:style-name="ce7" table:formula="of:=(([.B10]-[.N9])*([.G9]-[.N9])+([.C10]-[.O9])*([.F9]-[.O9]))/[.U9]" office:value-type="float" office:value="-0.712984172623546" calcext:value-type="float">
            <text:p>-0.712984172623546</text:p>
          </table:table-cell>
          <table:table-cell table:style-name="ce7" table:formula="of:=DEGREES(ACOS([.S9]))" office:value-type="float" office:value="135.478237448615" calcext:value-type="float">
            <text:p>135.478237448615</text:p>
          </table:table-cell>
          <table:table-cell table:style-name="ce9" table:formula="of:=SQRT(([.B10]-[.N9])^2+([.C10]-[.O9])^2)*SQRT(([.F9]-[.O9])^2+([.G9]-[.N9])^2)" office:value-type="float" office:value="0.00000000619540965318484" calcext:value-type="float">
            <text:p>.000000006195410</text:p>
          </table:table-cell>
          <table:table-cell table:style-name="ce7" table:formula="of:=SQRT(1-[.S9]^2)" office:value-type="float" office:value="0.701180126350082" calcext:value-type="float">
            <text:p>0.701180126350082</text:p>
          </table:table-cell>
          <table:table-cell table:style-name="ce7" table:formula="of:=DEGREES(ACOS([.V9]))" office:value-type="float" office:value="45.4782374486147" calcext:value-type="float">
            <text:p>45.4782374486147</text:p>
          </table:table-cell>
          <table:table-cell table:formula="of:=[.M9]-[.W9]" office:value-type="float" office:value="3.8476400296598" calcext:value-type="float">
            <text:p>3.8476400296598</text:p>
          </table:table-cell>
          <table:table-cell table:formula="of:=[.M9]-DEGREES(ACOS([.Q9]))" office:value-type="float" office:value="3.84764002965981" calcext:value-type="float">
            <text:p>3.847640029659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.002008362028316</text:p>
          </table:table-cell>
          <table:table-cell table:formula="of:=[.C9]+[.E10]" office:value-type="float" office:value="0.0000163175480199401" calcext:value-type="float">
            <text:p>1.63175480199401E-05</text:p>
          </table:table-cell>
          <table:table-cell table:formula="of:=[$Arkusz3.C3]" office:value-type="float" office:value="0.0000322621930060571" calcext:value-type="float">
            <text:p>3.23E-05</text:p>
          </table:table-cell>
          <table:table-cell table:formula="of:=[$Arkusz3.E2]" office:value-type="float" office:value="-0.00000179819300605428" calcext:value-type="float">
            <text:p>-1.79819300605428E-06</text:p>
          </table:table-cell>
          <table:table-cell table:formula="of:=((1/2)*[.C10]*[.C10]+((1/3)*[.E11]+[.C10])*(1/2)*[.E11])/([.C10]+(1/2)*[.E11])" office:value-type="float" office:value="0.00000865989208884617" calcext:value-type="float">
            <text:p>8.65989208884617E-06</text:p>
          </table:table-cell>
          <table:table-cell table:formula="of:=(((1/2)*([.B11]-[.B10])+[.B10])*[.C10]+((2/3)*([.B11]-[.B10])+[.B10])*(1/2)*[.E11])/([.C10]+(1/2)*[.E11])" office:value-type="float" office:value="0.00253065364681031" calcext:value-type="float">
            <text:p>0.00253065364681</text:p>
          </table:table-cell>
          <table:table-cell table:formula="of:=(((1/2)*([.D10]-[.C11])+[.C10]+[.E11])*([.D10]-[.C11])+((2/3)*[.E11]+[.C10])*(1/2)*[.E11])/([.D10]-[.C11]+(1/2)*[.E11])" office:value-type="float" office:value="0.000024770891199002" calcext:value-type="float">
            <text:p>2.4770891199002E-05</text:p>
          </table:table-cell>
          <table:table-cell table:formula="of:=(((1/2)*([.B11]-[.B10])+[.B10])*([.D10]-[.C11])+((1/3)*([.B11]-[.B10])+[.B10])*(1/2)*[.E11])/([.D10]-[.C11]+(1/2)*[.E11])" office:value-type="float" office:value="0.00250970708692059" calcext:value-type="float">
            <text:p>0.002509707086921</text:p>
          </table:table-cell>
          <table:table-cell table:formula="of:=DEGREES(ATAN(([.G10]-[.I10])/([.H10]-[.F10])))" office:value-type="float" office:value="52.434396984984" calcext:value-type="float">
            <text:p>52.434396984984</text:p>
          </table:table-cell>
          <table:table-cell table:formula="of:=DEGREES(ATAN(([.C11]-[.C10])/([.B11]-[.B10])))" office:value-type="float" office:value="0.109945917947475" calcext:value-type="float">
            <text:p>0.109945917947475</text:p>
          </table:table-cell>
          <table:table-cell table:formula="of:=[.J10]-[.K10]" office:value-type="float" office:value="52.3244510670366" calcext:value-type="float">
            <text:p>52.3244510670366</text:p>
          </table:table-cell>
          <table:table-cell table:formula="of:=ABS([.L10])" office:value-type="float" office:value="52.3244510670366" calcext:value-type="float">
            <text:p>52.3244510670366</text:p>
          </table:table-cell>
          <table:table-cell table:formula="of:=[.B10]+0.5*([.B11]-[.B10])" office:value-type="float" office:value="0.00252094003254965" calcext:value-type="float">
            <text:p>0.00252094003255</text:p>
          </table:table-cell>
          <table:table-cell table:formula="of:=[.C10]+0.5*([.C11]-[.C10])" office:value-type="float" office:value="0.0000173011445229673" calcext:value-type="float">
            <text:p>1.73011445229673E-05</text:p>
          </table:table-cell>
          <table:table-cell table:formula="of:=SQRT(([.B11]-[.N10])^2+([.C11]-[.O10])^2)*SQRT(([.F10]-[.O10])^2+([.G10]-[.N10])^2)" office:value-type="float" office:value="0.00000000666402992571519" calcext:value-type="float">
            <text:p>6.66402992571519E-09</text:p>
          </table:table-cell>
          <table:table-cell table:formula="of:=(-([.B11]-[.N10])*([.F10]-[.O10])+([.C11]-[.O10])*([.G10]-[.N10]))/[.P10]" office:value-type="float" office:value="0.666093978156917" calcext:value-type="float">
            <text:p>0.666093978156917</text:p>
          </table:table-cell>
          <table:table-cell table:formula="of:=DEGREES(ACOS([.Q10]))" office:value-type="float" office:value="48.2336927610032" calcext:value-type="float">
            <text:p>48.2336927610032</text:p>
          </table:table-cell>
          <table:table-cell table:style-name="ce7" table:formula="of:=(([.B11]-[.N10])*([.G10]-[.N10])+([.C11]-[.O10])*([.F10]-[.O10]))/[.U10]" office:value-type="float" office:value="0.745867824928178" calcext:value-type="float">
            <text:p>0.745867824928178</text:p>
          </table:table-cell>
          <table:table-cell table:style-name="ce7" table:formula="of:=DEGREES(ACOS([.S10]))" office:value-type="float" office:value="41.7663072389968" calcext:value-type="float">
            <text:p>41.7663072389968</text:p>
          </table:table-cell>
          <table:table-cell table:style-name="ce9" table:formula="of:=SQRT(([.B11]-[.N10])^2+([.C11]-[.O10])^2)*SQRT(([.F10]-[.O10])^2+([.G10]-[.N10])^2)" office:value-type="float" office:value="0.00000000666402992571519" calcext:value-type="float">
            <text:p>.000000006664030</text:p>
          </table:table-cell>
          <table:table-cell table:style-name="ce7" table:formula="of:=SQRT(1-[.S10]^2)" office:value-type="float" office:value="0.666093978156918" calcext:value-type="float">
            <text:p>0.666093978156918</text:p>
          </table:table-cell>
          <table:table-cell table:style-name="ce7" table:formula="of:=DEGREES(ACOS([.V10]))" office:value-type="float" office:value="48.2336927610032" calcext:value-type="float">
            <text:p>48.2336927610032</text:p>
          </table:table-cell>
          <table:table-cell table:formula="of:=[.M10]-[.W10]" office:value-type="float" office:value="4.09075830603337" calcext:value-type="float">
            <text:p>4.09075830603337</text:p>
          </table:table-cell>
          <table:table-cell table:formula="of:=[.M10]-DEGREES(ACOS([.Q10]))" office:value-type="float" office:value="4.09075830603333" calcext:value-type="float">
            <text:p>4.090758306033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.003033518036783</text:p>
          </table:table-cell>
          <table:table-cell table:formula="of:=[.C10]+[.E11]" office:value-type="float" office:value="0.0000182847410259945" calcext:value-type="float">
            <text:p>1.82847410259945E-05</text:p>
          </table:table-cell>
          <table:table-cell table:formula="of:=[$Arkusz3.C4]" office:value-type="float" office:value="0.0000322621930060571" calcext:value-type="float">
            <text:p>3.23E-05</text:p>
          </table:table-cell>
          <table:table-cell table:formula="of:=[$Arkusz3.E3]" office:value-type="float" office:value="0.0000019671930060544" calcext:value-type="float">
            <text:p>1.9671930060544E-06</text:p>
          </table:table-cell>
          <table:table-cell table:formula="of:=((1/2)*[.C11]*[.C11]+((1/3)*[.E12]+[.C11])*(1/2)*[.E12])/([.C11]+(1/2)*[.E12])" office:value-type="float" office:value="0.000008722780618573" calcext:value-type="float">
            <text:p>8.722780618573E-06</text:p>
          </table:table-cell>
          <table:table-cell table:formula="of:=(((1/2)*([.B12]-[.B11])+[.B11])*[.C11]+((2/3)*([.B12]-[.B11])+[.B11])*(1/2)*[.E12])/([.C11]+(1/2)*[.E12])" office:value-type="float" office:value="0.00355021054422217" calcext:value-type="float">
            <text:p>0.003550210544222</text:p>
          </table:table-cell>
          <table:table-cell table:formula="of:=(((1/2)*([.D11]-[.C12])+[.C11]+[.E12])*([.D11]-[.C12])+((2/3)*[.E12]+[.C11])*(1/2)*[.E12])/([.D11]-[.C12]+(1/2)*[.E12])" office:value-type="float" office:value="0.000024838739997059" calcext:value-type="float">
            <text:p>2.4838739997059E-05</text:p>
          </table:table-cell>
          <table:table-cell table:formula="of:=(((1/2)*([.B12]-[.B11])+[.B11])*([.D11]-[.C12])+((1/3)*([.B12]-[.B11])+[.B11])*(1/2)*[.E12])/([.D11]-[.C12]+(1/2)*[.E12])" office:value-type="float" office:value="0.00356885074251878" calcext:value-type="float">
            <text:p>0.003568850742519</text:p>
          </table:table-cell>
          <table:table-cell table:formula="of:=DEGREES(ATAN(([.G11]-[.I11])/([.H11]-[.F11])))" office:value-type="float" office:value="-49.1539329413139" calcext:value-type="float">
            <text:p>-49.1539329413139</text:p>
          </table:table-cell>
          <table:table-cell table:formula="of:=DEGREES(ATAN(([.C12]-[.C11])/([.B12]-[.B11])))" office:value-type="float" office:value="-0.0930561546465274" calcext:value-type="float">
            <text:p>-0.093056154646527</text:p>
          </table:table-cell>
          <table:table-cell table:formula="of:=[.J11]-[.K11]" office:value-type="float" office:value="-49.0608767866674" calcext:value-type="float">
            <text:p>-49.0608767866674</text:p>
          </table:table-cell>
          <table:table-cell table:formula="of:=ABS([.L11])" office:value-type="float" office:value="49.0608767866674" calcext:value-type="float">
            <text:p>49.0608767866674</text:p>
          </table:table-cell>
          <table:table-cell table:formula="of:=[.B11]+0.5*([.B12]-[.B11])" office:value-type="float" office:value="0.0035587792228771" calcext:value-type="float">
            <text:p>0.003558779222877</text:p>
          </table:table-cell>
          <table:table-cell table:formula="of:=[.C11]+0.5*([.C12]-[.C11])" office:value-type="float" office:value="0.0000174316445229672" calcext:value-type="float">
            <text:p>1.74316445229672E-05</text:p>
          </table:table-cell>
          <table:table-cell table:formula="of:=SQRT(([.B12]-[.N11])^2+([.C12]-[.O11])^2)*SQRT(([.F11]-[.O11])^2+([.G11]-[.N11])^2)" office:value-type="float" office:value="0.00000000641737105794146" calcext:value-type="float">
            <text:p>6.41737105794146E-09</text:p>
          </table:table-cell>
          <table:table-cell table:formula="of:=(-([.B12]-[.N11])*([.F11]-[.O11])+([.C12]-[.O11])*([.G11]-[.N11]))/[.P11]" office:value-type="float" office:value="0.713958730511775" calcext:value-type="float">
            <text:p>0.713958730511775</text:p>
          </table:table-cell>
          <table:table-cell table:formula="of:=DEGREES(ACOS([.Q11]))" office:value-type="float" office:value="44.4420717799296" calcext:value-type="float">
            <text:p>44.4420717799296</text:p>
          </table:table-cell>
          <table:table-cell table:style-name="ce7" table:formula="of:=(([.B12]-[.N11])*([.G11]-[.N11])+([.C12]-[.O11])*([.F11]-[.O11]))/[.U11]" office:value-type="float" office:value="-0.70018778275975" calcext:value-type="float">
            <text:p>-0.70018778275975</text:p>
          </table:table-cell>
          <table:table-cell table:style-name="ce7" table:formula="of:=DEGREES(ACOS([.S11]))" office:value-type="float" office:value="134.44207177993" calcext:value-type="float">
            <text:p>134.44207177993</text:p>
          </table:table-cell>
          <table:table-cell table:style-name="ce9" table:formula="of:=SQRT(([.B12]-[.N11])^2+([.C12]-[.O11])^2)*SQRT(([.F11]-[.O11])^2+([.G11]-[.N11])^2)" office:value-type="float" office:value="0.00000000641737105794146" calcext:value-type="float">
            <text:p>.000000006417371</text:p>
          </table:table-cell>
          <table:table-cell table:style-name="ce7" table:formula="of:=SQRT(1-[.S11]^2)" office:value-type="float" office:value="0.713958730511775" calcext:value-type="float">
            <text:p>0.713958730511775</text:p>
          </table:table-cell>
          <table:table-cell table:style-name="ce7" table:formula="of:=DEGREES(ACOS([.V11]))" office:value-type="float" office:value="44.4420717799296" calcext:value-type="float">
            <text:p>44.4420717799296</text:p>
          </table:table-cell>
          <table:table-cell table:formula="of:=[.M11]-[.W11]" office:value-type="float" office:value="4.6188050067378" calcext:value-type="float">
            <text:p>4.6188050067378</text:p>
          </table:table-cell>
          <table:table-cell table:formula="of:=[.M11]-DEGREES(ACOS([.Q11]))" office:value-type="float" office:value="4.61880500673779" calcext:value-type="float">
            <text:p>4.618805006737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.004084040408971</text:p>
          </table:table-cell>
          <table:table-cell table:formula="of:=[.C11]+[.E12]" office:value-type="float" office:value="0.0000165785480199399" calcext:value-type="float">
            <text:p>1.65785480199399E-05</text:p>
          </table:table-cell>
          <table:table-cell table:formula="of:=[$Arkusz3.C5]" office:value-type="float" office:value="0.0000322621930060571" calcext:value-type="float">
            <text:p>3.23E-05</text:p>
          </table:table-cell>
          <table:table-cell table:formula="of:=[$Arkusz3.E4]" office:value-type="float" office:value="-0.00000170619300605463" calcext:value-type="float">
            <text:p>-1.70619300605463E-06</text:p>
          </table:table-cell>
          <table:table-cell table:formula="of:=((1/2)*[.C12]*[.C12]+((1/3)*[.E13]+[.C12])*(1/2)*[.E13])/([.C12]+(1/2)*[.E13])" office:value-type="float" office:value="0.00000875402496056757" calcext:value-type="float">
            <text:p>8.75402496056757E-06</text:p>
          </table:table-cell>
          <table:table-cell table:formula="of:=(((1/2)*([.B13]-[.B12])+[.B12])*[.C12]+((2/3)*([.B13]-[.B12])+[.B12])*(1/2)*[.E13])/([.C12]+(1/2)*[.E13])" office:value-type="float" office:value="0.00463581891818718" calcext:value-type="float">
            <text:p>0.004635818918187</text:p>
          </table:table-cell>
          <table:table-cell table:formula="of:=(((1/2)*([.D12]-[.C13])+[.C12]+[.E13])*([.D12]-[.C13])+((2/3)*[.E13]+[.C12])*(1/2)*[.E13])/([.D12]-[.C13]+(1/2)*[.E13])" office:value-type="float" office:value="0.0000248677503958532" calcext:value-type="float">
            <text:p>2.48677503958532E-05</text:p>
          </table:table-cell>
          <table:table-cell table:formula="of:=(((1/2)*([.B13]-[.B12])+[.B12])*([.D12]-[.C13])+((1/3)*([.B13]-[.B12])+[.B12])*(1/2)*[.E13])/([.D12]-[.C13]+(1/2)*[.E13])" office:value-type="float" office:value="0.00461519500800405" calcext:value-type="float">
            <text:p>0.004615195008004</text:p>
          </table:table-cell>
          <table:table-cell table:formula="of:=DEGREES(ATAN(([.G12]-[.I12])/([.H12]-[.F12])))" office:value-type="float" office:value="51.9990324922311" calcext:value-type="float">
            <text:p>51.9990324922311</text:p>
          </table:table-cell>
          <table:table-cell table:formula="of:=DEGREES(ATAN(([.C13]-[.C12])/([.B13]-[.B12])))" office:value-type="float" office:value="0.0965178685334392" calcext:value-type="float">
            <text:p>0.096517868533439</text:p>
          </table:table-cell>
          <table:table-cell table:formula="of:=[.J12]-[.K12]" office:value-type="float" office:value="51.9025146236977" calcext:value-type="float">
            <text:p>51.9025146236977</text:p>
          </table:table-cell>
          <table:table-cell table:formula="of:=ABS([.L12])" office:value-type="float" office:value="51.9025146236977" calcext:value-type="float">
            <text:p>51.9025146236977</text:p>
          </table:table-cell>
          <table:table-cell table:formula="of:=[.B12]+0.5*([.B13]-[.B12])" office:value-type="float" office:value="0.00462637702583788" calcext:value-type="float">
            <text:p>0.004626377025838</text:p>
          </table:table-cell>
          <table:table-cell table:formula="of:=[.C12]+0.5*([.C13]-[.C12])" office:value-type="float" office:value="0.0000174921445229673" calcext:value-type="float">
            <text:p>1.74921445229673E-05</text:p>
          </table:table-cell>
          <table:table-cell table:formula="of:=SQRT(([.B13]-[.N12])^2+([.C13]-[.O12])^2)*SQRT(([.F12]-[.O12])^2+([.G12]-[.N12])^2)" office:value-type="float" office:value="0.00000000697708278257243" calcext:value-type="float">
            <text:p>6.97708278257243E-09</text:p>
          </table:table-cell>
          <table:table-cell table:formula="of:=(-([.B13]-[.N12])*([.F12]-[.O12])+([.C13]-[.O12])*([.G12]-[.N12]))/[.P12]" office:value-type="float" office:value="0.680460362737676" calcext:value-type="float">
            <text:p>0.680460362737676</text:p>
          </table:table-cell>
          <table:table-cell table:formula="of:=DEGREES(ACOS([.Q12]))" office:value-type="float" office:value="47.1203721064637" calcext:value-type="float">
            <text:p>47.1203721064637</text:p>
          </table:table-cell>
          <table:table-cell table:style-name="ce7" table:formula="of:=(([.B13]-[.N12])*([.G12]-[.N12])+([.C13]-[.O12])*([.F12]-[.O12]))/[.U12]" office:value-type="float" office:value="0.732784889816179" calcext:value-type="float">
            <text:p>0.732784889816179</text:p>
          </table:table-cell>
          <table:table-cell table:style-name="ce7" table:formula="of:=DEGREES(ACOS([.S12]))" office:value-type="float" office:value="42.8796278935363" calcext:value-type="float">
            <text:p>42.8796278935363</text:p>
          </table:table-cell>
          <table:table-cell table:style-name="ce9" table:formula="of:=SQRT(([.B13]-[.N12])^2+([.C13]-[.O12])^2)*SQRT(([.F12]-[.O12])^2+([.G12]-[.N12])^2)" office:value-type="float" office:value="0.00000000697708278257243" calcext:value-type="float">
            <text:p>.000000006977083</text:p>
          </table:table-cell>
          <table:table-cell table:style-name="ce7" table:formula="of:=SQRT(1-[.S12]^2)" office:value-type="float" office:value="0.680460362737676" calcext:value-type="float">
            <text:p>0.680460362737676</text:p>
          </table:table-cell>
          <table:table-cell table:style-name="ce7" table:formula="of:=DEGREES(ACOS([.V12]))" office:value-type="float" office:value="47.1203721064637" calcext:value-type="float">
            <text:p>47.1203721064637</text:p>
          </table:table-cell>
          <table:table-cell table:formula="of:=[.M12]-[.W12]" office:value-type="float" office:value="4.78214251723399" calcext:value-type="float">
            <text:p>4.78214251723399</text:p>
          </table:table-cell>
          <table:table-cell table:formula="of:=[.M12]-DEGREES(ACOS([.Q12]))" office:value-type="float" office:value="4.78214251723399" calcext:value-type="float">
            <text:p>4.782142517233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.005168713642704</text:p>
          </table:table-cell>
          <table:table-cell table:formula="of:=[.C12]+[.E13]" office:value-type="float" office:value="0.0000184057410259946" calcext:value-type="float">
            <text:p>1.84057410259946E-05</text:p>
          </table:table-cell>
          <table:table-cell table:formula="of:=[$Arkusz3.C6]" office:value-type="float" office:value="0.0000322621930060571" calcext:value-type="float">
            <text:p>3.23E-05</text:p>
          </table:table-cell>
          <table:table-cell table:formula="of:=[$Arkusz3.E5]" office:value-type="float" office:value="0.00000182719300605475" calcext:value-type="float">
            <text:p>1.82719300605475E-06</text:p>
          </table:table-cell>
          <table:table-cell table:formula="of:=((1/2)*[.C13]*[.C13]+((1/3)*[.E14]+[.C13])*(1/2)*[.E14])/([.C13]+(1/2)*[.E14])" office:value-type="float" office:value="0.00000881469796275639" calcext:value-type="float">
            <text:p>8.81469796275639E-06</text:p>
          </table:table-cell>
          <table:table-cell table:formula="of:=(((1/2)*([.B14]-[.B13])+[.B13])*[.C13]+((2/3)*([.B14]-[.B13])+[.B13])*(1/2)*[.E14])/([.C13]+(1/2)*[.E14])" office:value-type="float" office:value="0.0057242516411526" calcext:value-type="float">
            <text:p>0.005724251641153</text:p>
          </table:table-cell>
          <table:table-cell table:formula="of:=(((1/2)*([.D13]-[.C14])+[.C13]+[.E14])*([.D13]-[.C14])+((2/3)*[.E14]+[.C13])*(1/2)*[.E14])/([.D13]-[.C14]+(1/2)*[.E14])" office:value-type="float" office:value="0.0000249328501944933" calcext:value-type="float">
            <text:p>2.49328501944933E-05</text:p>
          </table:table-cell>
          <table:table-cell table:formula="of:=(((1/2)*([.B14]-[.B13])+[.B13])*([.D13]-[.C14])+((1/3)*([.B14]-[.B13])+[.B13])*(1/2)*[.E14])/([.D13]-[.C14]+(1/2)*[.E14])" office:value-type="float" office:value="0.00574277699684887" calcext:value-type="float">
            <text:p>0.005742776996849</text:p>
          </table:table-cell>
          <table:table-cell table:formula="of:=DEGREES(ATAN(([.G13]-[.I13])/([.H13]-[.F13])))" office:value-type="float" office:value="-48.9748073187273" calcext:value-type="float">
            <text:p>-48.9748073187273</text:p>
          </table:table-cell>
          <table:table-cell table:formula="of:=DEGREES(ATAN(([.C14]-[.C13])/([.B14]-[.B13])))" office:value-type="float" office:value="-0.0800688141433703" calcext:value-type="float">
            <text:p>-0.08006881414337</text:p>
          </table:table-cell>
          <table:table-cell table:formula="of:=[.J13]-[.K13]" office:value-type="float" office:value="-48.8947385045839" calcext:value-type="float">
            <text:p>-48.8947385045839</text:p>
          </table:table-cell>
          <table:table-cell table:formula="of:=ABS([.L13])" office:value-type="float" office:value="48.8947385045839" calcext:value-type="float">
            <text:p>48.8947385045839</text:p>
          </table:table-cell>
          <table:table-cell table:formula="of:=[.B13]+0.5*([.B14]-[.B13])" office:value-type="float" office:value="0.00573266072449079" calcext:value-type="float">
            <text:p>0.005732660724491</text:p>
          </table:table-cell>
          <table:table-cell table:formula="of:=[.C13]+0.5*([.C14]-[.C13])" office:value-type="float" office:value="0.0000176176445229672" calcext:value-type="float">
            <text:p>1.76176445229672E-05</text:p>
          </table:table-cell>
          <table:table-cell table:formula="of:=SQRT(([.B14]-[.N13])^2+([.C14]-[.O13])^2)*SQRT(([.F13]-[.O13])^2+([.G13]-[.N13])^2)" office:value-type="float" office:value="0.00000000686545851674747" calcext:value-type="float">
            <text:p>6.86545851674747E-09</text:p>
          </table:table-cell>
          <table:table-cell table:formula="of:=(-([.B14]-[.N13])*([.F13]-[.O13])+([.C14]-[.O13])*([.G13]-[.N13]))/[.P13]" office:value-type="float" office:value="0.72406281107051" calcext:value-type="float">
            <text:p>0.72406281107051</text:p>
          </table:table-cell>
          <table:table-cell table:formula="of:=DEGREES(ACOS([.Q13]))" office:value-type="float" office:value="43.609059498366" calcext:value-type="float">
            <text:p>43.609059498366</text:p>
          </table:table-cell>
          <table:table-cell table:style-name="ce7" table:formula="of:=(([.B14]-[.N13])*([.G13]-[.N13])+([.C14]-[.O13])*([.F13]-[.O13]))/[.U13]" office:value-type="float" office:value="-0.689734039775238" calcext:value-type="float">
            <text:p>-0.689734039775238</text:p>
          </table:table-cell>
          <table:table-cell table:style-name="ce7" table:formula="of:=DEGREES(ACOS([.S13]))" office:value-type="float" office:value="133.609059498366" calcext:value-type="float">
            <text:p>133.609059498366</text:p>
          </table:table-cell>
          <table:table-cell table:style-name="ce9" table:formula="of:=SQRT(([.B14]-[.N13])^2+([.C14]-[.O13])^2)*SQRT(([.F13]-[.O13])^2+([.G13]-[.N13])^2)" office:value-type="float" office:value="0.00000000686545851674747" calcext:value-type="float">
            <text:p>.000000006865459</text:p>
          </table:table-cell>
          <table:table-cell table:style-name="ce7" table:formula="of:=SQRT(1-[.S13]^2)" office:value-type="float" office:value="0.724062811070511" calcext:value-type="float">
            <text:p>0.724062811070511</text:p>
          </table:table-cell>
          <table:table-cell table:style-name="ce7" table:formula="of:=DEGREES(ACOS([.V13]))" office:value-type="float" office:value="43.609059498366" calcext:value-type="float">
            <text:p>43.609059498366</text:p>
          </table:table-cell>
          <table:table-cell table:formula="of:=[.M13]-[.W13]" office:value-type="float" office:value="5.28567900621795" calcext:value-type="float">
            <text:p>5.28567900621795</text:p>
          </table:table-cell>
          <table:table-cell table:formula="of:=[.M13]-DEGREES(ACOS([.Q13]))" office:value-type="float" office:value="5.28567900621794" calcext:value-type="float">
            <text:p>5.285679006217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.006296607806277</text:p>
          </table:table-cell>
          <table:table-cell table:formula="of:=[.C13]+[.E14]" office:value-type="float" office:value="0.0000168295480199397" calcext:value-type="float">
            <text:p>1.68295480199397E-05</text:p>
          </table:table-cell>
          <table:table-cell table:formula="of:=[$Arkusz3.C7]" office:value-type="float" office:value="0.0000322621930060571" calcext:value-type="float">
            <text:p>3.23E-05</text:p>
          </table:table-cell>
          <table:table-cell table:formula="of:=[$Arkusz3.E6]" office:value-type="float" office:value="-0.00000157619300605491" calcext:value-type="float">
            <text:p>-1.57619300605491E-06</text:p>
          </table:table-cell>
          <table:table-cell table:formula="of:=((1/2)*[.C14]*[.C14]+((1/3)*[.E15]+[.C14])*(1/2)*[.E15])/([.C14]+(1/2)*[.E15])" office:value-type="float" office:value="0.00000883400673713956" calcext:value-type="float">
            <text:p>8.83400673713956E-06</text:p>
          </table:table-cell>
          <table:table-cell table:formula="of:=(((1/2)*([.B15]-[.B14])+[.B14])*[.C14]+((2/3)*([.B15]-[.B14])+[.B14])*(1/2)*[.E15])/([.C14]+(1/2)*[.E15])" office:value-type="float" office:value="0.00689608195489242" calcext:value-type="float">
            <text:p>0.006896081954892</text:p>
          </table:table-cell>
          <table:table-cell table:formula="of:=(((1/2)*([.D14]-[.C15])+[.C14]+[.E15])*([.D14]-[.C15])+((2/3)*[.E15]+[.C14])*(1/2)*[.E15])/([.D14]-[.C15]+(1/2)*[.E15])" office:value-type="float" office:value="0.0000249508915877768" calcext:value-type="float">
            <text:p>2.49508915877768E-05</text:p>
          </table:table-cell>
          <table:table-cell table:formula="of:=(((1/2)*([.B15]-[.B14])+[.B14])*([.D14]-[.C15])+((1/3)*([.B15]-[.B14])+[.B14])*(1/2)*[.E15])/([.D14]-[.C15]+(1/2)*[.E15])" office:value-type="float" office:value="0.00687576026322675" calcext:value-type="float">
            <text:p>0.006875760263227</text:p>
          </table:table-cell>
          <table:table-cell table:formula="of:=DEGREES(ATAN(([.G14]-[.I14])/([.H14]-[.F14])))" office:value-type="float" office:value="51.5824965731518" calcext:value-type="float">
            <text:p>51.5824965731518</text:p>
          </table:table-cell>
          <table:table-cell table:formula="of:=DEGREES(ATAN(([.C15]-[.C14])/([.B15]-[.B14])))" office:value-type="float" office:value="0.080137735022221" calcext:value-type="float">
            <text:p>0.080137735022221</text:p>
          </table:table-cell>
          <table:table-cell table:formula="of:=[.J14]-[.K14]" office:value-type="float" office:value="51.5023588381296" calcext:value-type="float">
            <text:p>51.5023588381296</text:p>
          </table:table-cell>
          <table:table-cell table:formula="of:=ABS([.L14])" office:value-type="float" office:value="51.5023588381296" calcext:value-type="float">
            <text:p>51.5023588381296</text:p>
          </table:table-cell>
          <table:table-cell table:formula="of:=[.B14]+0.5*([.B15]-[.B14])" office:value-type="float" office:value="0.00688688109444989" calcext:value-type="float">
            <text:p>0.00688688109445</text:p>
          </table:table-cell>
          <table:table-cell table:formula="of:=[.C14]+0.5*([.C15]-[.C14])" office:value-type="float" office:value="0.0000176551445229672" calcext:value-type="float">
            <text:p>1.76551445229672E-05</text:p>
          </table:table-cell>
          <table:table-cell table:formula="of:=SQRT(([.B15]-[.N14])^2+([.C15]-[.O14])^2)*SQRT(([.F14]-[.O14])^2+([.G14]-[.N14])^2)" office:value-type="float" office:value="0.00000000752381103783612" calcext:value-type="float">
            <text:p>7.52381103783612E-09</text:p>
          </table:table-cell>
          <table:table-cell table:formula="of:=(-([.B15]-[.N14])*([.F14]-[.O14])+([.C15]-[.O14])*([.G14]-[.N14]))/[.P14]" office:value-type="float" office:value="0.693063419356116" calcext:value-type="float">
            <text:p>0.693063419356116</text:p>
          </table:table-cell>
          <table:table-cell table:formula="of:=DEGREES(ACOS([.Q14]))" office:value-type="float" office:value="46.1269030518949" calcext:value-type="float">
            <text:p>46.1269030518949</text:p>
          </table:table-cell>
          <table:table-cell table:style-name="ce7" table:formula="of:=(([.B15]-[.N14])*([.G14]-[.N14])+([.C15]-[.O14])*([.F14]-[.O14]))/[.U14]" office:value-type="float" office:value="0.720876616870327" calcext:value-type="float">
            <text:p>0.720876616870327</text:p>
          </table:table-cell>
          <table:table-cell table:style-name="ce7" table:formula="of:=DEGREES(ACOS([.S14]))" office:value-type="float" office:value="43.8730969481051" calcext:value-type="float">
            <text:p>43.8730969481051</text:p>
          </table:table-cell>
          <table:table-cell table:style-name="ce9" table:formula="of:=SQRT(([.B15]-[.N14])^2+([.C15]-[.O14])^2)*SQRT(([.F14]-[.O14])^2+([.G14]-[.N14])^2)" office:value-type="float" office:value="0.00000000752381103783612" calcext:value-type="float">
            <text:p>.000000007523811</text:p>
          </table:table-cell>
          <table:table-cell table:style-name="ce7" table:formula="of:=SQRT(1-[.S14]^2)" office:value-type="float" office:value="0.693063419356116" calcext:value-type="float">
            <text:p>0.693063419356116</text:p>
          </table:table-cell>
          <table:table-cell table:style-name="ce7" table:formula="of:=DEGREES(ACOS([.V14]))" office:value-type="float" office:value="46.1269030518949" calcext:value-type="float">
            <text:p>46.1269030518949</text:p>
          </table:table-cell>
          <table:table-cell table:formula="of:=[.M14]-[.W14]" office:value-type="float" office:value="5.37545578623473" calcext:value-type="float">
            <text:p>5.37545578623473</text:p>
          </table:table-cell>
          <table:table-cell table:formula="of:=[.M14]-DEGREES(ACOS([.Q14]))" office:value-type="float" office:value="5.37545578623471" calcext:value-type="float">
            <text:p>5.375455786234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.007477154382623</text:p>
          </table:table-cell>
          <table:table-cell table:formula="of:=[.C14]+[.E15]" office:value-type="float" office:value="0.0000184807410259947" calcext:value-type="float">
            <text:p>1.84807410259947E-05</text:p>
          </table:table-cell>
          <table:table-cell table:formula="of:=[$Arkusz3.C8]" office:value-type="float" office:value="0.0000322621930060571" calcext:value-type="float">
            <text:p>3.23E-05</text:p>
          </table:table-cell>
          <table:table-cell table:formula="of:=[$Arkusz3.E7]" office:value-type="float" office:value="0.00000165119300605502" calcext:value-type="float">
            <text:p>1.65119300605502E-06</text:p>
          </table:table-cell>
          <table:table-cell table:formula="of:=((1/2)*[.C15]*[.C15]+((1/3)*[.E16]+[.C15])*(1/2)*[.E16])/([.C15]+(1/2)*[.E16])" office:value-type="float" office:value="0.00000888956497722338" calcext:value-type="float">
            <text:p>8.88956497722338E-06</text:p>
          </table:table-cell>
          <table:table-cell table:formula="of:=(((1/2)*([.B16]-[.B15])+[.B15])*[.C15]+((2/3)*([.B16]-[.B15])+[.B15])*(1/2)*[.E16])/([.C15]+(1/2)*[.E16])" office:value-type="float" office:value="0.00809039899803154" calcext:value-type="float">
            <text:p>0.008090398998032</text:p>
          </table:table-cell>
          <table:table-cell table:formula="of:=(((1/2)*([.D15]-[.C16])+[.C15]+[.E16])*([.D15]-[.C16])+((2/3)*[.E16]+[.C15])*(1/2)*[.E16])/([.D15]-[.C16]+(1/2)*[.E16])" office:value-type="float" office:value="0.0000250101036124795" calcext:value-type="float">
            <text:p>2.50101036124795E-05</text:p>
          </table:table-cell>
          <table:table-cell table:formula="of:=(((1/2)*([.B16]-[.B15])+[.B15])*([.D15]-[.C16])+((1/3)*([.B16]-[.B15])+[.B15])*(1/2)*[.E16])/([.D15]-[.C16]+(1/2)*[.E16])" office:value-type="float" office:value="0.00810885525057432" calcext:value-type="float">
            <text:p>0.008108855250574</text:p>
          </table:table-cell>
          <table:table-cell table:formula="of:=DEGREES(ATAN(([.G15]-[.I15])/([.H15]-[.F15])))" office:value-type="float" office:value="-48.8645444160825" calcext:value-type="float">
            <text:p>-48.8645444160825</text:p>
          </table:table-cell>
          <table:table-cell table:formula="of:=DEGREES(ATAN(([.C16]-[.C15])/([.B16]-[.B15])))" office:value-type="float" office:value="-0.0655518771947483" calcext:value-type="float">
            <text:p>-0.065551877194748</text:p>
          </table:table-cell>
          <table:table-cell table:formula="of:=[.J15]-[.K15]" office:value-type="float" office:value="-48.7989925388877" calcext:value-type="float">
            <text:p>-48.7989925388877</text:p>
          </table:table-cell>
          <table:table-cell table:formula="of:=ABS([.L15])" office:value-type="float" office:value="48.7989925388877" calcext:value-type="float">
            <text:p>48.7989925388877</text:p>
          </table:table-cell>
          <table:table-cell table:formula="of:=[.B15]+0.5*([.B16]-[.B15])" office:value-type="float" office:value="0.00809868975913207" calcext:value-type="float">
            <text:p>0.008098689759132</text:p>
          </table:table-cell>
          <table:table-cell table:formula="of:=[.C15]+0.5*([.C16]-[.C15])" office:value-type="float" office:value="0.0000177696445229672" calcext:value-type="float">
            <text:p>1.77696445229672E-05</text:p>
          </table:table-cell>
          <table:table-cell table:formula="of:=SQRT(([.B16]-[.N15])^2+([.C16]-[.O15])^2)*SQRT(([.F15]-[.O15])^2+([.G15]-[.N15])^2)" office:value-type="float" office:value="0.00000000755089322776589" calcext:value-type="float">
            <text:p>7.55089322776589E-09</text:p>
          </table:table-cell>
          <table:table-cell table:formula="of:=(-([.B16]-[.N15])*([.F15]-[.O15])+([.C16]-[.O15])*([.G15]-[.N15]))/[.P15]" office:value-type="float" office:value="0.731725234149283" calcext:value-type="float">
            <text:p>0.731725234149283</text:p>
          </table:table-cell>
          <table:table-cell table:formula="of:=DEGREES(ACOS([.Q15]))" office:value-type="float" office:value="42.9687778302526" calcext:value-type="float">
            <text:p>42.9687778302526</text:p>
          </table:table-cell>
          <table:table-cell table:style-name="ce7" table:formula="of:=(([.B16]-[.N15])*([.G15]-[.N15])+([.C16]-[.O15])*([.F15]-[.O15]))/[.U15]" office:value-type="float" office:value="-0.681599722497873" calcext:value-type="float">
            <text:p>-0.681599722497873</text:p>
          </table:table-cell>
          <table:table-cell table:style-name="ce7" table:formula="of:=DEGREES(ACOS([.S15]))" office:value-type="float" office:value="132.968777830253" calcext:value-type="float">
            <text:p>132.968777830253</text:p>
          </table:table-cell>
          <table:table-cell table:style-name="ce9" table:formula="of:=SQRT(([.B16]-[.N15])^2+([.C16]-[.O15])^2)*SQRT(([.F15]-[.O15])^2+([.G15]-[.N15])^2)" office:value-type="float" office:value="0.00000000755089322776589" calcext:value-type="float">
            <text:p>.000000007550893</text:p>
          </table:table-cell>
          <table:table-cell table:style-name="ce7" table:formula="of:=SQRT(1-[.S15]^2)" office:value-type="float" office:value="0.731725234149283" calcext:value-type="float">
            <text:p>0.731725234149283</text:p>
          </table:table-cell>
          <table:table-cell table:style-name="ce7" table:formula="of:=DEGREES(ACOS([.V15]))" office:value-type="float" office:value="42.9687778302526" calcext:value-type="float">
            <text:p>42.9687778302526</text:p>
          </table:table-cell>
          <table:table-cell table:formula="of:=[.M15]-[.W15]" office:value-type="float" office:value="5.83021470863515" calcext:value-type="float">
            <text:p>5.83021470863515</text:p>
          </table:table-cell>
          <table:table-cell table:formula="of:=[.M15]-DEGREES(ACOS([.Q15]))" office:value-type="float" office:value="5.83021470863514" calcext:value-type="float">
            <text:p>5.830214708635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.008720225135641</text:p>
          </table:table-cell>
          <table:table-cell table:formula="of:=[.C15]+[.E16]" office:value-type="float" office:value="0.0000170585480199396" calcext:value-type="float">
            <text:p>1.70585480199396E-05</text:p>
          </table:table-cell>
          <table:table-cell table:formula="of:=[$Arkusz3.C9]" office:value-type="float" office:value="0.0000322621930060571" calcext:value-type="float">
            <text:p>3.23E-05</text:p>
          </table:table-cell>
          <table:table-cell table:formula="of:=[$Arkusz3.E8]" office:value-type="float" office:value="-0.00000142219300605514" calcext:value-type="float">
            <text:p>-1.42219300605514E-06</text:p>
          </table:table-cell>
          <table:table-cell table:formula="of:=((1/2)*[.C16]*[.C16]+((1/3)*[.E17]+[.C16])*(1/2)*[.E17])/([.C16]+(1/2)*[.E17])" office:value-type="float" office:value="0.00000889905976928263" calcext:value-type="float">
            <text:p>8.89905976928263E-06</text:p>
          </table:table-cell>
          <table:table-cell table:formula="of:=(((1/2)*([.B17]-[.B16])+[.B16])*[.C16]+((2/3)*([.B17]-[.B16])+[.B16])*(1/2)*[.E17])/([.C16]+(1/2)*[.E17])" office:value-type="float" office:value="0.00938721597621749" calcext:value-type="float">
            <text:p>0.009387215976217</text:p>
          </table:table-cell>
          <table:table-cell table:formula="of:=(((1/2)*([.D16]-[.C17])+[.C16]+[.E17])*([.D16]-[.C17])+((2/3)*[.E17]+[.C16])*(1/2)*[.E17])/([.D16]-[.C17]+(1/2)*[.E17])" office:value-type="float" office:value="0.0000250190392763014" calcext:value-type="float">
            <text:p>2.50190392763014E-05</text:p>
          </table:table-cell>
          <table:table-cell table:formula="of:=(((1/2)*([.B17]-[.B16])+[.B16])*([.D16]-[.C17])+((1/3)*([.B17]-[.B16])+[.B16])*(1/2)*[.E17])/([.D16]-[.C17]+(1/2)*[.E17])" office:value-type="float" office:value="0.00936716400199601" calcext:value-type="float">
            <text:p>0.009367164001996</text:p>
          </table:table-cell>
          <table:table-cell table:formula="of:=DEGREES(ATAN(([.G16]-[.I16])/([.H16]-[.F16])))" office:value-type="float" office:value="51.2038558886575" calcext:value-type="float">
            <text:p>51.2038558886575</text:p>
          </table:table-cell>
          <table:table-cell table:formula="of:=DEGREES(ATAN(([.C17]-[.C16])/([.B17]-[.B16])))" office:value-type="float" office:value="0.0635305715182741" calcext:value-type="float">
            <text:p>0.063530571518274</text:p>
          </table:table-cell>
          <table:table-cell table:formula="of:=[.J16]-[.K16]" office:value-type="float" office:value="51.1403253171393" calcext:value-type="float">
            <text:p>51.1403253171393</text:p>
          </table:table-cell>
          <table:table-cell table:formula="of:=ABS([.L16])" office:value-type="float" office:value="51.1403253171393" calcext:value-type="float">
            <text:p>51.1403253171393</text:p>
          </table:table-cell>
          <table:table-cell table:formula="of:=[.B16]+0.5*([.B17]-[.B16])" office:value-type="float" office:value="0.00937821989690543" calcext:value-type="float">
            <text:p>0.009378219896905</text:p>
          </table:table-cell>
          <table:table-cell table:formula="of:=[.C16]+0.5*([.C17]-[.C16])" office:value-type="float" office:value="0.0000177881445229672" calcext:value-type="float">
            <text:p>1.77881445229672E-05</text:p>
          </table:table-cell>
          <table:table-cell table:formula="of:=SQRT(([.B17]-[.N16])^2+([.C17]-[.O16])^2)*SQRT(([.F16]-[.O16])^2+([.G16]-[.N16])^2)" office:value-type="float" office:value="0.00000000832163004811951" calcext:value-type="float">
            <text:p>8.32163004811951E-09</text:p>
          </table:table-cell>
          <table:table-cell table:formula="of:=(-([.B17]-[.N16])*([.F16]-[.O16])+([.C17]-[.O16])*([.G16]-[.N16]))/[.P16]" office:value-type="float" office:value="0.703652370329311" calcext:value-type="float">
            <text:p>0.703652370329311</text:p>
          </table:table-cell>
          <table:table-cell table:formula="of:=DEGREES(ACOS([.Q16]))" office:value-type="float" office:value="45.2792263343527" calcext:value-type="float">
            <text:p>45.2792263343527</text:p>
          </table:table-cell>
          <table:table-cell table:style-name="ce7" table:formula="of:=(([.B17]-[.N16])*([.G16]-[.N16])+([.C17]-[.O16])*([.F16]-[.O16]))/[.U16]" office:value-type="float" office:value="0.710544398141272" calcext:value-type="float">
            <text:p>0.710544398141272</text:p>
          </table:table-cell>
          <table:table-cell table:style-name="ce7" table:formula="of:=DEGREES(ACOS([.S16]))" office:value-type="float" office:value="44.7207736656473" calcext:value-type="float">
            <text:p>44.7207736656473</text:p>
          </table:table-cell>
          <table:table-cell table:style-name="ce9" table:formula="of:=SQRT(([.B17]-[.N16])^2+([.C17]-[.O16])^2)*SQRT(([.F16]-[.O16])^2+([.G16]-[.N16])^2)" office:value-type="float" office:value="0.00000000832163004811951" calcext:value-type="float">
            <text:p>.000000008321630</text:p>
          </table:table-cell>
          <table:table-cell table:style-name="ce7" table:formula="of:=SQRT(1-[.S16]^2)" office:value-type="float" office:value="0.703652370329311" calcext:value-type="float">
            <text:p>0.703652370329311</text:p>
          </table:table-cell>
          <table:table-cell table:style-name="ce7" table:formula="of:=DEGREES(ACOS([.V16]))" office:value-type="float" office:value="45.2792263343527" calcext:value-type="float">
            <text:p>45.2792263343527</text:p>
          </table:table-cell>
          <table:table-cell table:formula="of:=[.M16]-[.W16]" office:value-type="float" office:value="5.86109898278658" calcext:value-type="float">
            <text:p>5.86109898278658</text:p>
          </table:table-cell>
          <table:table-cell table:formula="of:=[.M16]-DEGREES(ACOS([.Q16]))" office:value-type="float" office:value="5.86109898278658" calcext:value-type="float">
            <text:p>5.861098982786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.010036214658169</text:p>
          </table:table-cell>
          <table:table-cell table:formula="of:=[.C16]+[.E17]" office:value-type="float" office:value="0.0000185177410259948" calcext:value-type="float">
            <text:p>1.85177410259948E-05</text:p>
          </table:table-cell>
          <table:table-cell table:formula="of:=[$Arkusz3.C10]" office:value-type="float" office:value="0.0000322621930060572" calcext:value-type="float">
            <text:p>3.23E-05</text:p>
          </table:table-cell>
          <table:table-cell table:formula="of:=[$Arkusz3.E9]" office:value-type="float" office:value="0.00000145919300605524" calcext:value-type="float">
            <text:p>1.45919300605524E-06</text:p>
          </table:table-cell>
          <table:table-cell table:formula="of:=((1/2)*[.C17]*[.C17]+((1/3)*[.E18]+[.C17])*(1/2)*[.E18])/([.C17]+(1/2)*[.E18])" office:value-type="float" office:value="0.00000894800953927606" calcext:value-type="float">
            <text:p>8.94800953927606E-06</text:p>
          </table:table-cell>
          <table:table-cell table:formula="of:=(((1/2)*([.B18]-[.B17])+[.B17])*[.C17]+((2/3)*([.B18]-[.B17])+[.B17])*(1/2)*[.E18])/([.C17]+(1/2)*[.E18])" office:value-type="float" office:value="0.0107279657684344" calcext:value-type="float">
            <text:p>0.010727965768434</text:p>
          </table:table-cell>
          <table:table-cell table:formula="of:=(((1/2)*([.D17]-[.C18])+[.C17]+[.E18])*([.D17]-[.C18])+((2/3)*[.E18]+[.C17])*(1/2)*[.E18])/([.D17]-[.C18]+(1/2)*[.E18])" office:value-type="float" office:value="0.0000250708297514536" calcext:value-type="float">
            <text:p>2.50708297514536E-05</text:p>
          </table:table-cell>
          <table:table-cell table:formula="of:=(((1/2)*([.B18]-[.B17])+[.B17])*([.D17]-[.C18])+((1/3)*([.B18]-[.B17])+[.B17])*(1/2)*[.E18])/([.D17]-[.C18]+(1/2)*[.E18])" office:value-type="float" office:value="0.0107463827904123" calcext:value-type="float">
            <text:p>0.010746382790412</text:p>
          </table:table-cell>
          <table:table-cell table:formula="of:=DEGREES(ATAN(([.G17]-[.I17])/([.H17]-[.F17])))" office:value-type="float" office:value="-48.8001122698681" calcext:value-type="float">
            <text:p>-48.8001122698681</text:p>
          </table:table-cell>
          <table:table-cell table:formula="of:=DEGREES(ATAN(([.C18]-[.C17])/([.B18]-[.B17])))" office:value-type="float" office:value="-0.0514954490118538" calcext:value-type="float">
            <text:p>-0.051495449011854</text:p>
          </table:table-cell>
          <table:table-cell table:formula="of:=[.J17]-[.K17]" office:value-type="float" office:value="-48.7486168208562" calcext:value-type="float">
            <text:p>-48.7486168208562</text:p>
          </table:table-cell>
          <table:table-cell table:formula="of:=ABS([.L17])" office:value-type="float" office:value="48.7486168208562" calcext:value-type="float">
            <text:p>48.7486168208562</text:p>
          </table:table-cell>
          <table:table-cell table:formula="of:=[.B17]+0.5*([.B18]-[.B17])" office:value-type="float" office:value="0.0107361709750136" calcext:value-type="float">
            <text:p>0.010736170975014</text:p>
          </table:table-cell>
          <table:table-cell table:formula="of:=[.C17]+0.5*([.C18]-[.C17])" office:value-type="float" office:value="0.0000178886445229672" calcext:value-type="float">
            <text:p>1.78886445229672E-05</text:p>
          </table:table-cell>
          <table:table-cell table:formula="of:=SQRT(([.B18]-[.N17])^2+([.C18]-[.O17])^2)*SQRT(([.F17]-[.O17])^2+([.G17]-[.N17])^2)" office:value-type="float" office:value="0.00000000849403516679646" calcext:value-type="float">
            <text:p>8.49403516679646E-09</text:p>
          </table:table-cell>
          <table:table-cell table:formula="of:=(-([.B18]-[.N17])*([.F17]-[.O17])+([.C18]-[.O17])*([.G17]-[.N17]))/[.P17]" office:value-type="float" office:value="0.737366360888358" calcext:value-type="float">
            <text:p>0.737366360888358</text:p>
          </table:table-cell>
          <table:table-cell table:formula="of:=DEGREES(ACOS([.Q17]))" office:value-type="float" office:value="42.492449460162" calcext:value-type="float">
            <text:p>42.492449460162</text:p>
          </table:table-cell>
          <table:table-cell table:style-name="ce7" table:formula="of:=(([.B18]-[.N17])*([.G17]-[.N17])+([.C18]-[.O17])*([.F17]-[.O17]))/[.U17]" office:value-type="float" office:value="-0.675493042029494" calcext:value-type="float">
            <text:p>-0.675493042029494</text:p>
          </table:table-cell>
          <table:table-cell table:style-name="ce7" table:formula="of:=DEGREES(ACOS([.S17]))" office:value-type="float" office:value="132.492449460162" calcext:value-type="float">
            <text:p>132.492449460162</text:p>
          </table:table-cell>
          <table:table-cell table:style-name="ce9" table:formula="of:=SQRT(([.B18]-[.N17])^2+([.C18]-[.O17])^2)*SQRT(([.F17]-[.O17])^2+([.G17]-[.N17])^2)" office:value-type="float" office:value="0.00000000849403516679646" calcext:value-type="float">
            <text:p>.000000008494035</text:p>
          </table:table-cell>
          <table:table-cell table:style-name="ce7" table:formula="of:=SQRT(1-[.S17]^2)" office:value-type="float" office:value="0.737366360888358" calcext:value-type="float">
            <text:p>0.737366360888358</text:p>
          </table:table-cell>
          <table:table-cell table:style-name="ce7" table:formula="of:=DEGREES(ACOS([.V17]))" office:value-type="float" office:value="42.492449460162" calcext:value-type="float">
            <text:p>42.492449460162</text:p>
          </table:table-cell>
          <table:table-cell table:formula="of:=[.M17]-[.W17]" office:value-type="float" office:value="6.25616736069424" calcext:value-type="float">
            <text:p>6.25616736069424</text:p>
          </table:table-cell>
          <table:table-cell table:formula="of:=[.M17]-DEGREES(ACOS([.Q17]))" office:value-type="float" office:value="6.25616736069424" calcext:value-type="float">
            <text:p>6.256167360694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.011436127291858</text:p>
          </table:table-cell>
          <table:table-cell table:formula="of:=[.C17]+[.E18]" office:value-type="float" office:value="0.0000172595480199395" calcext:value-type="float">
            <text:p>1.72595480199395E-05</text:p>
          </table:table-cell>
          <table:table-cell table:formula="of:=[$Arkusz3.C11]" office:value-type="float" office:value="0.0000322621930060572" calcext:value-type="float">
            <text:p>3.23E-05</text:p>
          </table:table-cell>
          <table:table-cell table:formula="of:=[$Arkusz3.E10]" office:value-type="float" office:value="-0.0000012581930060553" calcext:value-type="float">
            <text:p>-1.2581930060553E-06</text:p>
          </table:table-cell>
          <table:table-cell table:formula="of:=((1/2)*[.C18]*[.C18]+((1/3)*[.E19]+[.C18])*(1/2)*[.E19])/([.C18]+(1/2)*[.E19])" office:value-type="float" office:value="0.00000895031153835335" calcext:value-type="float">
            <text:p>8.95031153835335E-06</text:p>
          </table:table-cell>
          <table:table-cell table:formula="of:=(((1/2)*([.B19]-[.B18])+[.B18])*[.C18]+((2/3)*([.B19]-[.B18])+[.B18])*(1/2)*[.E19])/([.C18]+(1/2)*[.E19])" office:value-type="float" office:value="0.0121927244118906" calcext:value-type="float">
            <text:p>0.012192724411891</text:p>
          </table:table-cell>
          <table:table-cell table:formula="of:=(((1/2)*([.D18]-[.C19])+[.C18]+[.E19])*([.D18]-[.C19])+((2/3)*[.E19]+[.C18])*(1/2)*[.E19])/([.D18]-[.C19]+(1/2)*[.E19])" office:value-type="float" office:value="0.0000250730124073762" calcext:value-type="float">
            <text:p>2.50730124073762E-05</text:p>
          </table:table-cell>
          <table:table-cell table:formula="of:=(((1/2)*([.B19]-[.B18])+[.B18])*([.D18]-[.C19])+((1/3)*([.B19]-[.B18])+[.B18])*(1/2)*[.E19])/([.D18]-[.C19]+(1/2)*[.E19])" office:value-type="float" office:value="0.0121729073485296" calcext:value-type="float">
            <text:p>0.01217290734853</text:p>
          </table:table-cell>
          <table:table-cell table:formula="of:=DEGREES(ATAN(([.G18]-[.I18])/([.H18]-[.F18])))" office:value-type="float" office:value="50.8690015669294" calcext:value-type="float">
            <text:p>50.8690015669294</text:p>
          </table:table-cell>
          <table:table-cell table:formula="of:=DEGREES(ATAN(([.C19]-[.C18])/([.B19]-[.B18])))" office:value-type="float" office:value="0.0485474836489994" calcext:value-type="float">
            <text:p>0.048547483648999</text:p>
          </table:table-cell>
          <table:table-cell table:formula="of:=[.J18]-[.K18]" office:value-type="float" office:value="50.8204540832804" calcext:value-type="float">
            <text:p>50.8204540832804</text:p>
          </table:table-cell>
          <table:table-cell table:formula="of:=ABS([.L18])" office:value-type="float" office:value="50.8204540832804" calcext:value-type="float">
            <text:p>50.8204540832804</text:p>
          </table:table-cell>
          <table:table-cell table:formula="of:=[.B18]+0.5*([.B19]-[.B18])" office:value-type="float" office:value="0.0121838982188239" calcext:value-type="float">
            <text:p>0.012183898218824</text:p>
          </table:table-cell>
          <table:table-cell table:formula="of:=[.C18]+0.5*([.C19]-[.C18])" office:value-type="float" office:value="0.0000178931445229672" calcext:value-type="float">
            <text:p>1.78931445229672E-05</text:p>
          </table:table-cell>
          <table:table-cell table:formula="of:=SQRT(([.B19]-[.N18])^2+([.C19]-[.O18])^2)*SQRT(([.F18]-[.O18])^2+([.G18]-[.N18])^2)" office:value-type="float" office:value="0.00000000939564749460171" calcext:value-type="float">
            <text:p>9.39564749460171E-09</text:p>
          </table:table-cell>
          <table:table-cell table:formula="of:=(-([.B19]-[.N18])*([.F18]-[.O18])+([.C19]-[.O18])*([.G18]-[.N18]))/[.P18]" office:value-type="float" office:value="0.712327996502127" calcext:value-type="float">
            <text:p>0.712327996502127</text:p>
          </table:table-cell>
          <table:table-cell table:formula="of:=DEGREES(ACOS([.Q18]))" office:value-type="float" office:value="44.5753554239624" calcext:value-type="float">
            <text:p>44.5753554239624</text:p>
          </table:table-cell>
          <table:table-cell table:style-name="ce7" table:formula="of:=(([.B19]-[.N18])*([.G18]-[.N18])+([.C19]-[.O18])*([.F18]-[.O18]))/[.U18]" office:value-type="float" office:value="0.701846725004303" calcext:value-type="float">
            <text:p>0.701846725004303</text:p>
          </table:table-cell>
          <table:table-cell table:style-name="ce7" table:formula="of:=DEGREES(ACOS([.S18]))" office:value-type="float" office:value="45.4246445760377" calcext:value-type="float">
            <text:p>45.4246445760377</text:p>
          </table:table-cell>
          <table:table-cell table:style-name="ce9" table:formula="of:=SQRT(([.B19]-[.N18])^2+([.C19]-[.O18])^2)*SQRT(([.F18]-[.O18])^2+([.G18]-[.N18])^2)" office:value-type="float" office:value="0.00000000939564749460171" calcext:value-type="float">
            <text:p>.000000009395647</text:p>
          </table:table-cell>
          <table:table-cell table:style-name="ce7" table:formula="of:=SQRT(1-[.S18]^2)" office:value-type="float" office:value="0.712327996502127" calcext:value-type="float">
            <text:p>0.712327996502127</text:p>
          </table:table-cell>
          <table:table-cell table:style-name="ce7" table:formula="of:=DEGREES(ACOS([.V18]))" office:value-type="float" office:value="44.5753554239623" calcext:value-type="float">
            <text:p>44.5753554239623</text:p>
          </table:table-cell>
          <table:table-cell table:formula="of:=[.M18]-[.W18]" office:value-type="float" office:value="6.24509865931807" calcext:value-type="float">
            <text:p>6.24509865931807</text:p>
          </table:table-cell>
          <table:table-cell table:formula="of:=[.M18]-DEGREES(ACOS([.Q18]))" office:value-type="float" office:value="6.24509865931805" calcext:value-type="float">
            <text:p>6.245098659318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.01293166914579</text:p>
          </table:table-cell>
          <table:table-cell table:formula="of:=[.C18]+[.E19]" office:value-type="float" office:value="0.0000185267410259949" calcext:value-type="float">
            <text:p>1.85267410259949E-05</text:p>
          </table:table-cell>
          <table:table-cell table:formula="of:=[$Arkusz3.C12]" office:value-type="float" office:value="0.0000322621930060572" calcext:value-type="float">
            <text:p>3.23E-05</text:p>
          </table:table-cell>
          <table:table-cell table:formula="of:=[$Arkusz3.E11]" office:value-type="float" office:value="0.00000126719300605538" calcext:value-type="float">
            <text:p>1.26719300605538E-06</text:p>
          </table:table-cell>
          <table:table-cell table:formula="of:=((1/2)*[.C19]*[.C19]+((1/3)*[.E20]+[.C19])*(1/2)*[.E20])/([.C19]+(1/2)*[.E20])" office:value-type="float" office:value="0.00000899186229841567" calcext:value-type="float">
            <text:p>8.99186229841567E-06</text:p>
          </table:table-cell>
          <table:table-cell table:formula="of:=(((1/2)*([.B20]-[.B19])+[.B19])*[.C19]+((2/3)*([.B20]-[.B19])+[.B19])*(1/2)*[.E20])/([.C19]+(1/2)*[.E20])" office:value-type="float" office:value="0.0137253516292084" calcext:value-type="float">
            <text:p>0.013725351629208</text:p>
          </table:table-cell>
          <table:table-cell table:formula="of:=(((1/2)*([.D19]-[.C20])+[.C19]+[.E20])*([.D19]-[.C20])+((2/3)*[.E20]+[.C19])*(1/2)*[.E20])/([.D19]-[.C20]+(1/2)*[.E20])" office:value-type="float" office:value="0.0000251166571769361" calcext:value-type="float">
            <text:p>2.51166571769361E-05</text:p>
          </table:table-cell>
          <table:table-cell table:formula="of:=(((1/2)*([.B20]-[.B19])+[.B19])*([.D19]-[.C20])+((1/3)*([.B20]-[.B19])+[.B19])*(1/2)*[.E20])/([.D19]-[.C20]+(1/2)*[.E20])" office:value-type="float" office:value="0.0137437727624212" calcext:value-type="float">
            <text:p>0.013743772762421</text:p>
          </table:table-cell>
          <table:table-cell table:formula="of:=DEGREES(ATAN(([.G19]-[.I19])/([.H19]-[.F19])))" office:value-type="float" office:value="-48.802972780002" calcext:value-type="float">
            <text:p>-48.802972780002</text:p>
          </table:table-cell>
          <table:table-cell table:formula="of:=DEGREES(ATAN(([.C20]-[.C19])/([.B20]-[.B19])))" office:value-type="float" office:value="-0.0392002411453174" calcext:value-type="float">
            <text:p>-0.039200241145317</text:p>
          </table:table-cell>
          <table:table-cell table:formula="of:=[.J19]-[.K19]" office:value-type="float" office:value="-48.7637725388567" calcext:value-type="float">
            <text:p>-48.7637725388567</text:p>
          </table:table-cell>
          <table:table-cell table:formula="of:=ABS([.L19])" office:value-type="float" office:value="48.7637725388567" calcext:value-type="float">
            <text:p>48.7637725388567</text:p>
          </table:table-cell>
          <table:table-cell table:formula="of:=[.B19]+0.5*([.B20]-[.B19])" office:value-type="float" office:value="0.0137335075645434" calcext:value-type="float">
            <text:p>0.013733507564544</text:p>
          </table:table-cell>
          <table:table-cell table:formula="of:=[.C19]+0.5*([.C20]-[.C19])" office:value-type="float" office:value="0.0000179781445229672" calcext:value-type="float">
            <text:p>1.79781445229672E-05</text:p>
          </table:table-cell>
          <table:table-cell table:formula="of:=SQRT(([.B20]-[.N19])^2+([.C20]-[.O19])^2)*SQRT(([.F19]-[.O19])^2+([.G19]-[.N19])^2)" office:value-type="float" office:value="0.00000000973078473098468" calcext:value-type="float">
            <text:p>9.73078473098468E-09</text:p>
          </table:table-cell>
          <table:table-cell table:formula="of:=(-([.B20]-[.N19])*([.F19]-[.O19])+([.C20]-[.O19])*([.G19]-[.N19]))/[.P19]" office:value-type="float" office:value="0.740949558163825" calcext:value-type="float">
            <text:p>0.740949558163825</text:p>
          </table:table-cell>
          <table:table-cell table:formula="of:=DEGREES(ACOS([.Q19]))" office:value-type="float" office:value="42.1876337087704" calcext:value-type="float">
            <text:p>42.1876337087704</text:p>
          </table:table-cell>
          <table:table-cell table:style-name="ce7" table:formula="of:=(([.B20]-[.N19])*([.G19]-[.N19])+([.C20]-[.O19])*([.F19]-[.O19]))/[.U19]" office:value-type="float" office:value="-0.67156068397192" calcext:value-type="float">
            <text:p>-0.67156068397192</text:p>
          </table:table-cell>
          <table:table-cell table:style-name="ce7" table:formula="of:=DEGREES(ACOS([.S19]))" office:value-type="float" office:value="132.18763370877" calcext:value-type="float">
            <text:p>132.18763370877</text:p>
          </table:table-cell>
          <table:table-cell table:style-name="ce9" table:formula="of:=SQRT(([.B20]-[.N19])^2+([.C20]-[.O19])^2)*SQRT(([.F19]-[.O19])^2+([.G19]-[.N19])^2)" office:value-type="float" office:value="0.00000000973078473098468" calcext:value-type="float">
            <text:p>.000000009730785</text:p>
          </table:table-cell>
          <table:table-cell table:style-name="ce7" table:formula="of:=SQRT(1-[.S19]^2)" office:value-type="float" office:value="0.740949558163825" calcext:value-type="float">
            <text:p>0.740949558163825</text:p>
          </table:table-cell>
          <table:table-cell table:style-name="ce7" table:formula="of:=DEGREES(ACOS([.V19]))" office:value-type="float" office:value="42.1876337087704" calcext:value-type="float">
            <text:p>42.1876337087704</text:p>
          </table:table-cell>
          <table:table-cell table:formula="of:=[.M19]-[.W19]" office:value-type="float" office:value="6.57613883008635" calcext:value-type="float">
            <text:p>6.57613883008635</text:p>
          </table:table-cell>
          <table:table-cell table:formula="of:=[.M19]-DEGREES(ACOS([.Q19]))" office:value-type="float" office:value="6.57613883008634" calcext:value-type="float">
            <text:p>6.576138830086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.014535345983297</text:p>
          </table:table-cell>
          <table:table-cell table:formula="of:=[.C19]+[.E20]" office:value-type="float" office:value="0.0000174295480199395" calcext:value-type="float">
            <text:p>1.74295480199395E-05</text:p>
          </table:table-cell>
          <table:table-cell table:formula="of:=[$Arkusz3.C13]" office:value-type="float" office:value="0.0000322621930060572" calcext:value-type="float">
            <text:p>3.23E-05</text:p>
          </table:table-cell>
          <table:table-cell table:formula="of:=[$Arkusz3.E12]" office:value-type="float" office:value="-0.00000109719300605542" calcext:value-type="float">
            <text:p>-1.09719300605542E-06</text:p>
          </table:table-cell>
          <table:table-cell table:formula="of:=((1/2)*[.C20]*[.C20]+((1/3)*[.E21]+[.C20])*(1/2)*[.E21])/([.C20]+(1/2)*[.E21])" office:value-type="float" office:value="0.00000898905747212763" calcext:value-type="float">
            <text:p>8.98905747212763E-06</text:p>
          </table:table-cell>
          <table:table-cell table:formula="of:=(((1/2)*([.B21]-[.B20])+[.B20])*[.C20]+((2/3)*([.B21]-[.B20])+[.B20])*(1/2)*[.E21])/([.C20]+(1/2)*[.E21])" office:value-type="float" office:value="0.0154066456676152" calcext:value-type="float">
            <text:p>0.015406645667615</text:p>
          </table:table-cell>
          <table:table-cell table:formula="of:=(((1/2)*([.D20]-[.C21])+[.C20]+[.E21])*([.D20]-[.C21])+((2/3)*[.E21]+[.C20])*(1/2)*[.E21])/([.D20]-[.C21]+(1/2)*[.E21])" office:value-type="float" office:value="0.0000251139785600398" calcext:value-type="float">
            <text:p>2.51139785600398E-05</text:p>
          </table:table-cell>
          <table:table-cell table:formula="of:=(((1/2)*([.B21]-[.B20])+[.B20])*([.D20]-[.C21])+((1/3)*([.B21]-[.B20])+[.B20])*(1/2)*[.E21])/([.D20]-[.C21]+(1/2)*[.E21])" office:value-type="float" office:value="0.0153870285999323" calcext:value-type="float">
            <text:p>0.015387028599932</text:p>
          </table:table-cell>
          <table:table-cell table:formula="of:=DEGREES(ATAN(([.G20]-[.I20])/([.H20]-[.F20])))" office:value-type="float" office:value="50.5803331041746" calcext:value-type="float">
            <text:p>50.5803331041746</text:p>
          </table:table-cell>
          <table:table-cell table:formula="of:=DEGREES(ATAN(([.C21]-[.C20])/([.B21]-[.B20])))" office:value-type="float" office:value="0.0360731972667043" calcext:value-type="float">
            <text:p>0.036073197266704</text:p>
          </table:table-cell>
          <table:table-cell table:formula="of:=[.J20]-[.K20]" office:value-type="float" office:value="50.5442599069079" calcext:value-type="float">
            <text:p>50.5442599069079</text:p>
          </table:table-cell>
          <table:table-cell table:formula="of:=ABS([.L20])" office:value-type="float" office:value="50.5442599069079" calcext:value-type="float">
            <text:p>50.5442599069079</text:p>
          </table:table-cell>
          <table:table-cell table:formula="of:=[.B20]+0.5*([.B21]-[.B20])" office:value-type="float" office:value="0.0153979568894005" calcext:value-type="float">
            <text:p>0.015397956889401</text:p>
          </table:table-cell>
          <table:table-cell table:formula="of:=[.C20]+0.5*([.C21]-[.C20])" office:value-type="float" office:value="0.0000179726445229672" calcext:value-type="float">
            <text:p>1.79726445229672E-05</text:p>
          </table:table-cell>
          <table:table-cell table:formula="of:=SQRT(([.B21]-[.N20])^2+([.C21]-[.O20])^2)*SQRT(([.F20]-[.O20])^2+([.G20]-[.N20])^2)" office:value-type="float" office:value="0.0000000107809028594117" calcext:value-type="float">
            <text:p>1.07809028594117E-08</text:p>
          </table:table-cell>
          <table:table-cell table:formula="of:=(-([.B21]-[.N20])*([.F20]-[.O20])+([.C21]-[.O20])*([.G20]-[.N20]))/[.P20]" office:value-type="float" office:value="0.719240226181949" calcext:value-type="float">
            <text:p>0.719240226181949</text:p>
          </table:table-cell>
          <table:table-cell table:formula="of:=DEGREES(ACOS([.Q20]))" office:value-type="float" office:value="44.0082123182079" calcext:value-type="float">
            <text:p>44.0082123182079</text:p>
          </table:table-cell>
          <table:table-cell table:style-name="ce7" table:formula="of:=(([.B21]-[.N20])*([.G20]-[.N20])+([.C21]-[.O20])*([.F20]-[.O20]))/[.U20]" office:value-type="float" office:value="0.694761467729564" calcext:value-type="float">
            <text:p>0.694761467729564</text:p>
          </table:table-cell>
          <table:table-cell table:style-name="ce7" table:formula="of:=DEGREES(ACOS([.S20]))" office:value-type="float" office:value="45.9917876817921" calcext:value-type="float">
            <text:p>45.9917876817921</text:p>
          </table:table-cell>
          <table:table-cell table:style-name="ce9" table:formula="of:=SQRT(([.B21]-[.N20])^2+([.C21]-[.O20])^2)*SQRT(([.F20]-[.O20])^2+([.G20]-[.N20])^2)" office:value-type="float" office:value="0.0000000107809028594117" calcext:value-type="float">
            <text:p>.000000010780903</text:p>
          </table:table-cell>
          <table:table-cell table:style-name="ce7" table:formula="of:=SQRT(1-[.S20]^2)" office:value-type="float" office:value="0.719240226181949" calcext:value-type="float">
            <text:p>0.719240226181949</text:p>
          </table:table-cell>
          <table:table-cell table:style-name="ce7" table:formula="of:=DEGREES(ACOS([.V20]))" office:value-type="float" office:value="44.0082123182079" calcext:value-type="float">
            <text:p>44.0082123182079</text:p>
          </table:table-cell>
          <table:table-cell table:formula="of:=[.M20]-[.W20]" office:value-type="float" office:value="6.53604758869995" calcext:value-type="float">
            <text:p>6.53604758869995</text:p>
          </table:table-cell>
          <table:table-cell table:formula="of:=[.M20]-DEGREES(ACOS([.Q20]))" office:value-type="float" office:value="6.53604758869995" calcext:value-type="float">
            <text:p>6.536047588699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.016260567795504</text:p>
          </table:table-cell>
          <table:table-cell table:formula="of:=[.C20]+[.E21]" office:value-type="float" office:value="0.000018515741025995" calcext:value-type="float">
            <text:p>1.8515741025995E-05</text:p>
          </table:table-cell>
          <table:table-cell table:formula="of:=[$Arkusz3.C14]" office:value-type="float" office:value="0.0000322621930060573" calcext:value-type="float">
            <text:p>3.23E-05</text:p>
          </table:table-cell>
          <table:table-cell table:formula="of:=[$Arkusz3.E13]" office:value-type="float" office:value="0.00000108619300605549" calcext:value-type="float">
            <text:p>1.08619300605549E-06</text:p>
          </table:table-cell>
          <table:table-cell table:formula="of:=((1/2)*[.C21]*[.C21]+((1/3)*[.E22]+[.C21])*(1/2)*[.E22])/([.C21]+(1/2)*[.E22])" office:value-type="float" office:value="0.00000902363534842124" calcext:value-type="float">
            <text:p>9.02363534842124E-06</text:p>
          </table:table-cell>
          <table:table-cell table:formula="of:=(((1/2)*([.B22]-[.B21])+[.B21])*[.C21]+((2/3)*([.B22]-[.B21])+[.B21])*(1/2)*[.E22])/([.C21]+(1/2)*[.E22])" office:value-type="float" office:value="0.0171830394574664" calcext:value-type="float">
            <text:p>0.017183039457466</text:p>
          </table:table-cell>
          <table:table-cell table:formula="of:=(((1/2)*([.D21]-[.C22])+[.C21]+[.E22])*([.D21]-[.C22])+((2/3)*[.E22]+[.C21])*(1/2)*[.E22])/([.D21]-[.C22]+(1/2)*[.E22])" office:value-type="float" office:value="0.0000251500508273259" calcext:value-type="float">
            <text:p>2.51500508273259E-05</text:p>
          </table:table-cell>
          <table:table-cell table:formula="of:=(((1/2)*([.B22]-[.B21])+[.B21])*([.D21]-[.C22])+((1/3)*([.B22]-[.B21])+[.B21])*(1/2)*[.E22])/([.D21]-[.C22]+(1/2)*[.E22])" office:value-type="float" office:value="0.0172014744013023" calcext:value-type="float">
            <text:p>0.017201474401302</text:p>
          </table:table-cell>
          <table:table-cell table:formula="of:=DEGREES(ATAN(([.G21]-[.I21])/([.H21]-[.F21])))" office:value-type="float" office:value="-48.8213990927463" calcext:value-type="float">
            <text:p>-48.8213990927463</text:p>
          </table:table-cell>
          <table:table-cell table:formula="of:=DEGREES(ATAN(([.C22]-[.C21])/([.B22]-[.B21])))" office:value-type="float" office:value="-0.0290972302855831" calcext:value-type="float">
            <text:p>-0.029097230285583</text:p>
          </table:table-cell>
          <table:table-cell table:formula="of:=[.J21]-[.K21]" office:value-type="float" office:value="-48.7923018624607" calcext:value-type="float">
            <text:p>-48.7923018624607</text:p>
          </table:table-cell>
          <table:table-cell table:formula="of:=ABS([.L21])" office:value-type="float" office:value="48.7923018624607" calcext:value-type="float">
            <text:p>48.7923018624607</text:p>
          </table:table-cell>
          <table:table-cell table:formula="of:=[.B21]+0.5*([.B22]-[.B21])" office:value-type="float" office:value="0.0171911643657805" calcext:value-type="float">
            <text:p>0.017191164365781</text:p>
          </table:table-cell>
          <table:table-cell table:formula="of:=[.C21]+0.5*([.C22]-[.C21])" office:value-type="float" office:value="0.0000180431445229672" calcext:value-type="float">
            <text:p>1.80431445229672E-05</text:p>
          </table:table-cell>
          <table:table-cell table:formula="of:=SQRT(([.B22]-[.N21])^2+([.C22]-[.O21])^2)*SQRT(([.F21]-[.O21])^2+([.G21]-[.N21])^2)" office:value-type="float" office:value="0.0000000112969103187852" calcext:value-type="float">
            <text:p>1.12969103187852E-08</text:p>
          </table:table-cell>
          <table:table-cell table:formula="of:=(-([.B22]-[.N21])*([.F21]-[.O21])+([.C22]-[.O21])*([.G21]-[.N21]))/[.P21]" office:value-type="float" office:value="0.743332811335413" calcext:value-type="float">
            <text:p>0.743332811335413</text:p>
          </table:table-cell>
          <table:table-cell table:formula="of:=DEGREES(ACOS([.Q21]))" office:value-type="float" office:value="41.9839007853373" calcext:value-type="float">
            <text:p>41.9839007853373</text:p>
          </table:table-cell>
          <table:table-cell table:style-name="ce7" table:formula="of:=(([.B22]-[.N21])*([.G21]-[.N21])+([.C22]-[.O21])*([.F21]-[.O21]))/[.U21]" office:value-type="float" office:value="-0.668921767916243" calcext:value-type="float">
            <text:p>-0.668921767916243</text:p>
          </table:table-cell>
          <table:table-cell table:style-name="ce7" table:formula="of:=DEGREES(ACOS([.S21]))" office:value-type="float" office:value="131.983900785337" calcext:value-type="float">
            <text:p>131.983900785337</text:p>
          </table:table-cell>
          <table:table-cell table:style-name="ce9" table:formula="of:=SQRT(([.B22]-[.N21])^2+([.C22]-[.O21])^2)*SQRT(([.F21]-[.O21])^2+([.G21]-[.N21])^2)" office:value-type="float" office:value="0.0000000112969103187852" calcext:value-type="float">
            <text:p>.000000011296910</text:p>
          </table:table-cell>
          <table:table-cell table:style-name="ce7" table:formula="of:=SQRT(1-[.S21]^2)" office:value-type="float" office:value="0.743332811335412" calcext:value-type="float">
            <text:p>0.743332811335412</text:p>
          </table:table-cell>
          <table:table-cell table:style-name="ce7" table:formula="of:=DEGREES(ACOS([.V21]))" office:value-type="float" office:value="41.9839007853373" calcext:value-type="float">
            <text:p>41.9839007853373</text:p>
          </table:table-cell>
          <table:table-cell table:formula="of:=[.M21]-[.W21]" office:value-type="float" office:value="6.80840107712341" calcext:value-type="float">
            <text:p>6.80840107712341</text:p>
          </table:table-cell>
          <table:table-cell table:formula="of:=[.M21]-DEGREES(ACOS([.Q21]))" office:value-type="float" office:value="6.80840107712342" calcext:value-type="float">
            <text:p>6.808401077123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.018121760936057</text:p>
          </table:table-cell>
          <table:table-cell table:formula="of:=[.C21]+[.E22]" office:value-type="float" office:value="0.0000175705480199395" calcext:value-type="float">
            <text:p>1.75705480199395E-05</text:p>
          </table:table-cell>
          <table:table-cell table:formula="of:=[$Arkusz3.C15]" office:value-type="float" office:value="0.0000322621930060573" calcext:value-type="float">
            <text:p>3.23E-05</text:p>
          </table:table-cell>
          <table:table-cell table:formula="of:=[$Arkusz3.E14]" office:value-type="float" office:value="-0.00000094519300605551" calcext:value-type="float">
            <text:p>-9.4519300605551E-07</text:p>
          </table:table-cell>
          <table:table-cell table:formula="of:=((1/2)*[.C22]*[.C22]+((1/3)*[.E23]+[.C22])*(1/2)*[.E23])/([.C22]+(1/2)*[.E23])" office:value-type="float" office:value="0.00000901804162727682" calcext:value-type="float">
            <text:p>9.01804162727682E-06</text:p>
          </table:table-cell>
          <table:table-cell table:formula="of:=(((1/2)*([.B23]-[.B22])+[.B22])*[.C22]+((2/3)*([.B23]-[.B22])+[.B22])*(1/2)*[.E23])/([.C22]+(1/2)*[.E23])" office:value-type="float" office:value="0.0191367119930082" calcext:value-type="float">
            <text:p>0.019136711993008</text:p>
          </table:table-cell>
          <table:table-cell table:formula="of:=(((1/2)*([.D22]-[.C23])+[.C22]+[.E23])*([.D22]-[.C23])+((2/3)*[.E23]+[.C22])*(1/2)*[.E23])/([.D22]-[.C23]+(1/2)*[.E23])" office:value-type="float" office:value="0.0000251446732081097" calcext:value-type="float">
            <text:p>2.51446732081097E-05</text:p>
          </table:table-cell>
          <table:table-cell table:formula="of:=(((1/2)*([.B23]-[.B22])+[.B22])*([.D22]-[.C23])+((1/3)*([.B23]-[.B22])+[.B22])*(1/2)*[.E23])/([.D22]-[.C23]+(1/2)*[.E23])" office:value-type="float" office:value="0.0191172433162471" calcext:value-type="float">
            <text:p>0.019117243316247</text:p>
          </table:table-cell>
          <table:table-cell table:formula="of:=DEGREES(ATAN(([.G22]-[.I22])/([.H22]-[.F22])))" office:value-type="float" office:value="50.363779142744" calcext:value-type="float">
            <text:p>50.363779142744</text:p>
          </table:table-cell>
          <table:table-cell table:formula="of:=DEGREES(ATAN(([.C23]-[.C22])/([.B23]-[.B22])))" office:value-type="float" office:value="0.0262802842607984" calcext:value-type="float">
            <text:p>0.026280284260798</text:p>
          </table:table-cell>
          <table:table-cell table:formula="of:=[.J22]-[.K22]" office:value-type="float" office:value="50.3374988584832" calcext:value-type="float">
            <text:p>50.3374988584832</text:p>
          </table:table-cell>
          <table:table-cell table:formula="of:=ABS([.L22])" office:value-type="float" office:value="50.3374988584832" calcext:value-type="float">
            <text:p>50.3374988584832</text:p>
          </table:table-cell>
          <table:table-cell table:formula="of:=[.B22]+0.5*([.B23]-[.B22])" office:value-type="float" office:value="0.0191281248453782" calcext:value-type="float">
            <text:p>0.019128124845378</text:p>
          </table:table-cell>
          <table:table-cell table:formula="of:=[.C22]+0.5*([.C23]-[.C22])" office:value-type="float" office:value="0.0000180321445229673" calcext:value-type="float">
            <text:p>1.80321445229673E-05</text:p>
          </table:table-cell>
          <table:table-cell table:formula="of:=SQRT(([.B23]-[.N22])^2+([.C23]-[.O22])^2)*SQRT(([.F22]-[.O22])^2+([.G22]-[.N22])^2)" office:value-type="float" office:value="0.0000000125288543112738" calcext:value-type="float">
            <text:p>1.25288543112738E-08</text:p>
          </table:table-cell>
          <table:table-cell table:formula="of:=(-([.B23]-[.N22])*([.F22]-[.O22])+([.C23]-[.O22])*([.G22]-[.N22]))/[.P22]" office:value-type="float" office:value="0.72436245174316" calcext:value-type="float">
            <text:p>0.72436245174316</text:p>
          </table:table-cell>
          <table:table-cell table:formula="of:=DEGREES(ACOS([.Q22]))" office:value-type="float" office:value="43.5841628541126" calcext:value-type="float">
            <text:p>43.5841628541126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6.75333600437062" calcext:value-type="float">
            <text:p>6.7533360043706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.020134488754699</text:p>
          </table:table-cell>
          <table:table-cell table:formula="of:=[.C22]+[.E23]" office:value-type="float" office:value="0.0000184937410259951" calcext:value-type="float">
            <text:p>1.84937410259951E-05</text:p>
          </table:table-cell>
          <table:table-cell table:formula="of:=[$Arkusz3.C16]" office:value-type="float" office:value="0.0000322621930060573" calcext:value-type="float">
            <text:p>3.23E-05</text:p>
          </table:table-cell>
          <table:table-cell table:formula="of:=[$Arkusz3.E15]" office:value-type="float" office:value="0.00000092319300605557" calcext:value-type="float">
            <text:p>9.2319300605557E-07</text:p>
          </table:table-cell>
          <table:table-cell table:formula="of:=((1/2)*[.C23]*[.C23]+((1/3)*[.E24]+[.C23])*(1/2)*[.E24])/([.C23]+(1/2)*[.E24])" office:value-type="float" office:value="0.00000904681923035933" calcext:value-type="float">
            <text:p>9.04681923035933E-06</text:p>
          </table:table-cell>
          <table:table-cell table:formula="of:=(((1/2)*([.B24]-[.B23])+[.B23])*[.C23]+((2/3)*([.B24]-[.B23])+[.B23])*(1/2)*[.E24])/([.C23]+(1/2)*[.E24])" office:value-type="float" office:value="0.0212169353789537" calcext:value-type="float">
            <text:p>0.021216935378954</text:p>
          </table:table-cell>
          <table:table-cell table:formula="of:=(((1/2)*([.D23]-[.C24])+[.C23]+[.E24])*([.D23]-[.C24])+((2/3)*[.E24]+[.C23])*(1/2)*[.E24])/([.D23]-[.C24]+(1/2)*[.E24])" office:value-type="float" office:value="0.0000251745078137207" calcext:value-type="float">
            <text:p>2.51745078137207E-05</text:p>
          </table:table-cell>
          <table:table-cell table:formula="of:=(((1/2)*([.B24]-[.B23])+[.B23])*([.D23]-[.C24])+((1/3)*([.B24]-[.B23])+[.B23])*(1/2)*[.E24])/([.D23]-[.C24]+(1/2)*[.E24])" office:value-type="float" office:value="0.0212353751064624" calcext:value-type="float">
            <text:p>0.021235375106463</text:p>
          </table:table-cell>
          <table:table-cell table:formula="of:=DEGREES(ATAN(([.G23]-[.I23])/([.H23]-[.F23])))" office:value-type="float" office:value="-48.8265244247421" calcext:value-type="float">
            <text:p>-48.8265244247421</text:p>
          </table:table-cell>
          <table:table-cell table:formula="of:=DEGREES(ATAN(([.C24]-[.C23])/([.B24]-[.B23])))" office:value-type="float" office:value="-0.0211781226021011" calcext:value-type="float">
            <text:p>-0.021178122602101</text:p>
          </table:table-cell>
          <table:table-cell table:formula="of:=[.J23]-[.K23]" office:value-type="float" office:value="-48.80534630214" calcext:value-type="float">
            <text:p>-48.80534630214</text:p>
          </table:table-cell>
          <table:table-cell table:formula="of:=ABS([.L23])" office:value-type="float" office:value="48.80534630214" calcext:value-type="float">
            <text:p>48.80534630214</text:p>
          </table:table-cell>
          <table:table-cell table:formula="of:=[.B23]+0.5*([.B24]-[.B23])" office:value-type="float" office:value="0.0212250352465714" calcext:value-type="float">
            <text:p>0.021225035246571</text:p>
          </table:table-cell>
          <table:table-cell table:formula="of:=[.C23]+0.5*([.C24]-[.C23])" office:value-type="float" office:value="0.0000180906445229673" calcext:value-type="float">
            <text:p>1.80906445229673E-05</text:p>
          </table:table-cell>
          <table:table-cell table:formula="of:=SQRT(([.B24]-[.N23])^2+([.C24]-[.O23])^2)*SQRT(([.F23]-[.O23])^2+([.G23]-[.N23])^2)" office:value-type="float" office:value="0.0000000132400900892107" calcext:value-type="float">
            <text:p>1.32400900892107E-08</text:p>
          </table:table-cell>
          <table:table-cell table:formula="of:=(-([.B24]-[.N23])*([.F23]-[.O23])+([.C24]-[.O23])*([.G23]-[.N23]))/[.P23]" office:value-type="float" office:value="0.745159353734998" calcext:value-type="float">
            <text:p>0.745159353734998</text:p>
          </table:table-cell>
          <table:table-cell table:formula="of:=DEGREES(ACOS([.Q23]))" office:value-type="float" office:value="41.8272119673607" calcext:value-type="float">
            <text:p>41.8272119673607</text:p>
          </table:table-cell>
          <table:table-cell table:number-columns-repeated="6"/>
          <table:table-cell table:formula="of:=[.M23]-DEGREES(ACOS([.Q23]))" office:value-type="float" office:value="6.97813433477927" calcext:value-type="float">
            <text:p>6.978134334779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.022315581738444</text:p>
          </table:table-cell>
          <table:table-cell table:formula="of:=[.C23]+[.E24]" office:value-type="float" office:value="0.0000176875480199395" calcext:value-type="float">
            <text:p>1.76875480199395E-05</text:p>
          </table:table-cell>
          <table:table-cell table:formula="of:=[$Arkusz3.C17]" office:value-type="float" office:value="0.0000322621930060573" calcext:value-type="float">
            <text:p>3.23E-05</text:p>
          </table:table-cell>
          <table:table-cell table:formula="of:=[$Arkusz3.E16]" office:value-type="float" office:value="-0.0000008061930060556" calcext:value-type="float">
            <text:p>-8.061930060556E-07</text:p>
          </table:table-cell>
          <table:table-cell table:formula="of:=((1/2)*[.C24]*[.C24]+((1/3)*[.E25]+[.C24])*(1/2)*[.E25])/([.C24]+(1/2)*[.E25])" office:value-type="float" office:value="0.00000903971813345605" calcext:value-type="float">
            <text:p>9.03971813345605E-06</text:p>
          </table:table-cell>
          <table:table-cell table:formula="of:=(((1/2)*([.B25]-[.B24])+[.B24])*[.C24]+((2/3)*([.B25]-[.B24])+[.B24])*(1/2)*[.E25])/([.C24]+(1/2)*[.E25])" office:value-type="float" office:value="0.0235079240333501" calcext:value-type="float">
            <text:p>0.02350792403335</text:p>
          </table:table-cell>
          <table:table-cell table:formula="of:=(((1/2)*([.D24]-[.C25])+[.C24]+[.E25])*([.D24]-[.C25])+((2/3)*[.E25]+[.C24])*(1/2)*[.E25])/([.D24]-[.C25]+(1/2)*[.E25])" office:value-type="float" office:value="0.0000251676400048489" calcext:value-type="float">
            <text:p>2.51676400048489E-05</text:p>
          </table:table-cell>
          <table:table-cell table:formula="of:=(((1/2)*([.B25]-[.B24])+[.B24])*([.D24]-[.C25])+((1/3)*([.B25]-[.B24])+[.B24])*(1/2)*[.E25])/([.D24]-[.C25]+(1/2)*[.E25])" office:value-type="float" office:value="0.0234886060384914" calcext:value-type="float">
            <text:p>0.023488606038492</text:p>
          </table:table-cell>
          <table:table-cell table:formula="of:=DEGREES(ATAN(([.G24]-[.I24])/([.H24]-[.F24])))" office:value-type="float" office:value="50.1426691236852" calcext:value-type="float">
            <text:p>50.1426691236852</text:p>
          </table:table-cell>
          <table:table-cell table:formula="of:=DEGREES(ATAN(([.C25]-[.C24])/([.B25]-[.B24])))" office:value-type="float" office:value="0.0188314562686542" calcext:value-type="float">
            <text:p>0.018831456268654</text:p>
          </table:table-cell>
          <table:table-cell table:formula="of:=[.J24]-[.K24]" office:value-type="float" office:value="50.1238376674166" calcext:value-type="float">
            <text:p>50.1238376674166</text:p>
          </table:table-cell>
          <table:table-cell table:formula="of:=ABS([.L24])" office:value-type="float" office:value="50.1238376674166" calcext:value-type="float">
            <text:p>50.1238376674166</text:p>
          </table:table-cell>
          <table:table-cell table:formula="of:=[.B24]+0.5*([.B25]-[.B24])" office:value-type="float" office:value="0.0234994299935118" calcext:value-type="float">
            <text:p>0.023499429993512</text:p>
          </table:table-cell>
          <table:table-cell table:formula="of:=[.C24]+0.5*([.C25]-[.C24])" office:value-type="float" office:value="0.0000180766445229673" calcext:value-type="float">
            <text:p>1.80766445229673E-05</text:p>
          </table:table-cell>
          <table:table-cell table:formula="of:=SQRT(([.B25]-[.N24])^2+([.C25]-[.O24])^2)*SQRT(([.F24]-[.O24])^2+([.G24]-[.N24])^2)" office:value-type="float" office:value="0.0000000146823325233777" calcext:value-type="float">
            <text:p>1.46823325233777E-08</text:p>
          </table:table-cell>
          <table:table-cell table:formula="of:=(-([.B25]-[.N24])*([.F24]-[.O24])+([.C25]-[.O24])*([.G24]-[.N24]))/[.P24]" office:value-type="float" office:value="0.728879728174125" calcext:value-type="float">
            <text:p>0.728879728174125</text:p>
          </table:table-cell>
          <table:table-cell table:formula="of:=DEGREES(ACOS([.Q24]))" office:value-type="float" office:value="43.2074402469735" calcext:value-type="float">
            <text:p>43.2074402469735</text:p>
          </table:table-cell>
          <table:table-cell table:number-columns-repeated="6"/>
          <table:table-cell table:formula="of:=[.M24]-DEGREES(ACOS([.Q24]))" office:value-type="float" office:value="6.91639742044302" calcext:value-type="float">
            <text:p>6.916397420443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.02468327824858</text:p>
          </table:table-cell>
          <table:table-cell table:formula="of:=[.C24]+[.E25]" office:value-type="float" office:value="0.0000184657410259951" calcext:value-type="float">
            <text:p>1.84657410259951E-05</text:p>
          </table:table-cell>
          <table:table-cell table:formula="of:=[$Arkusz3.C18]" office:value-type="float" office:value="0.0000322621930060574" calcext:value-type="float">
            <text:p>3.23E-05</text:p>
          </table:table-cell>
          <table:table-cell table:formula="of:=[$Arkusz3.E17]" office:value-type="float" office:value="0.000000778193006055664" calcext:value-type="float">
            <text:p>7.78193006055664E-07</text:p>
          </table:table-cell>
          <table:table-cell table:formula="of:=((1/2)*[.C25]*[.C25]+((1/3)*[.E26]+[.C25])*(1/2)*[.E26])/([.C25]+(1/2)*[.E26])" office:value-type="float" office:value="0.00000906289848005947" calcext:value-type="float">
            <text:p>9.06289848005947E-06</text:p>
          </table:table-cell>
          <table:table-cell table:formula="of:=(((1/2)*([.B26]-[.B25])+[.B25])*[.C25]+((2/3)*([.B26]-[.B25])+[.B25])*(1/2)*[.E26])/([.C25]+(1/2)*[.E26])" office:value-type="float" office:value="0.0259622296527955" calcext:value-type="float">
            <text:p>0.025962229652796</text:p>
          </table:table-cell>
          <table:table-cell table:formula="of:=(((1/2)*([.D25]-[.C26])+[.C25]+[.E26])*([.D25]-[.C26])+((2/3)*[.E26]+[.C25])*(1/2)*[.E26])/([.D25]-[.C26]+(1/2)*[.E26])" office:value-type="float" office:value="0.0000251915392026061" calcext:value-type="float">
            <text:p>2.51915392026061E-05</text:p>
          </table:table-cell>
          <table:table-cell table:formula="of:=(((1/2)*([.B26]-[.B25])+[.B25])*([.D25]-[.C26])+((1/3)*([.B26]-[.B25])+[.B25])*(1/2)*[.E26])/([.D25]-[.C26]+(1/2)*[.E26])" office:value-type="float" office:value="0.0259807081274112" calcext:value-type="float">
            <text:p>0.025980708127411</text:p>
          </table:table-cell>
          <table:table-cell table:formula="of:=DEGREES(ATAN(([.G25]-[.I25])/([.H25]-[.F25])))" office:value-type="float" office:value="-48.8844388945597" calcext:value-type="float">
            <text:p>-48.8844388945597</text:p>
          </table:table-cell>
          <table:table-cell table:formula="of:=DEGREES(ATAN(([.C26]-[.C25])/([.B26]-[.B25])))" office:value-type="float" office:value="-0.0152291632992012" calcext:value-type="float">
            <text:p>-0.015229163299201</text:p>
          </table:table-cell>
          <table:table-cell table:formula="of:=[.J25]-[.K25]" office:value-type="float" office:value="-48.8692097312605" calcext:value-type="float">
            <text:p>-48.8692097312605</text:p>
          </table:table-cell>
          <table:table-cell table:formula="of:=ABS([.L25])" office:value-type="float" office:value="48.8692097312605" calcext:value-type="float">
            <text:p>48.8692097312605</text:p>
          </table:table-cell>
          <table:table-cell table:formula="of:=[.B25]+0.5*([.B26]-[.B25])" office:value-type="float" office:value="0.025970327639476" calcext:value-type="float">
            <text:p>0.025970327639476</text:p>
          </table:table-cell>
          <table:table-cell table:formula="of:=[.C25]+0.5*([.C26]-[.C25])" office:value-type="float" office:value="0.0000181236445229673" calcext:value-type="float">
            <text:p>1.81236445229673E-05</text:p>
          </table:table-cell>
          <table:table-cell table:formula="of:=SQRT(([.B26]-[.N25])^2+([.C26]-[.O25])^2)*SQRT(([.F25]-[.O25])^2+([.G25]-[.N25])^2)" office:value-type="float" office:value="0.0000000156404049668393" calcext:value-type="float">
            <text:p>1.56404049668393E-08</text:p>
          </table:table-cell>
          <table:table-cell table:formula="of:=(-([.B26]-[.N25])*([.F25]-[.O25])+([.C26]-[.O25])*([.G25]-[.N25]))/[.P25]" office:value-type="float" office:value="0.745786186050921" calcext:value-type="float">
            <text:p>0.745786186050921</text:p>
          </table:table-cell>
          <table:table-cell table:formula="of:=DEGREES(ACOS([.Q25]))" office:value-type="float" office:value="41.7733291343156" calcext:value-type="float">
            <text:p>41.7733291343156</text:p>
          </table:table-cell>
          <table:table-cell table:number-columns-repeated="6"/>
          <table:table-cell table:formula="of:=[.M25]-DEGREES(ACOS([.Q25]))" office:value-type="float" office:value="7.09588059694489" calcext:value-type="float">
            <text:p>7.095880596944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.027257377030372</text:p>
          </table:table-cell>
          <table:table-cell table:formula="of:=[.C25]+[.E26]" office:value-type="float" office:value="0.0000177815480199394" calcext:value-type="float">
            <text:p>1.77815480199394E-05</text:p>
          </table:table-cell>
          <table:table-cell table:formula="of:=[$Arkusz3.C19]" office:value-type="float" office:value="0.0000322621930060574" calcext:value-type="float">
            <text:p>3.23E-05</text:p>
          </table:table-cell>
          <table:table-cell table:formula="of:=[$Arkusz3.E18]" office:value-type="float" office:value="-0.000000684193006055691" calcext:value-type="float">
            <text:p>-6.84193006055691E-07</text:p>
          </table:table-cell>
          <table:table-cell table:formula="of:=((1/2)*[.C26]*[.C26]+((1/3)*[.E27]+[.C26])*(1/2)*[.E27])/([.C26]+(1/2)*[.E27])" office:value-type="float" office:value="0.00000905505400458507" calcext:value-type="float">
            <text:p>9.05505400458507E-06</text:p>
          </table:table-cell>
          <table:table-cell table:formula="of:=(((1/2)*([.B27]-[.B26])+[.B26])*[.C26]+((2/3)*([.B27]-[.B26])+[.B26])*(1/2)*[.E27])/([.C26]+(1/2)*[.E27])" office:value-type="float" office:value="0.0286668127385591" calcext:value-type="float">
            <text:p>0.028666812738559</text:p>
          </table:table-cell>
          <table:table-cell table:formula="of:=(((1/2)*([.D26]-[.C27])+[.C26]+[.E27])*([.D26]-[.C27])+((2/3)*[.E27]+[.C26])*(1/2)*[.E27])/([.D26]-[.C27]+(1/2)*[.E27])" office:value-type="float" office:value="0.0000251839127601977" calcext:value-type="float">
            <text:p>2.51839127601977E-05</text:p>
          </table:table-cell>
          <table:table-cell table:formula="of:=(((1/2)*([.B27]-[.B26])+[.B26])*([.D26]-[.C27])+((1/3)*([.B27]-[.B26])+[.B26])*(1/2)*[.E27])/([.D26]-[.C27]+(1/2)*[.E27])" office:value-type="float" office:value="0.0286476140459761" calcext:value-type="float">
            <text:p>0.028647614045976</text:p>
          </table:table-cell>
          <table:table-cell table:formula="of:=DEGREES(ATAN(([.G26]-[.I26])/([.H26]-[.F26])))" office:value-type="float" office:value="49.9663166814607" calcext:value-type="float">
            <text:p>49.9663166814607</text:p>
          </table:table-cell>
          <table:table-cell table:formula="of:=DEGREES(ATAN(([.C27]-[.C26])/([.B27]-[.B26])))" office:value-type="float" office:value="0.0133564803626227" calcext:value-type="float">
            <text:p>0.013356480362623</text:p>
          </table:table-cell>
          <table:table-cell table:formula="of:=[.J26]-[.K26]" office:value-type="float" office:value="49.9529602010981" calcext:value-type="float">
            <text:p>49.9529602010981</text:p>
          </table:table-cell>
          <table:table-cell table:formula="of:=ABS([.L26])" office:value-type="float" office:value="49.9529602010981" calcext:value-type="float">
            <text:p>49.9529602010981</text:p>
          </table:table-cell>
          <table:table-cell table:formula="of:=[.B26]+0.5*([.B27]-[.B26])" office:value-type="float" office:value="0.0286583899005462" calcext:value-type="float">
            <text:p>0.028658389900546</text:p>
          </table:table-cell>
          <table:table-cell table:formula="of:=[.C26]+0.5*([.C27]-[.C26])" office:value-type="float" office:value="0.0000181081445229673" calcext:value-type="float">
            <text:p>1.81081445229673E-05</text:p>
          </table:table-cell>
          <table:table-cell table:formula="of:=SQRT(([.B27]-[.N26])^2+([.C27]-[.O26])^2)*SQRT(([.F26]-[.O26])^2+([.G26]-[.N26])^2)" office:value-type="float" office:value="0.0000000173240584445513" calcext:value-type="float">
            <text:p>1.73240584445513E-08</text:p>
          </table:table-cell>
          <table:table-cell table:formula="of:=(-([.B27]-[.N26])*([.F26]-[.O26])+([.C27]-[.O26])*([.G26]-[.N26]))/[.P26]" office:value-type="float" office:value="0.732290718202812" calcext:value-type="float">
            <text:p>0.732290718202812</text:p>
          </table:table-cell>
          <table:table-cell table:formula="of:=DEGREES(ACOS([.Q26]))" office:value-type="float" office:value="42.9212216272271" calcext:value-type="float">
            <text:p>42.9212216272271</text:p>
          </table:table-cell>
          <table:table-cell table:number-columns-repeated="6"/>
          <table:table-cell table:formula="of:=[.M26]-DEGREES(ACOS([.Q26]))" office:value-type="float" office:value="7.03173857387093" calcext:value-type="float">
            <text:p>7.031738573870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.030059402770721</text:p>
          </table:table-cell>
          <table:table-cell table:formula="of:=[.C26]+[.E27]" office:value-type="float" office:value="0.0000184347410259952" calcext:value-type="float">
            <text:p>1.84347410259952E-05</text:p>
          </table:table-cell>
          <table:table-cell table:formula="of:=[$Arkusz3.C20]" office:value-type="float" office:value="0.0000322621930060574" calcext:value-type="float">
            <text:p>3.23E-05</text:p>
          </table:table-cell>
          <table:table-cell table:formula="of:=[$Arkusz3.E19]" office:value-type="float" office:value="0.00000065319300605574" calcext:value-type="float">
            <text:p>6.5319300605574E-07</text:p>
          </table:table-cell>
          <table:table-cell table:formula="of:=((1/2)*[.C27]*[.C27]+((1/3)*[.E28]+[.C27])*(1/2)*[.E28])/([.C27]+(1/2)*[.E28])" office:value-type="float" office:value="0.0000090738372351989" calcext:value-type="float">
            <text:p>9.0738372351989E-06</text:p>
          </table:table-cell>
          <table:table-cell table:formula="of:=(((1/2)*([.B28]-[.B27])+[.B27])*[.C27]+((2/3)*([.B28]-[.B27])+[.B27])*(1/2)*[.E28])/([.C27]+(1/2)*[.E28])" office:value-type="float" office:value="0.0315780009219006" calcext:value-type="float">
            <text:p>0.031578000921901</text:p>
          </table:table-cell>
          <table:table-cell table:formula="of:=(((1/2)*([.D27]-[.C28])+[.C27]+[.E28])*([.D27]-[.C28])+((2/3)*[.E28]+[.C27])*(1/2)*[.E28])/([.D27]-[.C28]+(1/2)*[.E28])" office:value-type="float" office:value="0.0000252031853927416" calcext:value-type="float">
            <text:p>2.52031853927416E-05</text:p>
          </table:table-cell>
          <table:table-cell table:formula="of:=(((1/2)*([.B28]-[.B27])+[.B27])*([.D27]-[.C28])+((1/3)*([.B28]-[.B27])+[.B27])*(1/2)*[.E28])/([.D27]-[.C28]+(1/2)*[.E28])" office:value-type="float" office:value="0.031596498612913" calcext:value-type="float">
            <text:p>0.031596498612913</text:p>
          </table:table-cell>
          <table:table-cell table:formula="of:=DEGREES(ATAN(([.G27]-[.I27])/([.H27]-[.F27])))" office:value-type="float" office:value="-48.9126951277199" calcext:value-type="float">
            <text:p>-48.9126951277199</text:p>
          </table:table-cell>
          <table:table-cell table:formula="of:=DEGREES(ATAN(([.C28]-[.C27])/([.B28]-[.B27])))" office:value-type="float" office:value="-0.0108308454520335" calcext:value-type="float">
            <text:p>-0.010830845452034</text:p>
          </table:table-cell>
          <table:table-cell table:formula="of:=[.J27]-[.K27]" office:value-type="float" office:value="-48.9018642822678" calcext:value-type="float">
            <text:p>-48.9018642822678</text:p>
          </table:table-cell>
          <table:table-cell table:formula="of:=ABS([.L27])" office:value-type="float" office:value="48.9018642822678" calcext:value-type="float">
            <text:p>48.9018642822678</text:p>
          </table:table-cell>
          <table:table-cell table:formula="of:=[.B27]+0.5*([.B28]-[.B27])" office:value-type="float" office:value="0.0315860944294655" calcext:value-type="float">
            <text:p>0.031586094429466</text:p>
          </table:table-cell>
          <table:table-cell table:formula="of:=[.C27]+0.5*([.C28]-[.C27])" office:value-type="float" office:value="0.0000181461445229673" calcext:value-type="float">
            <text:p>1.81461445229673E-05</text:p>
          </table:table-cell>
          <table:table-cell table:formula="of:=SQRT(([.B28]-[.N27])^2+([.C28]-[.O27])^2)*SQRT(([.F27]-[.O27])^2+([.G27]-[.N27])^2)" office:value-type="float" office:value="0.0000000185611822554942" calcext:value-type="float">
            <text:p>1.85611822554942E-08</text:p>
          </table:table-cell>
          <table:table-cell table:formula="of:=(-([.B28]-[.N27])*([.F27]-[.O27])+([.C28]-[.O27])*([.G27]-[.N27]))/[.P27]" office:value-type="float" office:value="0.746339938324076" calcext:value-type="float">
            <text:p>0.746339938324076</text:p>
          </table:table-cell>
          <table:table-cell table:formula="of:=DEGREES(ACOS([.Q27]))" office:value-type="float" office:value="41.7256810644923" calcext:value-type="float">
            <text:p>41.7256810644923</text:p>
          </table:table-cell>
          <table:table-cell table:number-columns-repeated="6"/>
          <table:table-cell table:formula="of:=[.M27]-DEGREES(ACOS([.Q27]))" office:value-type="float" office:value="7.17618321777553" calcext:value-type="float">
            <text:p>7.176183217775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.033112786088211</text:p>
          </table:table-cell>
          <table:table-cell table:formula="of:=[.C27]+[.E28]" office:value-type="float" office:value="0.0000178575480199394" calcext:value-type="float">
            <text:p>1.78575480199394E-05</text:p>
          </table:table-cell>
          <table:table-cell table:formula="of:=[$Arkusz3.C21]" office:value-type="float" office:value="0.0000322621930060575" calcext:value-type="float">
            <text:p>3.23E-05</text:p>
          </table:table-cell>
          <table:table-cell table:formula="of:=[$Arkusz3.E20]" office:value-type="float" office:value="-0.000000577193006055773" calcext:value-type="float">
            <text:p>-5.77193006055773E-07</text:p>
          </table:table-cell>
          <table:table-cell table:formula="of:=((1/2)*[.C28]*[.C28]+((1/3)*[.E29]+[.C28])*(1/2)*[.E29])/([.C28]+(1/2)*[.E29])" office:value-type="float" office:value="0.00000906626035048224" calcext:value-type="float">
            <text:p>9.06626035048224E-06</text:p>
          </table:table-cell>
          <table:table-cell table:formula="of:=(((1/2)*([.B29]-[.B28])+[.B28])*[.C28]+((2/3)*([.B29]-[.B28])+[.B28])*(1/2)*[.E29])/([.C28]+(1/2)*[.E29])" office:value-type="float" office:value="0.0347862983363913" calcext:value-type="float">
            <text:p>0.034786298336391</text:p>
          </table:table-cell>
          <table:table-cell table:formula="of:=(((1/2)*([.D28]-[.C29])+[.C28]+[.E29])*([.D28]-[.C29])+((2/3)*[.E29]+[.C28])*(1/2)*[.E29])/([.D28]-[.C29]+(1/2)*[.E29])" office:value-type="float" office:value="0.00002519578589718" calcext:value-type="float">
            <text:p>2.519578589718E-05</text:p>
          </table:table-cell>
          <table:table-cell table:formula="of:=(((1/2)*([.B29]-[.B28])+[.B28])*([.D28]-[.C29])+((1/3)*([.B29]-[.B28])+[.B28])*(1/2)*[.E29])/([.D28]-[.C29]+(1/2)*[.E29])" office:value-type="float" office:value="0.0347671763301508" calcext:value-type="float">
            <text:p>0.034767176330151</text:p>
          </table:table-cell>
          <table:table-cell table:formula="of:=DEGREES(ATAN(([.G28]-[.I28])/([.H28]-[.F28])))" office:value-type="float" office:value="49.8521702915556" calcext:value-type="float">
            <text:p>49.8521702915556</text:p>
          </table:table-cell>
          <table:table-cell table:formula="of:=DEGREES(ATAN(([.C29]-[.C28])/([.B29]-[.B28])))" office:value-type="float" office:value="0.0094141969857001" calcext:value-type="float">
            <text:p>0.0094141969857</text:p>
          </table:table-cell>
          <table:table-cell table:formula="of:=[.J28]-[.K28]" office:value-type="float" office:value="49.8427560945699" calcext:value-type="float">
            <text:p>49.8427560945699</text:p>
          </table:table-cell>
          <table:table-cell table:formula="of:=ABS([.L28])" office:value-type="float" office:value="49.8427560945699" calcext:value-type="float">
            <text:p>49.8427560945699</text:p>
          </table:table-cell>
          <table:table-cell table:formula="of:=[.B28]+0.5*([.B29]-[.B28])" office:value-type="float" office:value="0.0347779227744068" calcext:value-type="float">
            <text:p>0.034777922774407</text:p>
          </table:table-cell>
          <table:table-cell table:formula="of:=[.C28]+0.5*([.C29]-[.C28])" office:value-type="float" office:value="0.0000181311445229673" calcext:value-type="float">
            <text:p>1.81311445229673E-05</text:p>
          </table:table-cell>
          <table:table-cell table:formula="of:=SQRT(([.B29]-[.N28])^2+([.C29]-[.O28])^2)*SQRT(([.F28]-[.O28])^2+([.G28]-[.N28])^2)" office:value-type="float" office:value="0.0000000205509283489518" calcext:value-type="float">
            <text:p>2.05509283489518E-08</text:p>
          </table:table-cell>
          <table:table-cell table:formula="of:=(-([.B29]-[.N28])*([.F28]-[.O28])+([.C29]-[.O28])*([.G28]-[.N28]))/[.P28]" office:value-type="float" office:value="0.734592737605691" calcext:value-type="float">
            <text:p>0.734592737605691</text:p>
          </table:table-cell>
          <table:table-cell table:formula="of:=DEGREES(ACOS([.Q28]))" office:value-type="float" office:value="42.7271858391115" calcext:value-type="float">
            <text:p>42.7271858391115</text:p>
          </table:table-cell>
          <table:table-cell table:number-columns-repeated="6"/>
          <table:table-cell table:formula="of:=[.M28]-DEGREES(ACOS([.Q28]))" office:value-type="float" office:value="7.11557025545846" calcext:value-type="float">
            <text:p>7.115570255458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.036443059460603</text:p>
          </table:table-cell>
          <table:table-cell table:formula="of:=[.C28]+[.E29]" office:value-type="float" office:value="0.0000184047410259952" calcext:value-type="float">
            <text:p>1.84047410259952E-05</text:p>
          </table:table-cell>
          <table:table-cell table:formula="of:=[$Arkusz3.C22]" office:value-type="float" office:value="0.0000322621930060575" calcext:value-type="float">
            <text:p>3.23E-05</text:p>
          </table:table-cell>
          <table:table-cell table:formula="of:=[$Arkusz3.E21]" office:value-type="float" office:value="0.000000547193006055818" calcext:value-type="float">
            <text:p>5.47193006055818E-07</text:p>
          </table:table-cell>
          <table:table-cell table:formula="of:=((1/2)*[.C29]*[.C29]+((1/3)*[.E30]+[.C29])*(1/2)*[.E30])/([.C29]+(1/2)*[.E30])" office:value-type="float" office:value="0.00000908161233228133" calcext:value-type="float">
            <text:p>9.08161233228133E-06</text:p>
          </table:table-cell>
          <table:table-cell table:formula="of:=(((1/2)*([.B30]-[.B29])+[.B29])*[.C29]+((2/3)*([.B30]-[.B29])+[.B29])*(1/2)*[.E30])/([.C29]+(1/2)*[.E30])" office:value-type="float" office:value="0.0382524727953878" calcext:value-type="float">
            <text:p>0.038252472795388</text:p>
          </table:table-cell>
          <table:table-cell table:formula="of:=(((1/2)*([.D29]-[.C30])+[.C29]+[.E30])*([.D29]-[.C30])+((2/3)*[.E30]+[.C29])*(1/2)*[.E30])/([.D29]-[.C30]+(1/2)*[.E30])" office:value-type="float" office:value="0.0000252114731042179" calcext:value-type="float">
            <text:p>2.52114731042179E-05</text:p>
          </table:table-cell>
          <table:table-cell table:formula="of:=(((1/2)*([.B30]-[.B29])+[.B29])*([.D29]-[.C30])+((1/3)*([.B30]-[.B29])+[.B29])*(1/2)*[.E30])/([.D29]-[.C30]+(1/2)*[.E30])" office:value-type="float" office:value="0.0382709887112715" calcext:value-type="float">
            <text:p>0.038270988711272</text:p>
          </table:table-cell>
          <table:table-cell table:formula="of:=DEGREES(ATAN(([.G29]-[.I29])/([.H29]-[.F29])))" office:value-type="float" office:value="-48.9397401443609" calcext:value-type="float">
            <text:p>-48.9397401443609</text:p>
          </table:table-cell>
          <table:table-cell table:formula="of:=DEGREES(ATAN(([.C30]-[.C29])/([.B30]-[.B29])))" office:value-type="float" office:value="-0.00764770981026768" calcext:value-type="float">
            <text:p>-0.007647709810268</text:p>
          </table:table-cell>
          <table:table-cell table:formula="of:=[.J29]-[.K29]" office:value-type="float" office:value="-48.9320924345506" calcext:value-type="float">
            <text:p>-48.9320924345506</text:p>
          </table:table-cell>
          <table:table-cell table:formula="of:=ABS([.L29])" office:value-type="float" office:value="48.9320924345506" calcext:value-type="float">
            <text:p>48.9320924345506</text:p>
          </table:table-cell>
          <table:table-cell table:formula="of:=[.B29]+0.5*([.B30]-[.B29])" office:value-type="float" office:value="0.0382605650943713" calcext:value-type="float">
            <text:p>0.038260565094371</text:p>
          </table:table-cell>
          <table:table-cell table:formula="of:=[.C29]+0.5*([.C30]-[.C29])" office:value-type="float" office:value="0.0000181621445229673" calcext:value-type="float">
            <text:p>1.81621445229673E-05</text:p>
          </table:table-cell>
          <table:table-cell table:formula="of:=SQRT(([.B30]-[.N29])^2+([.C30]-[.O29])^2)*SQRT(([.F29]-[.O29])^2+([.G29]-[.N29])^2)" office:value-type="float" office:value="0.0000000221065303233783" calcext:value-type="float">
            <text:p>2.21065303233783E-08</text:p>
          </table:table-cell>
          <table:table-cell table:formula="of:=(-([.B30]-[.N29])*([.F29]-[.O29])+([.C30]-[.O29])*([.G29]-[.N29]))/[.P29]" office:value-type="float" office:value="0.74665184161282" calcext:value-type="float">
            <text:p>0.74665184161282</text:p>
          </table:table-cell>
          <table:table-cell table:formula="of:=DEGREES(ACOS([.Q29]))" office:value-type="float" office:value="41.6988235190628" calcext:value-type="float">
            <text:p>41.6988235190628</text:p>
          </table:table-cell>
          <table:table-cell table:number-columns-repeated="6"/>
          <table:table-cell table:formula="of:=[.M29]-DEGREES(ACOS([.Q29]))" office:value-type="float" office:value="7.2332689154878" calcext:value-type="float">
            <text:p>7.233268915487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.04007807072814</text:p>
          </table:table-cell>
          <table:table-cell table:formula="of:=[.C29]+[.E30]" office:value-type="float" office:value="0.0000179195480199393" calcext:value-type="float">
            <text:p>1.79195480199393E-05</text:p>
          </table:table-cell>
          <table:table-cell table:formula="of:=[$Arkusz3.C23]" office:value-type="float" office:value="0.0000322621930060575" calcext:value-type="float">
            <text:p>3.23E-05</text:p>
          </table:table-cell>
          <table:table-cell table:formula="of:=[$Arkusz3.E22]" office:value-type="float" office:value="-0.000000485193006055865" calcext:value-type="float">
            <text:p>-4.85193006055865E-07</text:p>
          </table:table-cell>
          <table:table-cell table:formula="of:=((1/2)*[.C30]*[.C30]+((1/3)*[.E31]+[.C30])*(1/2)*[.E31])/([.C30]+(1/2)*[.E31])" office:value-type="float" office:value="0.00000907455216693744" calcext:value-type="float">
            <text:p>9.07455216693744E-06</text:p>
          </table:table-cell>
          <table:table-cell table:formula="of:=(((1/2)*([.B31]-[.B30])+[.B30])*[.C30]+((2/3)*([.B31]-[.B30])+[.B30])*(1/2)*[.E31])/([.C30]+(1/2)*[.E31])" office:value-type="float" office:value="0.0420714780914992" calcext:value-type="float">
            <text:p>0.042071478091499</text:p>
          </table:table-cell>
          <table:table-cell table:formula="of:=(((1/2)*([.D30]-[.C31])+[.C30]+[.E31])*([.D30]-[.C31])+((2/3)*[.E31]+[.C30])*(1/2)*[.E31])/([.D30]-[.C31]+(1/2)*[.E31])" office:value-type="float" office:value="0.0000252045516918459" calcext:value-type="float">
            <text:p>2.52045516918459E-05</text:p>
          </table:table-cell>
          <table:table-cell table:formula="of:=(((1/2)*([.B31]-[.B30])+[.B30])*([.D30]-[.C31])+((1/3)*([.B31]-[.B30])+[.B30])*(1/2)*[.E31])/([.D30]-[.C31]+(1/2)*[.E31])" office:value-type="float" office:value="0.0420524263457644" calcext:value-type="float">
            <text:p>0.042052426345764</text:p>
          </table:table-cell>
          <table:table-cell table:formula="of:=DEGREES(ATAN(([.G30]-[.I30])/([.H30]-[.F30])))" office:value-type="float" office:value="49.7473613903684" calcext:value-type="float">
            <text:p>49.7473613903684</text:p>
          </table:table-cell>
          <table:table-cell table:formula="of:=DEGREES(ATAN(([.C31]-[.C30])/([.B31]-[.B30])))" office:value-type="float" office:value="0.00659805322920954" calcext:value-type="float">
            <text:p>0.00659805322921</text:p>
          </table:table-cell>
          <table:table-cell table:formula="of:=[.J30]-[.K30]" office:value-type="float" office:value="49.7407633371392" calcext:value-type="float">
            <text:p>49.7407633371392</text:p>
          </table:table-cell>
          <table:table-cell table:formula="of:=ABS([.L30])" office:value-type="float" office:value="49.7407633371392" calcext:value-type="float">
            <text:p>49.7407633371392</text:p>
          </table:table-cell>
          <table:table-cell table:formula="of:=[.B30]+0.5*([.B31]-[.B30])" office:value-type="float" office:value="0.0420631433430543" calcext:value-type="float">
            <text:p>0.042063143343054</text:p>
          </table:table-cell>
          <table:table-cell table:formula="of:=[.C30]+0.5*([.C31]-[.C30])" office:value-type="float" office:value="0.0000181481445229673" calcext:value-type="float">
            <text:p>1.81481445229673E-05</text:p>
          </table:table-cell>
          <table:table-cell table:formula="of:=SQRT(([.B31]-[.N30])^2+([.C31]-[.O30])^2)*SQRT(([.F30]-[.O30])^2+([.G30]-[.N30])^2)" office:value-type="float" office:value="0.0000000244573603807814" calcext:value-type="float">
            <text:p>2.44573603807814E-08</text:p>
          </table:table-cell>
          <table:table-cell table:formula="of:=(-([.B31]-[.N30])*([.F30]-[.O30])+([.C31]-[.O30])*([.G30]-[.N30]))/[.P30]" office:value-type="float" office:value="0.736532672322153" calcext:value-type="float">
            <text:p>0.736532672322153</text:p>
          </table:table-cell>
          <table:table-cell table:formula="of:=DEGREES(ACOS([.Q30]))" office:value-type="float" office:value="42.5631159392225" calcext:value-type="float">
            <text:p>42.5631159392225</text:p>
          </table:table-cell>
          <table:table-cell table:number-columns-repeated="6"/>
          <table:table-cell table:formula="of:=[.M30]-DEGREES(ACOS([.Q30]))" office:value-type="float" office:value="7.17764739791669" calcext:value-type="float">
            <text:p>7.1776473979166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.044048215957969</text:p>
          </table:table-cell>
          <table:table-cell table:formula="of:=[.C30]+[.E31]" office:value-type="float" office:value="0.0000183767410259952" calcext:value-type="float">
            <text:p>1.83767410259952E-05</text:p>
          </table:table-cell>
          <table:table-cell table:formula="of:=[$Arkusz3.C24]" office:value-type="float" office:value="0.0000322621930060576" calcext:value-type="float">
            <text:p>3.23E-05</text:p>
          </table:table-cell>
          <table:table-cell table:formula="of:=[$Arkusz3.E23]" office:value-type="float" office:value="0.000000457193006055895" calcext:value-type="float">
            <text:p>4.57193006055895E-07</text:p>
          </table:table-cell>
          <table:table-cell table:formula="of:=((1/2)*[.C31]*[.C31]+((1/3)*[.E32]+[.C31])*(1/2)*[.E32])/([.C31]+(1/2)*[.E32])" office:value-type="float" office:value="0.0000090869524152502" calcext:value-type="float">
            <text:p>9.0869524152502E-06</text:p>
          </table:table-cell>
          <table:table-cell table:formula="of:=(((1/2)*([.B32]-[.B31])+[.B31])*[.C31]+((2/3)*([.B32]-[.B31])+[.B31])*(1/2)*[.E32])/([.C31]+(1/2)*[.E32])" office:value-type="float" office:value="0.0462093540165651" calcext:value-type="float">
            <text:p>0.046209354016565</text:p>
          </table:table-cell>
          <table:table-cell table:formula="of:=(((1/2)*([.D31]-[.C32])+[.C31]+[.E32])*([.D31]-[.C32])+((2/3)*[.E32]+[.C31])*(1/2)*[.E32])/([.D31]-[.C32]+(1/2)*[.E32])" office:value-type="float" office:value="0.0000252171784127794" calcext:value-type="float">
            <text:p>2.52171784127794E-05</text:p>
          </table:table-cell>
          <table:table-cell table:formula="of:=(((1/2)*([.B32]-[.B31])+[.B31])*([.D31]-[.C32])+((1/3)*([.B32]-[.B31])+[.B31])*(1/2)*[.E32])/([.D31]-[.C32]+(1/2)*[.E32])" office:value-type="float" office:value="0.0462279037883244" calcext:value-type="float">
            <text:p>0.046227903788324</text:p>
          </table:table-cell>
          <table:table-cell table:formula="of:=DEGREES(ATAN(([.G31]-[.I31])/([.H31]-[.F31])))" office:value-type="float" office:value="-48.9909312405885" calcext:value-type="float">
            <text:p>-48.9909312405885</text:p>
          </table:table-cell>
          <table:table-cell table:formula="of:=DEGREES(ATAN(([.C32]-[.C31])/([.B32]-[.B31])))" office:value-type="float" office:value="-0.00537756385067288" calcext:value-type="float">
            <text:p>-0.005377563850673</text:p>
          </table:table-cell>
          <table:table-cell table:formula="of:=[.J31]-[.K31]" office:value-type="float" office:value="-48.9855536767378" calcext:value-type="float">
            <text:p>-48.9855536767378</text:p>
          </table:table-cell>
          <table:table-cell table:formula="of:=ABS([.L31])" office:value-type="float" office:value="48.9855536767378" calcext:value-type="float">
            <text:p>48.9855536767378</text:p>
          </table:table-cell>
          <table:table-cell table:formula="of:=[.B31]+0.5*([.B32]-[.B31])" office:value-type="float" office:value="0.0462174547874463" calcext:value-type="float">
            <text:p>0.046217454787446</text:p>
          </table:table-cell>
          <table:table-cell table:formula="of:=[.C31]+0.5*([.C32]-[.C31])" office:value-type="float" office:value="0.0000181731445229673" calcext:value-type="float">
            <text:p>1.81731445229673E-05</text:p>
          </table:table-cell>
          <table:table-cell table:formula="of:=SQRT(([.B32]-[.N31])^2+([.C32]-[.O31])^2)*SQRT(([.F31]-[.O31])^2+([.G31]-[.N31])^2)" office:value-type="float" office:value="0.0000000264060951049622" calcext:value-type="float">
            <text:p>2.64060951049622E-08</text:p>
          </table:table-cell>
          <table:table-cell table:formula="of:=(-([.B32]-[.N31])*([.F31]-[.O31])+([.C32]-[.O31])*([.G31]-[.N31]))/[.P31]" office:value-type="float" office:value="0.746485610326708" calcext:value-type="float">
            <text:p>0.746485610326708</text:p>
          </table:table-cell>
          <table:table-cell table:formula="of:=DEGREES(ACOS([.Q31]))" office:value-type="float" office:value="41.713139214808" calcext:value-type="float">
            <text:p>41.713139214808</text:p>
          </table:table-cell>
          <table:table-cell table:number-columns-repeated="6"/>
          <table:table-cell table:formula="of:=[.M31]-DEGREES(ACOS([.Q31]))" office:value-type="float" office:value="7.27241446192983" calcext:value-type="float">
            <text:p>7.272414461929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.048386693616924</text:p>
          </table:table-cell>
          <table:table-cell table:formula="of:=[.C31]+[.E32]" office:value-type="float" office:value="0.0000179695480199393" calcext:value-type="float">
            <text:p>1.79695480199393E-05</text:p>
          </table:table-cell>
          <table:table-cell table:formula="of:=[$Arkusz3.C25]" office:value-type="float" office:value="0.0000322621930060577" calcext:value-type="float">
            <text:p>3.23E-05</text:p>
          </table:table-cell>
          <table:table-cell table:formula="of:=[$Arkusz3.E24]" office:value-type="float" office:value="-0.000000407193006055958" calcext:value-type="float">
            <text:p>-4.07193006055958E-07</text:p>
          </table:table-cell>
          <table:table-cell table:formula="of:=((1/2)*[.C32]*[.C32]+((1/3)*[.E33]+[.C32])*(1/2)*[.E33])/([.C32]+(1/2)*[.E33])" office:value-type="float" office:value="0.00000908040565665495" calcext:value-type="float">
            <text:p>9.08040565665495E-06</text:p>
          </table:table-cell>
          <table:table-cell table:formula="of:=(((1/2)*([.B33]-[.B32])+[.B32])*[.C32]+((2/3)*([.B33]-[.B32])+[.B32])*(1/2)*[.E33])/([.C32]+(1/2)*[.E33])" office:value-type="float" office:value="0.0507665346017654" calcext:value-type="float">
            <text:p>0.050766534601766</text:p>
          </table:table-cell>
          <table:table-cell table:formula="of:=(((1/2)*([.D32]-[.C33])+[.C32]+[.E33])*([.D32]-[.C33])+((2/3)*[.E33]+[.C32])*(1/2)*[.E33])/([.D32]-[.C33]+(1/2)*[.E33])" office:value-type="float" office:value="0.0000252107394294055" calcext:value-type="float">
            <text:p>2.52107394294055E-05</text:p>
          </table:table-cell>
          <table:table-cell table:formula="of:=(((1/2)*([.B33]-[.B32])+[.B32])*([.D32]-[.C33])+((1/3)*([.B33]-[.B32])+[.B32])*(1/2)*[.E33])/([.D32]-[.C33]+(1/2)*[.E33])" office:value-type="float" office:value="0.0507475536802856" calcext:value-type="float">
            <text:p>0.050747553680286</text:p>
          </table:table-cell>
          <table:table-cell table:formula="of:=DEGREES(ATAN(([.G32]-[.I32])/([.H32]-[.F32])))" office:value-type="float" office:value="49.6415090258885" calcext:value-type="float">
            <text:p>49.6415090258885</text:p>
          </table:table-cell>
          <table:table-cell table:formula="of:=DEGREES(ATAN(([.C33]-[.C32])/([.B33]-[.B32])))" office:value-type="float" office:value="0.00460475281000487" calcext:value-type="float">
            <text:p>0.004604752810005</text:p>
          </table:table-cell>
          <table:table-cell table:formula="of:=[.J32]-[.K32]" office:value-type="float" office:value="49.6369042730785" calcext:value-type="float">
            <text:p>49.6369042730785</text:p>
          </table:table-cell>
          <table:table-cell table:formula="of:=ABS([.L32])" office:value-type="float" office:value="49.6369042730785" calcext:value-type="float">
            <text:p>49.6369042730785</text:p>
          </table:table-cell>
          <table:table-cell table:formula="of:=[.B32]+0.5*([.B33]-[.B32])" office:value-type="float" office:value="0.0507582378974803" calcext:value-type="float">
            <text:p>0.05075823789748</text:p>
          </table:table-cell>
          <table:table-cell table:formula="of:=[.C32]+0.5*([.C33]-[.C32])" office:value-type="float" office:value="0.0000181601445229673" calcext:value-type="float">
            <text:p>1.81601445229673E-05</text:p>
          </table:table-cell>
          <table:table-cell table:formula="of:=SQRT(([.B33]-[.N32])^2+([.C33]-[.O32])^2)*SQRT(([.F32]-[.O32])^2+([.G32]-[.N32])^2)" office:value-type="float" office:value="0.0000000291687375947587" calcext:value-type="float">
            <text:p>2.91687375947587E-08</text:p>
          </table:table-cell>
          <table:table-cell table:formula="of:=(-([.B33]-[.N32])*([.F32]-[.O32])+([.C33]-[.O32])*([.G32]-[.N32]))/[.P32]" office:value-type="float" office:value="0.738276177713111" calcext:value-type="float">
            <text:p>0.738276177713111</text:p>
          </table:table-cell>
          <table:table-cell table:formula="of:=DEGREES(ACOS([.Q32]))" office:value-type="float" office:value="42.4152213398566" calcext:value-type="float">
            <text:p>42.4152213398566</text:p>
          </table:table-cell>
          <table:table-cell table:number-columns-repeated="6"/>
          <table:table-cell table:formula="of:=[.M32]-DEGREES(ACOS([.Q32]))" office:value-type="float" office:value="7.22168293322196" calcext:value-type="float">
            <text:p>7.2216829332219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.053129782178037</text:p>
          </table:table-cell>
          <table:table-cell table:formula="of:=[.C32]+[.E33]" office:value-type="float" office:value="0.0000183507410259953" calcext:value-type="float">
            <text:p>1.83507410259953E-05</text:p>
          </table:table-cell>
          <table:table-cell table:formula="of:=[$Arkusz3.C26]" office:value-type="float" office:value="0.0000322621930060577" calcext:value-type="float">
            <text:p>3.23E-05</text:p>
          </table:table-cell>
          <table:table-cell table:formula="of:=[$Arkusz3.E25]" office:value-type="float" office:value="0.000000381193006055982" calcext:value-type="float">
            <text:p>3.81193006055982E-07</text:p>
          </table:table-cell>
          <table:table-cell table:formula="of:=((1/2)*[.C33]*[.C33]+((1/3)*[.E34]+[.C33])*(1/2)*[.E34])/([.C33]+(1/2)*[.E34])" office:value-type="float" office:value="0.00000909033906507263" calcext:value-type="float">
            <text:p>9.09033906507263E-06</text:p>
          </table:table-cell>
          <table:table-cell table:formula="of:=(((1/2)*([.B34]-[.B33])+[.B33])*[.C33]+((2/3)*([.B34]-[.B33])+[.B33])*(1/2)*[.E34])/([.C33]+(1/2)*[.E34])" office:value-type="float" office:value="0.0557153500810765" calcext:value-type="float">
            <text:p>0.055715350081077</text:p>
          </table:table-cell>
          <table:table-cell table:formula="of:=(((1/2)*([.D33]-[.C34])+[.C33]+[.E34])*([.D33]-[.C34])+((2/3)*[.E34]+[.C33])*(1/2)*[.E34])/([.D33]-[.C34]+(1/2)*[.E34])" office:value-type="float" office:value="0.0000252208243169121" calcext:value-type="float">
            <text:p>2.52208243169121E-05</text:p>
          </table:table-cell>
          <table:table-cell table:formula="of:=(((1/2)*([.B34]-[.B33])+[.B33])*([.D33]-[.C34])+((1/3)*([.B34]-[.B33])+[.B33])*(1/2)*[.E34])/([.D33]-[.C34]+(1/2)*[.E34])" office:value-type="float" office:value="0.0557339365157946" calcext:value-type="float">
            <text:p>0.055733936515795</text:p>
          </table:table-cell>
          <table:table-cell table:formula="of:=DEGREES(ATAN(([.G33]-[.I33])/([.H33]-[.F33])))" office:value-type="float" office:value="-49.046485312103" calcext:value-type="float">
            <text:p>-49.046485312103</text:p>
          </table:table-cell>
          <table:table-cell table:formula="of:=DEGREES(ATAN(([.C34]-[.C33])/([.B34]-[.B33])))" office:value-type="float" office:value="-0.00376856711381357" calcext:value-type="float">
            <text:p>-0.003768567113814</text:p>
          </table:table-cell>
          <table:table-cell table:formula="of:=[.J33]-[.K33]" office:value-type="float" office:value="-49.0427167449891" calcext:value-type="float">
            <text:p>-49.0427167449891</text:p>
          </table:table-cell>
          <table:table-cell table:formula="of:=ABS([.L33])" office:value-type="float" office:value="49.0427167449891" calcext:value-type="float">
            <text:p>49.0427167449891</text:p>
          </table:table-cell>
          <table:table-cell table:formula="of:=[.B33]+0.5*([.B34]-[.B33])" office:value-type="float" office:value="0.0557234628301007" calcext:value-type="float">
            <text:p>0.055723462830101</text:p>
          </table:table-cell>
          <table:table-cell table:formula="of:=[.C33]+0.5*([.C34]-[.C33])" office:value-type="float" office:value="0.0000181801445229672" calcext:value-type="float">
            <text:p>1.81801445229672E-05</text:p>
          </table:table-cell>
          <table:table-cell table:formula="of:=SQRT(([.B34]-[.N33])^2+([.C34]-[.O33])^2)*SQRT(([.F33]-[.O33])^2+([.G33]-[.N33])^2)" office:value-type="float" office:value="0.0000000316004901780756" calcext:value-type="float">
            <text:p>3.16004901780756E-08</text:p>
          </table:table-cell>
          <table:table-cell table:formula="of:=(-([.B34]-[.N33])*([.F33]-[.O33])+([.C34]-[.O33])*([.G33]-[.N33]))/[.P33]" office:value-type="float" office:value="0.746109836300442" calcext:value-type="float">
            <text:p>0.746109836300442</text:p>
          </table:table-cell>
          <table:table-cell table:formula="of:=DEGREES(ACOS([.Q33]))" office:value-type="float" office:value="41.7454857741267" calcext:value-type="float">
            <text:p>41.7454857741267</text:p>
          </table:table-cell>
          <table:table-cell table:number-columns-repeated="6"/>
          <table:table-cell table:formula="of:=[.M33]-DEGREES(ACOS([.Q33]))" office:value-type="float" office:value="7.29723097086241" calcext:value-type="float">
            <text:p>7.2972309708624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.058317143482164</text:p>
          </table:table-cell>
          <table:table-cell table:formula="of:=[.C33]+[.E34]" office:value-type="float" office:value="0.0000180095480199392" calcext:value-type="float">
            <text:p>1.80095480199392E-05</text:p>
          </table:table-cell>
          <table:table-cell table:formula="of:=[$Arkusz3.C27]" office:value-type="float" office:value="0.0000322621930060578" calcext:value-type="float">
            <text:p>3.23E-05</text:p>
          </table:table-cell>
          <table:table-cell table:formula="of:=[$Arkusz3.E26]" office:value-type="float" office:value="-0.000000341193006056071" calcext:value-type="float">
            <text:p>-3.41193006056071E-07</text:p>
          </table:table-cell>
          <table:table-cell table:formula="of:=((1/2)*[.C34]*[.C34]+((1/3)*[.E35]+[.C34])*(1/2)*[.E35])/([.C34]+(1/2)*[.E35])" office:value-type="float" office:value="0.00000908430300281167" calcext:value-type="float">
            <text:p>9.08430300281167E-06</text:p>
          </table:table-cell>
          <table:table-cell table:formula="of:=(((1/2)*([.B35]-[.B34])+[.B34])*[.C34]+((2/3)*([.B35]-[.B34])+[.B34])*(1/2)*[.E35])/([.C34]+(1/2)*[.E35])" office:value-type="float" office:value="0.0611629054842491" calcext:value-type="float">
            <text:p>0.061162905484249</text:p>
          </table:table-cell>
          <table:table-cell table:formula="of:=(((1/2)*([.D34]-[.C35])+[.C34]+[.E35])*([.D34]-[.C35])+((2/3)*[.E35]+[.C34])*(1/2)*[.E35])/([.D34]-[.C35]+(1/2)*[.E35])" office:value-type="float" office:value="0.0000252148713239439" calcext:value-type="float">
            <text:p>2.52148713239439E-05</text:p>
          </table:table-cell>
          <table:table-cell table:formula="of:=(((1/2)*([.B35]-[.B34])+[.B34])*([.D34]-[.C35])+((1/3)*([.B35]-[.B34])+[.B34])*(1/2)*[.E35])/([.D34]-[.C35]+(1/2)*[.E35])" office:value-type="float" office:value="0.0611440057104921" calcext:value-type="float">
            <text:p>0.061144005710492</text:p>
          </table:table-cell>
          <table:table-cell table:formula="of:=DEGREES(ATAN(([.G34]-[.I34])/([.H34]-[.F34])))" office:value-type="float" office:value="49.5199248229304" calcext:value-type="float">
            <text:p>49.5199248229304</text:p>
          </table:table-cell>
          <table:table-cell table:formula="of:=DEGREES(ATAN(([.C35]-[.C34])/([.B35]-[.B34])))" office:value-type="float" office:value="0.00320242917762897" calcext:value-type="float">
            <text:p>0.003202429177629</text:p>
          </table:table-cell>
          <table:table-cell table:formula="of:=[.J34]-[.K34]" office:value-type="float" office:value="49.5167223937528" calcext:value-type="float">
            <text:p>49.5167223937528</text:p>
          </table:table-cell>
          <table:table-cell table:formula="of:=ABS([.L34])" office:value-type="float" office:value="49.5167223937528" calcext:value-type="float">
            <text:p>49.5167223937528</text:p>
          </table:table-cell>
          <table:table-cell table:formula="of:=[.B34]+0.5*([.B35]-[.B34])" office:value-type="float" office:value="0.0611546489367912" calcext:value-type="float">
            <text:p>0.061154648936791</text:p>
          </table:table-cell>
          <table:table-cell table:formula="of:=[.C34]+0.5*([.C35]-[.C34])" office:value-type="float" office:value="0.0000181681445229672" calcext:value-type="float">
            <text:p>1.81681445229672E-05</text:p>
          </table:table-cell>
          <table:table-cell table:formula="of:=SQRT(([.B35]-[.N34])^2+([.C35]-[.O34])^2)*SQRT(([.F34]-[.O34])^2+([.G34]-[.N34])^2)" office:value-type="float" office:value="0.0000000348316656318205" calcext:value-type="float">
            <text:p>3.48316656318205E-08</text:p>
          </table:table-cell>
          <table:table-cell table:formula="of:=(-([.B35]-[.N34])*([.F34]-[.O34])+([.C35]-[.O34])*([.G34]-[.N34]))/[.P34]" office:value-type="float" office:value="0.740038090467092" calcext:value-type="float">
            <text:p>0.740038090467092</text:p>
          </table:table-cell>
          <table:table-cell table:formula="of:=DEGREES(ACOS([.Q34]))" office:value-type="float" office:value="42.2653396054428" calcext:value-type="float">
            <text:p>42.2653396054428</text:p>
          </table:table-cell>
          <table:table-cell table:number-columns-repeated="6"/>
          <table:table-cell table:formula="of:=[.M34]-DEGREES(ACOS([.Q34]))" office:value-type="float" office:value="7.25138278830997" calcext:value-type="float">
            <text:p>7.2513827883099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.063992154391418</text:p>
          </table:table-cell>
          <table:table-cell table:formula="of:=[.C34]+[.E35]" office:value-type="float" office:value="0.0000183267410259953" calcext:value-type="float">
            <text:p>1.83267410259953E-05</text:p>
          </table:table-cell>
          <table:table-cell table:formula="of:=[$Arkusz3.C28]" office:value-type="float" office:value="0.0000322621930060579" calcext:value-type="float">
            <text:p>3.23E-05</text:p>
          </table:table-cell>
          <table:table-cell table:formula="of:=[$Arkusz3.E27]" office:value-type="float" office:value="0.000000317193006056091" calcext:value-type="float">
            <text:p>3.17193006056091E-07</text:p>
          </table:table-cell>
          <table:table-cell table:formula="of:=((1/2)*[.C35]*[.C35]+((1/3)*[.E36]+[.C35])*(1/2)*[.E36])/([.C35]+(1/2)*[.E36])" office:value-type="float" office:value="0.00000909225863046244" calcext:value-type="float">
            <text:p>9.09225863046244E-06</text:p>
          </table:table-cell>
          <table:table-cell table:formula="of:=(((1/2)*([.B36]-[.B35])+[.B35])*[.C35]+((2/3)*([.B36]-[.B35])+[.B35])*(1/2)*[.E36])/([.C35]+(1/2)*[.E36])" office:value-type="float" office:value="0.0670890955316455" calcext:value-type="float">
            <text:p>0.067089095531646</text:p>
          </table:table-cell>
          <table:table-cell table:formula="of:=(((1/2)*([.D35]-[.C36])+[.C35]+[.E36])*([.D35]-[.C36])+((2/3)*[.E36]+[.C35])*(1/2)*[.E36])/([.D35]-[.C36]+(1/2)*[.E36])" office:value-type="float" office:value="0.0000252229280379338" calcext:value-type="float">
            <text:p>2.52229280379338E-05</text:p>
          </table:table-cell>
          <table:table-cell table:formula="of:=(((1/2)*([.B36]-[.B35])+[.B35])*([.D35]-[.C36])+((1/3)*([.B36]-[.B35])+[.B35])*(1/2)*[.E36])/([.D35]-[.C36]+(1/2)*[.E36])" office:value-type="float" office:value="0.0671076956552225" calcext:value-type="float">
            <text:p>0.067107695655223</text:p>
          </table:table-cell>
          <table:table-cell table:formula="of:=DEGREES(ATAN(([.G35]-[.I35])/([.H35]-[.F35])))" office:value-type="float" office:value="-49.0670417362361" calcext:value-type="float">
            <text:p>-49.0670417362361</text:p>
          </table:table-cell>
          <table:table-cell table:formula="of:=DEGREES(ATAN(([.C36]-[.C35])/([.B36]-[.B35])))" office:value-type="float" office:value="-0.00263124841909875" calcext:value-type="float">
            <text:p>-0.002631248419099</text:p>
          </table:table-cell>
          <table:table-cell table:formula="of:=[.J35]-[.K35]" office:value-type="float" office:value="-49.064410487817" calcext:value-type="float">
            <text:p>-49.064410487817</text:p>
          </table:table-cell>
          <table:table-cell table:formula="of:=ABS([.L35])" office:value-type="float" office:value="49.064410487817" calcext:value-type="float">
            <text:p>49.064410487817</text:p>
          </table:table-cell>
          <table:table-cell table:formula="of:=[.B35]+0.5*([.B36]-[.B35])" office:value-type="float" office:value="0.0670972119495672" calcext:value-type="float">
            <text:p>0.067097211949567</text:p>
          </table:table-cell>
          <table:table-cell table:formula="of:=[.C35]+0.5*([.C36]-[.C35])" office:value-type="float" office:value="0.0000181841445229672" calcext:value-type="float">
            <text:p>1.81841445229672E-05</text:p>
          </table:table-cell>
          <table:table-cell table:formula="of:=SQRT(([.B36]-[.N35])^2+([.C36]-[.O35])^2)*SQRT(([.F35]-[.O35])^2+([.G35]-[.N35])^2)" office:value-type="float" office:value="0.0000000378433314056352" calcext:value-type="float">
            <text:p>3.78433314056352E-08</text:p>
          </table:table-cell>
          <table:table-cell table:formula="of:=(-([.B36]-[.N35])*([.F35]-[.O35])+([.C36]-[.O35])*([.G35]-[.N35]))/[.P35]" office:value-type="float" office:value="0.74602275572814" calcext:value-type="float">
            <text:p>0.74602275572814</text:p>
          </table:table-cell>
          <table:table-cell table:formula="of:=DEGREES(ACOS([.Q35]))" office:value-type="float" office:value="41.7529787333655" calcext:value-type="float">
            <text:p>41.7529787333655</text:p>
          </table:table-cell>
          <table:table-cell table:number-columns-repeated="6"/>
          <table:table-cell table:formula="of:=[.M35]-DEGREES(ACOS([.Q35]))" office:value-type="float" office:value="7.31143175445151" calcext:value-type="float">
            <text:p>7.3114317544515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.070202269507717</text:p>
          </table:table-cell>
          <table:table-cell table:formula="of:=[.C35]+[.E36]" office:value-type="float" office:value="0.0000180415480199391" calcext:value-type="float">
            <text:p>1.80415480199391E-05</text:p>
          </table:table-cell>
          <table:table-cell table:formula="of:=[$Arkusz3.C29]" office:value-type="float" office:value="0.0000322621930060579" calcext:value-type="float">
            <text:p>3.23E-05</text:p>
          </table:table-cell>
          <table:table-cell table:formula="of:=[$Arkusz3.E28]" office:value-type="float" office:value="-0.000000285193006056195" calcext:value-type="float">
            <text:p>-2.85193006056195E-07</text:p>
          </table:table-cell>
          <table:table-cell table:formula="of:=((1/2)*[.C36]*[.C36]+((1/3)*[.E37]+[.C36])*(1/2)*[.E37])/([.C36]+(1/2)*[.E37])" office:value-type="float" office:value="0.00000908698228704598" calcext:value-type="float">
            <text:p>9.08698228704598E-06</text:p>
          </table:table-cell>
          <table:table-cell table:formula="of:=(((1/2)*([.B37]-[.B36])+[.B36])*[.C36]+((2/3)*([.B37]-[.B36])+[.B36])*(1/2)*[.E37])/([.C36]+(1/2)*[.E37])" office:value-type="float" office:value="0.0736090780128329" calcext:value-type="float">
            <text:p>0.073609078012833</text:p>
          </table:table-cell>
          <table:table-cell table:formula="of:=(((1/2)*([.D36]-[.C37])+[.C36]+[.E37])*([.D36]-[.C37])+((2/3)*[.E37]+[.C36])*(1/2)*[.E37])/([.D36]-[.C37]+(1/2)*[.E37])" office:value-type="float" office:value="0.0000252177123381593" calcext:value-type="float">
            <text:p>2.52177123381593E-05</text:p>
          </table:table-cell>
          <table:table-cell table:formula="of:=(((1/2)*([.B37]-[.B36])+[.B36])*([.D36]-[.C37])+((1/3)*([.B37]-[.B36])+[.B36])*(1/2)*[.E37])/([.D36]-[.C37]+(1/2)*[.E37])" office:value-type="float" office:value="0.073590221888525" calcext:value-type="float">
            <text:p>0.073590221888525</text:p>
          </table:table-cell>
          <table:table-cell table:formula="of:=DEGREES(ATAN(([.G36]-[.I36])/([.H36]-[.F36])))" office:value-type="float" office:value="49.4542125093578" calcext:value-type="float">
            <text:p>49.4542125093578</text:p>
          </table:table-cell>
          <table:table-cell table:formula="of:=DEGREES(ATAN(([.C37]-[.C36])/([.B37]-[.B36])))" office:value-type="float" office:value="0.00222698448574686" calcext:value-type="float">
            <text:p>0.002226984485747</text:p>
          </table:table-cell>
          <table:table-cell table:formula="of:=[.J36]-[.K36]" office:value-type="float" office:value="49.4519855248721" calcext:value-type="float">
            <text:p>49.4519855248721</text:p>
          </table:table-cell>
          <table:table-cell table:formula="of:=ABS([.L36])" office:value-type="float" office:value="49.4519855248721" calcext:value-type="float">
            <text:p>49.4519855248721</text:p>
          </table:table-cell>
          <table:table-cell table:formula="of:=[.B36]+0.5*([.B37]-[.B36])" office:value-type="float" office:value="0.0736008437486133" calcext:value-type="float">
            <text:p>0.073600843748613</text:p>
          </table:table-cell>
          <table:table-cell table:formula="of:=[.C36]+0.5*([.C37]-[.C36])" office:value-type="float" office:value="0.0000181736445229672" calcext:value-type="float">
            <text:p>1.81736445229672E-05</text:p>
          </table:table-cell>
          <table:table-cell table:formula="of:=SQRT(([.B37]-[.N36])^2+([.C37]-[.O36])^2)*SQRT(([.F36]-[.O36])^2+([.G36]-[.N36])^2)" office:value-type="float" office:value="0.0000000416752427571652" calcext:value-type="float">
            <text:p>4.16752427571652E-08</text:p>
          </table:table-cell>
          <table:table-cell table:formula="of:=(-([.B37]-[.N36])*([.F36]-[.O36])+([.C37]-[.O36])*([.G36]-[.N36]))/[.P36]" office:value-type="float" office:value="0.741034290026545" calcext:value-type="float">
            <text:p>0.741034290026545</text:p>
          </table:table-cell>
          <table:table-cell table:formula="of:=DEGREES(ACOS([.Q36]))" office:value-type="float" office:value="42.1804041073174" calcext:value-type="float">
            <text:p>42.1804041073174</text:p>
          </table:table-cell>
          <table:table-cell table:number-columns-repeated="6"/>
          <table:table-cell table:formula="of:=[.M36]-DEGREES(ACOS([.Q36]))" office:value-type="float" office:value="7.27158141755464" calcext:value-type="float">
            <text:p>7.271581417554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.07699941798951</text:p>
          </table:table-cell>
          <table:table-cell table:formula="of:=[.C36]+[.E37]" office:value-type="float" office:value="0.0000183057410259953" calcext:value-type="float">
            <text:p>1.83057410259953E-05</text:p>
          </table:table-cell>
          <table:table-cell table:formula="of:=[$Arkusz3.C30]" office:value-type="float" office:value="0.000032262193006058" calcext:value-type="float">
            <text:p>3.23E-05</text:p>
          </table:table-cell>
          <table:table-cell table:formula="of:=[$Arkusz3.E29]" office:value-type="float" office:value="0.000000264193006056208" calcext:value-type="float">
            <text:p>2.64193006056208E-07</text:p>
          </table:table-cell>
          <table:table-cell table:formula="of:=((1/2)*[.C37]*[.C37]+((1/3)*[.E38]+[.C37])*(1/2)*[.E38])/([.C37]+(1/2)*[.E38])" office:value-type="float" office:value="0.00000909370115408783" calcext:value-type="float">
            <text:p>9.09370115408783E-06</text:p>
          </table:table-cell>
          <table:table-cell table:formula="of:=(((1/2)*([.B38]-[.B37])+[.B37])*[.C37]+((2/3)*([.B38]-[.B37])+[.B37])*(1/2)*[.E38])/([.C37]+(1/2)*[.E38])" office:value-type="float" office:value="0.0807118408661135" calcext:value-type="float">
            <text:p>0.080711840866114</text:p>
          </table:table-cell>
          <table:table-cell table:formula="of:=(((1/2)*([.D37]-[.C38])+[.C37]+[.E38])*([.D37]-[.C38])+((2/3)*[.E38]+[.C37])*(1/2)*[.E38])/([.D37]-[.C38]+(1/2)*[.E38])" office:value-type="float" office:value="0.0000252245022152872" calcext:value-type="float">
            <text:p>2.52245022152872E-05</text:p>
          </table:table-cell>
          <table:table-cell table:formula="of:=(((1/2)*([.B38]-[.B37])+[.B37])*([.D37]-[.C38])+((1/3)*([.B38]-[.B37])+[.B37])*(1/2)*[.E38])/([.D37]-[.C38]+(1/2)*[.E38])" office:value-type="float" office:value="0.0807303775720576" calcext:value-type="float">
            <text:p>0.080730377572058</text:p>
          </table:table-cell>
          <table:table-cell table:formula="of:=DEGREES(ATAN(([.G37]-[.I37])/([.H37]-[.F37])))" office:value-type="float" office:value="-48.969928609533" calcext:value-type="float">
            <text:p>-48.969928609533</text:p>
          </table:table-cell>
          <table:table-cell table:formula="of:=DEGREES(ATAN(([.C38]-[.C37])/([.B38]-[.B37])))" office:value-type="float" office:value="-0.00182638382186725" calcext:value-type="float">
            <text:p>-0.001826383821867</text:p>
          </table:table-cell>
          <table:table-cell table:formula="of:=[.J37]-[.K37]" office:value-type="float" office:value="-48.9681022257111" calcext:value-type="float">
            <text:p>-48.9681022257111</text:p>
          </table:table-cell>
          <table:table-cell table:formula="of:=ABS([.L37])" office:value-type="float" office:value="48.9681022257111" calcext:value-type="float">
            <text:p>48.9681022257111</text:p>
          </table:table-cell>
          <table:table-cell table:formula="of:=[.B37]+0.5*([.B38]-[.B37])" office:value-type="float" office:value="0.0807199278871921" calcext:value-type="float">
            <text:p>0.080719927887192</text:p>
          </table:table-cell>
          <table:table-cell table:formula="of:=[.C37]+0.5*([.C38]-[.C37])" office:value-type="float" office:value="0.0000181871445229671" calcext:value-type="float">
            <text:p>1.81871445229671E-05</text:p>
          </table:table-cell>
          <table:table-cell table:formula="of:=SQRT(([.B38]-[.N37])^2+([.C38]-[.O37])^2)*SQRT(([.F37]-[.O37])^2+([.G37]-[.N37])^2)" office:value-type="float" office:value="0.0000000452758115282787" calcext:value-type="float">
            <text:p>4.52758115282787E-08</text:p>
          </table:table-cell>
          <table:table-cell table:formula="of:=(-([.B38]-[.N37])*([.F37]-[.O37])+([.C38]-[.O37])*([.G37]-[.N37]))/[.P37]" office:value-type="float" office:value="0.747268883942892" calcext:value-type="float">
            <text:p>0.747268883942892</text:p>
          </table:table-cell>
          <table:table-cell table:formula="of:=DEGREES(ACOS([.Q37]))" office:value-type="float" office:value="41.6456492092522" calcext:value-type="float">
            <text:p>41.6456492092522</text:p>
          </table:table-cell>
          <table:table-cell table:number-columns-repeated="6"/>
          <table:table-cell table:formula="of:=[.M37]-DEGREES(ACOS([.Q37]))" office:value-type="float" office:value="7.3224530164589" calcext:value-type="float">
            <text:p>7.32245301645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.084440437784874</text:p>
          </table:table-cell>
          <table:table-cell table:formula="of:=[.C37]+[.E38]" office:value-type="float" office:value="0.0000180685480199389" calcext:value-type="float">
            <text:p>1.80685480199389E-05</text:p>
          </table:table-cell>
          <table:table-cell table:formula="of:=[$Arkusz3.C31]" office:value-type="float" office:value="0.0000322621930060581" calcext:value-type="float">
            <text:p>3.23E-05</text:p>
          </table:table-cell>
          <table:table-cell table:formula="of:=[$Arkusz3.E30]" office:value-type="float" office:value="-0.000000237193006056344" calcext:value-type="float">
            <text:p>-2.37193006056344E-07</text:p>
          </table:table-cell>
          <table:table-cell table:formula="of:=((1/2)*[.C38]*[.C38]+((1/3)*[.E39]+[.C38])*(1/2)*[.E39])/([.C38]+(1/2)*[.E39])" office:value-type="float" office:value="0.00000908943339224805" calcext:value-type="float">
            <text:p>9.08943339224805E-06</text:p>
          </table:table-cell>
          <table:table-cell table:formula="of:=(((1/2)*([.B39]-[.B38])+[.B38])*[.C38]+((2/3)*([.B39]-[.B38])+[.B38])*(1/2)*[.E39])/([.C38]+(1/2)*[.E39])" office:value-type="float" office:value="0.0885222179966679" calcext:value-type="float">
            <text:p>0.088522217996668</text:p>
          </table:table-cell>
          <table:table-cell table:formula="of:=(((1/2)*([.D38]-[.C39])+[.C38]+[.E39])*([.D38]-[.C39])+((2/3)*[.E39]+[.C38])*(1/2)*[.E39])/([.D38]-[.C39]+(1/2)*[.E39])" office:value-type="float" office:value="0.000025220275320077" calcext:value-type="float">
            <text:p>2.5220275320077E-05</text:p>
          </table:table-cell>
          <table:table-cell table:formula="of:=(((1/2)*([.B39]-[.B38])+[.B38])*([.D38]-[.C39])+((1/3)*([.B39]-[.B38])+[.B38])*(1/2)*[.E39])/([.D38]-[.C39]+(1/2)*[.E39])" office:value-type="float" office:value="0.088503379496831" calcext:value-type="float">
            <text:p>0.088503379496831</text:p>
          </table:table-cell>
          <table:table-cell table:formula="of:=DEGREES(ATAN(([.G38]-[.I38])/([.H38]-[.F38])))" office:value-type="float" office:value="49.427548254986" calcext:value-type="float">
            <text:p>49.427548254986</text:p>
          </table:table-cell>
          <table:table-cell table:formula="of:=DEGREES(ATAN(([.C39]-[.C38])/([.B39]-[.B38])))" office:value-type="float" office:value="0.00154853992148323" calcext:value-type="float">
            <text:p>0.001548539921483</text:p>
          </table:table-cell>
          <table:table-cell table:formula="of:=[.J38]-[.K38]" office:value-type="float" office:value="49.4259997150645" calcext:value-type="float">
            <text:p>49.4259997150645</text:p>
          </table:table-cell>
          <table:table-cell table:formula="of:=ABS([.L38])" office:value-type="float" office:value="49.4259997150645" calcext:value-type="float">
            <text:p>49.4259997150645</text:p>
          </table:table-cell>
          <table:table-cell table:formula="of:=[.B38]+0.5*([.B39]-[.B38])" office:value-type="float" office:value="0.0885139943484568" calcext:value-type="float">
            <text:p>0.088513994348457</text:p>
          </table:table-cell>
          <table:table-cell table:formula="of:=[.C38]+0.5*([.C39]-[.C38])" office:value-type="float" office:value="0.0000181786445229671" calcext:value-type="float">
            <text:p>1.81786445229671E-05</text:p>
          </table:table-cell>
          <table:table-cell table:formula="of:=SQRT(([.B39]-[.N38])^2+([.C39]-[.O38])^2)*SQRT(([.F38]-[.O38])^2+([.G38]-[.N38])^2)" office:value-type="float" office:value="0.0000000499309287784577" calcext:value-type="float">
            <text:p>4.99309287784577E-08</text:p>
          </table:table-cell>
          <table:table-cell table:formula="of:=(-([.B39]-[.N38])*([.F38]-[.O38])+([.C39]-[.O38])*([.G38]-[.N38]))/[.P38]" office:value-type="float" office:value="0.741550817500816" calcext:value-type="float">
            <text:p>0.741550817500816</text:p>
          </table:table-cell>
          <table:table-cell table:formula="of:=DEGREES(ACOS([.Q38]))" office:value-type="float" office:value="42.1363104854741" calcext:value-type="float">
            <text:p>42.1363104854741</text:p>
          </table:table-cell>
          <table:table-cell table:number-columns-repeated="6"/>
          <table:table-cell table:formula="of:=[.M38]-DEGREES(ACOS([.Q38]))" office:value-type="float" office:value="7.28968922959042" calcext:value-type="float">
            <text:p>7.2896892295904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.09258755091204</text:p>
          </table:table-cell>
          <table:table-cell table:formula="of:=[.C38]+[.E39]" office:value-type="float" office:value="0.0000182887410259953" calcext:value-type="float">
            <text:p>1.82887410259953E-05</text:p>
          </table:table-cell>
          <table:table-cell table:formula="of:=[$Arkusz3.C32]" office:value-type="float" office:value="0.0000322621930060582" calcext:value-type="float">
            <text:p>3.23E-05</text:p>
          </table:table-cell>
          <table:table-cell table:formula="of:=[$Arkusz3.E31]" office:value-type="float" office:value="0.000000220193006056358" calcext:value-type="float">
            <text:p>2.20193006056358E-07</text:p>
          </table:table-cell>
          <table:table-cell table:formula="of:=((1/2)*[.C39]*[.C39]+((1/3)*[.E40]+[.C39])*(1/2)*[.E40])/([.C39]+(1/2)*[.E40])" office:value-type="float" office:value="0.00000909491224049053" calcext:value-type="float">
            <text:p>9.09491224049053E-06</text:p>
          </table:table-cell>
          <table:table-cell table:formula="of:=(((1/2)*([.B40]-[.B39])+[.B39])*[.C39]+((2/3)*([.B40]-[.B39])+[.B39])*(1/2)*[.E40])/([.C39]+(1/2)*[.E40])" office:value-type="float" office:value="0.0970401168222412" calcext:value-type="float">
            <text:p>0.097040116822241</text:p>
          </table:table-cell>
          <table:table-cell table:formula="of:=(((1/2)*([.D39]-[.C40])+[.C39]+[.E40])*([.D39]-[.C40])+((2/3)*[.E40]+[.C39])*(1/2)*[.E40])/([.D39]-[.C40]+(1/2)*[.E40])" office:value-type="float" office:value="0.0000252258024610475" calcext:value-type="float">
            <text:p>2.52258024610475E-05</text:p>
          </table:table-cell>
          <table:table-cell table:formula="of:=(((1/2)*([.B40]-[.B39])+[.B39])*([.D39]-[.C40])+((1/3)*([.B40]-[.B39])+[.B39])*(1/2)*[.E40])/([.D39]-[.C40]+(1/2)*[.E40])" office:value-type="float" office:value="0.0970586877560175" calcext:value-type="float">
            <text:p>0.097058687756018</text:p>
          </table:table-cell>
          <table:table-cell table:formula="of:=DEGREES(ATAN(([.G39]-[.I39])/([.H39]-[.F39])))" office:value-type="float" office:value="-49.0221077409469" calcext:value-type="float">
            <text:p>-49.0221077409469</text:p>
          </table:table-cell>
          <table:table-cell table:formula="of:=DEGREES(ATAN(([.C40]-[.C39])/([.B40]-[.B39])))" office:value-type="float" office:value="-0.00127286168620536" calcext:value-type="float">
            <text:p>-0.001272861686205</text:p>
          </table:table-cell>
          <table:table-cell table:formula="of:=[.J39]-[.K39]" office:value-type="float" office:value="-49.0208348792607" calcext:value-type="float">
            <text:p>-49.0208348792607</text:p>
          </table:table-cell>
          <table:table-cell table:formula="of:=ABS([.L39])" office:value-type="float" office:value="49.0208348792607" calcext:value-type="float">
            <text:p>49.0208348792607</text:p>
          </table:table-cell>
          <table:table-cell table:formula="of:=[.B39]+0.5*([.B40]-[.B39])" office:value-type="float" office:value="0.0970482173368558" calcext:value-type="float">
            <text:p>0.097048217336856</text:p>
          </table:table-cell>
          <table:table-cell table:formula="of:=[.C39]+0.5*([.C40]-[.C39])" office:value-type="float" office:value="0.000018189644522967" calcext:value-type="float">
            <text:p>1.8189644522967E-05</text:p>
          </table:table-cell>
          <table:table-cell table:formula="of:=SQRT(([.B40]-[.N39])^2+([.C40]-[.O39])^2)*SQRT(([.F39]-[.O39])^2+([.G39]-[.N39])^2)" office:value-type="float" office:value="0.0000000543272715610099" calcext:value-type="float">
            <text:p>5.43272715610099E-08</text:p>
          </table:table-cell>
          <table:table-cell table:formula="of:=(-([.B40]-[.N39])*([.F39]-[.O39])+([.C40]-[.O39])*([.G39]-[.N39]))/[.P39]" office:value-type="float" office:value="0.746758828524027" calcext:value-type="float">
            <text:p>0.746758828524027</text:p>
          </table:table-cell>
          <table:table-cell table:formula="of:=DEGREES(ACOS([.Q39]))" office:value-type="float" office:value="41.6896077742745" calcext:value-type="float">
            <text:p>41.6896077742745</text:p>
          </table:table-cell>
          <table:table-cell table:number-columns-repeated="6"/>
          <table:table-cell table:formula="of:=[.M39]-DEGREES(ACOS([.Q39]))" office:value-type="float" office:value="7.33122710498625" calcext:value-type="float">
            <text:p>7.331227104986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.101508883761672</text:p>
          </table:table-cell>
          <table:table-cell table:formula="of:=[.C39]+[.E40]" office:value-type="float" office:value="0.0000180905480199388" calcext:value-type="float">
            <text:p>1.80905480199388E-05</text:p>
          </table:table-cell>
          <table:table-cell table:formula="of:=[$Arkusz3.C33]" office:value-type="float" office:value="0.0000322621930060583" calcext:value-type="float">
            <text:p>3.23E-05</text:p>
          </table:table-cell>
          <table:table-cell table:formula="of:=[$Arkusz3.E32]" office:value-type="float" office:value="-0.000000198193006056541" calcext:value-type="float">
            <text:p>-1.98193006056541E-07</text:p>
          </table:table-cell>
          <table:table-cell table:formula="of:=((1/2)*[.C40]*[.C40]+((1/3)*[.E41]+[.C40])*(1/2)*[.E41])/([.C40]+(1/2)*[.E41])" office:value-type="float" office:value="0.00000909114916769734" calcext:value-type="float">
            <text:p>9.09114916769734E-06</text:p>
          </table:table-cell>
          <table:table-cell table:formula="of:=(((1/2)*([.B41]-[.B40])+[.B40])*[.C40]+((2/3)*([.B41]-[.B40])+[.B40])*(1/2)*[.E41])/([.C40]+(1/2)*[.E41])" office:value-type="float" office:value="0.106402163478062" calcext:value-type="float">
            <text:p>0.106402163478062</text:p>
          </table:table-cell>
          <table:table-cell table:formula="of:=(((1/2)*([.D40]-[.C41])+[.C40]+[.E41])*([.D40]-[.C41])+((2/3)*[.E41]+[.C40])*(1/2)*[.E41])/([.D40]-[.C41]+(1/2)*[.E41])" office:value-type="float" office:value="0.0000252220694523621" calcext:value-type="float">
            <text:p>2.52220694523621E-05</text:p>
          </table:table-cell>
          <table:table-cell table:formula="of:=(((1/2)*([.B41]-[.B40])+[.B40])*([.D40]-[.C41])+((1/3)*([.B41]-[.B40])+[.B40])*(1/2)*[.E41])/([.D40]-[.C41]+(1/2)*[.E41])" office:value-type="float" office:value="0.106383367123113" calcext:value-type="float">
            <text:p>0.106383367123113</text:p>
          </table:table-cell>
          <table:table-cell table:formula="of:=DEGREES(ATAN(([.G40]-[.I40])/([.H40]-[.F40])))" office:value-type="float" office:value="49.3640026494035" calcext:value-type="float">
            <text:p>49.3640026494035</text:p>
          </table:table-cell>
          <table:table-cell table:formula="of:=DEGREES(ATAN(([.C41]-[.C40])/([.B41]-[.B40])))" office:value-type="float" office:value="0.00107431133078182" calcext:value-type="float">
            <text:p>0.001074311330782</text:p>
          </table:table-cell>
          <table:table-cell table:formula="of:=[.J40]-[.K40]" office:value-type="float" office:value="49.3629283380727" calcext:value-type="float">
            <text:p>49.3629283380727</text:p>
          </table:table-cell>
          <table:table-cell table:formula="of:=ABS([.L40])" office:value-type="float" office:value="49.3629283380727" calcext:value-type="float">
            <text:p>49.3629283380727</text:p>
          </table:table-cell>
          <table:table-cell table:formula="of:=[.B40]+0.5*([.B41]-[.B40])" office:value-type="float" office:value="0.106393960266677" calcext:value-type="float">
            <text:p>0.106393960266677</text:p>
          </table:table-cell>
          <table:table-cell table:formula="of:=[.C40]+0.5*([.C41]-[.C40])" office:value-type="float" office:value="0.000018182144522967" calcext:value-type="float">
            <text:p>1.8182144522967E-05</text:p>
          </table:table-cell>
          <table:table-cell table:formula="of:=SQRT(([.B41]-[.N40])^2+([.C41]-[.O40])^2)*SQRT(([.F40]-[.O40])^2+([.G40]-[.N40])^2)" office:value-type="float" office:value="0.0000000598175321379691" calcext:value-type="float">
            <text:p>5.98175321379691E-08</text:p>
          </table:table-cell>
          <table:table-cell table:formula="of:=(-([.B41]-[.N40])*([.F40]-[.O40])+([.C41]-[.O40])*([.G40]-[.N40]))/[.P40]" office:value-type="float" office:value="0.742440512259442" calcext:value-type="float">
            <text:p>0.742440512259442</text:p>
          </table:table-cell>
          <table:table-cell table:formula="of:=DEGREES(ACOS([.Q40]))" office:value-type="float" office:value="42.0602731697641" calcext:value-type="float">
            <text:p>42.0602731697641</text:p>
          </table:table-cell>
          <table:table-cell table:number-columns-repeated="6"/>
          <table:table-cell table:formula="of:=[.M40]-DEGREES(ACOS([.Q40]))" office:value-type="float" office:value="7.3026551683086" calcext:value-type="float">
            <text:p>7.302655168308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.111279036771681</text:p>
          </table:table-cell>
          <table:table-cell table:formula="of:=[.C40]+[.E41]" office:value-type="float" office:value="0.0000182737410259953" calcext:value-type="float">
            <text:p>1.82737410259953E-05</text:p>
          </table:table-cell>
          <table:table-cell table:formula="of:=[$Arkusz3.C34]" office:value-type="float" office:value="0.0000322621930060585" calcext:value-type="float">
            <text:p>3.23E-05</text:p>
          </table:table-cell>
          <table:table-cell table:formula="of:=[$Arkusz3.E33]" office:value-type="float" office:value="0.000000183193006056551" calcext:value-type="float">
            <text:p>1.83193006056551E-07</text:p>
          </table:table-cell>
          <table:table-cell table:formula="of:=((1/2)*[.C41]*[.C41]+((1/3)*[.E42]+[.C41])*(1/2)*[.E42])/([.C41]+(1/2)*[.E42])" office:value-type="float" office:value="0.00000909563476609299" calcext:value-type="float">
            <text:p>9.09563476609299E-06</text:p>
          </table:table-cell>
          <table:table-cell table:formula="of:=(((1/2)*([.B42]-[.B41])+[.B41])*[.C41]+((2/3)*([.B42]-[.B41])+[.B41])*(1/2)*[.E42])/([.C41]+(1/2)*[.E42])" office:value-type="float" office:value="0.116621274809909" calcext:value-type="float">
            <text:p>0.116621274809909</text:p>
          </table:table-cell>
          <table:table-cell table:formula="of:=(((1/2)*([.D41]-[.C42])+[.C41]+[.E42])*([.D41]-[.C42])+((2/3)*[.E42]+[.C41])*(1/2)*[.E42])/([.D41]-[.C42]+(1/2)*[.E42])" office:value-type="float" office:value="0.0000252265879581402" calcext:value-type="float">
            <text:p>2.52265879581402E-05</text:p>
          </table:table-cell>
          <table:table-cell table:formula="of:=(((1/2)*([.B42]-[.B41])+[.B41])*([.D41]-[.C42])+((1/3)*([.B42]-[.B41])+[.B41])*(1/2)*[.E42])/([.D41]-[.C42]+(1/2)*[.E42])" office:value-type="float" office:value="0.116639841258611" calcext:value-type="float">
            <text:p>0.116639841258611</text:p>
          </table:table-cell>
          <table:table-cell table:formula="of:=DEGREES(ATAN(([.G41]-[.I41])/([.H41]-[.F41])))" office:value-type="float" office:value="-49.0151453741189" calcext:value-type="float">
            <text:p>-49.0151453741189</text:p>
          </table:table-cell>
          <table:table-cell table:formula="of:=DEGREES(ATAN(([.C42]-[.C41])/([.B42]-[.B41])))" office:value-type="float" office:value="-0.000884511040358885" calcext:value-type="float">
            <text:p>-0.000884511040359</text:p>
          </table:table-cell>
          <table:table-cell table:formula="of:=[.J41]-[.K41]" office:value-type="float" office:value="-49.0142608630785" calcext:value-type="float">
            <text:p>-49.0142608630785</text:p>
          </table:table-cell>
          <table:table-cell table:formula="of:=ABS([.L41])" office:value-type="float" office:value="49.0142608630785" calcext:value-type="float">
            <text:p>49.0142608630785</text:p>
          </table:table-cell>
          <table:table-cell table:formula="of:=[.B41]+0.5*([.B42]-[.B41])" office:value-type="float" office:value="0.116629372504936" calcext:value-type="float">
            <text:p>0.116629372504936</text:p>
          </table:table-cell>
          <table:table-cell table:formula="of:=[.C41]+0.5*([.C42]-[.C41])" office:value-type="float" office:value="0.0000181911445229669" calcext:value-type="float">
            <text:p>1.81911445229669E-05</text:p>
          </table:table-cell>
          <table:table-cell table:formula="of:=SQRT(([.B42]-[.N41])^2+([.C42]-[.O41])^2)*SQRT(([.F41]-[.O41])^2+([.G41]-[.N41])^2)" office:value-type="float" office:value="0.000000065155790722582" calcext:value-type="float">
            <text:p>6.5155790722582E-08</text:p>
          </table:table-cell>
          <table:table-cell table:formula="of:=(-([.B42]-[.N41])*([.F41]-[.O41])+([.C42]-[.O41])*([.G41]-[.N41]))/[.P41]" office:value-type="float" office:value="0.746897538437713" calcext:value-type="float">
            <text:p>0.746897538437713</text:p>
          </table:table-cell>
          <table:table-cell table:formula="of:=DEGREES(ACOS([.Q41]))" office:value-type="float" office:value="41.6776569636728" calcext:value-type="float">
            <text:p>41.6776569636728</text:p>
          </table:table-cell>
          <table:table-cell table:number-columns-repeated="6"/>
          <table:table-cell table:formula="of:=[.M41]-DEGREES(ACOS([.Q41]))" office:value-type="float" office:value="7.33660389940575" calcext:value-type="float">
            <text:p>7.3366038994057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.12197970823819</text:p>
          </table:table-cell>
          <table:table-cell table:formula="of:=[.C41]+[.E42]" office:value-type="float" office:value="0.0000181085480199385" calcext:value-type="float">
            <text:p>1.81085480199385E-05</text:p>
          </table:table-cell>
          <table:table-cell table:formula="of:=[$Arkusz3.C35]" office:value-type="float" office:value="0.0000322621930060586" calcext:value-type="float">
            <text:p>3.23E-05</text:p>
          </table:table-cell>
          <table:table-cell table:formula="of:=[$Arkusz3.E34]" office:value-type="float" office:value="-0.000000165193006056777" calcext:value-type="float">
            <text:p>-1.65193006056777E-07</text:p>
          </table:table-cell>
          <table:table-cell table:formula="of:=((1/2)*[.C42]*[.C42]+((1/3)*[.E43]+[.C42])*(1/2)*[.E43])/([.C42]+(1/2)*[.E43])" office:value-type="float" office:value="0.00000909237533444625" calcext:value-type="float">
            <text:p>9.09237533444625E-06</text:p>
          </table:table-cell>
          <table:table-cell table:formula="of:=(((1/2)*([.B43]-[.B42])+[.B42])*[.C42]+((2/3)*([.B43]-[.B42])+[.B42])*(1/2)*[.E43])/([.C42]+(1/2)*[.E43])" office:value-type="float" office:value="0.127848217355688" calcext:value-type="float">
            <text:p>0.127848217355688</text:p>
          </table:table-cell>
          <table:table-cell table:formula="of:=(((1/2)*([.D42]-[.C43])+[.C42]+[.E43])*([.D42]-[.C43])+((2/3)*[.E43]+[.C42])*(1/2)*[.E43])/([.D42]-[.C43]+(1/2)*[.E43])" office:value-type="float" office:value="0.0000252233502076214" calcext:value-type="float">
            <text:p>2.52233502076214E-05</text:p>
          </table:table-cell>
          <table:table-cell table:formula="of:=(((1/2)*([.B43]-[.B42])+[.B42])*([.D42]-[.C43])+((1/3)*([.B43]-[.B42])+[.B42])*(1/2)*[.E43])/([.D42]-[.C43]+(1/2)*[.E43])" office:value-type="float" office:value="0.127829483468665" calcext:value-type="float">
            <text:p>0.127829483468665</text:p>
          </table:table-cell>
          <table:table-cell table:formula="of:=DEGREES(ATAN(([.G42]-[.I42])/([.H42]-[.F42])))" office:value-type="float" office:value="49.2696203623181" calcext:value-type="float">
            <text:p>49.2696203623181</text:p>
          </table:table-cell>
          <table:table-cell table:formula="of:=DEGREES(ATAN(([.C43]-[.C42])/([.B43]-[.B42])))" office:value-type="float" office:value="0.000743986263822408" calcext:value-type="float">
            <text:p>0.000743986263822</text:p>
          </table:table-cell>
          <table:table-cell table:formula="of:=[.J42]-[.K42]" office:value-type="float" office:value="49.2688763760543" calcext:value-type="float">
            <text:p>49.2688763760543</text:p>
          </table:table-cell>
          <table:table-cell table:formula="of:=ABS([.L42])" office:value-type="float" office:value="49.2688763760543" calcext:value-type="float">
            <text:p>49.2688763760543</text:p>
          </table:table-cell>
          <table:table-cell table:formula="of:=[.B42]+0.5*([.B43]-[.B42])" office:value-type="float" office:value="0.127840042858598" calcext:value-type="float">
            <text:p>0.127840042858598</text:p>
          </table:table-cell>
          <table:table-cell table:formula="of:=[.C42]+0.5*([.C43]-[.C42])" office:value-type="float" office:value="0.0000181846445229669" calcext:value-type="float">
            <text:p>1.81846445229669E-05</text:p>
          </table:table-cell>
          <table:table-cell table:formula="of:=SQRT(([.B43]-[.N42])^2+([.C43]-[.O42])^2)*SQRT(([.F42]-[.O42])^2+([.G42]-[.N42])^2)" office:value-type="float" office:value="0.0000000716524499650231" calcext:value-type="float">
            <text:p>7.16524499650231E-08</text:p>
          </table:table-cell>
          <table:table-cell table:formula="of:=(-([.B43]-[.N42])*([.F42]-[.O42])+([.C43]-[.O42])*([.G42]-[.N42]))/[.P42]" office:value-type="float" office:value="0.743650244760783" calcext:value-type="float">
            <text:p>0.743650244760783</text:p>
          </table:table-cell>
          <table:table-cell table:formula="of:=DEGREES(ACOS([.Q42]))" office:value-type="float" office:value="41.9567041906081" calcext:value-type="float">
            <text:p>41.9567041906081</text:p>
          </table:table-cell>
          <table:table-cell table:number-columns-repeated="6"/>
          <table:table-cell table:formula="of:=[.M42]-DEGREES(ACOS([.Q42]))" office:value-type="float" office:value="7.31217218544626" calcext:value-type="float">
            <text:p>7.3121721854462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.133700377479006</text:p>
          </table:table-cell>
          <table:table-cell table:formula="of:=[.C42]+[.E43]" office:value-type="float" office:value="0.0000182607410259953" calcext:value-type="float">
            <text:p>1.82607410259953E-05</text:p>
          </table:table-cell>
          <table:table-cell table:formula="of:=[$Arkusz3.C36]" office:value-type="float" office:value="0.0000322621930060587" calcext:value-type="float">
            <text:p>3.23E-05</text:p>
          </table:table-cell>
          <table:table-cell table:formula="of:=[$Arkusz3.E35]" office:value-type="float" office:value="0.000000152193006056788" calcext:value-type="float">
            <text:p>1.52193006056788E-07</text:p>
          </table:table-cell>
          <table:table-cell table:formula="of:=((1/2)*[.C43]*[.C43]+((1/3)*[.E44]+[.C43])*(1/2)*[.E44])/([.C43]+(1/2)*[.E44])" office:value-type="float" office:value="0.0000090961153705684" calcext:value-type="float">
            <text:p>9.0961153705684E-06</text:p>
          </table:table-cell>
          <table:table-cell table:formula="of:=(((1/2)*([.B44]-[.B43])+[.B43])*[.C43]+((2/3)*([.B44]-[.B43])+[.B43])*(1/2)*[.E44])/([.C43]+(1/2)*[.E44])" office:value-type="float" office:value="0.140111646877429" calcext:value-type="float">
            <text:p>0.140111646877429</text:p>
          </table:table-cell>
          <table:table-cell table:formula="of:=(((1/2)*([.D43]-[.C44])+[.C43]+[.E44])*([.D43]-[.C44])+((2/3)*[.E44]+[.C43])*(1/2)*[.E44])/([.D43]-[.C44]+(1/2)*[.E44])" office:value-type="float" office:value="0.0000252271130257777" calcext:value-type="float">
            <text:p>2.52271130257777E-05</text:p>
          </table:table-cell>
          <table:table-cell table:formula="of:=(((1/2)*([.B44]-[.B43])+[.B43])*([.D43]-[.C44])+((1/3)*([.B44]-[.B43])+[.B43])*(1/2)*[.E44])/([.D43]-[.C44]+(1/2)*[.E44])" office:value-type="float" office:value="0.140130147457456" calcext:value-type="float">
            <text:p>0.140130147457456</text:p>
          </table:table-cell>
          <table:table-cell table:formula="of:=DEGREES(ATAN(([.G43]-[.I43])/([.H43]-[.F43])))" office:value-type="float" office:value="-48.9142251083768" calcext:value-type="float">
            <text:p>-48.9142251083768</text:p>
          </table:table-cell>
          <table:table-cell table:formula="of:=DEGREES(ATAN(([.C44]-[.C43])/([.B44]-[.B43])))" office:value-type="float" office:value="-0.000612257874618196" calcext:value-type="float">
            <text:p>-0.000612257874618</text:p>
          </table:table-cell>
          <table:table-cell table:formula="of:=[.J43]-[.K43]" office:value-type="float" office:value="-48.9136128505021" calcext:value-type="float">
            <text:p>-48.9136128505021</text:p>
          </table:table-cell>
          <table:table-cell table:formula="of:=ABS([.L43])" office:value-type="float" office:value="48.9136128505021" calcext:value-type="float">
            <text:p>48.9136128505021</text:p>
          </table:table-cell>
          <table:table-cell table:formula="of:=[.B43]+0.5*([.B44]-[.B43])" office:value-type="float" office:value="0.140119715270607" calcext:value-type="float">
            <text:p>0.140119715270607</text:p>
          </table:table-cell>
          <table:table-cell table:formula="of:=[.C43]+0.5*([.C44]-[.C43])" office:value-type="float" office:value="0.0000181921445229668" calcext:value-type="float">
            <text:p>1.81921445229668E-05</text:p>
          </table:table-cell>
          <table:table-cell table:formula="of:=SQRT(([.B44]-[.N43])^2+([.C44]-[.O43])^2)*SQRT(([.F43]-[.O43])^2+([.G43]-[.N43])^2)" office:value-type="float" office:value="0.0000000780515228440603" calcext:value-type="float">
            <text:p>7.80515228440603E-08</text:p>
          </table:table-cell>
          <table:table-cell table:formula="of:=(-([.B44]-[.N43])*([.F43]-[.O43])+([.C44]-[.O43])*([.G43]-[.N43]))/[.P43]" office:value-type="float" office:value="0.748108877666716" calcext:value-type="float">
            <text:p>0.748108877666716</text:p>
          </table:table-cell>
          <table:table-cell table:formula="of:=DEGREES(ACOS([.Q43]))" office:value-type="float" office:value="41.5731724850249" calcext:value-type="float">
            <text:p>41.5731724850249</text:p>
          </table:table-cell>
          <table:table-cell table:number-columns-repeated="6"/>
          <table:table-cell table:formula="of:=[.M43]-DEGREES(ACOS([.Q43]))" office:value-type="float" office:value="7.34044036547721" calcext:value-type="float">
            <text:p>7.3404403654772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.146539053062207</text:p>
          </table:table-cell>
          <table:table-cell table:formula="of:=[.C43]+[.E44]" office:value-type="float" office:value="0.0000181235480199383" calcext:value-type="float">
            <text:p>1.81235480199383E-05</text:p>
          </table:table-cell>
          <table:table-cell table:formula="of:=[$Arkusz3.C37]" office:value-type="float" office:value="0.0000322621930060589" calcext:value-type="float">
            <text:p>3.23E-05</text:p>
          </table:table-cell>
          <table:table-cell table:formula="of:=[$Arkusz3.E36]" office:value-type="float" office:value="-0.00000013719300605706" calcext:value-type="float">
            <text:p>-1.3719300605706E-07</text:p>
          </table:table-cell>
          <table:table-cell table:formula="of:=((1/2)*[.C44]*[.C44]+((1/3)*[.E45]+[.C44])*(1/2)*[.E45])/([.C44]+(1/2)*[.E45])" office:value-type="float" office:value="0.00000909335874584503" calcext:value-type="float">
            <text:p>9.09335874584503E-06</text:p>
          </table:table-cell>
          <table:table-cell table:formula="of:=(((1/2)*([.B45]-[.B44])+[.B44])*[.C44]+((2/3)*([.B45]-[.B44])+[.B44])*(1/2)*[.E45])/([.C44]+(1/2)*[.E45])" office:value-type="float" office:value="0.153579204974584" calcext:value-type="float">
            <text:p>0.153579204974584</text:p>
          </table:table-cell>
          <table:table-cell table:formula="of:=(((1/2)*([.D44]-[.C45])+[.C44]+[.E45])*([.D44]-[.C45])+((2/3)*[.E45]+[.C44])*(1/2)*[.E45])/([.D44]-[.C45]+(1/2)*[.E45])" office:value-type="float" office:value="0.0000252243716240326" calcext:value-type="float">
            <text:p>2.52243716240326E-05</text:p>
          </table:table-cell>
          <table:table-cell table:formula="of:=(((1/2)*([.B45]-[.B44])+[.B44])*([.D44]-[.C45])+((1/3)*([.B45]-[.B44])+[.B44])*(1/2)*[.E45])/([.D44]-[.C45]+(1/2)*[.E45])" office:value-type="float" office:value="0.15356056522426" calcext:value-type="float">
            <text:p>0.15356056522426</text:p>
          </table:table-cell>
          <table:table-cell table:formula="of:=DEGREES(ATAN(([.G44]-[.I44])/([.H44]-[.F44])))" office:value-type="float" office:value="49.1267837201834" calcext:value-type="float">
            <text:p>49.1267837201834</text:p>
          </table:table-cell>
          <table:table-cell table:formula="of:=DEGREES(ATAN(([.C45]-[.C44])/([.B45]-[.B44])))" office:value-type="float" office:value="0.000514100287948276" calcext:value-type="float">
            <text:p>0.000514100287948</text:p>
          </table:table-cell>
          <table:table-cell table:formula="of:=[.J44]-[.K44]" office:value-type="float" office:value="49.1262696198955" calcext:value-type="float">
            <text:p>49.1262696198955</text:p>
          </table:table-cell>
          <table:table-cell table:formula="of:=ABS([.L44])" office:value-type="float" office:value="49.1262696198955" calcext:value-type="float">
            <text:p>49.1262696198955</text:p>
          </table:table-cell>
          <table:table-cell table:formula="of:=[.B44]+0.5*([.B45]-[.B44])" office:value-type="float" office:value="0.153571072709386" calcext:value-type="float">
            <text:p>0.153571072709386</text:p>
          </table:table-cell>
          <table:table-cell table:formula="of:=[.C44]+0.5*([.C45]-[.C44])" office:value-type="float" office:value="0.0000181866445229668" calcext:value-type="float">
            <text:p>1.81866445229668E-05</text:p>
          </table:table-cell>
          <table:table-cell table:formula="of:=SQRT(([.B45]-[.N44])^2+([.C45]-[.O44])^2)*SQRT(([.F44]-[.O44])^2+([.G44]-[.N44])^2)" office:value-type="float" office:value="0.0000000857853319378717" calcext:value-type="float">
            <text:p>8.57853319378717E-08</text:p>
          </table:table-cell>
          <table:table-cell table:formula="of:=(-([.B45]-[.N44])*([.F44]-[.O44])+([.C45]-[.O44])*([.G44]-[.N44]))/[.P44]" office:value-type="float" office:value="0.745403391408861" calcext:value-type="float">
            <text:p>0.745403391408861</text:p>
          </table:table-cell>
          <table:table-cell table:formula="of:=DEGREES(ACOS([.Q44]))" office:value-type="float" office:value="41.8062410977019" calcext:value-type="float">
            <text:p>41.8062410977019</text:p>
          </table:table-cell>
          <table:table-cell table:number-columns-repeated="6"/>
          <table:table-cell table:formula="of:=[.M44]-DEGREES(ACOS([.Q44]))" office:value-type="float" office:value="7.32002852219357" calcext:value-type="float">
            <text:p>7.320028522193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.160603092356564</text:p>
          </table:table-cell>
          <table:table-cell table:formula="of:=[.C44]+[.E45]" office:value-type="float" office:value="0.0000182497410259953" calcext:value-type="float">
            <text:p>1.82497410259953E-05</text:p>
          </table:table-cell>
          <table:table-cell table:formula="of:=[$Arkusz3.C38]" office:value-type="float" office:value="0.0000322621930060591" calcext:value-type="float">
            <text:p>3.23E-05</text:p>
          </table:table-cell>
          <table:table-cell table:formula="of:=[$Arkusz3.E37]" office:value-type="float" office:value="0.000000126193006057068" calcext:value-type="float">
            <text:p>1.26193006057068E-07</text:p>
          </table:table-cell>
          <table:table-cell table:formula="of:=((1/2)*[.C45]*[.C45]+((1/3)*[.E46]+[.C45])*(1/2)*[.E46])/([.C45]+(1/2)*[.E46])" office:value-type="float" office:value="0.00000909635212713089" calcext:value-type="float">
            <text:p>9.09635212713089E-06</text:p>
          </table:table-cell>
          <table:table-cell table:formula="of:=(((1/2)*([.B46]-[.B45])+[.B45])*[.C45]+((2/3)*([.B46]-[.B45])+[.B45])*(1/2)*[.E46])/([.C45]+(1/2)*[.E46])" office:value-type="float" office:value="0.168298536815134" calcext:value-type="float">
            <text:p>0.168298536815134</text:p>
          </table:table-cell>
          <table:table-cell table:formula="of:=(((1/2)*([.D45]-[.C46])+[.C45]+[.E46])*([.D45]-[.C46])+((2/3)*[.E46]+[.C45])*(1/2)*[.E46])/([.D45]-[.C46]+(1/2)*[.E46])" office:value-type="float" office:value="0.0000252273801467057" calcext:value-type="float">
            <text:p>2.52273801467057E-05</text:p>
          </table:table-cell>
          <table:table-cell table:formula="of:=(((1/2)*([.B46]-[.B45])+[.B45])*([.D45]-[.C46])+((1/3)*([.B46]-[.B45])+[.B45])*(1/2)*[.E46])/([.D45]-[.C46]+(1/2)*[.E46])" office:value-type="float" office:value="0.168317016494328" calcext:value-type="float">
            <text:p>0.168317016494328</text:p>
          </table:table-cell>
          <table:table-cell table:formula="of:=DEGREES(ATAN(([.G45]-[.I45])/([.H45]-[.F45])))" office:value-type="float" office:value="-48.8820880691207" calcext:value-type="float">
            <text:p>-48.8820880691207</text:p>
          </table:table-cell>
          <table:table-cell table:formula="of:=DEGREES(ATAN(([.C46]-[.C45])/([.B46]-[.B45])))" office:value-type="float" office:value="-0.000424662449962155" calcext:value-type="float">
            <text:p>-0.000424662449962</text:p>
          </table:table-cell>
          <table:table-cell table:formula="of:=[.J45]-[.K45]" office:value-type="float" office:value="-48.8816634066707" calcext:value-type="float">
            <text:p>-48.8816634066707</text:p>
          </table:table-cell>
          <table:table-cell table:formula="of:=ABS([.L45])" office:value-type="float" office:value="48.8816634066707" calcext:value-type="float">
            <text:p>48.8816634066707</text:p>
          </table:table-cell>
          <table:table-cell table:formula="of:=[.B45]+0.5*([.B46]-[.B45])" office:value-type="float" office:value="0.168306595806732" calcext:value-type="float">
            <text:p>0.168306595806732</text:p>
          </table:table-cell>
          <table:table-cell table:formula="of:=[.C45]+0.5*([.C46]-[.C45])" office:value-type="float" office:value="0.0000181926445229666" calcext:value-type="float">
            <text:p>1.81926445229666E-05</text:p>
          </table:table-cell>
          <table:table-cell table:formula="of:=SQRT(([.B46]-[.N45])^2+([.C46]-[.O45])^2)*SQRT(([.F45]-[.O45])^2+([.G45]-[.N45])^2)" office:value-type="float" office:value="0.0000000936189253583918" calcext:value-type="float">
            <text:p>9.36189253583918E-08</text:p>
          </table:table-cell>
          <table:table-cell table:formula="of:=(-([.B46]-[.N45])*([.F45]-[.O45])+([.C46]-[.O45])*([.G45]-[.N45]))/[.P45]" office:value-type="float" office:value="0.748500153436277" calcext:value-type="float">
            <text:p>0.748500153436277</text:p>
          </table:table-cell>
          <table:table-cell table:formula="of:=DEGREES(ACOS([.Q45]))" office:value-type="float" office:value="41.53937694696" calcext:value-type="float">
            <text:p>41.53937694696</text:p>
          </table:table-cell>
          <table:table-cell table:number-columns-repeated="6"/>
          <table:table-cell table:formula="of:=[.M45]-DEGREES(ACOS([.Q45]))" office:value-type="float" office:value="7.34228645971076" calcext:value-type="float">
            <text:p>7.342286459710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.1760100992569</text:p>
          </table:table-cell>
          <table:table-cell table:formula="of:=[.C45]+[.E46]" office:value-type="float" office:value="0.0000181355480199379" calcext:value-type="float">
            <text:p>1.81355480199379E-05</text:p>
          </table:table-cell>
          <table:table-cell table:formula="of:=[$Arkusz3.C39]" office:value-type="float" office:value="0.0000322621930060593" calcext:value-type="float">
            <text:p>3.23E-05</text:p>
          </table:table-cell>
          <table:table-cell table:formula="of:=[$Arkusz3.E38]" office:value-type="float" office:value="-0.000000114193006057391" calcext:value-type="float">
            <text:p>-1.14193006057391E-07</text:p>
          </table:table-cell>
          <table:table-cell table:formula="of:=((1/2)*[.C46]*[.C46]+((1/3)*[.E47]+[.C46])*(1/2)*[.E47])/([.C46]+(1/2)*[.E47])" office:value-type="float" office:value="0.00000909409761125743" calcext:value-type="float">
            <text:p>9.09409761125743E-06</text:p>
          </table:table-cell>
          <table:table-cell table:formula="of:=(((1/2)*([.B47]-[.B46])+[.B46])*[.C46]+((2/3)*([.B47]-[.B46])+[.B46])*(1/2)*[.E47])/([.C46]+(1/2)*[.E47])" office:value-type="float" office:value="0.184457638451161" calcext:value-type="float">
            <text:p>0.184457638451161</text:p>
          </table:table-cell>
          <table:table-cell table:formula="of:=(((1/2)*([.D46]-[.C47])+[.C46]+[.E47])*([.D46]-[.C47])+((2/3)*[.E47]+[.C46])*(1/2)*[.E47])/([.D46]-[.C47]+(1/2)*[.E47])" office:value-type="float" office:value="0.0000252251360045466" calcext:value-type="float">
            <text:p>2.52251360045466E-05</text:p>
          </table:table-cell>
          <table:table-cell table:formula="of:=(((1/2)*([.B47]-[.B46])+[.B46])*([.D46]-[.C47])+((1/3)*([.B47]-[.B46])+[.B46])*(1/2)*[.E47])/([.D46]-[.C47]+(1/2)*[.E47])" office:value-type="float" office:value="0.184438990383027" calcext:value-type="float">
            <text:p>0.184438990383027</text:p>
          </table:table-cell>
          <table:table-cell table:formula="of:=DEGREES(ATAN(([.G46]-[.I46])/([.H46]-[.F46])))" office:value-type="float" office:value="49.1393870891863" calcext:value-type="float">
            <text:p>49.1393870891863</text:p>
          </table:table-cell>
          <table:table-cell table:formula="of:=DEGREES(ATAN(([.C47]-[.C46])/([.B47]-[.B46])))" office:value-type="float" office:value="0.000357081801151956" calcext:value-type="float">
            <text:p>0.000357081801152</text:p>
          </table:table-cell>
          <table:table-cell table:formula="of:=[.J46]-[.K46]" office:value-type="float" office:value="49.1390300073851" calcext:value-type="float">
            <text:p>49.1390300073851</text:p>
          </table:table-cell>
          <table:table-cell table:formula="of:=ABS([.L46])" office:value-type="float" office:value="49.1390300073851" calcext:value-type="float">
            <text:p>49.1390300073851</text:p>
          </table:table-cell>
          <table:table-cell table:formula="of:=[.B46]+0.5*([.B47]-[.B46])" office:value-type="float" office:value="0.184449503424042" calcext:value-type="float">
            <text:p>0.184449503424042</text:p>
          </table:table-cell>
          <table:table-cell table:formula="of:=[.C46]+0.5*([.C47]-[.C46])" office:value-type="float" office:value="0.0000181881445229666" calcext:value-type="float">
            <text:p>1.81881445229666E-05</text:p>
          </table:table-cell>
          <table:table-cell table:formula="of:=SQRT(([.B47]-[.N46])^2+([.C47]-[.O46])^2)*SQRT(([.F46]-[.O46])^2+([.G46]-[.N46])^2)" office:value-type="float" office:value="0.000000102974687931341" calcext:value-type="float">
            <text:p>1.02974687931341E-07</text:p>
          </table:table-cell>
          <table:table-cell table:formula="of:=(-([.B47]-[.N46])*([.F46]-[.O46])+([.C47]-[.O46])*([.G46]-[.N46]))/[.P46]" office:value-type="float" office:value="0.745316803756808" calcext:value-type="float">
            <text:p>0.745316803756808</text:p>
          </table:table-cell>
          <table:table-cell table:formula="of:=DEGREES(ACOS([.Q46]))" office:value-type="float" office:value="41.81368280949" calcext:value-type="float">
            <text:p>41.81368280949</text:p>
          </table:table-cell>
          <table:table-cell table:number-columns-repeated="6"/>
          <table:table-cell table:formula="of:=[.M46]-DEGREES(ACOS([.Q46]))" office:value-type="float" office:value="7.32534719789515" calcext:value-type="float">
            <text:p>7.325347197895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.192888907591184</text:p>
          </table:table-cell>
          <table:table-cell table:formula="of:=[.C46]+[.E47]" office:value-type="float" office:value="0.0000182407410259953" calcext:value-type="float">
            <text:p>1.82407410259953E-05</text:p>
          </table:table-cell>
          <table:table-cell table:formula="of:=[$Arkusz3.C40]" office:value-type="float" office:value="0.0000322621930060595" calcext:value-type="float">
            <text:p>3.23E-05</text:p>
          </table:table-cell>
          <table:table-cell table:formula="of:=[$Arkusz3.E39]" office:value-type="float" office:value="0.000000105193006057396" calcext:value-type="float">
            <text:p>1.05193006057396E-07</text:p>
          </table:table-cell>
          <table:table-cell table:formula="of:=((1/2)*[.C47]*[.C47]+((1/3)*[.E48]+[.C47])*(1/2)*[.E48])/([.C47]+(1/2)*[.E48])" office:value-type="float" office:value="0.00000909659301496995" calcext:value-type="float">
            <text:p>9.09659301496995E-06</text:p>
          </table:table-cell>
          <table:table-cell table:formula="of:=(((1/2)*([.B48]-[.B47])+[.B47])*[.C47]+((2/3)*([.B48]-[.B47])+[.B47])*(1/2)*[.E48])/([.C47]+(1/2)*[.E48])" office:value-type="float" office:value="0.202126720060205" calcext:value-type="float">
            <text:p>0.202126720060205</text:p>
          </table:table-cell>
          <table:table-cell table:formula="of:=(((1/2)*([.D47]-[.C48])+[.C47]+[.E48])*([.D47]-[.C48])+((2/3)*[.E48]+[.C47])*(1/2)*[.E48])/([.D47]-[.C48]+(1/2)*[.E48])" office:value-type="float" office:value="0.0000252276419275038" calcext:value-type="float">
            <text:p>2.52276419275038E-05</text:p>
          </table:table-cell>
          <table:table-cell table:formula="of:=(((1/2)*([.B48]-[.B47])+[.B47])*([.D47]-[.C48])+((1/3)*([.B48]-[.B47])+[.B47])*(1/2)*[.E48])/([.D47]-[.C48]+(1/2)*[.E48])" office:value-type="float" office:value="0.20214520947722" calcext:value-type="float">
            <text:p>0.20214520947722</text:p>
          </table:table-cell>
          <table:table-cell table:formula="of:=DEGREES(ATAN(([.G47]-[.I47])/([.H47]-[.F47])))" office:value-type="float" office:value="-48.8970043772044" calcext:value-type="float">
            <text:p>-48.8970043772044</text:p>
          </table:table-cell>
          <table:table-cell table:formula="of:=DEGREES(ATAN(([.C48]-[.C47])/([.B48]-[.B47])))" office:value-type="float" office:value="-0.000294950842296367" calcext:value-type="float">
            <text:p>-0.000294950842296</text:p>
          </table:table-cell>
          <table:table-cell table:formula="of:=[.J47]-[.K47]" office:value-type="float" office:value="-48.8967094263621" calcext:value-type="float">
            <text:p>-48.8967094263621</text:p>
          </table:table-cell>
          <table:table-cell table:formula="of:=ABS([.L47])" office:value-type="float" office:value="48.8967094263621" calcext:value-type="float">
            <text:p>48.8967094263621</text:p>
          </table:table-cell>
          <table:table-cell table:formula="of:=[.B47]+0.5*([.B48]-[.B47])" office:value-type="float" office:value="0.202134783011919" calcext:value-type="float">
            <text:p>0.202134783011919</text:p>
          </table:table-cell>
          <table:table-cell table:formula="of:=[.C47]+0.5*([.C48]-[.C47])" office:value-type="float" office:value="0.0000181931445229664" calcext:value-type="float">
            <text:p>1.81931445229664E-05</text:p>
          </table:table-cell>
          <table:table-cell table:formula="of:=SQRT(([.B48]-[.N47])^2+([.C48]-[.O47])^2)*SQRT(([.F47]-[.O47])^2+([.G47]-[.N47])^2)" office:value-type="float" office:value="0.000000112389097976182" calcext:value-type="float">
            <text:p>1.12389097976182E-07</text:p>
          </table:table-cell>
          <table:table-cell table:formula="of:=(-([.B48]-[.N47])*([.F47]-[.O47])+([.C48]-[.O47])*([.G47]-[.N47]))/[.P47]" office:value-type="float" office:value="0.748346301234385" calcext:value-type="float">
            <text:p>0.748346301234385</text:p>
          </table:table-cell>
          <table:table-cell table:formula="of:=DEGREES(ACOS([.Q47]))" office:value-type="float" office:value="41.5526682573095" calcext:value-type="float">
            <text:p>41.5526682573095</text:p>
          </table:table-cell>
          <table:table-cell table:number-columns-repeated="6"/>
          <table:table-cell table:formula="of:=[.M47]-DEGREES(ACOS([.Q47]))" office:value-type="float" office:value="7.34404116905264" calcext:value-type="float">
            <text:p>7.344041169052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.211380658432655</text:p>
          </table:table-cell>
          <table:table-cell table:formula="of:=[.C47]+[.E48]" office:value-type="float" office:value="0.0000181455480199375" calcext:value-type="float">
            <text:p>1.81455480199375E-05</text:p>
          </table:table-cell>
          <table:table-cell table:formula="of:=[$Arkusz3.C41]" office:value-type="float" office:value="0.0000322621930060597" calcext:value-type="float">
            <text:p>3.23E-05</text:p>
          </table:table-cell>
          <table:table-cell table:formula="of:=[$Arkusz3.E40]" office:value-type="float" office:value="-0.0000000951930060577894" calcext:value-type="float">
            <text:p>-9.51930060577894E-08</text:p>
          </table:table-cell>
          <table:table-cell table:formula="of:=((1/2)*[.C48]*[.C48]+((1/3)*[.E49]+[.C48])*(1/2)*[.E49])/([.C48]+(1/2)*[.E49])" office:value-type="float" office:value="0.00000909458967713714" calcext:value-type="float">
            <text:p>9.09458967713714E-06</text:p>
          </table:table-cell>
          <table:table-cell table:formula="of:=(((1/2)*([.B49]-[.B48])+[.B48])*[.C48]+((2/3)*([.B49]-[.B48])+[.B48])*(1/2)*[.E49])/([.C48]+(1/2)*[.E49])" office:value-type="float" office:value="0.221518412444196" calcext:value-type="float">
            <text:p>0.221518412444196</text:p>
          </table:table-cell>
          <table:table-cell table:formula="of:=(((1/2)*([.D48]-[.C49])+[.C48]+[.E49])*([.D48]-[.C49])+((2/3)*[.E49]+[.C48])*(1/2)*[.E49])/([.D48]-[.C49]+(1/2)*[.E49])" office:value-type="float" office:value="0.0000252256462551153" calcext:value-type="float">
            <text:p>2.52256462551153E-05</text:p>
          </table:table-cell>
          <table:table-cell table:formula="of:=(((1/2)*([.B49]-[.B48])+[.B48])*([.D48]-[.C49])+((1/3)*([.B49]-[.B48])+[.B48])*(1/2)*[.E49])/([.D48]-[.C49]+(1/2)*[.E49])" office:value-type="float" office:value="0.221499859248013" calcext:value-type="float">
            <text:p>0.221499859248013</text:p>
          </table:table-cell>
          <table:table-cell table:formula="of:=DEGREES(ATAN(([.G48]-[.I48])/([.H48]-[.F48])))" office:value-type="float" office:value="48.9947072835306" calcext:value-type="float">
            <text:p>48.9947072835306</text:p>
          </table:table-cell>
          <table:table-cell table:formula="of:=DEGREES(ATAN(([.C49]-[.C48])/([.B49]-[.B48])))" office:value-type="float" office:value="0.000246592224387923" calcext:value-type="float">
            <text:p>0.000246592224388</text:p>
          </table:table-cell>
          <table:table-cell table:formula="of:=[.J48]-[.K48]" office:value-type="float" office:value="48.9944606913062" calcext:value-type="float">
            <text:p>48.9944606913062</text:p>
          </table:table-cell>
          <table:table-cell table:formula="of:=ABS([.L48])" office:value-type="float" office:value="48.9944606913062" calcext:value-type="float">
            <text:p>48.9944606913062</text:p>
          </table:table-cell>
          <table:table-cell table:formula="of:=[.B48]+0.5*([.B49]-[.B48])" office:value-type="float" office:value="0.221510319379061" calcext:value-type="float">
            <text:p>0.221510319379061</text:p>
          </table:table-cell>
          <table:table-cell table:formula="of:=[.C48]+0.5*([.C49]-[.C48])" office:value-type="float" office:value="0.0000181891445229664" calcext:value-type="float">
            <text:p>1.81891445229664E-05</text:p>
          </table:table-cell>
          <table:table-cell table:formula="of:=SQRT(([.B49]-[.N48])^2+([.C49]-[.O48])^2)*SQRT(([.F48]-[.O48])^2+([.G48]-[.N48])^2)" office:value-type="float" office:value="0.000000123319472177676" calcext:value-type="float">
            <text:p>1.23319472177676E-07</text:p>
          </table:table-cell>
          <table:table-cell table:formula="of:=(-([.B49]-[.N48])*([.F48]-[.O48])+([.C49]-[.O48])*([.G48]-[.N48]))/[.P48]" office:value-type="float" office:value="0.747044308974591" calcext:value-type="float">
            <text:p>0.747044308974591</text:p>
          </table:table-cell>
          <table:table-cell table:formula="of:=DEGREES(ACOS([.Q48]))" office:value-type="float" office:value="41.6650086255731" calcext:value-type="float">
            <text:p>41.6650086255731</text:p>
          </table:table-cell>
          <table:table-cell table:number-columns-repeated="6"/>
          <table:table-cell table:formula="of:=[.M48]-DEGREES(ACOS([.Q48]))" office:value-type="float" office:value="7.3294520657331" calcext:value-type="float">
            <text:p>7.329452065733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.231639980325467</text:p>
          </table:table-cell>
          <table:table-cell table:formula="of:=[.C48]+[.E49]" office:value-type="float" office:value="0.0000182327410259953" calcext:value-type="float">
            <text:p>1.82327410259953E-05</text:p>
          </table:table-cell>
          <table:table-cell table:formula="of:=[$Arkusz3.C42]" office:value-type="float" office:value="0.00003226219300606" calcext:value-type="float">
            <text:p>3.23E-05</text:p>
          </table:table-cell>
          <table:table-cell table:formula="of:=[$Arkusz3.E41]" office:value-type="float" office:value="0.0000000871930060577956" calcext:value-type="float">
            <text:p>8.71930060577956E-08</text:p>
          </table:table-cell>
          <table:table-cell table:formula="of:=((1/2)*[.C49]*[.C49]+((1/3)*[.E50]+[.C49])*(1/2)*[.E50])/([.C49]+(1/2)*[.E50])" office:value-type="float" office:value="0.0000090965866247968" calcext:value-type="float">
            <text:p>9.0965866247968E-06</text:p>
          </table:table-cell>
          <table:table-cell table:formula="of:=(((1/2)*([.B50]-[.B49])+[.B49])*[.C49]+((2/3)*([.B50]-[.B49])+[.B49])*(1/2)*[.E50])/([.C49]+(1/2)*[.E50])" office:value-type="float" office:value="0.242730079778804" calcext:value-type="float">
            <text:p>0.242730079778804</text:p>
          </table:table-cell>
          <table:table-cell table:formula="of:=(((1/2)*([.D49]-[.C50])+[.C49]+[.E50])*([.D49]-[.C50])+((2/3)*[.E50]+[.C49])*(1/2)*[.E50])/([.D49]-[.C50]+(1/2)*[.E50])" office:value-type="float" office:value="0.0000252276501908446" calcext:value-type="float">
            <text:p>2.52276501908446E-05</text:p>
          </table:table-cell>
          <table:table-cell table:formula="of:=(((1/2)*([.B50]-[.B49])+[.B49])*([.D49]-[.C50])+((1/3)*([.B50]-[.B49])+[.B49])*(1/2)*[.E50])/([.D49]-[.C50]+(1/2)*[.E50])" office:value-type="float" office:value="0.24274854300525" calcext:value-type="float">
            <text:p>0.24274854300525</text:p>
          </table:table-cell>
          <table:table-cell table:formula="of:=DEGREES(ATAN(([.G49]-[.I49])/([.H49]-[.F49])))" office:value-type="float" office:value="-48.8567408952011" calcext:value-type="float">
            <text:p>-48.8567408952011</text:p>
          </table:table-cell>
          <table:table-cell table:formula="of:=DEGREES(ATAN(([.C50]-[.C49])/([.B50]-[.B49])))" office:value-type="float" office:value="-0.000204422566458164" calcext:value-type="float">
            <text:p>-0.000204422566458</text:p>
          </table:table-cell>
          <table:table-cell table:formula="of:=[.J49]-[.K49]" office:value-type="float" office:value="-48.8565364726347" calcext:value-type="float">
            <text:p>-48.8565364726347</text:p>
          </table:table-cell>
          <table:table-cell table:formula="of:=ABS([.L49])" office:value-type="float" office:value="48.8565364726347" calcext:value-type="float">
            <text:p>48.8565364726347</text:p>
          </table:table-cell>
          <table:table-cell table:formula="of:=[.B49]+0.5*([.B50]-[.B49])" office:value-type="float" office:value="0.242738131309213" calcext:value-type="float">
            <text:p>0.242738131309213</text:p>
          </table:table-cell>
          <table:table-cell table:formula="of:=[.C49]+0.5*([.C50]-[.C49])" office:value-type="float" office:value="0.0000181931445229662" calcext:value-type="float">
            <text:p>1.81931445229662E-05</text:p>
          </table:table-cell>
          <table:table-cell table:formula="of:=SQRT(([.B50]-[.N49])^2+([.C50]-[.O49])^2)*SQRT(([.F49]-[.O49])^2+([.G49]-[.N49])^2)" office:value-type="float" office:value="0.000000134820613828088" calcext:value-type="float">
            <text:p>1.34820613828088E-07</text:p>
          </table:table-cell>
          <table:table-cell table:formula="of:=(-([.B50]-[.N49])*([.F49]-[.O49])+([.C50]-[.O49])*([.G49]-[.N49]))/[.P49]" office:value-type="float" office:value="0.74881198751583" calcext:value-type="float">
            <text:p>0.74881198751583</text:p>
          </table:table-cell>
          <table:table-cell table:formula="of:=DEGREES(ACOS([.Q49]))" office:value-type="float" office:value="41.5124268812838" calcext:value-type="float">
            <text:p>41.5124268812838</text:p>
          </table:table-cell>
          <table:table-cell table:number-columns-repeated="6"/>
          <table:table-cell table:formula="of:=[.M49]-DEGREES(ACOS([.Q49]))" office:value-type="float" office:value="7.34410959135089" calcext:value-type="float">
            <text:p>7.3441095913508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.253836282292958</text:p>
          </table:table-cell>
          <table:table-cell table:formula="of:=[.C49]+[.E50]" office:value-type="float" office:value="0.000018153548019937" calcext:value-type="float">
            <text:p>1.8153548019937E-05</text:p>
          </table:table-cell>
          <table:table-cell table:formula="of:=[$Arkusz3.C43]" office:value-type="float" office:value="0.0000322621930060603" calcext:value-type="float">
            <text:p>3.23E-05</text:p>
          </table:table-cell>
          <table:table-cell table:formula="of:=[$Arkusz3.E42]" office:value-type="float" office:value="-0.0000000791930060582914" calcext:value-type="float">
            <text:p>-7.91930060582914E-08</text:p>
          </table:table-cell>
          <table:table-cell table:formula="of:=((1/2)*[.C50]*[.C50]+((1/3)*[.E51]+[.C50])*(1/2)*[.E51])/([.C50]+(1/2)*[.E51])" office:value-type="float" office:value="0.00000909483420012149" calcext:value-type="float">
            <text:p>9.09483420012149E-06</text:p>
          </table:table-cell>
          <table:table-cell table:formula="of:=(((1/2)*([.B51]-[.B50])+[.B50])*[.C50]+((2/3)*([.B51]-[.B50])+[.B50])*(1/2)*[.E51])/([.C50]+(1/2)*[.E51])" office:value-type="float" office:value="0.266003769650453" calcext:value-type="float">
            <text:p>0.266003769650453</text:p>
          </table:table-cell>
          <table:table-cell table:formula="of:=(((1/2)*([.D50]-[.C51])+[.C50]+[.E51])*([.D50]-[.C51])+((2/3)*[.E51]+[.C50])*(1/2)*[.E51])/([.D50]-[.C51]+(1/2)*[.E51])" office:value-type="float" office:value="0.0000252259033330803" calcext:value-type="float">
            <text:p>2.52259033330803E-05</text:p>
          </table:table-cell>
          <table:table-cell table:formula="of:=(((1/2)*([.B51]-[.B50])+[.B50])*([.D50]-[.C51])+((1/3)*([.B51]-[.B50])+[.B50])*(1/2)*[.E51])/([.D50]-[.C51]+(1/2)*[.E51])" office:value-type="float" office:value="0.26598532992228" calcext:value-type="float">
            <text:p>0.26598532992228</text:p>
          </table:table-cell>
          <table:table-cell table:formula="of:=DEGREES(ATAN(([.G50]-[.I50])/([.H50]-[.F50])))" office:value-type="float" office:value="48.8205745484931" calcext:value-type="float">
            <text:p>48.8205745484931</text:p>
          </table:table-cell>
          <table:table-cell table:formula="of:=DEGREES(ATAN(([.C51]-[.C50])/([.B51]-[.B50])))" office:value-type="float" office:value="0.000170088144341216" calcext:value-type="float">
            <text:p>0.000170088144341</text:p>
          </table:table-cell>
          <table:table-cell table:formula="of:=[.J50]-[.K50]" office:value-type="float" office:value="48.8204044603488" calcext:value-type="float">
            <text:p>48.8204044603488</text:p>
          </table:table-cell>
          <table:table-cell table:formula="of:=ABS([.L50])" office:value-type="float" office:value="48.8204044603488" calcext:value-type="float">
            <text:p>48.8204044603488</text:p>
          </table:table-cell>
          <table:table-cell table:formula="of:=[.B50]+0.5*([.B51]-[.B50])" office:value-type="float" office:value="0.265995726366828" calcext:value-type="float">
            <text:p>0.265995726366828</text:p>
          </table:table-cell>
          <table:table-cell table:formula="of:=[.C50]+0.5*([.C51]-[.C50])" office:value-type="float" office:value="0.0000181896445229662" calcext:value-type="float">
            <text:p>1.81896445229662E-05</text:p>
          </table:table-cell>
          <table:table-cell table:formula="of:=SQRT(([.B51]-[.N50])^2+([.C51]-[.O50])^2)*SQRT(([.F50]-[.O50])^2+([.G50]-[.N50])^2)" office:value-type="float" office:value="0.00000014763086775321" calcext:value-type="float">
            <text:p>1.4763086775321E-07</text:p>
          </table:table-cell>
          <table:table-cell table:formula="of:=(-([.B51]-[.N50])*([.F50]-[.O50])+([.C51]-[.O50])*([.G50]-[.N50]))/[.P50]" office:value-type="float" office:value="0.749085401315664" calcext:value-type="float">
            <text:p>0.749085401315664</text:p>
          </table:table-cell>
          <table:table-cell table:formula="of:=DEGREES(ACOS([.Q50]))" office:value-type="float" office:value="41.4887854752995" calcext:value-type="float">
            <text:p>41.4887854752995</text:p>
          </table:table-cell>
          <table:table-cell table:number-columns-repeated="6"/>
          <table:table-cell table:formula="of:=[.M50]-DEGREES(ACOS([.Q50]))" office:value-type="float" office:value="7.3316189850493" calcext:value-type="float">
            <text:p>7.331618985049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.278155170440697</text:p>
          </table:table-cell>
          <table:table-cell table:formula="of:=[.C50]+[.E51]" office:value-type="float" office:value="0.0000182257410259953" calcext:value-type="float">
            <text:p>1.82257410259953E-05</text:p>
          </table:table-cell>
          <table:table-cell table:formula="of:=[$Arkusz3.C44]" office:value-type="float" office:value="0.0000322621930060606" calcext:value-type="float">
            <text:p>3.23E-05</text:p>
          </table:table-cell>
          <table:table-cell table:formula="of:=[$Arkusz3.E43]" office:value-type="float" office:value="0.000000072193006058293" calcext:value-type="float">
            <text:p>7.2193006058293E-08</text:p>
          </table:table-cell>
          <table:table-cell table:number-columns-repeated="21"/>
        </table:table-row>
      </table:table>
      <table:table table:name="Arkusz1_2" table:style-name="ta1">
        <table:shapes>
          <draw:frame draw:z-index="0" draw:style-name="gr1" draw:text-style-name="P1" svg:width="214.48mm" svg:height="120.64mm" svg:x="245.69mm" svg:y="92.67mm">
            <draw:object draw:notify-on-update-of-ranges="Arkusz1_2.B8:Arkusz1_2.B50 Arkusz1_2.C8:Arkusz1_2.C50 Arkusz1_2.B8:Arkusz1_2.B50 Arkusz1_2.D8:Arkusz1_2.D50 Arkusz1_2.B8:Arkusz1_2.B50 Arkusz1_2.Y8:Arkusz1_2.Y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.61E-05</text:p>
          </table:table-cell>
          <table:table-cell table:formula="of:=[$Arkusz3.C1]" office:value-type="float" office:value="0.000032262193006057" calcext:value-type="float">
            <text:p>3.23E-05</text:p>
          </table:table-cell>
          <table:table-cell/>
          <table:table-cell table:formula="of:=((1/2)*[.C8]*[.C8]+((1/3)*[.E9]+[.C8])*(1/2)*[.E9])/([.C8]+(1/2)*[.E9])" office:value-type="float" office:value="0.00000795742089258656" calcext:value-type="float">
            <text:p>7.95742089258656E-06</text:p>
          </table:table-cell>
          <table:table-cell table:formula="of:=(((1/2)*([.B9]-[.B8])+[.B8])*[.C8]+((2/3)*([.B9]-[.B8])+[.B8])*(1/2)*[.E9])/([.C8]+(1/2)*[.E9])" office:value-type="float" office:value="0.000498429092751125" calcext:value-type="float">
            <text:p>0.000498429092751</text:p>
          </table:table-cell>
          <table:table-cell table:formula="of:=(((1/2)*([.D8]-[.C9])+[.C8]+[.E9])*([.D8]-[.C9])+((2/3)*[.E9]+[.C8])*(1/2)*[.E9])/([.D8]-[.C9]+(1/2)*[.E9])" office:value-type="float" office:value="0.0000240880523711794" calcext:value-type="float">
            <text:p>2.40880523711794E-05</text:p>
          </table:table-cell>
          <table:table-cell table:formula="of:=(((1/2)*([.B9]-[.B8])+[.B8])*([.D8]-[.C9])+((1/3)*([.B9]-[.B8])+[.B8])*(1/2)*[.E9])/([.D8]-[.C9]+(1/2)*[.E9])" office:value-type="float" office:value="0.00050152925565533" calcext:value-type="float">
            <text:p>0.000501529255655</text:p>
          </table:table-cell>
          <table:table-cell table:formula="of:=DEGREES(ATAN(([.G8]-[.I8])/([.H8]-[.F8])))" office:value-type="float" office:value="-10.8790818137295" calcext:value-type="float">
            <text:p>-10.8790818137295</text:p>
          </table:table-cell>
          <table:table-cell table:formula="of:=DEGREES(ATAN(([.C9]-[.C8])/([.B9]-[.B8])))" office:value-type="float" office:value="-0.0171887333382631" calcext:value-type="float">
            <text:p>-0.017188733338263</text:p>
          </table:table-cell>
          <table:table-cell table:formula="of:=[.J8]-[.K8]" office:value-type="float" office:value="-10.8618930803912" calcext:value-type="float">
            <text:p>-10.8618930803912</text:p>
          </table:table-cell>
          <table:table-cell table:formula="of:=ABS([.L8])" office:value-type="float" office:value="10.8618930803912" calcext:value-type="float">
            <text:p>10.8618930803912</text:p>
          </table:table-cell>
          <table:table-cell table:formula="of:=[.B8]+0.5*([.B9]-[.B8])" office:value-type="float" office:value="0.00049999999999999" calcext:value-type="float">
            <text:p>0.0005</text:p>
          </table:table-cell>
          <table:table-cell table:formula="of:=[.C8]+0.5*([.C9]-[.C8])" office:value-type="float" office:value="0.0000159143705129984" calcext:value-type="float">
            <text:p>1.59143705129984E-05</text:p>
          </table:table-cell>
          <table:table-cell table:formula="of:=SQRT(([.B9]-[.N8])^2+([.C9]-[.O8])^2)*SQRT(([.F8]-[.O8])^2+([.G8]-[.N8])^2)" office:value-type="float" office:value="0.00000000405526826383225" calcext:value-type="float">
            <text:p>4.05526826383225E-09</text:p>
          </table:table-cell>
          <table:table-cell table:formula="of:=(-([.B9]-[.N8])*([.F8]-[.O8])+([.C9]-[.O8])*([.G8]-[.N8]))/[.P8]" office:value-type="float" office:value="0.981121392579167" calcext:value-type="float">
            <text:p>0.981121392579167</text:p>
          </table:table-cell>
          <table:table-cell table:formula="of:=DEGREES(ACOS([.Q8]))" office:value-type="float" office:value="11.1508564420633" calcext:value-type="float">
            <text:p>11.1508564420633</text:p>
          </table:table-cell>
          <table:table-cell table:style-name="ce7" table:formula="of:=(([.B9]-[.N8])*([.G8]-[.N8])+([.C9]-[.O8])*([.F8]-[.O8]))/[.U8]" office:value-type="float" office:value="-0.193392898068971" calcext:value-type="float">
            <text:p>-0.193392898068971</text:p>
          </table:table-cell>
          <table:table-cell table:style-name="ce7" table:formula="of:=DEGREES(ACOS([.S8]))" office:value-type="float" office:value="101.150856442063" calcext:value-type="float">
            <text:p>101.150856442063</text:p>
          </table:table-cell>
          <table:table-cell table:style-name="ce9" table:formula="of:=SQRT(([.B9]-[.N8])^2+([.C9]-[.O8])^2)*SQRT(([.F8]-[.O8])^2+([.G8]-[.N8])^2)" office:value-type="float" office:value="0.00000000405526826383225" calcext:value-type="float">
            <text:p>.000000004055268</text:p>
          </table:table-cell>
          <table:table-cell table:style-name="ce7" table:formula="of:=SQRT(1-[.S8]^2)" office:value-type="float" office:value="0.981121392579167" calcext:value-type="float">
            <text:p>0.981121392579167</text:p>
          </table:table-cell>
          <table:table-cell table:style-name="ce7" table:formula="of:=DEGREES(ACOS([.V8]))" office:value-type="float" office:value="11.1508564420633" calcext:value-type="float">
            <text:p>11.1508564420633</text:p>
          </table:table-cell>
          <table:table-cell table:formula="of:=[.M8]-[.W8]" office:value-type="float" office:value="-0.288963361672105" calcext:value-type="float">
            <text:p>-0.288963361672105</text:p>
          </table:table-cell>
          <table:table-cell table:formula="of:=[.M8]-DEGREES(ACOS([.Q8]))" office:value-type="float" office:value="-0.288963361672105" calcext:value-type="float">
            <text:p>-0.288963361672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.001</text:p>
          </table:table-cell>
          <table:table-cell table:formula="of:=[.C8]+[.E9]" office:value-type="float" office:value="0.0000157643705129985" calcext:value-type="float">
            <text:p>1.57643705129985E-05</text:p>
          </table:table-cell>
          <table:table-cell table:formula="of:=[$Arkusz3.C2]" office:value-type="float" office:value="0.00003226219300605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9]*[.C9]+((1/3)*[.E10]+[.C9])*(1/2)*[.E10])/([.C9]+(1/2)*[.E10])" office:value-type="float" office:value="0.00000795742089258656" calcext:value-type="float">
            <text:p>7.95742089258656E-06</text:p>
          </table:table-cell>
          <table:table-cell table:formula="of:=(((1/2)*([.B10]-[.B9])+[.B9])*[.C9]+((2/3)*([.B10]-[.B9])+[.B9])*(1/2)*[.E10])/([.C9]+(1/2)*[.E10])" office:value-type="float" office:value="0.00150576505737793" calcext:value-type="float">
            <text:p>0.001505765057378</text:p>
          </table:table-cell>
          <table:table-cell table:formula="of:=(((1/2)*([.D9]-[.C10])+[.C9]+[.E10])*([.D9]-[.C10])+((2/3)*[.E10]+[.C9])*(1/2)*[.E10])/([.D9]-[.C10]+(1/2)*[.E10])" office:value-type="float" office:value="0.0000240880523711794" calcext:value-type="float">
            <text:p>2.40880523711794E-05</text:p>
          </table:table-cell>
          <table:table-cell table:formula="of:=(((1/2)*([.B10]-[.B9])+[.B9])*([.D9]-[.C10])+((1/3)*([.B10]-[.B9])+[.B9])*(1/2)*[.E10])/([.D9]-[.C10]+(1/2)*[.E10])" office:value-type="float" office:value="0.00150263897082374" calcext:value-type="float">
            <text:p>0.001502638970824</text:p>
          </table:table-cell>
          <table:table-cell table:formula="of:=DEGREES(ATAN(([.G9]-[.I9])/([.H9]-[.F9])))" office:value-type="float" office:value="10.9678556899551" calcext:value-type="float">
            <text:p>10.9678556899551</text:p>
          </table:table-cell>
          <table:table-cell table:formula="of:=DEGREES(ATAN(([.C10]-[.C9])/([.B10]-[.B9])))" office:value-type="float" office:value="0.017046192601559" calcext:value-type="float">
            <text:p>0.017046192601559</text:p>
          </table:table-cell>
          <table:table-cell table:formula="of:=[.J9]-[.K9]" office:value-type="float" office:value="10.9508094973536" calcext:value-type="float">
            <text:p>10.9508094973536</text:p>
          </table:table-cell>
          <table:table-cell table:formula="of:=ABS([.L9])" office:value-type="float" office:value="10.9508094973536" calcext:value-type="float">
            <text:p>10.9508094973536</text:p>
          </table:table-cell>
          <table:table-cell table:formula="of:=[.B9]+0.5*([.B10]-[.B9])" office:value-type="float" office:value="0.00150418101415817" calcext:value-type="float">
            <text:p>0.001504181014158</text:p>
          </table:table-cell>
          <table:table-cell table:formula="of:=[.C9]+0.5*([.C10]-[.C9])" office:value-type="float" office:value="0.0000159143705129984" calcext:value-type="float">
            <text:p>1.59143705129984E-05</text:p>
          </table:table-cell>
          <table:table-cell table:formula="of:=SQRT(([.B10]-[.N9])^2+([.C10]-[.O9])^2)*SQRT(([.F9]-[.O9])^2+([.G9]-[.N9])^2)" office:value-type="float" office:value="0.00000000409046646187659" calcext:value-type="float">
            <text:p>4.09046646187659E-09</text:p>
          </table:table-cell>
          <table:table-cell table:formula="of:=(-([.B10]-[.N9])*([.F9]-[.O9])+([.C10]-[.O9])*([.G9]-[.N9]))/[.P9]" office:value-type="float" office:value="0.980812475325193" calcext:value-type="float">
            <text:p>0.980812475325193</text:p>
          </table:table-cell>
          <table:table-cell table:formula="of:=DEGREES(ACOS([.Q9]))" office:value-type="float" office:value="11.2420103642404" calcext:value-type="float">
            <text:p>11.2420103642404</text:p>
          </table:table-cell>
          <table:table-cell table:style-name="ce7" table:formula="of:=(([.B10]-[.N9])*([.G9]-[.N9])+([.C10]-[.O9])*([.F9]-[.O9]))/[.U9]" office:value-type="float" office:value="0.194953554074986" calcext:value-type="float">
            <text:p>0.194953554074986</text:p>
          </table:table-cell>
          <table:table-cell table:style-name="ce7" table:formula="of:=DEGREES(ACOS([.S9]))" office:value-type="float" office:value="78.7579896357595" calcext:value-type="float">
            <text:p>78.7579896357595</text:p>
          </table:table-cell>
          <table:table-cell table:style-name="ce9" table:formula="of:=SQRT(([.B10]-[.N9])^2+([.C10]-[.O9])^2)*SQRT(([.F9]-[.O9])^2+([.G9]-[.N9])^2)" office:value-type="float" office:value="0.00000000409046646187659" calcext:value-type="float">
            <text:p>.000000004090466</text:p>
          </table:table-cell>
          <table:table-cell table:style-name="ce7" table:formula="of:=SQRT(1-[.S9]^2)" office:value-type="float" office:value="0.980812475325193" calcext:value-type="float">
            <text:p>0.980812475325193</text:p>
          </table:table-cell>
          <table:table-cell table:style-name="ce7" table:formula="of:=DEGREES(ACOS([.V9]))" office:value-type="float" office:value="11.2420103642405" calcext:value-type="float">
            <text:p>11.2420103642405</text:p>
          </table:table-cell>
          <table:table-cell table:formula="of:=[.M9]-[.W9]" office:value-type="float" office:value="-0.291200866886941" calcext:value-type="float">
            <text:p>-0.291200866886941</text:p>
          </table:table-cell>
          <table:table-cell table:formula="of:=[.M9]-DEGREES(ACOS([.Q9]))" office:value-type="float" office:value="-0.291200866886875" calcext:value-type="float">
            <text:p>-0.2912008668868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.002008362028316</text:p>
          </table:table-cell>
          <table:table-cell table:formula="of:=[.C9]+[.E10]" office:value-type="float" office:value="0.0000160643705129985" calcext:value-type="float">
            <text:p>1.60643705129985E-05</text:p>
          </table:table-cell>
          <table:table-cell table:formula="of:=[$Arkusz3.C3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0]*[.C10]+((1/3)*[.E11]+[.C10])*(1/2)*[.E11])/([.C10]+(1/2)*[.E11])" office:value-type="float" office:value="0.00000795742089258656" calcext:value-type="float">
            <text:p>7.95742089258656E-06</text:p>
          </table:table-cell>
          <table:table-cell table:formula="of:=(((1/2)*([.B11]-[.B10])+[.B10])*[.C10]+((2/3)*([.B11]-[.B10])+[.B10])*(1/2)*[.E11])/([.C10]+(1/2)*[.E11])" office:value-type="float" office:value="0.00251932960754473" calcext:value-type="float">
            <text:p>0.002519329607545</text:p>
          </table:table-cell>
          <table:table-cell table:formula="of:=(((1/2)*([.D10]-[.C11])+[.C10]+[.E11])*([.D10]-[.C11])+((2/3)*[.E11]+[.C10])*(1/2)*[.E11])/([.D10]-[.C11]+(1/2)*[.E11])" office:value-type="float" office:value="0.0000240880523711795" calcext:value-type="float">
            <text:p>2.40880523711795E-05</text:p>
          </table:table-cell>
          <table:table-cell table:formula="of:=(((1/2)*([.B11]-[.B10])+[.B10])*([.D10]-[.C11])+((1/3)*([.B11]-[.B10])+[.B10])*(1/2)*[.E11])/([.D10]-[.C11]+(1/2)*[.E11])" office:value-type="float" office:value="0.0025225077581732" calcext:value-type="float">
            <text:p>0.002522507758173</text:p>
          </table:table-cell>
          <table:table-cell table:formula="of:=DEGREES(ATAN(([.G10]-[.I10])/([.H10]-[.F10])))" office:value-type="float" office:value="-11.1459844326953" calcext:value-type="float">
            <text:p>-11.1459844326953</text:p>
          </table:table-cell>
          <table:table-cell table:formula="of:=DEGREES(ATAN(([.C11]-[.C10])/([.B11]-[.B10])))" office:value-type="float" office:value="-0.016766943978576" calcext:value-type="float">
            <text:p>-0.016766943978576</text:p>
          </table:table-cell>
          <table:table-cell table:formula="of:=[.J10]-[.K10]" office:value-type="float" office:value="-11.1292174887167" calcext:value-type="float">
            <text:p>-11.1292174887167</text:p>
          </table:table-cell>
          <table:table-cell table:formula="of:=ABS([.L10])" office:value-type="float" office:value="11.1292174887167" calcext:value-type="float">
            <text:p>11.1292174887167</text:p>
          </table:table-cell>
          <table:table-cell table:formula="of:=[.B10]+0.5*([.B11]-[.B10])" office:value-type="float" office:value="0.00252094003254965" calcext:value-type="float">
            <text:p>0.00252094003255</text:p>
          </table:table-cell>
          <table:table-cell table:formula="of:=[.C10]+0.5*([.C11]-[.C10])" office:value-type="float" office:value="0.0000159143705129984" calcext:value-type="float">
            <text:p>1.59143705129984E-05</text:p>
          </table:table-cell>
          <table:table-cell table:formula="of:=SQRT(([.B11]-[.N10])^2+([.C11]-[.O10])^2)*SQRT(([.F10]-[.O10])^2+([.G10]-[.N10])^2)" office:value-type="float" office:value="0.00000000416125338425795" calcext:value-type="float">
            <text:p>4.16125338425795E-09</text:p>
          </table:table-cell>
          <table:table-cell table:formula="of:=(-([.B11]-[.N10])*([.F10]-[.O10])+([.C11]-[.O10])*([.G10]-[.N10]))/[.P10]" office:value-type="float" office:value="0.980185185405047" calcext:value-type="float">
            <text:p>0.980185185405047</text:p>
          </table:table-cell>
          <table:table-cell table:formula="of:=DEGREES(ACOS([.Q10]))" office:value-type="float" office:value="11.4248992312108" calcext:value-type="float">
            <text:p>11.4248992312108</text:p>
          </table:table-cell>
          <table:table-cell table:style-name="ce7" table:formula="of:=(([.B11]-[.N10])*([.G10]-[.N10])+([.C11]-[.O10])*([.F10]-[.O10]))/[.U10]" office:value-type="float" office:value="-0.198083321641359" calcext:value-type="float">
            <text:p>-0.198083321641359</text:p>
          </table:table-cell>
          <table:table-cell table:style-name="ce7" table:formula="of:=DEGREES(ACOS([.S10]))" office:value-type="float" office:value="101.424899231211" calcext:value-type="float">
            <text:p>101.424899231211</text:p>
          </table:table-cell>
          <table:table-cell table:style-name="ce9" table:formula="of:=SQRT(([.B11]-[.N10])^2+([.C11]-[.O10])^2)*SQRT(([.F10]-[.O10])^2+([.G10]-[.N10])^2)" office:value-type="float" office:value="0.00000000416125338425795" calcext:value-type="float">
            <text:p>.000000004161253</text:p>
          </table:table-cell>
          <table:table-cell table:style-name="ce7" table:formula="of:=SQRT(1-[.S10]^2)" office:value-type="float" office:value="0.980185185405047" calcext:value-type="float">
            <text:p>0.980185185405047</text:p>
          </table:table-cell>
          <table:table-cell table:style-name="ce7" table:formula="of:=DEGREES(ACOS([.V10]))" office:value-type="float" office:value="11.4248992312108" calcext:value-type="float">
            <text:p>11.4248992312108</text:p>
          </table:table-cell>
          <table:table-cell table:formula="of:=[.M10]-[.W10]" office:value-type="float" office:value="-0.295681742494084" calcext:value-type="float">
            <text:p>-0.295681742494084</text:p>
          </table:table-cell>
          <table:table-cell table:formula="of:=[.M10]-DEGREES(ACOS([.Q10]))" office:value-type="float" office:value="-0.295681742494116" calcext:value-type="float">
            <text:p>-0.2956817424941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.003033518036783</text:p>
          </table:table-cell>
          <table:table-cell table:formula="of:=[.C10]+[.E11]" office:value-type="float" office:value="0.0000157643705129985" calcext:value-type="float">
            <text:p>1.57643705129985E-05</text:p>
          </table:table-cell>
          <table:table-cell table:formula="of:=[$Arkusz3.C4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1]*[.C11]+((1/3)*[.E12]+[.C11])*(1/2)*[.E12])/([.C11]+(1/2)*[.E12])" office:value-type="float" office:value="0.00000795742089258656" calcext:value-type="float">
            <text:p>7.95742089258656E-06</text:p>
          </table:table-cell>
          <table:table-cell table:formula="of:=(((1/2)*([.B12]-[.B11])+[.B11])*[.C11]+((2/3)*([.B12]-[.B11])+[.B11])*(1/2)*[.E12])/([.C11]+(1/2)*[.E12])" office:value-type="float" office:value="0.00356042949608667" calcext:value-type="float">
            <text:p>0.003560429496087</text:p>
          </table:table-cell>
          <table:table-cell table:formula="of:=(((1/2)*([.D11]-[.C12])+[.C11]+[.E12])*([.D11]-[.C12])+((2/3)*[.E12]+[.C11])*(1/2)*[.E12])/([.D11]-[.C12]+(1/2)*[.E12])" office:value-type="float" office:value="0.0000240880523711795" calcext:value-type="float">
            <text:p>2.40880523711795E-05</text:p>
          </table:table-cell>
          <table:table-cell table:formula="of:=(((1/2)*([.B12]-[.B11])+[.B11])*([.D11]-[.C12])+((1/3)*([.B12]-[.B11])+[.B11])*(1/2)*[.E12])/([.D11]-[.C12]+(1/2)*[.E12])" office:value-type="float" office:value="0.00355717270559837" calcext:value-type="float">
            <text:p>0.003557172705598</text:p>
          </table:table-cell>
          <table:table-cell table:formula="of:=DEGREES(ATAN(([.G11]-[.I11])/([.H11]-[.F11])))" office:value-type="float" office:value="11.4146236879927" calcext:value-type="float">
            <text:p>11.4146236879927</text:p>
          </table:table-cell>
          <table:table-cell table:formula="of:=DEGREES(ATAN(([.C12]-[.C11])/([.B12]-[.B11])))" office:value-type="float" office:value="0.0163620821809471" calcext:value-type="float">
            <text:p>0.016362082180947</text:p>
          </table:table-cell>
          <table:table-cell table:formula="of:=[.J11]-[.K11]" office:value-type="float" office:value="11.3982616058117" calcext:value-type="float">
            <text:p>11.3982616058117</text:p>
          </table:table-cell>
          <table:table-cell table:formula="of:=ABS([.L11])" office:value-type="float" office:value="11.3982616058117" calcext:value-type="float">
            <text:p>11.3982616058117</text:p>
          </table:table-cell>
          <table:table-cell table:formula="of:=[.B11]+0.5*([.B12]-[.B11])" office:value-type="float" office:value="0.0035587792228771" calcext:value-type="float">
            <text:p>0.003558779222877</text:p>
          </table:table-cell>
          <table:table-cell table:formula="of:=[.C11]+0.5*([.C12]-[.C11])" office:value-type="float" office:value="0.0000159143705129984" calcext:value-type="float">
            <text:p>1.59143705129984E-05</text:p>
          </table:table-cell>
          <table:table-cell table:formula="of:=SQRT(([.B12]-[.N11])^2+([.C12]-[.O11])^2)*SQRT(([.F11]-[.O11])^2+([.G11]-[.N11])^2)" office:value-type="float" office:value="0.00000000426842036575111" calcext:value-type="float">
            <text:p>4.26842036575111E-09</text:p>
          </table:table-cell>
          <table:table-cell table:formula="of:=(-([.B12]-[.N11])*([.F11]-[.O11])+([.C12]-[.O11])*([.G11]-[.N11]))/[.P11]" office:value-type="float" office:value="0.979220408989647" calcext:value-type="float">
            <text:p>0.979220408989647</text:p>
          </table:table-cell>
          <table:table-cell table:formula="of:=DEGREES(ACOS([.Q11]))" office:value-type="float" office:value="11.7006785407818" calcext:value-type="float">
            <text:p>11.7006785407818</text:p>
          </table:table-cell>
          <table:table-cell table:style-name="ce7" table:formula="of:=(([.B12]-[.N11])*([.G11]-[.N11])+([.C12]-[.O11])*([.F11]-[.O11]))/[.U11]" office:value-type="float" office:value="0.202798892053552" calcext:value-type="float">
            <text:p>0.202798892053552</text:p>
          </table:table-cell>
          <table:table-cell table:style-name="ce7" table:formula="of:=DEGREES(ACOS([.S11]))" office:value-type="float" office:value="78.2993214592182" calcext:value-type="float">
            <text:p>78.2993214592182</text:p>
          </table:table-cell>
          <table:table-cell table:style-name="ce9" table:formula="of:=SQRT(([.B12]-[.N11])^2+([.C12]-[.O11])^2)*SQRT(([.F11]-[.O11])^2+([.G11]-[.N11])^2)" office:value-type="float" office:value="0.00000000426842036575111" calcext:value-type="float">
            <text:p>.000000004268420</text:p>
          </table:table-cell>
          <table:table-cell table:style-name="ce7" table:formula="of:=SQRT(1-[.S11]^2)" office:value-type="float" office:value="0.979220408989647" calcext:value-type="float">
            <text:p>0.979220408989647</text:p>
          </table:table-cell>
          <table:table-cell table:style-name="ce7" table:formula="of:=DEGREES(ACOS([.V11]))" office:value-type="float" office:value="11.7006785407818" calcext:value-type="float">
            <text:p>11.7006785407818</text:p>
          </table:table-cell>
          <table:table-cell table:formula="of:=[.M11]-[.W11]" office:value-type="float" office:value="-0.302416934970047" calcext:value-type="float">
            <text:p>-0.302416934970047</text:p>
          </table:table-cell>
          <table:table-cell table:formula="of:=[.M11]-DEGREES(ACOS([.Q11]))" office:value-type="float" office:value="-0.302416934970081" calcext:value-type="float">
            <text:p>-0.3024169349700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.004084040408971</text:p>
          </table:table-cell>
          <table:table-cell table:formula="of:=[.C11]+[.E12]" office:value-type="float" office:value="0.0000160643705129985" calcext:value-type="float">
            <text:p>1.60643705129985E-05</text:p>
          </table:table-cell>
          <table:table-cell table:formula="of:=[$Arkusz3.C5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2]*[.C12]+((1/3)*[.E13]+[.C12])*(1/2)*[.E13])/([.C12]+(1/2)*[.E13])" office:value-type="float" office:value="0.00000795742089258656" calcext:value-type="float">
            <text:p>7.95742089258656E-06</text:p>
          </table:table-cell>
          <table:table-cell table:formula="of:=(((1/2)*([.B13]-[.B12])+[.B12])*[.C12]+((2/3)*([.B13]-[.B12])+[.B12])*(1/2)*[.E13])/([.C12]+(1/2)*[.E13])" office:value-type="float" office:value="0.00462467310479235" calcext:value-type="float">
            <text:p>0.004624673104792</text:p>
          </table:table-cell>
          <table:table-cell table:formula="of:=(((1/2)*([.D12]-[.C13])+[.C12]+[.E13])*([.D12]-[.C13])+((2/3)*[.E13]+[.C12])*(1/2)*[.E13])/([.D12]-[.C13]+(1/2)*[.E13])" office:value-type="float" office:value="0.0000240880523711795" calcext:value-type="float">
            <text:p>2.40880523711795E-05</text:p>
          </table:table-cell>
          <table:table-cell table:formula="of:=(((1/2)*([.B13]-[.B12])+[.B12])*([.D12]-[.C13])+((1/3)*([.B13]-[.B12])+[.B12])*(1/2)*[.E13])/([.D12]-[.C13]+(1/2)*[.E13])" office:value-type="float" office:value="0.00462803576851476" calcext:value-type="float">
            <text:p>0.004628035768515</text:p>
          </table:table-cell>
          <table:table-cell table:formula="of:=DEGREES(ATAN(([.G12]-[.I12])/([.H12]-[.F12])))" office:value-type="float" office:value="-11.7754903904297" calcext:value-type="float">
            <text:p>-11.7754903904297</text:p>
          </table:table-cell>
          <table:table-cell table:formula="of:=DEGREES(ATAN(([.C13]-[.C12])/([.B13]-[.B12])))" office:value-type="float" office:value="-0.0158469231848463" calcext:value-type="float">
            <text:p>-0.015846923184846</text:p>
          </table:table-cell>
          <table:table-cell table:formula="of:=[.J12]-[.K12]" office:value-type="float" office:value="-11.7596434672448" calcext:value-type="float">
            <text:p>-11.7596434672448</text:p>
          </table:table-cell>
          <table:table-cell table:formula="of:=ABS([.L12])" office:value-type="float" office:value="11.7596434672448" calcext:value-type="float">
            <text:p>11.7596434672448</text:p>
          </table:table-cell>
          <table:table-cell table:formula="of:=[.B12]+0.5*([.B13]-[.B12])" office:value-type="float" office:value="0.00462637702583788" calcext:value-type="float">
            <text:p>0.004626377025838</text:p>
          </table:table-cell>
          <table:table-cell table:formula="of:=[.C12]+0.5*([.C13]-[.C12])" office:value-type="float" office:value="0.0000159143705129984" calcext:value-type="float">
            <text:p>1.59143705129984E-05</text:p>
          </table:table-cell>
          <table:table-cell table:formula="of:=SQRT(([.B13]-[.N12])^2+([.C13]-[.O12])^2)*SQRT(([.F12]-[.O12])^2+([.G12]-[.N12])^2)" office:value-type="float" office:value="0.00000000441318067767894" calcext:value-type="float">
            <text:p>4.41318067767894E-09</text:p>
          </table:table-cell>
          <table:table-cell table:formula="of:=(-([.B13]-[.N12])*([.F12]-[.O12])+([.C13]-[.O12])*([.G12]-[.N12]))/[.P12]" office:value-type="float" office:value="0.977888974203244" calcext:value-type="float">
            <text:p>0.977888974203244</text:p>
          </table:table-cell>
          <table:table-cell table:formula="of:=DEGREES(ACOS([.Q12]))" office:value-type="float" office:value="12.0710643287259" calcext:value-type="float">
            <text:p>12.0710643287259</text:p>
          </table:table-cell>
          <table:table-cell table:style-name="ce7" table:formula="of:=(([.B13]-[.N12])*([.G12]-[.N12])+([.C13]-[.O12])*([.F12]-[.O12]))/[.U12]" office:value-type="float" office:value="-0.209124733428946" calcext:value-type="float">
            <text:p>-0.209124733428946</text:p>
          </table:table-cell>
          <table:table-cell table:style-name="ce7" table:formula="of:=DEGREES(ACOS([.S12]))" office:value-type="float" office:value="102.071064328726" calcext:value-type="float">
            <text:p>102.071064328726</text:p>
          </table:table-cell>
          <table:table-cell table:style-name="ce9" table:formula="of:=SQRT(([.B13]-[.N12])^2+([.C13]-[.O12])^2)*SQRT(([.F12]-[.O12])^2+([.G12]-[.N12])^2)" office:value-type="float" office:value="0.00000000441318067767894" calcext:value-type="float">
            <text:p>.000000004413181</text:p>
          </table:table-cell>
          <table:table-cell table:style-name="ce7" table:formula="of:=SQRT(1-[.S12]^2)" office:value-type="float" office:value="0.977888974203244" calcext:value-type="float">
            <text:p>0.977888974203244</text:p>
          </table:table-cell>
          <table:table-cell table:style-name="ce7" table:formula="of:=DEGREES(ACOS([.V12]))" office:value-type="float" office:value="12.0710643287259" calcext:value-type="float">
            <text:p>12.0710643287259</text:p>
          </table:table-cell>
          <table:table-cell table:formula="of:=[.M12]-[.W12]" office:value-type="float" office:value="-0.311420861481084" calcext:value-type="float">
            <text:p>-0.311420861481084</text:p>
          </table:table-cell>
          <table:table-cell table:formula="of:=[.M12]-DEGREES(ACOS([.Q12]))" office:value-type="float" office:value="-0.311420861481054" calcext:value-type="float">
            <text:p>-0.3114208614810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.005168713642704</text:p>
          </table:table-cell>
          <table:table-cell table:formula="of:=[.C12]+[.E13]" office:value-type="float" office:value="0.0000157643705129985" calcext:value-type="float">
            <text:p>1.57643705129985E-05</text:p>
          </table:table-cell>
          <table:table-cell table:formula="of:=[$Arkusz3.C6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3]*[.C13]+((1/3)*[.E14]+[.C13])*(1/2)*[.E14])/([.C13]+(1/2)*[.E14])" office:value-type="float" office:value="0.00000795742089258656" calcext:value-type="float">
            <text:p>7.95742089258656E-06</text:p>
          </table:table-cell>
          <table:table-cell table:formula="of:=(((1/2)*([.B14]-[.B13])+[.B13])*[.C13]+((2/3)*([.B14]-[.B13])+[.B13])*(1/2)*[.E14])/([.C13]+(1/2)*[.E14])" office:value-type="float" office:value="0.0057344325416083" calcext:value-type="float">
            <text:p>0.005734432541608</text:p>
          </table:table-cell>
          <table:table-cell table:formula="of:=(((1/2)*([.D13]-[.C14])+[.C13]+[.E14])*([.D13]-[.C14])+((2/3)*[.E14]+[.C13])*(1/2)*[.E14])/([.D13]-[.C14]+(1/2)*[.E14])" office:value-type="float" office:value="0.0000240880523711795" calcext:value-type="float">
            <text:p>2.40880523711795E-05</text:p>
          </table:table-cell>
          <table:table-cell table:formula="of:=(((1/2)*([.B14]-[.B13])+[.B13])*([.D13]-[.C14])+((1/3)*([.B14]-[.B13])+[.B13])*(1/2)*[.E14])/([.D13]-[.C14]+(1/2)*[.E14])" office:value-type="float" office:value="0.00573093588596252" calcext:value-type="float">
            <text:p>0.005730935885963</text:p>
          </table:table-cell>
          <table:table-cell table:formula="of:=DEGREES(ATAN(([.G13]-[.I13])/([.H13]-[.F13])))" office:value-type="float" office:value="12.2308409495883" calcext:value-type="float">
            <text:p>12.2308409495883</text:p>
          </table:table-cell>
          <table:table-cell table:formula="of:=DEGREES(ATAN(([.C14]-[.C13])/([.B14]-[.B13])))" office:value-type="float" office:value="0.0152396687594614" calcext:value-type="float">
            <text:p>0.015239668759461</text:p>
          </table:table-cell>
          <table:table-cell table:formula="of:=[.J13]-[.K13]" office:value-type="float" office:value="12.2156012808288" calcext:value-type="float">
            <text:p>12.2156012808288</text:p>
          </table:table-cell>
          <table:table-cell table:formula="of:=ABS([.L13])" office:value-type="float" office:value="12.2156012808288" calcext:value-type="float">
            <text:p>12.2156012808288</text:p>
          </table:table-cell>
          <table:table-cell table:formula="of:=[.B13]+0.5*([.B14]-[.B13])" office:value-type="float" office:value="0.00573266072449079" calcext:value-type="float">
            <text:p>0.005732660724491</text:p>
          </table:table-cell>
          <table:table-cell table:formula="of:=[.C13]+0.5*([.C14]-[.C13])" office:value-type="float" office:value="0.0000159143705129984" calcext:value-type="float">
            <text:p>1.59143705129984E-05</text:p>
          </table:table-cell>
          <table:table-cell table:formula="of:=SQRT(([.B14]-[.N13])^2+([.C14]-[.O13])^2)*SQRT(([.F13]-[.O13])^2+([.G13]-[.N13])^2)" office:value-type="float" office:value="0.00000000459720265989148" calcext:value-type="float">
            <text:p>4.59720265989148E-09</text:p>
          </table:table-cell>
          <table:table-cell table:formula="of:=(-([.B14]-[.N13])*([.F13]-[.O13])+([.C14]-[.O13])*([.G13]-[.N13]))/[.P13]" office:value-type="float" office:value="0.976151069012365" calcext:value-type="float">
            <text:p>0.976151069012365</text:p>
          </table:table-cell>
          <table:table-cell table:formula="of:=DEGREES(ACOS([.Q13]))" office:value-type="float" office:value="12.5383101692413" calcext:value-type="float">
            <text:p>12.5383101692413</text:p>
          </table:table-cell>
          <table:table-cell table:style-name="ce7" table:formula="of:=(([.B14]-[.N13])*([.G13]-[.N13])+([.C14]-[.O13])*([.F13]-[.O13]))/[.U13]" office:value-type="float" office:value="0.217092354692689" calcext:value-type="float">
            <text:p>0.217092354692689</text:p>
          </table:table-cell>
          <table:table-cell table:style-name="ce7" table:formula="of:=DEGREES(ACOS([.S13]))" office:value-type="float" office:value="77.4616898307587" calcext:value-type="float">
            <text:p>77.4616898307587</text:p>
          </table:table-cell>
          <table:table-cell table:style-name="ce9" table:formula="of:=SQRT(([.B14]-[.N13])^2+([.C14]-[.O13])^2)*SQRT(([.F13]-[.O13])^2+([.G13]-[.N13])^2)" office:value-type="float" office:value="0.00000000459720265989148" calcext:value-type="float">
            <text:p>.000000004597203</text:p>
          </table:table-cell>
          <table:table-cell table:style-name="ce7" table:formula="of:=SQRT(1-[.S13]^2)" office:value-type="float" office:value="0.976151069012365" calcext:value-type="float">
            <text:p>0.976151069012365</text:p>
          </table:table-cell>
          <table:table-cell table:style-name="ce7" table:formula="of:=DEGREES(ACOS([.V13]))" office:value-type="float" office:value="12.5383101692413" calcext:value-type="float">
            <text:p>12.5383101692413</text:p>
          </table:table-cell>
          <table:table-cell table:formula="of:=[.M13]-[.W13]" office:value-type="float" office:value="-0.322708888412459" calcext:value-type="float">
            <text:p>-0.322708888412459</text:p>
          </table:table-cell>
          <table:table-cell table:formula="of:=[.M13]-DEGREES(ACOS([.Q13]))" office:value-type="float" office:value="-0.322708888412489" calcext:value-type="float">
            <text:p>-0.3227088884124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.006296607806277</text:p>
          </table:table-cell>
          <table:table-cell table:formula="of:=[.C13]+[.E14]" office:value-type="float" office:value="0.0000160643705129985" calcext:value-type="float">
            <text:p>1.60643705129985E-05</text:p>
          </table:table-cell>
          <table:table-cell table:formula="of:=[$Arkusz3.C7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4]*[.C14]+((1/3)*[.E15]+[.C14])*(1/2)*[.E15])/([.C14]+(1/2)*[.E15])" office:value-type="float" office:value="0.00000795742089258656" calcext:value-type="float">
            <text:p>7.95742089258656E-06</text:p>
          </table:table-cell>
          <table:table-cell table:formula="of:=(((1/2)*([.B15]-[.B14])+[.B14])*[.C14]+((2/3)*([.B15]-[.B14])+[.B14])*(1/2)*[.E15])/([.C14]+(1/2)*[.E15])" office:value-type="float" office:value="0.00688502656527548" calcext:value-type="float">
            <text:p>0.006885026565275</text:p>
          </table:table-cell>
          <table:table-cell table:formula="of:=(((1/2)*([.D14]-[.C15])+[.C14]+[.E15])*([.D14]-[.C15])+((2/3)*[.E15]+[.C14])*(1/2)*[.E15])/([.D14]-[.C15]+(1/2)*[.E15])" office:value-type="float" office:value="0.0000240880523711795" calcext:value-type="float">
            <text:p>2.40880523711795E-05</text:p>
          </table:table-cell>
          <table:table-cell table:formula="of:=(((1/2)*([.B15]-[.B14])+[.B14])*([.D14]-[.C15])+((1/3)*([.B15]-[.B14])+[.B14])*(1/2)*[.E15])/([.D14]-[.C15]+(1/2)*[.E15])" office:value-type="float" office:value="0.00688868645197815" calcext:value-type="float">
            <text:p>0.006888686451978</text:p>
          </table:table-cell>
          <table:table-cell table:formula="of:=DEGREES(ATAN(([.G14]-[.I14])/([.H14]-[.F14])))" office:value-type="float" office:value="-12.7834388307708" calcext:value-type="float">
            <text:p>-12.7834388307708</text:p>
          </table:table-cell>
          <table:table-cell table:formula="of:=DEGREES(ATAN(([.C15]-[.C14])/([.B15]-[.B14])))" office:value-type="float" office:value="-0.0145599791048781" calcext:value-type="float">
            <text:p>-0.014559979104878</text:p>
          </table:table-cell>
          <table:table-cell table:formula="of:=[.J14]-[.K14]" office:value-type="float" office:value="-12.768878851666" calcext:value-type="float">
            <text:p>-12.768878851666</text:p>
          </table:table-cell>
          <table:table-cell table:formula="of:=ABS([.L14])" office:value-type="float" office:value="12.768878851666" calcext:value-type="float">
            <text:p>12.768878851666</text:p>
          </table:table-cell>
          <table:table-cell table:formula="of:=[.B14]+0.5*([.B15]-[.B14])" office:value-type="float" office:value="0.00688688109444989" calcext:value-type="float">
            <text:p>0.00688688109445</text:p>
          </table:table-cell>
          <table:table-cell table:formula="of:=[.C14]+0.5*([.C15]-[.C14])" office:value-type="float" office:value="0.0000159143705129984" calcext:value-type="float">
            <text:p>1.59143705129984E-05</text:p>
          </table:table-cell>
          <table:table-cell table:formula="of:=SQRT(([.B15]-[.N14])^2+([.C15]-[.O14])^2)*SQRT(([.F14]-[.O14])^2+([.G14]-[.N14])^2)" office:value-type="float" office:value="0.00000000482265667072119" calcext:value-type="float">
            <text:p>4.82265667072119E-09</text:p>
          </table:table-cell>
          <table:table-cell table:formula="of:=(-([.B15]-[.N14])*([.F14]-[.O14])+([.C15]-[.O14])*([.G14]-[.N14]))/[.P14]" office:value-type="float" office:value="0.973955501364677" calcext:value-type="float">
            <text:p>0.973955501364677</text:p>
          </table:table-cell>
          <table:table-cell table:formula="of:=DEGREES(ACOS([.Q14]))" office:value-type="float" office:value="13.1051726289066" calcext:value-type="float">
            <text:p>13.1051726289066</text:p>
          </table:table-cell>
          <table:table-cell table:style-name="ce7" table:formula="of:=(([.B15]-[.N14])*([.G14]-[.N14])+([.C15]-[.O14])*([.F14]-[.O14]))/[.U14]" office:value-type="float" office:value="-0.226739236484292" calcext:value-type="float">
            <text:p>-0.226739236484292</text:p>
          </table:table-cell>
          <table:table-cell table:style-name="ce7" table:formula="of:=DEGREES(ACOS([.S14]))" office:value-type="float" office:value="103.105172628907" calcext:value-type="float">
            <text:p>103.105172628907</text:p>
          </table:table-cell>
          <table:table-cell table:style-name="ce9" table:formula="of:=SQRT(([.B15]-[.N14])^2+([.C15]-[.O14])^2)*SQRT(([.F14]-[.O14])^2+([.G14]-[.N14])^2)" office:value-type="float" office:value="0.00000000482265667072119" calcext:value-type="float">
            <text:p>.000000004822657</text:p>
          </table:table-cell>
          <table:table-cell table:style-name="ce7" table:formula="of:=SQRT(1-[.S14]^2)" office:value-type="float" office:value="0.973955501364678" calcext:value-type="float">
            <text:p>0.973955501364678</text:p>
          </table:table-cell>
          <table:table-cell table:style-name="ce7" table:formula="of:=DEGREES(ACOS([.V14]))" office:value-type="float" office:value="13.1051726289065" calcext:value-type="float">
            <text:p>13.1051726289065</text:p>
          </table:table-cell>
          <table:table-cell table:formula="of:=[.M14]-[.W14]" office:value-type="float" office:value="-0.336293777240558" calcext:value-type="float">
            <text:p>-0.336293777240558</text:p>
          </table:table-cell>
          <table:table-cell table:formula="of:=[.M14]-DEGREES(ACOS([.Q14]))" office:value-type="float" office:value="-0.336293777240613" calcext:value-type="float">
            <text:p>-0.336293777240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.007477154382623</text:p>
          </table:table-cell>
          <table:table-cell table:formula="of:=[.C14]+[.E15]" office:value-type="float" office:value="0.0000157643705129985" calcext:value-type="float">
            <text:p>1.57643705129985E-05</text:p>
          </table:table-cell>
          <table:table-cell table:formula="of:=[$Arkusz3.C8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5]*[.C15]+((1/3)*[.E16]+[.C15])*(1/2)*[.E16])/([.C15]+(1/2)*[.E16])" office:value-type="float" office:value="0.00000795742089258656" calcext:value-type="float">
            <text:p>7.95742089258656E-06</text:p>
          </table:table-cell>
          <table:table-cell table:formula="of:=(((1/2)*([.B16]-[.B15])+[.B15])*[.C15]+((2/3)*([.B16]-[.B15])+[.B15])*(1/2)*[.E16])/([.C15]+(1/2)*[.E16])" office:value-type="float" office:value="0.00810064250798884" calcext:value-type="float">
            <text:p>0.008100642507989</text:p>
          </table:table-cell>
          <table:table-cell table:formula="of:=(((1/2)*([.D15]-[.C16])+[.C15]+[.E16])*([.D15]-[.C16])+((2/3)*[.E16]+[.C15])*(1/2)*[.E16])/([.D15]-[.C16]+(1/2)*[.E16])" office:value-type="float" office:value="0.0000240880523711795" calcext:value-type="float">
            <text:p>2.40880523711795E-05</text:p>
          </table:table-cell>
          <table:table-cell table:formula="of:=(((1/2)*([.B16]-[.B15])+[.B15])*([.D15]-[.C16])+((1/3)*([.B16]-[.B15])+[.B15])*(1/2)*[.E16])/([.D15]-[.C16]+(1/2)*[.E16])" office:value-type="float" office:value="0.00809678878615303" calcext:value-type="float">
            <text:p>0.008096788786153</text:p>
          </table:table-cell>
          <table:table-cell table:formula="of:=DEGREES(ATAN(([.G15]-[.I15])/([.H15]-[.F15])))" office:value-type="float" office:value="13.4365085924622" calcext:value-type="float">
            <text:p>13.4365085924622</text:p>
          </table:table-cell>
          <table:table-cell table:formula="of:=DEGREES(ATAN(([.C16]-[.C15])/([.B16]-[.B15])))" office:value-type="float" office:value="0.013827638916344" calcext:value-type="float">
            <text:p>0.013827638916344</text:p>
          </table:table-cell>
          <table:table-cell table:formula="of:=[.J15]-[.K15]" office:value-type="float" office:value="13.4226809535459" calcext:value-type="float">
            <text:p>13.4226809535459</text:p>
          </table:table-cell>
          <table:table-cell table:formula="of:=ABS([.L15])" office:value-type="float" office:value="13.4226809535459" calcext:value-type="float">
            <text:p>13.4226809535459</text:p>
          </table:table-cell>
          <table:table-cell table:formula="of:=[.B15]+0.5*([.B16]-[.B15])" office:value-type="float" office:value="0.00809868975913207" calcext:value-type="float">
            <text:p>0.008098689759132</text:p>
          </table:table-cell>
          <table:table-cell table:formula="of:=[.C15]+0.5*([.C16]-[.C15])" office:value-type="float" office:value="0.0000159143705129984" calcext:value-type="float">
            <text:p>1.59143705129984E-05</text:p>
          </table:table-cell>
          <table:table-cell table:formula="of:=SQRT(([.B16]-[.N15])^2+([.C16]-[.O15])^2)*SQRT(([.F15]-[.O15])^2+([.G15]-[.N15])^2)" office:value-type="float" office:value="0.00000000509227841860314" calcext:value-type="float">
            <text:p>5.09227841860314E-09</text:p>
          </table:table-cell>
          <table:table-cell table:formula="of:=(-([.B16]-[.N15])*([.F15]-[.O15])+([.C16]-[.O15])*([.G15]-[.N15]))/[.P15]" office:value-type="float" office:value="0.971238841232519" calcext:value-type="float">
            <text:p>0.971238841232519</text:p>
          </table:table-cell>
          <table:table-cell table:formula="of:=DEGREES(ACOS([.Q15]))" office:value-type="float" office:value="13.7748618992465" calcext:value-type="float">
            <text:p>13.7748618992465</text:p>
          </table:table-cell>
          <table:table-cell table:style-name="ce7" table:formula="of:=(([.B16]-[.N15])*([.G15]-[.N15])+([.C16]-[.O15])*([.F15]-[.O15]))/[.U15]" office:value-type="float" office:value="0.238107356629974" calcext:value-type="float">
            <text:p>0.238107356629974</text:p>
          </table:table-cell>
          <table:table-cell table:style-name="ce7" table:formula="of:=DEGREES(ACOS([.S15]))" office:value-type="float" office:value="76.2251381007535" calcext:value-type="float">
            <text:p>76.2251381007535</text:p>
          </table:table-cell>
          <table:table-cell table:style-name="ce9" table:formula="of:=SQRT(([.B16]-[.N15])^2+([.C16]-[.O15])^2)*SQRT(([.F15]-[.O15])^2+([.G15]-[.N15])^2)" office:value-type="float" office:value="0.00000000509227841860314" calcext:value-type="float">
            <text:p>.000000005092278</text:p>
          </table:table-cell>
          <table:table-cell table:style-name="ce7" table:formula="of:=SQRT(1-[.S15]^2)" office:value-type="float" office:value="0.971238841232519" calcext:value-type="float">
            <text:p>0.971238841232519</text:p>
          </table:table-cell>
          <table:table-cell table:style-name="ce7" table:formula="of:=DEGREES(ACOS([.V15]))" office:value-type="float" office:value="13.7748618992465" calcext:value-type="float">
            <text:p>13.7748618992465</text:p>
          </table:table-cell>
          <table:table-cell table:formula="of:=[.M15]-[.W15]" office:value-type="float" office:value="-0.352180945700619" calcext:value-type="float">
            <text:p>-0.352180945700619</text:p>
          </table:table-cell>
          <table:table-cell table:formula="of:=[.M15]-DEGREES(ACOS([.Q15]))" office:value-type="float" office:value="-0.352180945700594" calcext:value-type="float">
            <text:p>-0.3521809457005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.008720225135641</text:p>
          </table:table-cell>
          <table:table-cell table:formula="of:=[.C15]+[.E16]" office:value-type="float" office:value="0.0000160643705129985" calcext:value-type="float">
            <text:p>1.60643705129985E-05</text:p>
          </table:table-cell>
          <table:table-cell table:formula="of:=[$Arkusz3.C9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6]*[.C16]+((1/3)*[.E17]+[.C16])*(1/2)*[.E17])/([.C16]+(1/2)*[.E17])" office:value-type="float" office:value="0.00000795742089258656" calcext:value-type="float">
            <text:p>7.95742089258656E-06</text:p>
          </table:table-cell>
          <table:table-cell table:formula="of:=(((1/2)*([.B17]-[.B16])+[.B16])*[.C16]+((2/3)*([.B17]-[.B16])+[.B16])*(1/2)*[.E17])/([.C16]+(1/2)*[.E17])" office:value-type="float" office:value="0.00937615259942506" calcext:value-type="float">
            <text:p>0.009376152599425</text:p>
          </table:table-cell>
          <table:table-cell table:formula="of:=(((1/2)*([.D16]-[.C17])+[.C16]+[.E17])*([.D16]-[.C17])+((2/3)*[.E17]+[.C16])*(1/2)*[.E17])/([.D16]-[.C17]+(1/2)*[.E17])" office:value-type="float" office:value="0.0000240880523711795" calcext:value-type="float">
            <text:p>2.40880523711795E-05</text:p>
          </table:table-cell>
          <table:table-cell table:formula="of:=(((1/2)*([.B17]-[.B16])+[.B16])*([.D16]-[.C17])+((1/3)*([.B17]-[.B16])+[.B16])*(1/2)*[.E17])/([.D16]-[.C17]+(1/2)*[.E17])" office:value-type="float" office:value="0.00938023238132512" calcext:value-type="float">
            <text:p>0.009380232381325</text:p>
          </table:table-cell>
          <table:table-cell table:formula="of:=DEGREES(ATAN(([.G16]-[.I16])/([.H16]-[.F16])))" office:value-type="float" office:value="-14.1936726476626" calcext:value-type="float">
            <text:p>-14.1936726476626</text:p>
          </table:table-cell>
          <table:table-cell table:formula="of:=DEGREES(ATAN(([.C17]-[.C16])/([.B17]-[.B16])))" office:value-type="float" office:value="-0.0130614516771762" calcext:value-type="float">
            <text:p>-0.013061451677176</text:p>
          </table:table-cell>
          <table:table-cell table:formula="of:=[.J16]-[.K16]" office:value-type="float" office:value="-14.1806111959854" calcext:value-type="float">
            <text:p>-14.1806111959854</text:p>
          </table:table-cell>
          <table:table-cell table:formula="of:=ABS([.L16])" office:value-type="float" office:value="14.1806111959854" calcext:value-type="float">
            <text:p>14.1806111959854</text:p>
          </table:table-cell>
          <table:table-cell table:formula="of:=[.B16]+0.5*([.B17]-[.B16])" office:value-type="float" office:value="0.00937821989690543" calcext:value-type="float">
            <text:p>0.009378219896905</text:p>
          </table:table-cell>
          <table:table-cell table:formula="of:=[.C16]+0.5*([.C17]-[.C16])" office:value-type="float" office:value="0.0000159143705129984" calcext:value-type="float">
            <text:p>1.59143705129984E-05</text:p>
          </table:table-cell>
          <table:table-cell table:formula="of:=SQRT(([.B17]-[.N16])^2+([.C17]-[.O16])^2)*SQRT(([.F16]-[.O16])^2+([.G16]-[.N16])^2)" office:value-type="float" office:value="0.0000000054094521145814" calcext:value-type="float">
            <text:p>5.4094521145814E-09</text:p>
          </table:table-cell>
          <table:table-cell table:formula="of:=(-([.B17]-[.N16])*([.F16]-[.O16])+([.C17]-[.O16])*([.G16]-[.N16]))/[.P16]" office:value-type="float" office:value="0.967924505030872" calcext:value-type="float">
            <text:p>0.967924505030872</text:p>
          </table:table-cell>
          <table:table-cell table:formula="of:=DEGREES(ACOS([.Q16]))" office:value-type="float" office:value="14.5509735717008" calcext:value-type="float">
            <text:p>14.5509735717008</text:p>
          </table:table-cell>
          <table:table-cell table:style-name="ce7" table:formula="of:=(([.B17]-[.N16])*([.G16]-[.N16])+([.C17]-[.O16])*([.F16]-[.O16]))/[.U16]" office:value-type="float" office:value="-0.251241223848201" calcext:value-type="float">
            <text:p>-0.251241223848201</text:p>
          </table:table-cell>
          <table:table-cell table:style-name="ce7" table:formula="of:=DEGREES(ACOS([.S16]))" office:value-type="float" office:value="104.550973571701" calcext:value-type="float">
            <text:p>104.550973571701</text:p>
          </table:table-cell>
          <table:table-cell table:style-name="ce9" table:formula="of:=SQRT(([.B17]-[.N16])^2+([.C17]-[.O16])^2)*SQRT(([.F16]-[.O16])^2+([.G16]-[.N16])^2)" office:value-type="float" office:value="0.0000000054094521145814" calcext:value-type="float">
            <text:p>.000000005409452</text:p>
          </table:table-cell>
          <table:table-cell table:style-name="ce7" table:formula="of:=SQRT(1-[.S16]^2)" office:value-type="float" office:value="0.967924505030872" calcext:value-type="float">
            <text:p>0.967924505030872</text:p>
          </table:table-cell>
          <table:table-cell table:style-name="ce7" table:formula="of:=DEGREES(ACOS([.V16]))" office:value-type="float" office:value="14.5509735717008" calcext:value-type="float">
            <text:p>14.5509735717008</text:p>
          </table:table-cell>
          <table:table-cell table:formula="of:=[.M16]-[.W16]" office:value-type="float" office:value="-0.370362375715349" calcext:value-type="float">
            <text:p>-0.370362375715349</text:p>
          </table:table-cell>
          <table:table-cell table:formula="of:=[.M16]-DEGREES(ACOS([.Q16]))" office:value-type="float" office:value="-0.370362375715349" calcext:value-type="float">
            <text:p>-0.3703623757153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.010036214658169</text:p>
          </table:table-cell>
          <table:table-cell table:formula="of:=[.C16]+[.E17]" office:value-type="float" office:value="0.0000157643705129985" calcext:value-type="float">
            <text:p>1.57643705129985E-05</text:p>
          </table:table-cell>
          <table:table-cell table:formula="of:=[$Arkusz3.C10]" office:value-type="float" office:value="0.000032262193006057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7]*[.C17]+((1/3)*[.E18]+[.C17])*(1/2)*[.E18])/([.C17]+(1/2)*[.E18])" office:value-type="float" office:value="0.00000795742089258656" calcext:value-type="float">
            <text:p>7.95742089258656E-06</text:p>
          </table:table-cell>
          <table:table-cell table:formula="of:=(((1/2)*([.B18]-[.B17])+[.B17])*[.C17]+((2/3)*([.B18]-[.B17])+[.B17])*(1/2)*[.E18])/([.C17]+(1/2)*[.E18])" office:value-type="float" office:value="0.0107383701079176" calcext:value-type="float">
            <text:p>0.010738370107918</text:p>
          </table:table-cell>
          <table:table-cell table:formula="of:=(((1/2)*([.D17]-[.C18])+[.C17]+[.E18])*([.D17]-[.C18])+((2/3)*[.E18]+[.C17])*(1/2)*[.E18])/([.D17]-[.C18]+(1/2)*[.E18])" office:value-type="float" office:value="0.0000240880523711795" calcext:value-type="float">
            <text:p>2.40880523711795E-05</text:p>
          </table:table-cell>
          <table:table-cell table:formula="of:=(((1/2)*([.B18]-[.B17])+[.B17])*([.D17]-[.C18])+((1/3)*([.B18]-[.B17])+[.B17])*(1/2)*[.E18])/([.D17]-[.C18]+(1/2)*[.E18])" office:value-type="float" office:value="0.0107340301507015" calcext:value-type="float">
            <text:p>0.010734030150702</text:p>
          </table:table-cell>
          <table:table-cell table:formula="of:=DEGREES(ATAN(([.G17]-[.I17])/([.H17]-[.F17])))" office:value-type="float" office:value="15.0588662464458" calcext:value-type="float">
            <text:p>15.0588662464458</text:p>
          </table:table-cell>
          <table:table-cell table:formula="of:=DEGREES(ATAN(([.C18]-[.C17])/([.B18]-[.B17])))" office:value-type="float" office:value="0.0122784330801496" calcext:value-type="float">
            <text:p>0.01227843308015</text:p>
          </table:table-cell>
          <table:table-cell table:formula="of:=[.J17]-[.K17]" office:value-type="float" office:value="15.0465878133657" calcext:value-type="float">
            <text:p>15.0465878133657</text:p>
          </table:table-cell>
          <table:table-cell table:formula="of:=ABS([.L17])" office:value-type="float" office:value="15.0465878133657" calcext:value-type="float">
            <text:p>15.0465878133657</text:p>
          </table:table-cell>
          <table:table-cell table:formula="of:=[.B17]+0.5*([.B18]-[.B17])" office:value-type="float" office:value="0.0107361709750136" calcext:value-type="float">
            <text:p>0.010736170975014</text:p>
          </table:table-cell>
          <table:table-cell table:formula="of:=[.C17]+0.5*([.C18]-[.C17])" office:value-type="float" office:value="0.0000159143705129984" calcext:value-type="float">
            <text:p>1.59143705129984E-05</text:p>
          </table:table-cell>
          <table:table-cell table:formula="of:=SQRT(([.B18]-[.N17])^2+([.C18]-[.O17])^2)*SQRT(([.F17]-[.O17])^2+([.G17]-[.N17])^2)" office:value-type="float" office:value="0.0000000057783179185827" calcext:value-type="float">
            <text:p>5.7783179185827E-09</text:p>
          </table:table-cell>
          <table:table-cell table:formula="of:=(-([.B18]-[.N17])*([.F17]-[.O17])+([.C18]-[.O17])*([.G17]-[.N17]))/[.P17]" office:value-type="float" office:value="0.963921871041691" calcext:value-type="float">
            <text:p>0.963921871041691</text:p>
          </table:table-cell>
          <table:table-cell table:formula="of:=DEGREES(ACOS([.Q17]))" office:value-type="float" office:value="15.4373968188628" calcext:value-type="float">
            <text:p>15.4373968188628</text:p>
          </table:table-cell>
          <table:table-cell table:style-name="ce7" table:formula="of:=(([.B18]-[.N17])*([.G17]-[.N17])+([.C18]-[.O17])*([.F17]-[.O17]))/[.U17]" office:value-type="float" office:value="0.266185323651558" calcext:value-type="float">
            <text:p>0.266185323651558</text:p>
          </table:table-cell>
          <table:table-cell table:style-name="ce7" table:formula="of:=DEGREES(ACOS([.S17]))" office:value-type="float" office:value="74.5626031811373" calcext:value-type="float">
            <text:p>74.5626031811373</text:p>
          </table:table-cell>
          <table:table-cell table:style-name="ce9" table:formula="of:=SQRT(([.B18]-[.N17])^2+([.C18]-[.O17])^2)*SQRT(([.F17]-[.O17])^2+([.G17]-[.N17])^2)" office:value-type="float" office:value="0.0000000057783179185827" calcext:value-type="float">
            <text:p>.000000005778318</text:p>
          </table:table-cell>
          <table:table-cell table:style-name="ce7" table:formula="of:=SQRT(1-[.S17]^2)" office:value-type="float" office:value="0.963921871041692" calcext:value-type="float">
            <text:p>0.963921871041692</text:p>
          </table:table-cell>
          <table:table-cell table:style-name="ce7" table:formula="of:=DEGREES(ACOS([.V17]))" office:value-type="float" office:value="15.4373968188628" calcext:value-type="float">
            <text:p>15.4373968188628</text:p>
          </table:table-cell>
          <table:table-cell table:formula="of:=[.M17]-[.W17]" office:value-type="float" office:value="-0.390809005497097" calcext:value-type="float">
            <text:p>-0.390809005497097</text:p>
          </table:table-cell>
          <table:table-cell table:formula="of:=[.M17]-DEGREES(ACOS([.Q17]))" office:value-type="float" office:value="-0.390809005497145" calcext:value-type="float">
            <text:p>-0.3908090054971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.011436127291858</text:p>
          </table:table-cell>
          <table:table-cell table:formula="of:=[.C17]+[.E18]" office:value-type="float" office:value="0.0000160643705129985" calcext:value-type="float">
            <text:p>1.60643705129985E-05</text:p>
          </table:table-cell>
          <table:table-cell table:formula="of:=[$Arkusz3.C11]" office:value-type="float" office:value="0.0000322621930060572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8]*[.C18]+((1/3)*[.E19]+[.C18])*(1/2)*[.E19])/([.C18]+(1/2)*[.E19])" office:value-type="float" office:value="0.00000795742089258656" calcext:value-type="float">
            <text:p>7.95742089258656E-06</text:p>
          </table:table-cell>
          <table:table-cell table:formula="of:=(((1/2)*([.B19]-[.B18])+[.B18])*[.C18]+((2/3)*([.B19]-[.B18])+[.B18])*(1/2)*[.E19])/([.C18]+(1/2)*[.E19])" office:value-type="float" office:value="0.0121815488612846" calcext:value-type="float">
            <text:p>0.012181548861285</text:p>
          </table:table-cell>
          <table:table-cell table:formula="of:=(((1/2)*([.D18]-[.C19])+[.C18]+[.E19])*([.D18]-[.C19])+((2/3)*[.E19]+[.C18])*(1/2)*[.E19])/([.D18]-[.C19]+(1/2)*[.E19])" office:value-type="float" office:value="0.0000240880523711795" calcext:value-type="float">
            <text:p>2.40880523711795E-05</text:p>
          </table:table-cell>
          <table:table-cell table:formula="of:=(((1/2)*([.B19]-[.B18])+[.B18])*([.D18]-[.C19])+((1/3)*([.B19]-[.B18])+[.B18])*(1/2)*[.E19])/([.D18]-[.C19]+(1/2)*[.E19])" office:value-type="float" office:value="0.0121861852846618" calcext:value-type="float">
            <text:p>0.012186185284662</text:p>
          </table:table-cell>
          <table:table-cell table:formula="of:=DEGREES(ATAN(([.G18]-[.I18])/([.H18]-[.F18])))" office:value-type="float" office:value="-16.0362255153485" calcext:value-type="float">
            <text:p>-16.0362255153485</text:p>
          </table:table-cell>
          <table:table-cell table:formula="of:=DEGREES(ATAN(([.C19]-[.C18])/([.B19]-[.B18])))" office:value-type="float" office:value="-0.0114933150002985" calcext:value-type="float">
            <text:p>-0.011493315000299</text:p>
          </table:table-cell>
          <table:table-cell table:formula="of:=[.J18]-[.K18]" office:value-type="float" office:value="-16.0247322003482" calcext:value-type="float">
            <text:p>-16.0247322003482</text:p>
          </table:table-cell>
          <table:table-cell table:formula="of:=ABS([.L18])" office:value-type="float" office:value="16.0247322003482" calcext:value-type="float">
            <text:p>16.0247322003482</text:p>
          </table:table-cell>
          <table:table-cell table:formula="of:=[.B18]+0.5*([.B19]-[.B18])" office:value-type="float" office:value="0.0121838982188239" calcext:value-type="float">
            <text:p>0.012183898218824</text:p>
          </table:table-cell>
          <table:table-cell table:formula="of:=[.C18]+0.5*([.C19]-[.C18])" office:value-type="float" office:value="0.0000159143705129984" calcext:value-type="float">
            <text:p>1.59143705129984E-05</text:p>
          </table:table-cell>
          <table:table-cell table:formula="of:=SQRT(([.B19]-[.N18])^2+([.C19]-[.O18])^2)*SQRT(([.F18]-[.O18])^2+([.G18]-[.N18])^2)" office:value-type="float" office:value="0.00000000620390937430671" calcext:value-type="float">
            <text:p>6.20390937430671E-09</text:p>
          </table:table-cell>
          <table:table-cell table:formula="of:=(-([.B19]-[.N18])*([.F18]-[.O18])+([.C19]-[.O18])*([.G18]-[.N18]))/[.P18]" office:value-type="float" office:value="0.959125551019807" calcext:value-type="float">
            <text:p>0.959125551019807</text:p>
          </table:table-cell>
          <table:table-cell table:formula="of:=DEGREES(ACOS([.Q18]))" office:value-type="float" office:value="16.438193686695" calcext:value-type="float">
            <text:p>16.438193686695</text:p>
          </table:table-cell>
          <table:table-cell table:style-name="ce7" table:formula="of:=(([.B19]-[.N18])*([.G18]-[.N18])+([.C19]-[.O18])*([.F18]-[.O18]))/[.U18]" office:value-type="float" office:value="-0.282980878118915" calcext:value-type="float">
            <text:p>-0.282980878118915</text:p>
          </table:table-cell>
          <table:table-cell table:style-name="ce7" table:formula="of:=DEGREES(ACOS([.S18]))" office:value-type="float" office:value="106.438193686695" calcext:value-type="float">
            <text:p>106.438193686695</text:p>
          </table:table-cell>
          <table:table-cell table:style-name="ce9" table:formula="of:=SQRT(([.B19]-[.N18])^2+([.C19]-[.O18])^2)*SQRT(([.F18]-[.O18])^2+([.G18]-[.N18])^2)" office:value-type="float" office:value="0.00000000620390937430671" calcext:value-type="float">
            <text:p>.000000006203909</text:p>
          </table:table-cell>
          <table:table-cell table:style-name="ce7" table:formula="of:=SQRT(1-[.S18]^2)" office:value-type="float" office:value="0.959125551019807" calcext:value-type="float">
            <text:p>0.959125551019807</text:p>
          </table:table-cell>
          <table:table-cell table:style-name="ce7" table:formula="of:=DEGREES(ACOS([.V18]))" office:value-type="float" office:value="16.438193686695" calcext:value-type="float">
            <text:p>16.438193686695</text:p>
          </table:table-cell>
          <table:table-cell table:formula="of:=[.M18]-[.W18]" office:value-type="float" office:value="-0.413461486346776" calcext:value-type="float">
            <text:p>-0.413461486346776</text:p>
          </table:table-cell>
          <table:table-cell table:formula="of:=[.M18]-DEGREES(ACOS([.Q18]))" office:value-type="float" office:value="-0.413461486346776" calcext:value-type="float">
            <text:p>-0.4134614863467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.01293166914579</text:p>
          </table:table-cell>
          <table:table-cell table:formula="of:=[.C18]+[.E19]" office:value-type="float" office:value="0.0000157643705129985" calcext:value-type="float">
            <text:p>1.57643705129985E-05</text:p>
          </table:table-cell>
          <table:table-cell table:formula="of:=[$Arkusz3.C12]" office:value-type="float" office:value="0.000032262193006057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9]*[.C19]+((1/3)*[.E20]+[.C19])*(1/2)*[.E20])/([.C19]+(1/2)*[.E20])" office:value-type="float" office:value="0.00000795742089258656" calcext:value-type="float">
            <text:p>7.95742089258656E-06</text:p>
          </table:table-cell>
          <table:table-cell table:formula="of:=(((1/2)*([.B20]-[.B19])+[.B19])*[.C19]+((2/3)*([.B20]-[.B19])+[.B19])*(1/2)*[.E20])/([.C19]+(1/2)*[.E20])" office:value-type="float" office:value="0.0137360267921123" calcext:value-type="float">
            <text:p>0.013736026792112</text:p>
          </table:table-cell>
          <table:table-cell table:formula="of:=(((1/2)*([.D19]-[.C20])+[.C19]+[.E20])*([.D19]-[.C20])+((2/3)*[.E20]+[.C19])*(1/2)*[.E20])/([.D19]-[.C20]+(1/2)*[.E20])" office:value-type="float" office:value="0.0000240880523711795" calcext:value-type="float">
            <text:p>2.40880523711795E-05</text:p>
          </table:table-cell>
          <table:table-cell table:formula="of:=(((1/2)*([.B20]-[.B19])+[.B19])*([.D19]-[.C20])+((1/3)*([.B20]-[.B19])+[.B19])*(1/2)*[.E20])/([.D19]-[.C20]+(1/2)*[.E20])" office:value-type="float" office:value="0.0137310551326704" calcext:value-type="float">
            <text:p>0.01373105513267</text:p>
          </table:table-cell>
          <table:table-cell table:formula="of:=DEGREES(ATAN(([.G19]-[.I19])/([.H19]-[.F19])))" office:value-type="float" office:value="17.1299429721193" calcext:value-type="float">
            <text:p>17.1299429721193</text:p>
          </table:table-cell>
          <table:table-cell table:formula="of:=DEGREES(ATAN(([.C20]-[.C19])/([.B20]-[.B19])))" office:value-type="float" office:value="0.0107183275653833" calcext:value-type="float">
            <text:p>0.010718327565383</text:p>
          </table:table-cell>
          <table:table-cell table:formula="of:=[.J19]-[.K19]" office:value-type="float" office:value="17.1192246445539" calcext:value-type="float">
            <text:p>17.1192246445539</text:p>
          </table:table-cell>
          <table:table-cell table:formula="of:=ABS([.L19])" office:value-type="float" office:value="17.1192246445539" calcext:value-type="float">
            <text:p>17.1192246445539</text:p>
          </table:table-cell>
          <table:table-cell table:formula="of:=[.B19]+0.5*([.B20]-[.B19])" office:value-type="float" office:value="0.0137335075645434" calcext:value-type="float">
            <text:p>0.013733507564544</text:p>
          </table:table-cell>
          <table:table-cell table:formula="of:=[.C19]+0.5*([.C20]-[.C19])" office:value-type="float" office:value="0.0000159143705129984" calcext:value-type="float">
            <text:p>1.59143705129984E-05</text:p>
          </table:table-cell>
          <table:table-cell table:formula="of:=SQRT(([.B20]-[.N19])^2+([.C20]-[.O19])^2)*SQRT(([.F19]-[.O19])^2+([.G19]-[.N19])^2)" office:value-type="float" office:value="0.0000000066923279632854" calcext:value-type="float">
            <text:p>6.6923279632854E-09</text:p>
          </table:table-cell>
          <table:table-cell table:formula="of:=(-([.B20]-[.N19])*([.F19]-[.O19])+([.C20]-[.O19])*([.G19]-[.N19]))/[.P19]" office:value-type="float" office:value="0.953414988158311" calcext:value-type="float">
            <text:p>0.953414988158311</text:p>
          </table:table-cell>
          <table:table-cell table:formula="of:=DEGREES(ACOS([.Q19]))" office:value-type="float" office:value="17.5574439250856" calcext:value-type="float">
            <text:p>17.5574439250856</text:p>
          </table:table-cell>
          <table:table-cell table:style-name="ce7" table:formula="of:=(([.B20]-[.N19])*([.G19]-[.N19])+([.C20]-[.O19])*([.F19]-[.O19]))/[.U19]" office:value-type="float" office:value="0.30166183112069" calcext:value-type="float">
            <text:p>0.30166183112069</text:p>
          </table:table-cell>
          <table:table-cell table:style-name="ce7" table:formula="of:=DEGREES(ACOS([.S19]))" office:value-type="float" office:value="72.4425560749144" calcext:value-type="float">
            <text:p>72.4425560749144</text:p>
          </table:table-cell>
          <table:table-cell table:style-name="ce9" table:formula="of:=SQRT(([.B20]-[.N19])^2+([.C20]-[.O19])^2)*SQRT(([.F19]-[.O19])^2+([.G19]-[.N19])^2)" office:value-type="float" office:value="0.0000000066923279632854" calcext:value-type="float">
            <text:p>.000000006692328</text:p>
          </table:table-cell>
          <table:table-cell table:style-name="ce7" table:formula="of:=SQRT(1-[.S19]^2)" office:value-type="float" office:value="0.953414988158311" calcext:value-type="float">
            <text:p>0.953414988158311</text:p>
          </table:table-cell>
          <table:table-cell table:style-name="ce7" table:formula="of:=DEGREES(ACOS([.V19]))" office:value-type="float" office:value="17.5574439250856" calcext:value-type="float">
            <text:p>17.5574439250856</text:p>
          </table:table-cell>
          <table:table-cell table:formula="of:=[.M19]-[.W19]" office:value-type="float" office:value="-0.438219280531659" calcext:value-type="float">
            <text:p>-0.438219280531659</text:p>
          </table:table-cell>
          <table:table-cell table:formula="of:=[.M19]-DEGREES(ACOS([.Q19]))" office:value-type="float" office:value="-0.438219280531659" calcext:value-type="float">
            <text:p>-0.4382192805316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.014535345983297</text:p>
          </table:table-cell>
          <table:table-cell table:formula="of:=[.C19]+[.E20]" office:value-type="float" office:value="0.0000160643705129985" calcext:value-type="float">
            <text:p>1.60643705129985E-05</text:p>
          </table:table-cell>
          <table:table-cell table:formula="of:=[$Arkusz3.C13]" office:value-type="float" office:value="0.0000322621930060572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0]*[.C20]+((1/3)*[.E21]+[.C20])*(1/2)*[.E21])/([.C20]+(1/2)*[.E21])" office:value-type="float" office:value="0.00000795742089258656" calcext:value-type="float">
            <text:p>7.95742089258656E-06</text:p>
          </table:table-cell>
          <table:table-cell table:formula="of:=(((1/2)*([.B21]-[.B20])+[.B20])*[.C20]+((2/3)*([.B21]-[.B20])+[.B20])*(1/2)*[.E21])/([.C20]+(1/2)*[.E21])" office:value-type="float" office:value="0.0153952467259498" calcext:value-type="float">
            <text:p>0.01539524672595</text:p>
          </table:table-cell>
          <table:table-cell table:formula="of:=(((1/2)*([.D20]-[.C21])+[.C20]+[.E21])*([.D20]-[.C21])+((2/3)*[.E21]+[.C20])*(1/2)*[.E21])/([.D20]-[.C21]+(1/2)*[.E21])" office:value-type="float" office:value="0.0000240880523711795" calcext:value-type="float">
            <text:p>2.40880523711795E-05</text:p>
          </table:table-cell>
          <table:table-cell table:formula="of:=(((1/2)*([.B21]-[.B20])+[.B20])*([.D20]-[.C21])+((1/3)*([.B21]-[.B20])+[.B20])*(1/2)*[.E21])/([.D20]-[.C21]+(1/2)*[.E21])" office:value-type="float" office:value="0.0154005951946135" calcext:value-type="float">
            <text:p>0.015400595194614</text:p>
          </table:table-cell>
          <table:table-cell table:formula="of:=DEGREES(ATAN(([.G20]-[.I20])/([.H20]-[.F20])))" office:value-type="float" office:value="-18.3440849664108" calcext:value-type="float">
            <text:p>-18.3440849664108</text:p>
          </table:table-cell>
          <table:table-cell table:formula="of:=DEGREES(ATAN(([.C21]-[.C20])/([.B21]-[.B20])))" office:value-type="float" office:value="-0.00996320215699345" calcext:value-type="float">
            <text:p>-0.009963202156993</text:p>
          </table:table-cell>
          <table:table-cell table:formula="of:=[.J20]-[.K20]" office:value-type="float" office:value="-18.3341217642538" calcext:value-type="float">
            <text:p>-18.3341217642538</text:p>
          </table:table-cell>
          <table:table-cell table:formula="of:=ABS([.L20])" office:value-type="float" office:value="18.3341217642538" calcext:value-type="float">
            <text:p>18.3341217642538</text:p>
          </table:table-cell>
          <table:table-cell table:formula="of:=[.B20]+0.5*([.B21]-[.B20])" office:value-type="float" office:value="0.0153979568894005" calcext:value-type="float">
            <text:p>0.015397956889401</text:p>
          </table:table-cell>
          <table:table-cell table:formula="of:=[.C20]+0.5*([.C21]-[.C20])" office:value-type="float" office:value="0.0000159143705129984" calcext:value-type="float">
            <text:p>1.59143705129984E-05</text:p>
          </table:table-cell>
          <table:table-cell table:formula="of:=SQRT(([.B21]-[.N20])^2+([.C21]-[.O20])^2)*SQRT(([.F20]-[.O20])^2+([.G20]-[.N20])^2)" office:value-type="float" office:value="0.00000000725096357492769" calcext:value-type="float">
            <text:p>7.25096357492769E-09</text:p>
          </table:table-cell>
          <table:table-cell table:formula="of:=(-([.B21]-[.N20])*([.F20]-[.O20])+([.C21]-[.O20])*([.G20]-[.N20]))/[.P20]" office:value-type="float" office:value="0.946654603277311" calcext:value-type="float">
            <text:p>0.946654603277311</text:p>
          </table:table-cell>
          <table:table-cell table:formula="of:=DEGREES(ACOS([.Q20]))" office:value-type="float" office:value="18.7990500134835" calcext:value-type="float">
            <text:p>18.7990500134835</text:p>
          </table:table-cell>
          <table:table-cell table:style-name="ce7" table:formula="of:=(([.B21]-[.N20])*([.G20]-[.N20])+([.C21]-[.O20])*([.F20]-[.O20]))/[.U20]" office:value-type="float" office:value="-0.322249999369863" calcext:value-type="float">
            <text:p>-0.322249999369863</text:p>
          </table:table-cell>
          <table:table-cell table:style-name="ce7" table:formula="of:=DEGREES(ACOS([.S20]))" office:value-type="float" office:value="108.799050013484" calcext:value-type="float">
            <text:p>108.799050013484</text:p>
          </table:table-cell>
          <table:table-cell table:style-name="ce9" table:formula="of:=SQRT(([.B21]-[.N20])^2+([.C21]-[.O20])^2)*SQRT(([.F20]-[.O20])^2+([.G20]-[.N20])^2)" office:value-type="float" office:value="0.00000000725096357492769" calcext:value-type="float">
            <text:p>.000000007250964</text:p>
          </table:table-cell>
          <table:table-cell table:style-name="ce7" table:formula="of:=SQRT(1-[.S20]^2)" office:value-type="float" office:value="0.946654603277311" calcext:value-type="float">
            <text:p>0.946654603277311</text:p>
          </table:table-cell>
          <table:table-cell table:style-name="ce7" table:formula="of:=DEGREES(ACOS([.V20]))" office:value-type="float" office:value="18.7990500134835" calcext:value-type="float">
            <text:p>18.7990500134835</text:p>
          </table:table-cell>
          <table:table-cell table:formula="of:=[.M20]-[.W20]" office:value-type="float" office:value="-0.464928249229708" calcext:value-type="float">
            <text:p>-0.464928249229708</text:p>
          </table:table-cell>
          <table:table-cell table:formula="of:=[.M20]-DEGREES(ACOS([.Q20]))" office:value-type="float" office:value="-0.46492824922969" calcext:value-type="float">
            <text:p>-0.464928249229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.016260567795504</text:p>
          </table:table-cell>
          <table:table-cell table:formula="of:=[.C20]+[.E21]" office:value-type="float" office:value="0.0000157643705129985" calcext:value-type="float">
            <text:p>1.57643705129985E-05</text:p>
          </table:table-cell>
          <table:table-cell table:formula="of:=[$Arkusz3.C14]" office:value-type="float" office:value="0.0000322621930060573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1]*[.C21]+((1/3)*[.E22]+[.C21])*(1/2)*[.E22])/([.C21]+(1/2)*[.E22])" office:value-type="float" office:value="0.00000795742089258656" calcext:value-type="float">
            <text:p>7.95742089258656E-06</text:p>
          </table:table-cell>
          <table:table-cell table:formula="of:=(((1/2)*([.B22]-[.B21])+[.B21])*[.C21]+((2/3)*([.B22]-[.B21])+[.B21])*(1/2)*[.E22])/([.C21]+(1/2)*[.E22])" office:value-type="float" office:value="0.0171940881275765" calcext:value-type="float">
            <text:p>0.017194088127577</text:p>
          </table:table-cell>
          <table:table-cell table:formula="of:=(((1/2)*([.D21]-[.C22])+[.C21]+[.E22])*([.D21]-[.C22])+((2/3)*[.E22]+[.C21])*(1/2)*[.E22])/([.D21]-[.C22]+(1/2)*[.E22])" office:value-type="float" office:value="0.0000240880523711796" calcext:value-type="float">
            <text:p>2.40880523711796E-05</text:p>
          </table:table-cell>
          <table:table-cell table:formula="of:=(((1/2)*([.B22]-[.B21])+[.B21])*([.D21]-[.C22])+((1/3)*([.B22]-[.B21])+[.B21])*(1/2)*[.E22])/([.D21]-[.C22]+(1/2)*[.E22])" office:value-type="float" office:value="0.0171883181256446" calcext:value-type="float">
            <text:p>0.017188318125645</text:p>
          </table:table-cell>
          <table:table-cell table:formula="of:=DEGREES(ATAN(([.G21]-[.I21])/([.H21]-[.F21])))" office:value-type="float" office:value="19.6823662597076" calcext:value-type="float">
            <text:p>19.6823662597076</text:p>
          </table:table-cell>
          <table:table-cell table:formula="of:=DEGREES(ATAN(([.C22]-[.C21])/([.B22]-[.B21])))" office:value-type="float" office:value="0.0092353304611665" calcext:value-type="float">
            <text:p>0.009235330461167</text:p>
          </table:table-cell>
          <table:table-cell table:formula="of:=[.J21]-[.K21]" office:value-type="float" office:value="19.6731309292464" calcext:value-type="float">
            <text:p>19.6731309292464</text:p>
          </table:table-cell>
          <table:table-cell table:formula="of:=ABS([.L21])" office:value-type="float" office:value="19.6731309292464" calcext:value-type="float">
            <text:p>19.6731309292464</text:p>
          </table:table-cell>
          <table:table-cell table:formula="of:=[.B21]+0.5*([.B22]-[.B21])" office:value-type="float" office:value="0.0171911643657805" calcext:value-type="float">
            <text:p>0.017191164365781</text:p>
          </table:table-cell>
          <table:table-cell table:formula="of:=[.C21]+0.5*([.C22]-[.C21])" office:value-type="float" office:value="0.0000159143705129984" calcext:value-type="float">
            <text:p>1.59143705129984E-05</text:p>
          </table:table-cell>
          <table:table-cell table:formula="of:=SQRT(([.B22]-[.N21])^2+([.C22]-[.O21])^2)*SQRT(([.F21]-[.O21])^2+([.G21]-[.N21])^2)" office:value-type="float" office:value="0.00000000788877158952198" calcext:value-type="float">
            <text:p>7.88877158952198E-09</text:p>
          </table:table-cell>
          <table:table-cell table:formula="of:=(-([.B22]-[.N21])*([.F21]-[.O21])+([.C22]-[.O21])*([.G21]-[.N21]))/[.P21]" office:value-type="float" office:value="0.938694764685961" calcext:value-type="float">
            <text:p>0.938694764685961</text:p>
          </table:table-cell>
          <table:table-cell table:formula="of:=DEGREES(ACOS([.Q21]))" office:value-type="float" office:value="20.1664980767546" calcext:value-type="float">
            <text:p>20.1664980767546</text:p>
          </table:table-cell>
          <table:table-cell table:style-name="ce7" table:formula="of:=(([.B22]-[.N21])*([.G21]-[.N21])+([.C22]-[.O21])*([.F21]-[.O21]))/[.U21]" office:value-type="float" office:value="0.344749385425366" calcext:value-type="float">
            <text:p>0.344749385425366</text:p>
          </table:table-cell>
          <table:table-cell table:style-name="ce7" table:formula="of:=DEGREES(ACOS([.S21]))" office:value-type="float" office:value="69.8335019232455" calcext:value-type="float">
            <text:p>69.8335019232455</text:p>
          </table:table-cell>
          <table:table-cell table:style-name="ce9" table:formula="of:=SQRT(([.B22]-[.N21])^2+([.C22]-[.O21])^2)*SQRT(([.F21]-[.O21])^2+([.G21]-[.N21])^2)" office:value-type="float" office:value="0.00000000788877158952198" calcext:value-type="float">
            <text:p>.000000007888772</text:p>
          </table:table-cell>
          <table:table-cell table:style-name="ce7" table:formula="of:=SQRT(1-[.S21]^2)" office:value-type="float" office:value="0.938694764685961" calcext:value-type="float">
            <text:p>0.938694764685961</text:p>
          </table:table-cell>
          <table:table-cell table:style-name="ce7" table:formula="of:=DEGREES(ACOS([.V21]))" office:value-type="float" office:value="20.1664980767545" calcext:value-type="float">
            <text:p>20.1664980767545</text:p>
          </table:table-cell>
          <table:table-cell table:formula="of:=[.M21]-[.W21]" office:value-type="float" office:value="-0.49336714750811" calcext:value-type="float">
            <text:p>-0.49336714750811</text:p>
          </table:table-cell>
          <table:table-cell table:formula="of:=[.M21]-DEGREES(ACOS([.Q21]))" office:value-type="float" office:value="-0.493367147508131" calcext:value-type="float">
            <text:p>-0.4933671475081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.018121760936057</text:p>
          </table:table-cell>
          <table:table-cell table:formula="of:=[.C21]+[.E22]" office:value-type="float" office:value="0.0000160643705129985" calcext:value-type="float">
            <text:p>1.60643705129985E-05</text:p>
          </table:table-cell>
          <table:table-cell table:formula="of:=[$Arkusz3.C15]" office:value-type="float" office:value="0.000032262193006057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2]*[.C22]+((1/3)*[.E23]+[.C22])*(1/2)*[.E23])/([.C22]+(1/2)*[.E23])" office:value-type="float" office:value="0.00000795742089258656" calcext:value-type="float">
            <text:p>7.95742089258656E-06</text:p>
          </table:table-cell>
          <table:table-cell table:formula="of:=(((1/2)*([.B23]-[.B22])+[.B22])*[.C22]+((2/3)*([.B23]-[.B22])+[.B22])*(1/2)*[.E23])/([.C22]+(1/2)*[.E23])" office:value-type="float" office:value="0.0191249630366579" calcext:value-type="float">
            <text:p>0.019124963036658</text:p>
          </table:table-cell>
          <table:table-cell table:formula="of:=(((1/2)*([.D22]-[.C23])+[.C22]+[.E23])*([.D22]-[.C23])+((2/3)*[.E23]+[.C22])*(1/2)*[.E23])/([.D22]-[.C23]+(1/2)*[.E23])" office:value-type="float" office:value="0.0000240880523711796" calcext:value-type="float">
            <text:p>2.40880523711796E-05</text:p>
          </table:table-cell>
          <table:table-cell table:formula="of:=(((1/2)*([.B23]-[.B22])+[.B22])*([.D22]-[.C23])+((1/3)*([.B23]-[.B22])+[.B22])*(1/2)*[.E23])/([.D22]-[.C23]+(1/2)*[.E23])" office:value-type="float" office:value="0.0191312028207775" calcext:value-type="float">
            <text:p>0.019131202820778</text:p>
          </table:table-cell>
          <table:table-cell table:formula="of:=DEGREES(ATAN(([.G22]-[.I22])/([.H22]-[.F22])))" office:value-type="float" office:value="-21.1478788025968" calcext:value-type="float">
            <text:p>-21.1478788025968</text:p>
          </table:table-cell>
          <table:table-cell table:formula="of:=DEGREES(ATAN(([.C23]-[.C22])/([.B23]-[.B22])))" office:value-type="float" office:value="-0.00854001895707354" calcext:value-type="float">
            <text:p>-0.008540018957074</text:p>
          </table:table-cell>
          <table:table-cell table:formula="of:=[.J22]-[.K22]" office:value-type="float" office:value="-21.1393387836397" calcext:value-type="float">
            <text:p>-21.1393387836397</text:p>
          </table:table-cell>
          <table:table-cell table:formula="of:=ABS([.L22])" office:value-type="float" office:value="21.1393387836397" calcext:value-type="float">
            <text:p>21.1393387836397</text:p>
          </table:table-cell>
          <table:table-cell table:formula="of:=[.B22]+0.5*([.B23]-[.B22])" office:value-type="float" office:value="0.0191281248453782" calcext:value-type="float">
            <text:p>0.019128124845378</text:p>
          </table:table-cell>
          <table:table-cell table:formula="of:=[.C22]+0.5*([.C23]-[.C22])" office:value-type="float" office:value="0.0000159143705129984" calcext:value-type="float">
            <text:p>1.59143705129984E-05</text:p>
          </table:table-cell>
          <table:table-cell table:formula="of:=SQRT(([.B23]-[.N22])^2+([.C23]-[.O22])^2)*SQRT(([.F22]-[.O22])^2+([.G22]-[.N22])^2)" office:value-type="float" office:value="0.0000000086166193909742" calcext:value-type="float">
            <text:p>8.6166193909742E-09</text:p>
          </table:table-cell>
          <table:table-cell table:formula="of:=(-([.B23]-[.N22])*([.F22]-[.O22])+([.C23]-[.O22])*([.G22]-[.N22]))/[.P22]" office:value-type="float" office:value="0.929373903408747" calcext:value-type="float">
            <text:p>0.929373903408747</text:p>
          </table:table-cell>
          <table:table-cell table:formula="of:=DEGREES(ACOS([.Q22]))" office:value-type="float" office:value="21.6625726077261" calcext:value-type="float">
            <text:p>21.6625726077261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-0.523233824086397" calcext:value-type="float">
            <text:p>-0.5232338240863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.020134488754699</text:p>
          </table:table-cell>
          <table:table-cell table:formula="of:=[.C22]+[.E23]" office:value-type="float" office:value="0.0000157643705129985" calcext:value-type="float">
            <text:p>1.57643705129985E-05</text:p>
          </table:table-cell>
          <table:table-cell table:formula="of:=[$Arkusz3.C16]" office:value-type="float" office:value="0.0000322621930060573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3]*[.C23]+((1/3)*[.E24]+[.C23])*(1/2)*[.E24])/([.C23]+(1/2)*[.E24])" office:value-type="float" office:value="0.00000795742089258656" calcext:value-type="float">
            <text:p>7.95742089258656E-06</text:p>
          </table:table-cell>
          <table:table-cell table:formula="of:=(((1/2)*([.B24]-[.B23])+[.B23])*[.C23]+((2/3)*([.B24]-[.B23])+[.B23])*(1/2)*[.E24])/([.C23]+(1/2)*[.E24])" office:value-type="float" office:value="0.02122846154135" calcext:value-type="float">
            <text:p>0.02122846154135</text:p>
          </table:table-cell>
          <table:table-cell table:formula="of:=(((1/2)*([.D23]-[.C24])+[.C23]+[.E24])*([.D23]-[.C24])+((2/3)*[.E24]+[.C23])*(1/2)*[.E24])/([.D23]-[.C24]+(1/2)*[.E24])" office:value-type="float" office:value="0.0000240880523711796" calcext:value-type="float">
            <text:p>2.40880523711796E-05</text:p>
          </table:table-cell>
          <table:table-cell table:formula="of:=(((1/2)*([.B24]-[.B23])+[.B23])*([.D23]-[.C24])+((1/3)*([.B24]-[.B23])+[.B23])*(1/2)*[.E24])/([.D23]-[.C24]+(1/2)*[.E24])" office:value-type="float" office:value="0.0212216997977912" calcext:value-type="float">
            <text:p>0.021221699797791</text:p>
          </table:table-cell>
          <table:table-cell table:formula="of:=DEGREES(ATAN(([.G23]-[.I23])/([.H23]-[.F23])))" office:value-type="float" office:value="22.7427750820445" calcext:value-type="float">
            <text:p>22.7427750820445</text:p>
          </table:table-cell>
          <table:table-cell table:formula="of:=DEGREES(ATAN(([.C24]-[.C23])/([.B24]-[.B23])))" office:value-type="float" office:value="0.00788078906935027" calcext:value-type="float">
            <text:p>0.00788078906935</text:p>
          </table:table-cell>
          <table:table-cell table:formula="of:=[.J23]-[.K23]" office:value-type="float" office:value="22.7348942929752" calcext:value-type="float">
            <text:p>22.7348942929752</text:p>
          </table:table-cell>
          <table:table-cell table:formula="of:=ABS([.L23])" office:value-type="float" office:value="22.7348942929752" calcext:value-type="float">
            <text:p>22.7348942929752</text:p>
          </table:table-cell>
          <table:table-cell table:formula="of:=[.B23]+0.5*([.B24]-[.B23])" office:value-type="float" office:value="0.0212250352465714" calcext:value-type="float">
            <text:p>0.021225035246571</text:p>
          </table:table-cell>
          <table:table-cell table:formula="of:=[.C23]+0.5*([.C24]-[.C23])" office:value-type="float" office:value="0.0000159143705129984" calcext:value-type="float">
            <text:p>1.59143705129984E-05</text:p>
          </table:table-cell>
          <table:table-cell table:formula="of:=SQRT(([.B24]-[.N23])^2+([.C24]-[.O23])^2)*SQRT(([.F23]-[.O23])^2+([.G23]-[.N23])^2)" office:value-type="float" office:value="0.00000000944771743143337" calcext:value-type="float">
            <text:p>9.44771743143337E-09</text:p>
          </table:table-cell>
          <table:table-cell table:formula="of:=(-([.B24]-[.N23])*([.F23]-[.O23])+([.C24]-[.O23])*([.G23]-[.N23]))/[.P23]" office:value-type="float" office:value="0.918522119415614" calcext:value-type="float">
            <text:p>0.918522119415614</text:p>
          </table:table-cell>
          <table:table-cell table:formula="of:=DEGREES(ACOS([.Q23]))" office:value-type="float" office:value="23.2890267061335" calcext:value-type="float">
            <text:p>23.2890267061335</text:p>
          </table:table-cell>
          <table:table-cell table:number-columns-repeated="6"/>
          <table:table-cell table:formula="of:=[.M23]-DEGREES(ACOS([.Q23]))" office:value-type="float" office:value="-0.554132413158367" calcext:value-type="float">
            <text:p>-0.5541324131583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.022315581738444</text:p>
          </table:table-cell>
          <table:table-cell table:formula="of:=[.C23]+[.E24]" office:value-type="float" office:value="0.0000160643705129985" calcext:value-type="float">
            <text:p>1.60643705129985E-05</text:p>
          </table:table-cell>
          <table:table-cell table:formula="of:=[$Arkusz3.C17]" office:value-type="float" office:value="0.000032262193006057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4]*[.C24]+((1/3)*[.E25]+[.C24])*(1/2)*[.E25])/([.C24]+(1/2)*[.E25])" office:value-type="float" office:value="0.00000795742089258656" calcext:value-type="float">
            <text:p>7.95742089258656E-06</text:p>
          </table:table-cell>
          <table:table-cell table:formula="of:=(((1/2)*([.B25]-[.B24])+[.B24])*[.C24]+((2/3)*([.B25]-[.B24])+[.B24])*(1/2)*[.E25])/([.C24]+(1/2)*[.E25])" office:value-type="float" office:value="0.023495710561901" calcext:value-type="float">
            <text:p>0.023495710561901</text:p>
          </table:table-cell>
          <table:table-cell table:formula="of:=(((1/2)*([.D24]-[.C25])+[.C24]+[.E25])*([.D24]-[.C25])+((2/3)*[.E25]+[.C24])*(1/2)*[.E25])/([.D24]-[.C25]+(1/2)*[.E25])" office:value-type="float" office:value="0.0000240880523711796" calcext:value-type="float">
            <text:p>2.40880523711796E-05</text:p>
          </table:table-cell>
          <table:table-cell table:formula="of:=(((1/2)*([.B25]-[.B24])+[.B24])*([.D24]-[.C25])+((1/3)*([.B25]-[.B24])+[.B24])*(1/2)*[.E25])/([.D24]-[.C25]+(1/2)*[.E25])" office:value-type="float" office:value="0.0235030508067901" calcext:value-type="float">
            <text:p>0.02350305080679</text:p>
          </table:table-cell>
          <table:table-cell table:formula="of:=DEGREES(ATAN(([.G24]-[.I24])/([.H24]-[.F24])))" office:value-type="float" office:value="-24.4679115406989" calcext:value-type="float">
            <text:p>-24.4679115406989</text:p>
          </table:table-cell>
          <table:table-cell table:formula="of:=DEGREES(ATAN(([.C25]-[.C24])/([.B25]-[.B24])))" office:value-type="float" office:value="-0.00725968623442712" calcext:value-type="float">
            <text:p>-0.007259686234427</text:p>
          </table:table-cell>
          <table:table-cell table:formula="of:=[.J24]-[.K24]" office:value-type="float" office:value="-24.4606518544645" calcext:value-type="float">
            <text:p>-24.4606518544645</text:p>
          </table:table-cell>
          <table:table-cell table:formula="of:=ABS([.L24])" office:value-type="float" office:value="24.4606518544645" calcext:value-type="float">
            <text:p>24.4606518544645</text:p>
          </table:table-cell>
          <table:table-cell table:formula="of:=[.B24]+0.5*([.B25]-[.B24])" office:value-type="float" office:value="0.0234994299935118" calcext:value-type="float">
            <text:p>0.023499429993512</text:p>
          </table:table-cell>
          <table:table-cell table:formula="of:=[.C24]+0.5*([.C25]-[.C24])" office:value-type="float" office:value="0.0000159143705129984" calcext:value-type="float">
            <text:p>1.59143705129984E-05</text:p>
          </table:table-cell>
          <table:table-cell table:formula="of:=SQRT(([.B25]-[.N24])^2+([.C25]-[.O24])^2)*SQRT(([.F24]-[.O24])^2+([.G24]-[.N24])^2)" office:value-type="float" office:value="0.0000000103981524110681" calcext:value-type="float">
            <text:p>1.03981524110681E-08</text:p>
          </table:table-cell>
          <table:table-cell table:formula="of:=(-([.B25]-[.N24])*([.F24]-[.O24])+([.C25]-[.O24])*([.G24]-[.N24]))/[.P24]" office:value-type="float" office:value="0.905966605038962" calcext:value-type="float">
            <text:p>0.905966605038962</text:p>
          </table:table-cell>
          <table:table-cell table:formula="of:=DEGREES(ACOS([.Q24]))" office:value-type="float" office:value="25.0462152252456" calcext:value-type="float">
            <text:p>25.0462152252456</text:p>
          </table:table-cell>
          <table:table-cell table:number-columns-repeated="6"/>
          <table:table-cell table:formula="of:=[.M24]-DEGREES(ACOS([.Q24]))" office:value-type="float" office:value="-0.585563370781102" calcext:value-type="float">
            <text:p>-0.5855633707811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.02468327824858</text:p>
          </table:table-cell>
          <table:table-cell table:formula="of:=[.C24]+[.E25]" office:value-type="float" office:value="0.0000157643705129985" calcext:value-type="float">
            <text:p>1.57643705129985E-05</text:p>
          </table:table-cell>
          <table:table-cell table:formula="of:=[$Arkusz3.C18]" office:value-type="float" office:value="0.0000322621930060574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5]*[.C25]+((1/3)*[.E26]+[.C25])*(1/2)*[.E26])/([.C25]+(1/2)*[.E26])" office:value-type="float" office:value="0.00000795742089258656" calcext:value-type="float">
            <text:p>7.95742089258656E-06</text:p>
          </table:table-cell>
          <table:table-cell table:formula="of:=(((1/2)*([.B26]-[.B25])+[.B25])*[.C25]+((2/3)*([.B26]-[.B25])+[.B25])*(1/2)*[.E26])/([.C25]+(1/2)*[.E26])" office:value-type="float" office:value="0.0259743713099116" calcext:value-type="float">
            <text:p>0.025974371309912</text:p>
          </table:table-cell>
          <table:table-cell table:formula="of:=(((1/2)*([.D25]-[.C26])+[.C25]+[.E26])*([.D25]-[.C26])+((2/3)*[.E26]+[.C25])*(1/2)*[.E26])/([.D25]-[.C26]+(1/2)*[.E26])" office:value-type="float" office:value="0.0000240880523711796" calcext:value-type="float">
            <text:p>2.40880523711796E-05</text:p>
          </table:table-cell>
          <table:table-cell table:formula="of:=(((1/2)*([.B26]-[.B25])+[.B25])*([.D25]-[.C26])+((1/3)*([.B26]-[.B25])+[.B25])*(1/2)*[.E26])/([.D25]-[.C26]+(1/2)*[.E26])" office:value-type="float" office:value="0.0259663911843565" calcext:value-type="float">
            <text:p>0.025966391184357</text:p>
          </table:table-cell>
          <table:table-cell table:formula="of:=DEGREES(ATAN(([.G25]-[.I25])/([.H25]-[.F25])))" office:value-type="float" office:value="26.3224646746562" calcext:value-type="float">
            <text:p>26.3224646746562</text:p>
          </table:table-cell>
          <table:table-cell table:formula="of:=DEGREES(ATAN(([.C26]-[.C25])/([.B26]-[.B25])))" office:value-type="float" office:value="0.00667757348618028" calcext:value-type="float">
            <text:p>0.00667757348618</text:p>
          </table:table-cell>
          <table:table-cell table:formula="of:=[.J25]-[.K25]" office:value-type="float" office:value="26.31578710117" calcext:value-type="float">
            <text:p>26.31578710117</text:p>
          </table:table-cell>
          <table:table-cell table:formula="of:=ABS([.L25])" office:value-type="float" office:value="26.31578710117" calcext:value-type="float">
            <text:p>26.31578710117</text:p>
          </table:table-cell>
          <table:table-cell table:formula="of:=[.B25]+0.5*([.B26]-[.B25])" office:value-type="float" office:value="0.025970327639476" calcext:value-type="float">
            <text:p>0.025970327639476</text:p>
          </table:table-cell>
          <table:table-cell table:formula="of:=[.C25]+0.5*([.C26]-[.C25])" office:value-type="float" office:value="0.0000159143705129984" calcext:value-type="float">
            <text:p>1.59143705129984E-05</text:p>
          </table:table-cell>
          <table:table-cell table:formula="of:=SQRT(([.B26]-[.N25])^2+([.C26]-[.O25])^2)*SQRT(([.F25]-[.O25])^2+([.G25]-[.N25])^2)" office:value-type="float" office:value="0.0000000114875426607663" calcext:value-type="float">
            <text:p>1.14875426607663E-08</text:p>
          </table:table-cell>
          <table:table-cell table:formula="of:=(-([.B26]-[.N25])*([.F25]-[.O25])+([.C26]-[.O25])*([.G25]-[.N25]))/[.P25]" office:value-type="float" office:value="0.891539123322121" calcext:value-type="float">
            <text:p>0.891539123322121</text:p>
          </table:table-cell>
          <table:table-cell table:formula="of:=DEGREES(ACOS([.Q25]))" office:value-type="float" office:value="26.9327058585336" calcext:value-type="float">
            <text:p>26.9327058585336</text:p>
          </table:table-cell>
          <table:table-cell table:number-columns-repeated="6"/>
          <table:table-cell table:formula="of:=[.M25]-DEGREES(ACOS([.Q25]))" office:value-type="float" office:value="-0.616918757363525" calcext:value-type="float">
            <text:p>-0.6169187573635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.027257377030372</text:p>
          </table:table-cell>
          <table:table-cell table:formula="of:=[.C25]+[.E26]" office:value-type="float" office:value="0.0000160643705129985" calcext:value-type="float">
            <text:p>1.60643705129985E-05</text:p>
          </table:table-cell>
          <table:table-cell table:formula="of:=[$Arkusz3.C19]" office:value-type="float" office:value="0.0000322621930060574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6]*[.C26]+((1/3)*[.E27]+[.C26])*(1/2)*[.E27])/([.C26]+(1/2)*[.E27])" office:value-type="float" office:value="0.00000795742089258656" calcext:value-type="float">
            <text:p>7.95742089258656E-06</text:p>
          </table:table-cell>
          <table:table-cell table:formula="of:=(((1/2)*([.B27]-[.B26])+[.B26])*[.C26]+((2/3)*([.B27]-[.B26])+[.B26])*(1/2)*[.E27])/([.C26]+(1/2)*[.E27])" office:value-type="float" office:value="0.0286539881779992" calcext:value-type="float">
            <text:p>0.028653988177999</text:p>
          </table:table-cell>
          <table:table-cell table:formula="of:=(((1/2)*([.D26]-[.C27])+[.C26]+[.E27])*([.D26]-[.C27])+((2/3)*[.E27]+[.C26])*(1/2)*[.E27])/([.D26]-[.C27]+(1/2)*[.E27])" office:value-type="float" office:value="0.0000240880523711796" calcext:value-type="float">
            <text:p>2.40880523711796E-05</text:p>
          </table:table-cell>
          <table:table-cell table:formula="of:=(((1/2)*([.B27]-[.B26])+[.B26])*([.D26]-[.C27])+((1/3)*([.B27]-[.B26])+[.B26])*(1/2)*[.E27])/([.D26]-[.C27]+(1/2)*[.E27])" office:value-type="float" office:value="0.028662674914256" calcext:value-type="float">
            <text:p>0.028662674914256</text:p>
          </table:table-cell>
          <table:table-cell table:formula="of:=DEGREES(ATAN(([.G26]-[.I26])/([.H26]-[.F26])))" office:value-type="float" office:value="-28.3035412788706" calcext:value-type="float">
            <text:p>-28.3035412788706</text:p>
          </table:table-cell>
          <table:table-cell table:formula="of:=DEGREES(ATAN(([.C27]-[.C26])/([.B27]-[.B26])))" office:value-type="float" office:value="-0.00613439539142381" calcext:value-type="float">
            <text:p>-0.006134395391424</text:p>
          </table:table-cell>
          <table:table-cell table:formula="of:=[.J26]-[.K26]" office:value-type="float" office:value="-28.2974068834792" calcext:value-type="float">
            <text:p>-28.2974068834792</text:p>
          </table:table-cell>
          <table:table-cell table:formula="of:=ABS([.L26])" office:value-type="float" office:value="28.2974068834792" calcext:value-type="float">
            <text:p>28.2974068834792</text:p>
          </table:table-cell>
          <table:table-cell table:formula="of:=[.B26]+0.5*([.B27]-[.B26])" office:value-type="float" office:value="0.0286583899005462" calcext:value-type="float">
            <text:p>0.028658389900546</text:p>
          </table:table-cell>
          <table:table-cell table:formula="of:=[.C26]+0.5*([.C27]-[.C26])" office:value-type="float" office:value="0.0000159143705129984" calcext:value-type="float">
            <text:p>1.59143705129984E-05</text:p>
          </table:table-cell>
          <table:table-cell table:formula="of:=SQRT(([.B27]-[.N26])^2+([.C27]-[.O26])^2)*SQRT(([.F26]-[.O26])^2+([.G26]-[.N26])^2)" office:value-type="float" office:value="0.000000012739838398012" calcext:value-type="float">
            <text:p>1.2739838398012E-08</text:p>
          </table:table-cell>
          <table:table-cell table:formula="of:=(-([.B27]-[.N26])*([.F26]-[.O26])+([.C27]-[.O26])*([.G26]-[.N26]))/[.P26]" office:value-type="float" office:value="0.875085596505533" calcext:value-type="float">
            <text:p>0.875085596505533</text:p>
          </table:table-cell>
          <table:table-cell table:formula="of:=DEGREES(ACOS([.Q26]))" office:value-type="float" office:value="28.944892435916" calcext:value-type="float">
            <text:p>28.944892435916</text:p>
          </table:table-cell>
          <table:table-cell table:number-columns-repeated="6"/>
          <table:table-cell table:formula="of:=[.M26]-DEGREES(ACOS([.Q26]))" office:value-type="float" office:value="-0.64748555243682" calcext:value-type="float">
            <text:p>-0.647485552436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.030059402770721</text:p>
          </table:table-cell>
          <table:table-cell table:formula="of:=[.C26]+[.E27]" office:value-type="float" office:value="0.0000157643705129985" calcext:value-type="float">
            <text:p>1.57643705129985E-05</text:p>
          </table:table-cell>
          <table:table-cell table:formula="of:=[$Arkusz3.C20]" office:value-type="float" office:value="0.0000322621930060574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7]*[.C27]+((1/3)*[.E28]+[.C27])*(1/2)*[.E28])/([.C27]+(1/2)*[.E28])" office:value-type="float" office:value="0.00000795742089258656" calcext:value-type="float">
            <text:p>7.95742089258656E-06</text:p>
          </table:table-cell>
          <table:table-cell table:formula="of:=(((1/2)*([.B28]-[.B27])+[.B27])*[.C27]+((2/3)*([.B28]-[.B27])+[.B27])*(1/2)*[.E28])/([.C27]+(1/2)*[.E28])" office:value-type="float" office:value="0.0315908910114526" calcext:value-type="float">
            <text:p>0.031590891011453</text:p>
          </table:table-cell>
          <table:table-cell table:formula="of:=(((1/2)*([.D27]-[.C28])+[.C27]+[.E28])*([.D27]-[.C28])+((2/3)*[.E28]+[.C27])*(1/2)*[.E28])/([.D27]-[.C28]+(1/2)*[.E28])" office:value-type="float" office:value="0.0000240880523711796" calcext:value-type="float">
            <text:p>2.40880523711796E-05</text:p>
          </table:table-cell>
          <table:table-cell table:formula="of:=(((1/2)*([.B28]-[.B27])+[.B27])*([.D27]-[.C28])+((1/3)*([.B28]-[.B27])+[.B27])*(1/2)*[.E28])/([.D27]-[.C28]+(1/2)*[.E28])" office:value-type="float" office:value="0.0315814250257594" calcext:value-type="float">
            <text:p>0.031581425025759</text:p>
          </table:table-cell>
          <table:table-cell table:formula="of:=DEGREES(ATAN(([.G27]-[.I27])/([.H27]-[.F27])))" office:value-type="float" office:value="30.4058140933969" calcext:value-type="float">
            <text:p>30.4058140933969</text:p>
          </table:table-cell>
          <table:table-cell table:formula="of:=DEGREES(ATAN(([.C28]-[.C27])/([.B28]-[.B27])))" office:value-type="float" office:value="0.00562940581359607" calcext:value-type="float">
            <text:p>0.005629405813596</text:p>
          </table:table-cell>
          <table:table-cell table:formula="of:=[.J27]-[.K27]" office:value-type="float" office:value="30.4001846875833" calcext:value-type="float">
            <text:p>30.4001846875833</text:p>
          </table:table-cell>
          <table:table-cell table:formula="of:=ABS([.L27])" office:value-type="float" office:value="30.4001846875833" calcext:value-type="float">
            <text:p>30.4001846875833</text:p>
          </table:table-cell>
          <table:table-cell table:formula="of:=[.B27]+0.5*([.B28]-[.B27])" office:value-type="float" office:value="0.0315860944294655" calcext:value-type="float">
            <text:p>0.031586094429466</text:p>
          </table:table-cell>
          <table:table-cell table:formula="of:=[.C27]+0.5*([.C28]-[.C27])" office:value-type="float" office:value="0.0000159143705129984" calcext:value-type="float">
            <text:p>1.59143705129984E-05</text:p>
          </table:table-cell>
          <table:table-cell table:formula="of:=SQRT(([.B28]-[.N27])^2+([.C28]-[.O27])^2)*SQRT(([.F27]-[.O27])^2+([.G27]-[.N27])^2)" office:value-type="float" office:value="0.0000000141842922111998" calcext:value-type="float">
            <text:p>1.41842922111998E-08</text:p>
          </table:table-cell>
          <table:table-cell table:formula="of:=(-([.B28]-[.N27])*([.F27]-[.O27])+([.C28]-[.O27])*([.G27]-[.N27]))/[.P27]" office:value-type="float" office:value="0.856477568351444" calcext:value-type="float">
            <text:p>0.856477568351444</text:p>
          </table:table-cell>
          <table:table-cell table:formula="of:=DEGREES(ACOS([.Q27]))" office:value-type="float" office:value="31.0766444752529" calcext:value-type="float">
            <text:p>31.0766444752529</text:p>
          </table:table-cell>
          <table:table-cell table:number-columns-repeated="6"/>
          <table:table-cell table:formula="of:=[.M27]-DEGREES(ACOS([.Q27]))" office:value-type="float" office:value="-0.676459787669575" calcext:value-type="float">
            <text:p>-0.6764597876695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.033112786088211</text:p>
          </table:table-cell>
          <table:table-cell table:formula="of:=[.C27]+[.E28]" office:value-type="float" office:value="0.0000160643705129985" calcext:value-type="float">
            <text:p>1.60643705129985E-05</text:p>
          </table:table-cell>
          <table:table-cell table:formula="of:=[$Arkusz3.C21]" office:value-type="float" office:value="0.0000322621930060575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8]*[.C28]+((1/3)*[.E29]+[.C28])*(1/2)*[.E29])/([.C28]+(1/2)*[.E29])" office:value-type="float" office:value="0.00000795742089258656" calcext:value-type="float">
            <text:p>7.95742089258656E-06</text:p>
          </table:table-cell>
          <table:table-cell table:formula="of:=(((1/2)*([.B29]-[.B28])+[.B28])*[.C28]+((2/3)*([.B29]-[.B28])+[.B28])*(1/2)*[.E29])/([.C28]+(1/2)*[.E29])" office:value-type="float" office:value="0.0347726912238254" calcext:value-type="float">
            <text:p>0.034772691223825</text:p>
          </table:table-cell>
          <table:table-cell table:formula="of:=(((1/2)*([.D28]-[.C29])+[.C28]+[.E29])*([.D28]-[.C29])+((2/3)*[.E29]+[.C28])*(1/2)*[.E29])/([.D28]-[.C29]+(1/2)*[.E29])" office:value-type="float" office:value="0.0000240880523711797" calcext:value-type="float">
            <text:p>2.40880523711797E-05</text:p>
          </table:table-cell>
          <table:table-cell table:formula="of:=(((1/2)*([.B29]-[.B28])+[.B28])*([.D28]-[.C29])+((1/3)*([.B29]-[.B28])+[.B28])*(1/2)*[.E29])/([.D28]-[.C29]+(1/2)*[.E29])" office:value-type="float" office:value="0.0347830156137954" calcext:value-type="float">
            <text:p>0.034783015613795</text:p>
          </table:table-cell>
          <table:table-cell table:formula="of:=DEGREES(ATAN(([.G28]-[.I28])/([.H28]-[.F28])))" office:value-type="float" office:value="-32.6212231882538" calcext:value-type="float">
            <text:p>-32.6212231882538</text:p>
          </table:table-cell>
          <table:table-cell table:formula="of:=DEGREES(ATAN(([.C29]-[.C28])/([.B29]-[.B28])))" office:value-type="float" office:value="-0.00516135820858477" calcext:value-type="float">
            <text:p>-0.005161358208585</text:p>
          </table:table-cell>
          <table:table-cell table:formula="of:=[.J28]-[.K28]" office:value-type="float" office:value="-32.6160618300453" calcext:value-type="float">
            <text:p>-32.6160618300453</text:p>
          </table:table-cell>
          <table:table-cell table:formula="of:=ABS([.L28])" office:value-type="float" office:value="32.6160618300453" calcext:value-type="float">
            <text:p>32.6160618300453</text:p>
          </table:table-cell>
          <table:table-cell table:formula="of:=[.B28]+0.5*([.B29]-[.B28])" office:value-type="float" office:value="0.0347779227744068" calcext:value-type="float">
            <text:p>0.034777922774407</text:p>
          </table:table-cell>
          <table:table-cell table:formula="of:=[.C28]+0.5*([.C29]-[.C28])" office:value-type="float" office:value="0.0000159143705129984" calcext:value-type="float">
            <text:p>1.59143705129984E-05</text:p>
          </table:table-cell>
          <table:table-cell table:formula="of:=SQRT(([.B29]-[.N28])^2+([.C29]-[.O28])^2)*SQRT(([.F28]-[.O28])^2+([.G28]-[.N28])^2)" office:value-type="float" office:value="0.0000000158566280886857" calcext:value-type="float">
            <text:p>1.58566280886857E-08</text:p>
          </table:table-cell>
          <table:table-cell table:formula="of:=(-([.B29]-[.N28])*([.F28]-[.O28])+([.C29]-[.O28])*([.G28]-[.N28]))/[.P28]" office:value-type="float" office:value="0.835624912285438" calcext:value-type="float">
            <text:p>0.835624912285438</text:p>
          </table:table-cell>
          <table:table-cell table:formula="of:=DEGREES(ACOS([.Q28]))" office:value-type="float" office:value="33.3190354924522" calcext:value-type="float">
            <text:p>33.3190354924522</text:p>
          </table:table-cell>
          <table:table-cell table:number-columns-repeated="6"/>
          <table:table-cell table:formula="of:=[.M28]-DEGREES(ACOS([.Q28]))" office:value-type="float" office:value="-0.702973662406947" calcext:value-type="float">
            <text:p>-0.70297366240694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.036443059460603</text:p>
          </table:table-cell>
          <table:table-cell table:formula="of:=[.C28]+[.E29]" office:value-type="float" office:value="0.0000157643705129985" calcext:value-type="float">
            <text:p>1.57643705129985E-05</text:p>
          </table:table-cell>
          <table:table-cell table:formula="of:=[$Arkusz3.C22]" office:value-type="float" office:value="0.000032262193006057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9]*[.C29]+((1/3)*[.E30]+[.C29])*(1/2)*[.E30])/([.C29]+(1/2)*[.E30])" office:value-type="float" office:value="0.00000795742089258656" calcext:value-type="float">
            <text:p>7.95742089258656E-06</text:p>
          </table:table-cell>
          <table:table-cell table:formula="of:=(((1/2)*([.B30]-[.B29])+[.B29])*[.C29]+((2/3)*([.B30]-[.B29])+[.B29])*(1/2)*[.E30])/([.C29]+(1/2)*[.E30])" office:value-type="float" office:value="0.0382662753599212" calcext:value-type="float">
            <text:p>0.038266275359921</text:p>
          </table:table-cell>
          <table:table-cell table:formula="of:=(((1/2)*([.D29]-[.C30])+[.C29]+[.E30])*([.D29]-[.C30])+((2/3)*[.E30]+[.C29])*(1/2)*[.E30])/([.D29]-[.C30]+(1/2)*[.E30])" office:value-type="float" office:value="0.0000240880523711797" calcext:value-type="float">
            <text:p>2.40880523711797E-05</text:p>
          </table:table-cell>
          <table:table-cell table:formula="of:=(((1/2)*([.B30]-[.B29])+[.B29])*([.D29]-[.C30])+((1/3)*([.B30]-[.B29])+[.B29])*(1/2)*[.E30])/([.D29]-[.C30]+(1/2)*[.E30])" office:value-type="float" office:value="0.0382550062328332" calcext:value-type="float">
            <text:p>0.038255006232833</text:p>
          </table:table-cell>
          <table:table-cell table:formula="of:=DEGREES(ATAN(([.G29]-[.I29])/([.H29]-[.F29])))" office:value-type="float" office:value="34.9387893884143" calcext:value-type="float">
            <text:p>34.9387893884143</text:p>
          </table:table-cell>
          <table:table-cell table:formula="of:=DEGREES(ATAN(([.C30]-[.C29])/([.B30]-[.B29])))" office:value-type="float" office:value="0.00472866039464804" calcext:value-type="float">
            <text:p>0.004728660394648</text:p>
          </table:table-cell>
          <table:table-cell table:formula="of:=[.J29]-[.K29]" office:value-type="float" office:value="34.9340607280197" calcext:value-type="float">
            <text:p>34.9340607280197</text:p>
          </table:table-cell>
          <table:table-cell table:formula="of:=ABS([.L29])" office:value-type="float" office:value="34.9340607280197" calcext:value-type="float">
            <text:p>34.9340607280197</text:p>
          </table:table-cell>
          <table:table-cell table:formula="of:=[.B29]+0.5*([.B30]-[.B29])" office:value-type="float" office:value="0.0382605650943713" calcext:value-type="float">
            <text:p>0.038260565094371</text:p>
          </table:table-cell>
          <table:table-cell table:formula="of:=[.C29]+0.5*([.C30]-[.C29])" office:value-type="float" office:value="0.0000159143705129984" calcext:value-type="float">
            <text:p>1.59143705129984E-05</text:p>
          </table:table-cell>
          <table:table-cell table:formula="of:=SQRT(([.B30]-[.N29])^2+([.C30]-[.O29])^2)*SQRT(([.F29]-[.O29])^2+([.G29]-[.N29])^2)" office:value-type="float" office:value="0.0000000178004409015772" calcext:value-type="float">
            <text:p>1.78004409015772E-08</text:p>
          </table:table-cell>
          <table:table-cell table:formula="of:=(-([.B30]-[.N29])*([.F29]-[.O29])+([.C30]-[.O29])*([.G29]-[.N29]))/[.P29]" office:value-type="float" office:value="0.812488712077879" calcext:value-type="float">
            <text:p>0.812488712077879</text:p>
          </table:table-cell>
          <table:table-cell table:formula="of:=DEGREES(ACOS([.Q29]))" office:value-type="float" office:value="35.6601971037297" calcext:value-type="float">
            <text:p>35.6601971037297</text:p>
          </table:table-cell>
          <table:table-cell table:number-columns-repeated="6"/>
          <table:table-cell table:formula="of:=[.M29]-DEGREES(ACOS([.Q29]))" office:value-type="float" office:value="-0.726136375710006" calcext:value-type="float">
            <text:p>-0.7261363757100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.04007807072814</text:p>
          </table:table-cell>
          <table:table-cell table:formula="of:=[.C29]+[.E30]" office:value-type="float" office:value="0.0000160643705129985" calcext:value-type="float">
            <text:p>1.60643705129985E-05</text:p>
          </table:table-cell>
          <table:table-cell table:formula="of:=[$Arkusz3.C23]" office:value-type="float" office:value="0.0000322621930060575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0]*[.C30]+((1/3)*[.E31]+[.C30])*(1/2)*[.E31])/([.C30]+(1/2)*[.E31])" office:value-type="float" office:value="0.00000795742089258656" calcext:value-type="float">
            <text:p>7.95742089258656E-06</text:p>
          </table:table-cell>
          <table:table-cell table:formula="of:=(((1/2)*([.B31]-[.B30])+[.B30])*[.C30]+((2/3)*([.B31]-[.B30])+[.B30])*(1/2)*[.E31])/([.C30]+(1/2)*[.E31])" office:value-type="float" office:value="0.0420569066131337" calcext:value-type="float">
            <text:p>0.042056906613134</text:p>
          </table:table-cell>
          <table:table-cell table:formula="of:=(((1/2)*([.D30]-[.C31])+[.C30]+[.E31])*([.D30]-[.C31])+((2/3)*[.E31]+[.C30])*(1/2)*[.E31])/([.D30]-[.C31]+(1/2)*[.E31])" office:value-type="float" office:value="0.0000240880523711797" calcext:value-type="float">
            <text:p>2.40880523711797E-05</text:p>
          </table:table-cell>
          <table:table-cell table:formula="of:=(((1/2)*([.B31]-[.B30])+[.B30])*([.D30]-[.C31])+((1/3)*([.B31]-[.B30])+[.B30])*(1/2)*[.E31])/([.D30]-[.C31]+(1/2)*[.E31])" office:value-type="float" office:value="0.0420692147100995" calcext:value-type="float">
            <text:p>0.0420692147101</text:p>
          </table:table-cell>
          <table:table-cell table:formula="of:=DEGREES(ATAN(([.G30]-[.I30])/([.H30]-[.F30])))" office:value-type="float" office:value="-37.3445860175628" calcext:value-type="float">
            <text:p>-37.3445860175628</text:p>
          </table:table-cell>
          <table:table-cell table:formula="of:=DEGREES(ATAN(([.C31]-[.C30])/([.B31]-[.B30])))" office:value-type="float" office:value="-0.00432949749345756" calcext:value-type="float">
            <text:p>-0.004329497493458</text:p>
          </table:table-cell>
          <table:table-cell table:formula="of:=[.J30]-[.K30]" office:value-type="float" office:value="-37.3402565200694" calcext:value-type="float">
            <text:p>-37.3402565200694</text:p>
          </table:table-cell>
          <table:table-cell table:formula="of:=ABS([.L30])" office:value-type="float" office:value="37.3402565200694" calcext:value-type="float">
            <text:p>37.3402565200694</text:p>
          </table:table-cell>
          <table:table-cell table:formula="of:=[.B30]+0.5*([.B31]-[.B30])" office:value-type="float" office:value="0.0420631433430543" calcext:value-type="float">
            <text:p>0.042063143343054</text:p>
          </table:table-cell>
          <table:table-cell table:formula="of:=[.C30]+0.5*([.C31]-[.C30])" office:value-type="float" office:value="0.0000159143705129984" calcext:value-type="float">
            <text:p>1.59143705129984E-05</text:p>
          </table:table-cell>
          <table:table-cell table:formula="of:=SQRT(([.B31]-[.N30])^2+([.C31]-[.O30])^2)*SQRT(([.F30]-[.O30])^2+([.G30]-[.N30])^2)" office:value-type="float" office:value="0.000000020068863043224" calcext:value-type="float">
            <text:p>2.0068863043224E-08</text:p>
          </table:table-cell>
          <table:table-cell table:formula="of:=(-([.B31]-[.N30])*([.F30]-[.O30])+([.C31]-[.O30])*([.G30]-[.N30]))/[.P30]" office:value-type="float" office:value="0.787092834566803" calcext:value-type="float">
            <text:p>0.787092834566803</text:p>
          </table:table-cell>
          <table:table-cell table:formula="of:=DEGREES(ACOS([.Q30]))" office:value-type="float" office:value="38.0853436860664" calcext:value-type="float">
            <text:p>38.0853436860664</text:p>
          </table:table-cell>
          <table:table-cell table:number-columns-repeated="6"/>
          <table:table-cell table:formula="of:=[.M30]-DEGREES(ACOS([.Q30]))" office:value-type="float" office:value="-0.745087165997042" calcext:value-type="float">
            <text:p>-0.7450871659970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.044048215957969</text:p>
          </table:table-cell>
          <table:table-cell table:formula="of:=[.C30]+[.E31]" office:value-type="float" office:value="0.0000157643705129985" calcext:value-type="float">
            <text:p>1.57643705129985E-05</text:p>
          </table:table-cell>
          <table:table-cell table:formula="of:=[$Arkusz3.C24]" office:value-type="float" office:value="0.000032262193006057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1]*[.C31]+((1/3)*[.E32]+[.C31])*(1/2)*[.E32])/([.C31]+(1/2)*[.E32])" office:value-type="float" office:value="0.00000795742089258656" calcext:value-type="float">
            <text:p>7.95742089258656E-06</text:p>
          </table:table-cell>
          <table:table-cell table:formula="of:=(((1/2)*([.B32]-[.B31])+[.B31])*[.C31]+((2/3)*([.B32]-[.B31])+[.B31])*(1/2)*[.E32])/([.C31]+(1/2)*[.E32])" office:value-type="float" office:value="0.0462242701334497" calcext:value-type="float">
            <text:p>0.04622427013345</text:p>
          </table:table-cell>
          <table:table-cell table:formula="of:=(((1/2)*([.D31]-[.C32])+[.C31]+[.E32])*([.D31]-[.C32])+((2/3)*[.E32]+[.C31])*(1/2)*[.E32])/([.D31]-[.C32]+(1/2)*[.E32])" office:value-type="float" office:value="0.0000240880523711797" calcext:value-type="float">
            <text:p>2.40880523711797E-05</text:p>
          </table:table-cell>
          <table:table-cell table:formula="of:=(((1/2)*([.B32]-[.B31])+[.B31])*([.D31]-[.C32])+((1/3)*([.B32]-[.B31])+[.B31])*(1/2)*[.E32])/([.D31]-[.C32]+(1/2)*[.E32])" office:value-type="float" office:value="0.0462108201459507" calcext:value-type="float">
            <text:p>0.046210820145951</text:p>
          </table:table-cell>
          <table:table-cell table:formula="of:=DEGREES(ATAN(([.G31]-[.I31])/([.H31]-[.F31])))" office:value-type="float" office:value="39.8219066724269" calcext:value-type="float">
            <text:p>39.8219066724269</text:p>
          </table:table-cell>
          <table:table-cell table:formula="of:=DEGREES(ATAN(([.C32]-[.C31])/([.B32]-[.B31])))" office:value-type="float" office:value="0.00396192747265886" calcext:value-type="float">
            <text:p>0.003961927472659</text:p>
          </table:table-cell>
          <table:table-cell table:formula="of:=[.J31]-[.K31]" office:value-type="float" office:value="39.8179447449542" calcext:value-type="float">
            <text:p>39.8179447449542</text:p>
          </table:table-cell>
          <table:table-cell table:formula="of:=ABS([.L31])" office:value-type="float" office:value="39.8179447449542" calcext:value-type="float">
            <text:p>39.8179447449542</text:p>
          </table:table-cell>
          <table:table-cell table:formula="of:=[.B31]+0.5*([.B32]-[.B31])" office:value-type="float" office:value="0.0462174547874463" calcext:value-type="float">
            <text:p>0.046217454787446</text:p>
          </table:table-cell>
          <table:table-cell table:formula="of:=[.C31]+0.5*([.C32]-[.C31])" office:value-type="float" office:value="0.0000159143705129984" calcext:value-type="float">
            <text:p>1.59143705129984E-05</text:p>
          </table:table-cell>
          <table:table-cell table:formula="of:=SQRT(([.B32]-[.N31])^2+([.C32]-[.O31])^2)*SQRT(([.F31]-[.O31])^2+([.G31]-[.N31])^2)" office:value-type="float" office:value="0.0000000227265416802033" calcext:value-type="float">
            <text:p>2.27265416802033E-08</text:p>
          </table:table-cell>
          <table:table-cell table:formula="of:=(-([.B32]-[.N31])*([.F31]-[.O31])+([.C32]-[.O31])*([.G31]-[.N31]))/[.P31]" office:value-type="float" office:value="0.759532472013922" calcext:value-type="float">
            <text:p>0.759532472013922</text:p>
          </table:table-cell>
          <table:table-cell table:formula="of:=DEGREES(ACOS([.Q31]))" office:value-type="float" office:value="40.5770010263839" calcext:value-type="float">
            <text:p>40.5770010263839</text:p>
          </table:table-cell>
          <table:table-cell table:number-columns-repeated="6"/>
          <table:table-cell table:formula="of:=[.M31]-DEGREES(ACOS([.Q31]))" office:value-type="float" office:value="-0.759056281429643" calcext:value-type="float">
            <text:p>-0.7590562814296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.048386693616924</text:p>
          </table:table-cell>
          <table:table-cell table:formula="of:=[.C31]+[.E32]" office:value-type="float" office:value="0.0000160643705129985" calcext:value-type="float">
            <text:p>1.60643705129985E-05</text:p>
          </table:table-cell>
          <table:table-cell table:formula="of:=[$Arkusz3.C25]" office:value-type="float" office:value="0.0000322621930060577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2]*[.C32]+((1/3)*[.E33]+[.C32])*(1/2)*[.E33])/([.C32]+(1/2)*[.E33])" office:value-type="float" office:value="0.00000795742089258656" calcext:value-type="float">
            <text:p>7.95742089258656E-06</text:p>
          </table:table-cell>
          <table:table-cell table:formula="of:=(((1/2)*([.B33]-[.B32])+[.B32])*[.C32]+((2/3)*([.B33]-[.B32])+[.B32])*(1/2)*[.E33])/([.C32]+(1/2)*[.E33])" office:value-type="float" office:value="0.0507507869452776" calcext:value-type="float">
            <text:p>0.050750786945278</text:p>
          </table:table-cell>
          <table:table-cell table:formula="of:=(((1/2)*([.D32]-[.C33])+[.C32]+[.E33])*([.D32]-[.C33])+((2/3)*[.E33]+[.C32])*(1/2)*[.E33])/([.D32]-[.C33]+(1/2)*[.E33])" office:value-type="float" office:value="0.0000240880523711798" calcext:value-type="float">
            <text:p>2.40880523711798E-05</text:p>
          </table:table-cell>
          <table:table-cell table:formula="of:=(((1/2)*([.B33]-[.B32])+[.B32])*([.D32]-[.C33])+((1/3)*([.B33]-[.B32])+[.B32])*(1/2)*[.E33])/([.D32]-[.C33]+(1/2)*[.E33])" office:value-type="float" office:value="0.0507654912924861" calcext:value-type="float">
            <text:p>0.050765491292486</text:p>
          </table:table-cell>
          <table:table-cell table:formula="of:=DEGREES(ATAN(([.G32]-[.I32])/([.H32]-[.F32])))" office:value-type="float" office:value="-42.351648500389" calcext:value-type="float">
            <text:p>-42.351648500389</text:p>
          </table:table-cell>
          <table:table-cell table:formula="of:=DEGREES(ATAN(([.C33]-[.C32])/([.B33]-[.B32])))" office:value-type="float" office:value="-0.00362395380341959" calcext:value-type="float">
            <text:p>-0.00362395380342</text:p>
          </table:table-cell>
          <table:table-cell table:formula="of:=[.J32]-[.K32]" office:value-type="float" office:value="-42.3480245465856" calcext:value-type="float">
            <text:p>-42.3480245465856</text:p>
          </table:table-cell>
          <table:table-cell table:formula="of:=ABS([.L32])" office:value-type="float" office:value="42.3480245465856" calcext:value-type="float">
            <text:p>42.3480245465856</text:p>
          </table:table-cell>
          <table:table-cell table:formula="of:=[.B32]+0.5*([.B33]-[.B32])" office:value-type="float" office:value="0.0507582378974803" calcext:value-type="float">
            <text:p>0.05075823789748</text:p>
          </table:table-cell>
          <table:table-cell table:formula="of:=[.C32]+0.5*([.C33]-[.C32])" office:value-type="float" office:value="0.0000159143705129984" calcext:value-type="float">
            <text:p>1.59143705129984E-05</text:p>
          </table:table-cell>
          <table:table-cell table:formula="of:=SQRT(([.B33]-[.N32])^2+([.C33]-[.O32])^2)*SQRT(([.F32]-[.O32])^2+([.G32]-[.N32])^2)" office:value-type="float" office:value="0.0000000258519796284141" calcext:value-type="float">
            <text:p>2.58519796284141E-08</text:p>
          </table:table-cell>
          <table:table-cell table:formula="of:=(-([.B33]-[.N32])*([.F32]-[.O32])+([.C33]-[.O32])*([.G32]-[.N32]))/[.P32]" office:value-type="float" office:value="0.72997798532437" calcext:value-type="float">
            <text:p>0.72997798532437</text:p>
          </table:table-cell>
          <table:table-cell table:formula="of:=DEGREES(ACOS([.Q32]))" office:value-type="float" office:value="43.1154514818888" calcext:value-type="float">
            <text:p>43.1154514818888</text:p>
          </table:table-cell>
          <table:table-cell table:number-columns-repeated="6"/>
          <table:table-cell table:formula="of:=[.M32]-DEGREES(ACOS([.Q32]))" office:value-type="float" office:value="-0.767426935303149" calcext:value-type="float">
            <text:p>-0.7674269353031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.053129782178037</text:p>
          </table:table-cell>
          <table:table-cell table:formula="of:=[.C32]+[.E33]" office:value-type="float" office:value="0.0000157643705129985" calcext:value-type="float">
            <text:p>1.57643705129985E-05</text:p>
          </table:table-cell>
          <table:table-cell table:formula="of:=[$Arkusz3.C26]" office:value-type="float" office:value="0.000032262193006057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3]*[.C33]+((1/3)*[.E34]+[.C33])*(1/2)*[.E34])/([.C33]+(1/2)*[.E34])" office:value-type="float" office:value="0.00000795742089258656" calcext:value-type="float">
            <text:p>7.95742089258656E-06</text:p>
          </table:table-cell>
          <table:table-cell table:formula="of:=(((1/2)*([.B34]-[.B33])+[.B33])*[.C33]+((2/3)*([.B34]-[.B33])+[.B33])*(1/2)*[.E34])/([.C33]+(1/2)*[.E34])" office:value-type="float" office:value="0.0557316116935758" calcext:value-type="float">
            <text:p>0.055731611693576</text:p>
          </table:table-cell>
          <table:table-cell table:formula="of:=(((1/2)*([.D33]-[.C34])+[.C33]+[.E34])*([.D33]-[.C34])+((2/3)*[.E34]+[.C33])*(1/2)*[.E34])/([.D33]-[.C34]+(1/2)*[.E34])" office:value-type="float" office:value="0.0000240880523711798" calcext:value-type="float">
            <text:p>2.40880523711798E-05</text:p>
          </table:table-cell>
          <table:table-cell table:formula="of:=(((1/2)*([.B34]-[.B33])+[.B33])*([.D33]-[.C34])+((1/3)*([.B34]-[.B33])+[.B33])*(1/2)*[.E34])/([.D33]-[.C34]+(1/2)*[.E34])" office:value-type="float" office:value="0.0557155300284901" calcext:value-type="float">
            <text:p>0.05571553002849</text:p>
          </table:table-cell>
          <table:table-cell table:formula="of:=DEGREES(ATAN(([.G33]-[.I33])/([.H33]-[.F33])))" office:value-type="float" office:value="44.9129038974161" calcext:value-type="float">
            <text:p>44.9129038974161</text:p>
          </table:table-cell>
          <table:table-cell table:formula="of:=DEGREES(ATAN(([.C34]-[.C33])/([.B34]-[.B33])))" office:value-type="float" office:value="0.00331357945340821" calcext:value-type="float">
            <text:p>0.003313579453408</text:p>
          </table:table-cell>
          <table:table-cell table:formula="of:=[.J33]-[.K33]" office:value-type="float" office:value="44.9095903179627" calcext:value-type="float">
            <text:p>44.9095903179627</text:p>
          </table:table-cell>
          <table:table-cell table:formula="of:=ABS([.L33])" office:value-type="float" office:value="44.9095903179627" calcext:value-type="float">
            <text:p>44.9095903179627</text:p>
          </table:table-cell>
          <table:table-cell table:formula="of:=[.B33]+0.5*([.B34]-[.B33])" office:value-type="float" office:value="0.0557234628301007" calcext:value-type="float">
            <text:p>0.055723462830101</text:p>
          </table:table-cell>
          <table:table-cell table:formula="of:=[.C33]+0.5*([.C34]-[.C33])" office:value-type="float" office:value="0.0000159143705129984" calcext:value-type="float">
            <text:p>1.59143705129984E-05</text:p>
          </table:table-cell>
          <table:table-cell table:formula="of:=SQRT(([.B34]-[.N33])^2+([.C34]-[.O33])^2)*SQRT(([.F33]-[.O33])^2+([.G33]-[.N33])^2)" office:value-type="float" office:value="0.0000000295403060150682" calcext:value-type="float">
            <text:p>2.95403060150682E-08</text:p>
          </table:table-cell>
          <table:table-cell table:formula="of:=(-([.B34]-[.N33])*([.F33]-[.O33])+([.C34]-[.O33])*([.G33]-[.N33]))/[.P33]" office:value-type="float" office:value="0.698672809919487" calcext:value-type="float">
            <text:p>0.698672809919487</text:p>
          </table:table-cell>
          <table:table-cell table:formula="of:=DEGREES(ACOS([.Q33]))" office:value-type="float" office:value="45.6793798967287" calcext:value-type="float">
            <text:p>45.6793798967287</text:p>
          </table:table-cell>
          <table:table-cell table:number-columns-repeated="6"/>
          <table:table-cell table:formula="of:=[.M33]-DEGREES(ACOS([.Q33]))" office:value-type="float" office:value="-0.769789578766009" calcext:value-type="float">
            <text:p>-0.7697895787660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.058317143482164</text:p>
          </table:table-cell>
          <table:table-cell table:formula="of:=[.C33]+[.E34]" office:value-type="float" office:value="0.0000160643705129985" calcext:value-type="float">
            <text:p>1.60643705129985E-05</text:p>
          </table:table-cell>
          <table:table-cell table:formula="of:=[$Arkusz3.C27]" office:value-type="float" office:value="0.0000322621930060578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4]*[.C34]+((1/3)*[.E35]+[.C34])*(1/2)*[.E35])/([.C34]+(1/2)*[.E35])" office:value-type="float" office:value="0.00000795742089258656" calcext:value-type="float">
            <text:p>7.95742089258656E-06</text:p>
          </table:table-cell>
          <table:table-cell table:formula="of:=(((1/2)*([.B35]-[.B34])+[.B34])*[.C34]+((2/3)*([.B35]-[.B34])+[.B34])*(1/2)*[.E35])/([.C34]+(1/2)*[.E35])" office:value-type="float" office:value="0.0611457340210165" calcext:value-type="float">
            <text:p>0.061145734021017</text:p>
          </table:table-cell>
          <table:table-cell table:formula="of:=(((1/2)*([.D34]-[.C35])+[.C34]+[.E35])*([.D34]-[.C35])+((2/3)*[.E35]+[.C34])*(1/2)*[.E35])/([.D34]-[.C35]+(1/2)*[.E35])" office:value-type="float" office:value="0.0000240880523711798" calcext:value-type="float">
            <text:p>2.40880523711798E-05</text:p>
          </table:table-cell>
          <table:table-cell table:formula="of:=(((1/2)*([.B35]-[.B34])+[.B34])*([.D34]-[.C35])+((1/3)*([.B35]-[.B34])+[.B34])*(1/2)*[.E35])/([.D34]-[.C35]+(1/2)*[.E35])" office:value-type="float" office:value="0.0611633274793183" calcext:value-type="float">
            <text:p>0.061163327479318</text:p>
          </table:table-cell>
          <table:table-cell table:formula="of:=DEGREES(ATAN(([.G34]-[.I34])/([.H34]-[.F34])))" office:value-type="float" office:value="-47.4837229878147" calcext:value-type="float">
            <text:p>-47.4837229878147</text:p>
          </table:table-cell>
          <table:table-cell table:formula="of:=DEGREES(ATAN(([.C35]-[.C34])/([.B35]-[.B34])))" office:value-type="float" office:value="-0.00302884595514794" calcext:value-type="float">
            <text:p>-0.003028845955148</text:p>
          </table:table-cell>
          <table:table-cell table:formula="of:=[.J34]-[.K34]" office:value-type="float" office:value="-47.4806941418596" calcext:value-type="float">
            <text:p>-47.4806941418596</text:p>
          </table:table-cell>
          <table:table-cell table:formula="of:=ABS([.L34])" office:value-type="float" office:value="47.4806941418596" calcext:value-type="float">
            <text:p>47.4806941418596</text:p>
          </table:table-cell>
          <table:table-cell table:formula="of:=[.B34]+0.5*([.B35]-[.B34])" office:value-type="float" office:value="0.0611546489367912" calcext:value-type="float">
            <text:p>0.061154648936791</text:p>
          </table:table-cell>
          <table:table-cell table:formula="of:=[.C34]+0.5*([.C35]-[.C34])" office:value-type="float" office:value="0.0000159143705129984" calcext:value-type="float">
            <text:p>1.59143705129984E-05</text:p>
          </table:table-cell>
          <table:table-cell table:formula="of:=SQRT(([.B35]-[.N34])^2+([.C35]-[.O34])^2)*SQRT(([.F34]-[.O34])^2+([.G34]-[.N34])^2)" office:value-type="float" office:value="0.000000033906560172618" calcext:value-type="float">
            <text:p>3.3906560172618E-08</text:p>
          </table:table-cell>
          <table:table-cell table:formula="of:=(-([.B35]-[.N34])*([.F34]-[.O34])+([.C35]-[.O34])*([.G34]-[.N34]))/[.P34]" office:value-type="float" office:value="0.665924973589918" calcext:value-type="float">
            <text:p>0.665924973589918</text:p>
          </table:table-cell>
          <table:table-cell table:formula="of:=DEGREES(ACOS([.Q34]))" office:value-type="float" office:value="48.246673973822" calcext:value-type="float">
            <text:p>48.246673973822</text:p>
          </table:table-cell>
          <table:table-cell table:number-columns-repeated="6"/>
          <table:table-cell table:formula="of:=[.M34]-DEGREES(ACOS([.Q34]))" office:value-type="float" office:value="-0.765979831962461" calcext:value-type="float">
            <text:p>-0.76597983196246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.063992154391418</text:p>
          </table:table-cell>
          <table:table-cell table:formula="of:=[.C34]+[.E35]" office:value-type="float" office:value="0.0000157643705129985" calcext:value-type="float">
            <text:p>1.57643705129985E-05</text:p>
          </table:table-cell>
          <table:table-cell table:formula="of:=[$Arkusz3.C28]" office:value-type="float" office:value="0.0000322621930060579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5]*[.C35]+((1/3)*[.E36]+[.C35])*(1/2)*[.E36])/([.C35]+(1/2)*[.E36])" office:value-type="float" office:value="0.00000795742089258656" calcext:value-type="float">
            <text:p>7.95742089258656E-06</text:p>
          </table:table-cell>
          <table:table-cell table:formula="of:=(((1/2)*([.B36]-[.B35])+[.B35])*[.C35]+((2/3)*([.B36]-[.B35])+[.B35])*(1/2)*[.E36])/([.C35]+(1/2)*[.E36])" office:value-type="float" office:value="0.0671069674644197" calcext:value-type="float">
            <text:p>0.06710696746442</text:p>
          </table:table-cell>
          <table:table-cell table:formula="of:=(((1/2)*([.D35]-[.C36])+[.C35]+[.E36])*([.D35]-[.C36])+((2/3)*[.E36]+[.C35])*(1/2)*[.E36])/([.D35]-[.C36]+(1/2)*[.E36])" office:value-type="float" office:value="0.0000240880523711799" calcext:value-type="float">
            <text:p>2.40880523711799E-05</text:p>
          </table:table-cell>
          <table:table-cell table:formula="of:=(((1/2)*([.B36]-[.B35])+[.B35])*([.D35]-[.C36])+((1/3)*([.B36]-[.B35])+[.B35])*(1/2)*[.E36])/([.D35]-[.C36]+(1/2)*[.E36])" office:value-type="float" office:value="0.0670877150959053" calcext:value-type="float">
            <text:p>0.067087715095905</text:p>
          </table:table-cell>
          <table:table-cell table:formula="of:=DEGREES(ATAN(([.G35]-[.I35])/([.H35]-[.F35])))" office:value-type="float" office:value="50.041981282223" calcext:value-type="float">
            <text:p>50.041981282223</text:p>
          </table:table-cell>
          <table:table-cell table:formula="of:=DEGREES(ATAN(([.C36]-[.C35])/([.B36]-[.B35])))" office:value-type="float" office:value="0.00276786074310308" calcext:value-type="float">
            <text:p>0.002767860743103</text:p>
          </table:table-cell>
          <table:table-cell table:formula="of:=[.J35]-[.K35]" office:value-type="float" office:value="50.0392134214799" calcext:value-type="float">
            <text:p>50.0392134214799</text:p>
          </table:table-cell>
          <table:table-cell table:formula="of:=ABS([.L35])" office:value-type="float" office:value="50.0392134214799" calcext:value-type="float">
            <text:p>50.0392134214799</text:p>
          </table:table-cell>
          <table:table-cell table:formula="of:=[.B35]+0.5*([.B36]-[.B35])" office:value-type="float" office:value="0.0670972119495672" calcext:value-type="float">
            <text:p>0.067097211949567</text:p>
          </table:table-cell>
          <table:table-cell table:formula="of:=[.C35]+0.5*([.C36]-[.C35])" office:value-type="float" office:value="0.0000159143705129984" calcext:value-type="float">
            <text:p>1.59143705129984E-05</text:p>
          </table:table-cell>
          <table:table-cell table:formula="of:=SQRT(([.B36]-[.N35])^2+([.C36]-[.O35])^2)*SQRT(([.F35]-[.O35])^2+([.G35]-[.N35])^2)" office:value-type="float" office:value="0.0000000390895938535362" calcext:value-type="float">
            <text:p>3.90895938535362E-08</text:p>
          </table:table-cell>
          <table:table-cell table:formula="of:=(-([.B36]-[.N35])*([.F35]-[.O35])+([.C36]-[.O35])*([.G35]-[.N35]))/[.P35]" office:value-type="float" office:value="0.632092775854346" calcext:value-type="float">
            <text:p>0.632092775854346</text:p>
          </table:table-cell>
          <table:table-cell table:formula="of:=DEGREES(ACOS([.Q35]))" office:value-type="float" office:value="50.7953069317796" calcext:value-type="float">
            <text:p>50.7953069317796</text:p>
          </table:table-cell>
          <table:table-cell table:number-columns-repeated="6"/>
          <table:table-cell table:formula="of:=[.M35]-DEGREES(ACOS([.Q35]))" office:value-type="float" office:value="-0.756093510299721" calcext:value-type="float">
            <text:p>-0.75609351029972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.070202269507717</text:p>
          </table:table-cell>
          <table:table-cell table:formula="of:=[.C35]+[.E36]" office:value-type="float" office:value="0.0000160643705129985" calcext:value-type="float">
            <text:p>1.60643705129985E-05</text:p>
          </table:table-cell>
          <table:table-cell table:formula="of:=[$Arkusz3.C29]" office:value-type="float" office:value="0.0000322621930060579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6]*[.C36]+((1/3)*[.E37]+[.C36])*(1/2)*[.E37])/([.C36]+(1/2)*[.E37])" office:value-type="float" office:value="0.00000795742089258656" calcext:value-type="float">
            <text:p>7.95742089258656E-06</text:p>
          </table:table-cell>
          <table:table-cell table:formula="of:=(((1/2)*([.B37]-[.B36])+[.B36])*[.C36]+((2/3)*([.B37]-[.B36])+[.B36])*(1/2)*[.E37])/([.C36]+(1/2)*[.E37])" office:value-type="float" office:value="0.0735901660587917" calcext:value-type="float">
            <text:p>0.073590166058792</text:p>
          </table:table-cell>
          <table:table-cell table:formula="of:=(((1/2)*([.D36]-[.C37])+[.C36]+[.E37])*([.D36]-[.C37])+((2/3)*[.E37]+[.C36])*(1/2)*[.E37])/([.D36]-[.C37]+(1/2)*[.E37])" office:value-type="float" office:value="0.0000240880523711799" calcext:value-type="float">
            <text:p>2.40880523711799E-05</text:p>
          </table:table-cell>
          <table:table-cell table:formula="of:=(((1/2)*([.B37]-[.B36])+[.B36])*([.D36]-[.C37])+((1/3)*([.B37]-[.B36])+[.B36])*(1/2)*[.E37])/([.D36]-[.C37]+(1/2)*[.E37])" office:value-type="float" office:value="0.0736112383263693" calcext:value-type="float">
            <text:p>0.073611238326369</text:p>
          </table:table-cell>
          <table:table-cell table:formula="of:=DEGREES(ATAN(([.G36]-[.I36])/([.H36]-[.F36])))" office:value-type="float" office:value="-52.5662685541627" calcext:value-type="float">
            <text:p>-52.5662685541627</text:p>
          </table:table-cell>
          <table:table-cell table:formula="of:=DEGREES(ATAN(([.C37]-[.C36])/([.B37]-[.B36])))" office:value-type="float" office:value="-0.00252881541264019" calcext:value-type="float">
            <text:p>-0.00252881541264</text:p>
          </table:table-cell>
          <table:table-cell table:formula="of:=[.J36]-[.K36]" office:value-type="float" office:value="-52.5637397387501" calcext:value-type="float">
            <text:p>-52.5637397387501</text:p>
          </table:table-cell>
          <table:table-cell table:formula="of:=ABS([.L36])" office:value-type="float" office:value="52.5637397387501" calcext:value-type="float">
            <text:p>52.5637397387501</text:p>
          </table:table-cell>
          <table:table-cell table:formula="of:=[.B36]+0.5*([.B37]-[.B36])" office:value-type="float" office:value="0.0736008437486133" calcext:value-type="float">
            <text:p>0.073600843748613</text:p>
          </table:table-cell>
          <table:table-cell table:formula="of:=[.C36]+0.5*([.C37]-[.C36])" office:value-type="float" office:value="0.0000159143705129984" calcext:value-type="float">
            <text:p>1.59143705129984E-05</text:p>
          </table:table-cell>
          <table:table-cell table:formula="of:=SQRT(([.B37]-[.N36])^2+([.C37]-[.O36])^2)*SQRT(([.F36]-[.O36])^2+([.G36]-[.N36])^2)" office:value-type="float" office:value="0.0000000452567227961372" calcext:value-type="float">
            <text:p>4.52567227961372E-08</text:p>
          </table:table-cell>
          <table:table-cell table:formula="of:=(-([.B37]-[.N36])*([.F36]-[.O36])+([.C37]-[.O36])*([.G36]-[.N36]))/[.P36]" office:value-type="float" office:value="0.597566151471906" calcext:value-type="float">
            <text:p>0.597566151471906</text:p>
          </table:table-cell>
          <table:table-cell table:formula="of:=DEGREES(ACOS([.Q36]))" office:value-type="float" office:value="53.3042157687195" calcext:value-type="float">
            <text:p>53.3042157687195</text:p>
          </table:table-cell>
          <table:table-cell table:number-columns-repeated="6"/>
          <table:table-cell table:formula="of:=[.M36]-DEGREES(ACOS([.Q36]))" office:value-type="float" office:value="-0.740476029969443" calcext:value-type="float">
            <text:p>-0.74047602996944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.07699941798951</text:p>
          </table:table-cell>
          <table:table-cell table:formula="of:=[.C36]+[.E37]" office:value-type="float" office:value="0.0000157643705129985" calcext:value-type="float">
            <text:p>1.57643705129985E-05</text:p>
          </table:table-cell>
          <table:table-cell table:formula="of:=[$Arkusz3.C30]" office:value-type="float" office:value="0.000032262193006058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7]*[.C37]+((1/3)*[.E38]+[.C37])*(1/2)*[.E38])/([.C37]+(1/2)*[.E38])" office:value-type="float" office:value="0.00000795742089258656" calcext:value-type="float">
            <text:p>7.95742089258656E-06</text:p>
          </table:table-cell>
          <table:table-cell table:formula="of:=(((1/2)*([.B38]-[.B37])+[.B37])*[.C37]+((2/3)*([.B38]-[.B37])+[.B37])*(1/2)*[.E38])/([.C37]+(1/2)*[.E38])" office:value-type="float" office:value="0.0807316170391275" calcext:value-type="float">
            <text:p>0.080731617039128</text:p>
          </table:table-cell>
          <table:table-cell table:formula="of:=(((1/2)*([.D37]-[.C38])+[.C37]+[.E38])*([.D37]-[.C38])+((2/3)*[.E38]+[.C37])*(1/2)*[.E38])/([.D37]-[.C38]+(1/2)*[.E38])" office:value-type="float" office:value="0.0000240880523711799" calcext:value-type="float">
            <text:p>2.40880523711799E-05</text:p>
          </table:table-cell>
          <table:table-cell table:formula="of:=(((1/2)*([.B38]-[.B37])+[.B37])*([.D37]-[.C38])+((1/3)*([.B38]-[.B37])+[.B37])*(1/2)*[.E38])/([.D37]-[.C38]+(1/2)*[.E38])" office:value-type="float" office:value="0.0807085486655885" calcext:value-type="float">
            <text:p>0.080708548665589</text:p>
          </table:table-cell>
          <table:table-cell table:formula="of:=DEGREES(ATAN(([.G37]-[.I37])/([.H37]-[.F37])))" office:value-type="float" office:value="55.0367112165853" calcext:value-type="float">
            <text:p>55.0367112165853</text:p>
          </table:table-cell>
          <table:table-cell table:formula="of:=DEGREES(ATAN(([.C38]-[.C37])/([.B38]-[.B37])))" office:value-type="float" office:value="0.00230999705918278" calcext:value-type="float">
            <text:p>0.002309997059183</text:p>
          </table:table-cell>
          <table:table-cell table:formula="of:=[.J37]-[.K37]" office:value-type="float" office:value="55.0344012195261" calcext:value-type="float">
            <text:p>55.0344012195261</text:p>
          </table:table-cell>
          <table:table-cell table:formula="of:=ABS([.L37])" office:value-type="float" office:value="55.0344012195261" calcext:value-type="float">
            <text:p>55.0344012195261</text:p>
          </table:table-cell>
          <table:table-cell table:formula="of:=[.B37]+0.5*([.B38]-[.B37])" office:value-type="float" office:value="0.0807199278871921" calcext:value-type="float">
            <text:p>0.080719927887192</text:p>
          </table:table-cell>
          <table:table-cell table:formula="of:=[.C37]+0.5*([.C38]-[.C37])" office:value-type="float" office:value="0.0000159143705129984" calcext:value-type="float">
            <text:p>1.59143705129984E-05</text:p>
          </table:table-cell>
          <table:table-cell table:formula="of:=SQRT(([.B38]-[.N37])^2+([.C38]-[.O37])^2)*SQRT(([.F37]-[.O37])^2+([.G37]-[.N37])^2)" office:value-type="float" office:value="0.0000000526092887718768" calcext:value-type="float">
            <text:p>5.26092887718768E-08</text:p>
          </table:table-cell>
          <table:table-cell table:formula="of:=(-([.B38]-[.N37])*([.F37]-[.O37])+([.C38]-[.O37])*([.G37]-[.N37]))/[.P37]" office:value-type="float" office:value="0.562745931032537" calcext:value-type="float">
            <text:p>0.562745931032537</text:p>
          </table:table-cell>
          <table:table-cell table:formula="of:=DEGREES(ACOS([.Q37]))" office:value-type="float" office:value="55.7540893050566" calcext:value-type="float">
            <text:p>55.7540893050566</text:p>
          </table:table-cell>
          <table:table-cell table:number-columns-repeated="6"/>
          <table:table-cell table:formula="of:=[.M37]-DEGREES(ACOS([.Q37]))" office:value-type="float" office:value="-0.719688085530478" calcext:value-type="float">
            <text:p>-0.71968808553047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.084440437784874</text:p>
          </table:table-cell>
          <table:table-cell table:formula="of:=[.C37]+[.E38]" office:value-type="float" office:value="0.0000160643705129985" calcext:value-type="float">
            <text:p>1.60643705129985E-05</text:p>
          </table:table-cell>
          <table:table-cell table:formula="of:=[$Arkusz3.C31]" office:value-type="float" office:value="0.000032262193006058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8]*[.C38]+((1/3)*[.E39]+[.C38])*(1/2)*[.E39])/([.C38]+(1/2)*[.E39])" office:value-type="float" office:value="0.00000795742089258656" calcext:value-type="float">
            <text:p>7.95742089258656E-06</text:p>
          </table:table-cell>
          <table:table-cell table:formula="of:=(((1/2)*([.B39]-[.B38])+[.B38])*[.C38]+((2/3)*([.B39]-[.B38])+[.B38])*(1/2)*[.E39])/([.C38]+(1/2)*[.E39])" office:value-type="float" office:value="0.088501195989388" calcext:value-type="float">
            <text:p>0.088501195989388</text:p>
          </table:table-cell>
          <table:table-cell table:formula="of:=(((1/2)*([.D38]-[.C39])+[.C38]+[.E39])*([.D38]-[.C39])+((2/3)*[.E39]+[.C38])*(1/2)*[.E39])/([.D38]-[.C39]+(1/2)*[.E39])" office:value-type="float" office:value="0.00002408805237118" calcext:value-type="float">
            <text:p>2.408805237118E-05</text:p>
          </table:table-cell>
          <table:table-cell table:formula="of:=(((1/2)*([.B39]-[.B38])+[.B38])*([.D38]-[.C39])+((1/3)*([.B39]-[.B38])+[.B38])*(1/2)*[.E39])/([.D38]-[.C39]+(1/2)*[.E39])" office:value-type="float" office:value="0.0885264533672811" calcext:value-type="float">
            <text:p>0.088526453367281</text:p>
          </table:table-cell>
          <table:table-cell table:formula="of:=DEGREES(ATAN(([.G38]-[.I38])/([.H38]-[.F38])))" office:value-type="float" office:value="-57.4356523754351" calcext:value-type="float">
            <text:p>-57.4356523754351</text:p>
          </table:table-cell>
          <table:table-cell table:formula="of:=DEGREES(ATAN(([.C39]-[.C38])/([.B39]-[.B38])))" office:value-type="float" office:value="-0.0021097944238484" calcext:value-type="float">
            <text:p>-0.002109794423848</text:p>
          </table:table-cell>
          <table:table-cell table:formula="of:=[.J38]-[.K38]" office:value-type="float" office:value="-57.4335425810112" calcext:value-type="float">
            <text:p>-57.4335425810112</text:p>
          </table:table-cell>
          <table:table-cell table:formula="of:=ABS([.L38])" office:value-type="float" office:value="57.4335425810112" calcext:value-type="float">
            <text:p>57.4335425810112</text:p>
          </table:table-cell>
          <table:table-cell table:formula="of:=[.B38]+0.5*([.B39]-[.B38])" office:value-type="float" office:value="0.0885139943484568" calcext:value-type="float">
            <text:p>0.088513994348457</text:p>
          </table:table-cell>
          <table:table-cell table:formula="of:=[.C38]+0.5*([.C39]-[.C38])" office:value-type="float" office:value="0.0000159143705129984" calcext:value-type="float">
            <text:p>1.59143705129984E-05</text:p>
          </table:table-cell>
          <table:table-cell table:formula="of:=SQRT(([.B39]-[.N38])^2+([.C39]-[.O38])^2)*SQRT(([.F38]-[.O38])^2+([.G38]-[.N38])^2)" office:value-type="float" office:value="0.0000000613893275837522" calcext:value-type="float">
            <text:p>6.13893275837522E-08</text:p>
          </table:table-cell>
          <table:table-cell table:formula="of:=(-([.B39]-[.N38])*([.F38]-[.O38])+([.C39]-[.O38])*([.G38]-[.N38]))/[.P38]" office:value-type="float" office:value="0.528023442869013" calcext:value-type="float">
            <text:p>0.528023442869013</text:p>
          </table:table-cell>
          <table:table-cell table:formula="of:=DEGREES(ACOS([.Q38]))" office:value-type="float" office:value="58.1279961499602" calcext:value-type="float">
            <text:p>58.1279961499602</text:p>
          </table:table-cell>
          <table:table-cell table:number-columns-repeated="6"/>
          <table:table-cell table:formula="of:=[.M38]-DEGREES(ACOS([.Q38]))" office:value-type="float" office:value="-0.694453568948966" calcext:value-type="float">
            <text:p>-0.69445356894896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.09258755091204</text:p>
          </table:table-cell>
          <table:table-cell table:formula="of:=[.C38]+[.E39]" office:value-type="float" office:value="0.0000157643705129985" calcext:value-type="float">
            <text:p>1.57643705129985E-05</text:p>
          </table:table-cell>
          <table:table-cell table:formula="of:=[$Arkusz3.C32]" office:value-type="float" office:value="0.000032262193006058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9]*[.C39]+((1/3)*[.E40]+[.C39])*(1/2)*[.E40])/([.C39]+(1/2)*[.E40])" office:value-type="float" office:value="0.00000795742089258656" calcext:value-type="float">
            <text:p>7.95742089258656E-06</text:p>
          </table:table-cell>
          <table:table-cell table:formula="of:=(((1/2)*([.B40]-[.B39])+[.B39])*[.C39]+((2/3)*([.B40]-[.B39])+[.B39])*(1/2)*[.E40])/([.C39]+(1/2)*[.E40])" office:value-type="float" office:value="0.0970622319232988" calcext:value-type="float">
            <text:p>0.097062231923299</text:p>
          </table:table-cell>
          <table:table-cell table:formula="of:=(((1/2)*([.D39]-[.C40])+[.C39]+[.E40])*([.D39]-[.C40])+((2/3)*[.E40]+[.C39])*(1/2)*[.E40])/([.D39]-[.C40]+(1/2)*[.E40])" office:value-type="float" office:value="0.00002408805237118" calcext:value-type="float">
            <text:p>2.408805237118E-05</text:p>
          </table:table-cell>
          <table:table-cell table:formula="of:=(((1/2)*([.B40]-[.B39])+[.B39])*([.D39]-[.C40])+((1/3)*([.B40]-[.B39])+[.B39])*(1/2)*[.E40])/([.D39]-[.C40]+(1/2)*[.E40])" office:value-type="float" office:value="0.0970345743381423" calcext:value-type="float">
            <text:p>0.097034574338142</text:p>
          </table:table-cell>
          <table:table-cell table:formula="of:=DEGREES(ATAN(([.G39]-[.I39])/([.H39]-[.F39])))" office:value-type="float" office:value="59.7481379866066" calcext:value-type="float">
            <text:p>59.7481379866066</text:p>
          </table:table-cell>
          <table:table-cell table:formula="of:=DEGREES(ATAN(([.C40]-[.C39])/([.B40]-[.B39])))" office:value-type="float" office:value="0.00192670020692635" calcext:value-type="float">
            <text:p>0.001926700206926</text:p>
          </table:table-cell>
          <table:table-cell table:formula="of:=[.J39]-[.K39]" office:value-type="float" office:value="59.7462112863997" calcext:value-type="float">
            <text:p>59.7462112863997</text:p>
          </table:table-cell>
          <table:table-cell table:formula="of:=ABS([.L39])" office:value-type="float" office:value="59.7462112863997" calcext:value-type="float">
            <text:p>59.7462112863997</text:p>
          </table:table-cell>
          <table:table-cell table:formula="of:=[.B39]+0.5*([.B40]-[.B39])" office:value-type="float" office:value="0.0970482173368558" calcext:value-type="float">
            <text:p>0.097048217336856</text:p>
          </table:table-cell>
          <table:table-cell table:formula="of:=[.C39]+0.5*([.C40]-[.C39])" office:value-type="float" office:value="0.0000159143705129984" calcext:value-type="float">
            <text:p>1.59143705129984E-05</text:p>
          </table:table-cell>
          <table:table-cell table:formula="of:=SQRT(([.B40]-[.N39])^2+([.C40]-[.O39])^2)*SQRT(([.F39]-[.O39])^2+([.G39]-[.N39])^2)" office:value-type="float" office:value="0.0000000718875776307008" calcext:value-type="float">
            <text:p>7.18875776307008E-08</text:p>
          </table:table-cell>
          <table:table-cell table:formula="of:=(-([.B40]-[.N39])*([.F39]-[.O39])+([.C40]-[.O39])*([.G39]-[.N39]))/[.P39]" office:value-type="float" office:value="0.493762641245729" calcext:value-type="float">
            <text:p>0.493762641245729</text:p>
          </table:table-cell>
          <table:table-cell table:formula="of:=DEGREES(ACOS([.Q39]))" office:value-type="float" office:value="60.4118094471318" calcext:value-type="float">
            <text:p>60.4118094471318</text:p>
          </table:table-cell>
          <table:table-cell table:number-columns-repeated="6"/>
          <table:table-cell table:formula="of:=[.M39]-DEGREES(ACOS([.Q39]))" office:value-type="float" office:value="-0.665598160732138" calcext:value-type="float">
            <text:p>-0.66559816073213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.101508883761672</text:p>
          </table:table-cell>
          <table:table-cell table:formula="of:=[.C39]+[.E40]" office:value-type="float" office:value="0.0000160643705129985" calcext:value-type="float">
            <text:p>1.60643705129985E-05</text:p>
          </table:table-cell>
          <table:table-cell table:formula="of:=[$Arkusz3.C33]" office:value-type="float" office:value="0.000032262193006058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0]*[.C40]+((1/3)*[.E41]+[.C40])*(1/2)*[.E41])/([.C40]+(1/2)*[.E41])" office:value-type="float" office:value="0.00000795742089258656" calcext:value-type="float">
            <text:p>7.95742089258656E-06</text:p>
          </table:table-cell>
          <table:table-cell table:formula="of:=(((1/2)*([.B41]-[.B40])+[.B40])*[.C40]+((2/3)*([.B41]-[.B40])+[.B40])*(1/2)*[.E41])/([.C40]+(1/2)*[.E41])" office:value-type="float" office:value="0.106378612262491" calcext:value-type="float">
            <text:p>0.106378612262491</text:p>
          </table:table-cell>
          <table:table-cell table:formula="of:=(((1/2)*([.D40]-[.C41])+[.C40]+[.E41])*([.D40]-[.C41])+((2/3)*[.E41]+[.C40])*(1/2)*[.E41])/([.D40]-[.C41]+(1/2)*[.E41])" office:value-type="float" office:value="0.0000240880523711801" calcext:value-type="float">
            <text:p>2.40880523711801E-05</text:p>
          </table:table-cell>
          <table:table-cell table:formula="of:=(((1/2)*([.B41]-[.B40])+[.B40])*([.D40]-[.C41])+((1/3)*([.B41]-[.B40])+[.B40])*(1/2)*[.E41])/([.D40]-[.C41]+(1/2)*[.E41])" office:value-type="float" office:value="0.106408901328421" calcext:value-type="float">
            <text:p>0.106408901328421</text:p>
          </table:table-cell>
          <table:table-cell table:formula="of:=DEGREES(ATAN(([.G40]-[.I40])/([.H40]-[.F40])))" office:value-type="float" office:value="-61.9621877836381" calcext:value-type="float">
            <text:p>-61.9621877836381</text:p>
          </table:table-cell>
          <table:table-cell table:formula="of:=DEGREES(ATAN(([.C41]-[.C40])/([.B41]-[.B40])))" office:value-type="float" office:value="-0.00175931060966125" calcext:value-type="float">
            <text:p>-0.001759310609661</text:p>
          </table:table-cell>
          <table:table-cell table:formula="of:=[.J40]-[.K40]" office:value-type="float" office:value="-61.9604284730284" calcext:value-type="float">
            <text:p>-61.9604284730284</text:p>
          </table:table-cell>
          <table:table-cell table:formula="of:=ABS([.L40])" office:value-type="float" office:value="61.9604284730284" calcext:value-type="float">
            <text:p>61.9604284730284</text:p>
          </table:table-cell>
          <table:table-cell table:formula="of:=[.B40]+0.5*([.B41]-[.B40])" office:value-type="float" office:value="0.106393960266677" calcext:value-type="float">
            <text:p>0.106393960266677</text:p>
          </table:table-cell>
          <table:table-cell table:formula="of:=[.C40]+0.5*([.C41]-[.C40])" office:value-type="float" office:value="0.0000159143705129984" calcext:value-type="float">
            <text:p>1.59143705129984E-05</text:p>
          </table:table-cell>
          <table:table-cell table:formula="of:=SQRT(([.B41]-[.N40])^2+([.C41]-[.O40])^2)*SQRT(([.F40]-[.O40])^2+([.G40]-[.N40])^2)" office:value-type="float" office:value="0.0000000844531088100836" calcext:value-type="float">
            <text:p>8.44531088100836E-08</text:p>
          </table:table-cell>
          <table:table-cell table:formula="of:=(-([.B41]-[.N40])*([.F40]-[.O40])+([.C41]-[.O40])*([.G40]-[.N40]))/[.P40]" office:value-type="float" office:value="0.46028631024374" calcext:value-type="float">
            <text:p>0.46028631024374</text:p>
          </table:table-cell>
          <table:table-cell table:formula="of:=DEGREES(ACOS([.Q40]))" office:value-type="float" office:value="62.5944158785807" calcext:value-type="float">
            <text:p>62.5944158785807</text:p>
          </table:table-cell>
          <table:table-cell table:number-columns-repeated="6"/>
          <table:table-cell table:formula="of:=[.M40]-DEGREES(ACOS([.Q40]))" office:value-type="float" office:value="-0.633987405552318" calcext:value-type="float">
            <text:p>-0.6339874055523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.111279036771681</text:p>
          </table:table-cell>
          <table:table-cell table:formula="of:=[.C40]+[.E41]" office:value-type="float" office:value="0.0000157643705129985" calcext:value-type="float">
            <text:p>1.57643705129985E-05</text:p>
          </table:table-cell>
          <table:table-cell table:formula="of:=[$Arkusz3.C34]" office:value-type="float" office:value="0.000032262193006058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1]*[.C41]+((1/3)*[.E42]+[.C41])*(1/2)*[.E42])/([.C41]+(1/2)*[.E42])" office:value-type="float" office:value="0.00000795742089258656" calcext:value-type="float">
            <text:p>7.95742089258656E-06</text:p>
          </table:table-cell>
          <table:table-cell table:formula="of:=(((1/2)*([.B42]-[.B41])+[.B41])*[.C41]+((2/3)*([.B42]-[.B41])+[.B41])*(1/2)*[.E42])/([.C41]+(1/2)*[.E42])" office:value-type="float" office:value="0.11664618226731" calcext:value-type="float">
            <text:p>0.11664618226731</text:p>
          </table:table-cell>
          <table:table-cell table:formula="of:=(((1/2)*([.D41]-[.C42])+[.C41]+[.E42])*([.D41]-[.C42])+((2/3)*[.E42]+[.C41])*(1/2)*[.E42])/([.D41]-[.C42]+(1/2)*[.E42])" office:value-type="float" office:value="0.0000240880523711802" calcext:value-type="float">
            <text:p>2.40880523711802E-05</text:p>
          </table:table-cell>
          <table:table-cell table:formula="of:=(((1/2)*([.B42]-[.B41])+[.B41])*([.D41]-[.C42])+((1/3)*([.B42]-[.B41])+[.B41])*(1/2)*[.E42])/([.D41]-[.C42]+(1/2)*[.E42])" office:value-type="float" office:value="0.116613008442579" calcext:value-type="float">
            <text:p>0.116613008442579</text:p>
          </table:table-cell>
          <table:table-cell table:formula="of:=DEGREES(ATAN(([.G41]-[.I41])/([.H41]-[.F41])))" office:value-type="float" office:value="64.0688587946031" calcext:value-type="float">
            <text:p>64.0688587946031</text:p>
          </table:table-cell>
          <table:table-cell table:formula="of:=DEGREES(ATAN(([.C42]-[.C41])/([.B42]-[.B41])))" office:value-type="float" office:value="0.00160632292125019" calcext:value-type="float">
            <text:p>0.00160632292125</text:p>
          </table:table-cell>
          <table:table-cell table:formula="of:=[.J41]-[.K41]" office:value-type="float" office:value="64.0672524716818" calcext:value-type="float">
            <text:p>64.0672524716818</text:p>
          </table:table-cell>
          <table:table-cell table:formula="of:=ABS([.L41])" office:value-type="float" office:value="64.0672524716818" calcext:value-type="float">
            <text:p>64.0672524716818</text:p>
          </table:table-cell>
          <table:table-cell table:formula="of:=[.B41]+0.5*([.B42]-[.B41])" office:value-type="float" office:value="0.116629372504936" calcext:value-type="float">
            <text:p>0.116629372504936</text:p>
          </table:table-cell>
          <table:table-cell table:formula="of:=[.C41]+0.5*([.C42]-[.C41])" office:value-type="float" office:value="0.0000159143705129984" calcext:value-type="float">
            <text:p>1.59143705129984E-05</text:p>
          </table:table-cell>
          <table:table-cell table:formula="of:=SQRT(([.B42]-[.N41])^2+([.C42]-[.O41])^2)*SQRT(([.F41]-[.O41])^2+([.G41]-[.N41])^2)" office:value-type="float" office:value="0.0000000995049045339416" calcext:value-type="float">
            <text:p>9.95049045339416E-08</text:p>
          </table:table-cell>
          <table:table-cell table:formula="of:=(-([.B42]-[.N41])*([.F41]-[.O41])+([.C42]-[.O41])*([.G41]-[.N41]))/[.P41]" office:value-type="float" office:value="0.427867083995133" calcext:value-type="float">
            <text:p>0.427867083995133</text:p>
          </table:table-cell>
          <table:table-cell table:formula="of:=DEGREES(ACOS([.Q41]))" office:value-type="float" office:value="64.667724099671" calcext:value-type="float">
            <text:p>64.667724099671</text:p>
          </table:table-cell>
          <table:table-cell table:number-columns-repeated="6"/>
          <table:table-cell table:formula="of:=[.M41]-DEGREES(ACOS([.Q41]))" office:value-type="float" office:value="-0.60047162798918" calcext:value-type="float">
            <text:p>-0.600471627989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.12197970823819</text:p>
          </table:table-cell>
          <table:table-cell table:formula="of:=[.C41]+[.E42]" office:value-type="float" office:value="0.0000160643705129985" calcext:value-type="float">
            <text:p>1.60643705129985E-05</text:p>
          </table:table-cell>
          <table:table-cell table:formula="of:=[$Arkusz3.C35]" office:value-type="float" office:value="0.0000322621930060586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2]*[.C42]+((1/3)*[.E43]+[.C42])*(1/2)*[.E43])/([.C42]+(1/2)*[.E43])" office:value-type="float" office:value="0.00000795742089258656" calcext:value-type="float">
            <text:p>7.95742089258656E-06</text:p>
          </table:table-cell>
          <table:table-cell table:formula="of:=(((1/2)*([.B43]-[.B42])+[.B42])*[.C42]+((2/3)*([.B43]-[.B42])+[.B42])*(1/2)*[.E43])/([.C42]+(1/2)*[.E43])" office:value-type="float" office:value="0.127821630774326" calcext:value-type="float">
            <text:p>0.127821630774326</text:p>
          </table:table-cell>
          <table:table-cell table:formula="of:=(((1/2)*([.D42]-[.C43])+[.C42]+[.E43])*([.D42]-[.C43])+((2/3)*[.E43]+[.C42])*(1/2)*[.E43])/([.D42]-[.C43]+(1/2)*[.E43])" office:value-type="float" office:value="0.0000240880523711802" calcext:value-type="float">
            <text:p>2.40880523711802E-05</text:p>
          </table:table-cell>
          <table:table-cell table:formula="of:=(((1/2)*([.B43]-[.B42])+[.B42])*([.D42]-[.C43])+((1/3)*([.B43]-[.B42])+[.B42])*(1/2)*[.E43])/([.D42]-[.C43]+(1/2)*[.E43])" office:value-type="float" office:value="0.127857966758319" calcext:value-type="float">
            <text:p>0.127857966758319</text:p>
          </table:table-cell>
          <table:table-cell table:formula="of:=DEGREES(ATAN(([.G42]-[.I42])/([.H42]-[.F42])))" office:value-type="float" office:value="-66.0621317789203" calcext:value-type="float">
            <text:p>-66.0621317789203</text:p>
          </table:table-cell>
          <table:table-cell table:formula="of:=DEGREES(ATAN(([.C43]-[.C42])/([.B43]-[.B42])))" office:value-type="float" office:value="-0.00146653177365615" calcext:value-type="float">
            <text:p>-0.001466531773656</text:p>
          </table:table-cell>
          <table:table-cell table:formula="of:=[.J42]-[.K42]" office:value-type="float" office:value="-66.0606652471466" calcext:value-type="float">
            <text:p>-66.0606652471466</text:p>
          </table:table-cell>
          <table:table-cell table:formula="of:=ABS([.L42])" office:value-type="float" office:value="66.0606652471466" calcext:value-type="float">
            <text:p>66.0606652471466</text:p>
          </table:table-cell>
          <table:table-cell table:formula="of:=[.B42]+0.5*([.B43]-[.B42])" office:value-type="float" office:value="0.127840042858598" calcext:value-type="float">
            <text:p>0.127840042858598</text:p>
          </table:table-cell>
          <table:table-cell table:formula="of:=[.C42]+0.5*([.C43]-[.C42])" office:value-type="float" office:value="0.0000159143705129984" calcext:value-type="float">
            <text:p>1.59143705129984E-05</text:p>
          </table:table-cell>
          <table:table-cell table:formula="of:=SQRT(([.B43]-[.N42])^2+([.C43]-[.O42])^2)*SQRT(([.F42]-[.O42])^2+([.G42]-[.N42])^2)" office:value-type="float" office:value="0.000000117545792841563" calcext:value-type="float">
            <text:p>1.17545792841563E-07</text:p>
          </table:table-cell>
          <table:table-cell table:formula="of:=(-([.B43]-[.N42])*([.F42]-[.O42])+([.C43]-[.O42])*([.G42]-[.N42]))/[.P42]" office:value-type="float" office:value="0.396723251582799" calcext:value-type="float">
            <text:p>0.396723251582799</text:p>
          </table:table-cell>
          <table:table-cell table:formula="of:=DEGREES(ACOS([.Q42]))" office:value-type="float" office:value="66.6265077292184" calcext:value-type="float">
            <text:p>66.6265077292184</text:p>
          </table:table-cell>
          <table:table-cell table:number-columns-repeated="6"/>
          <table:table-cell table:formula="of:=[.M42]-DEGREES(ACOS([.Q42]))" office:value-type="float" office:value="-0.565842482071759" calcext:value-type="float">
            <text:p>-0.5658424820717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.133700377479006</text:p>
          </table:table-cell>
          <table:table-cell table:formula="of:=[.C42]+[.E43]" office:value-type="float" office:value="0.0000157643705129985" calcext:value-type="float">
            <text:p>1.57643705129985E-05</text:p>
          </table:table-cell>
          <table:table-cell table:formula="of:=[$Arkusz3.C36]" office:value-type="float" office:value="0.000032262193006058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3]*[.C43]+((1/3)*[.E44]+[.C43])*(1/2)*[.E44])/([.C43]+(1/2)*[.E44])" office:value-type="float" office:value="0.00000795742089258656" calcext:value-type="float">
            <text:p>7.95742089258656E-06</text:p>
          </table:table-cell>
          <table:table-cell table:formula="of:=(((1/2)*([.B44]-[.B43])+[.B43])*[.C43]+((2/3)*([.B44]-[.B43])+[.B43])*(1/2)*[.E44])/([.C43]+(1/2)*[.E44])" office:value-type="float" office:value="0.140139883639146" calcext:value-type="float">
            <text:p>0.140139883639146</text:p>
          </table:table-cell>
          <table:table-cell table:formula="of:=(((1/2)*([.D43]-[.C44])+[.C43]+[.E44])*([.D43]-[.C44])+((2/3)*[.E44]+[.C43])*(1/2)*[.E44])/([.D43]-[.C44]+(1/2)*[.E44])" office:value-type="float" office:value="0.0000240880523711803" calcext:value-type="float">
            <text:p>2.40880523711803E-05</text:p>
          </table:table-cell>
          <table:table-cell table:formula="of:=(((1/2)*([.B44]-[.B43])+[.B43])*([.D43]-[.C44])+((1/3)*([.B44]-[.B43])+[.B43])*(1/2)*[.E44])/([.D43]-[.C44]+(1/2)*[.E44])" office:value-type="float" office:value="0.140100081653364" calcext:value-type="float">
            <text:p>0.140100081653364</text:p>
          </table:table-cell>
          <table:table-cell table:formula="of:=DEGREES(ATAN(([.G43]-[.I43])/([.H43]-[.F43])))" office:value-type="float" office:value="67.9386640306902" calcext:value-type="float">
            <text:p>67.9386640306902</text:p>
          </table:table-cell>
          <table:table-cell table:formula="of:=DEGREES(ATAN(([.C44]-[.C43])/([.B44]-[.B43])))" office:value-type="float" office:value="0.00133882453368377" calcext:value-type="float">
            <text:p>0.001338824533684</text:p>
          </table:table-cell>
          <table:table-cell table:formula="of:=[.J43]-[.K43]" office:value-type="float" office:value="67.9373252061565" calcext:value-type="float">
            <text:p>67.9373252061565</text:p>
          </table:table-cell>
          <table:table-cell table:formula="of:=ABS([.L43])" office:value-type="float" office:value="67.9373252061565" calcext:value-type="float">
            <text:p>67.9373252061565</text:p>
          </table:table-cell>
          <table:table-cell table:formula="of:=[.B43]+0.5*([.B44]-[.B43])" office:value-type="float" office:value="0.140119715270607" calcext:value-type="float">
            <text:p>0.140119715270607</text:p>
          </table:table-cell>
          <table:table-cell table:formula="of:=[.C43]+0.5*([.C44]-[.C43])" office:value-type="float" office:value="0.0000159143705129984" calcext:value-type="float">
            <text:p>1.59143705129984E-05</text:p>
          </table:table-cell>
          <table:table-cell table:formula="of:=SQRT(([.B44]-[.N43])^2+([.C44]-[.O43])^2)*SQRT(([.F43]-[.O43])^2+([.G43]-[.N43])^2)" office:value-type="float" office:value="0.000000139179198730144" calcext:value-type="float">
            <text:p>1.39179198730144E-07</text:p>
          </table:table-cell>
          <table:table-cell table:formula="of:=(-([.B44]-[.N43])*([.F43]-[.O43])+([.C44]-[.O43])*([.G43]-[.N43]))/[.P43]" office:value-type="float" office:value="0.367018729275014" calcext:value-type="float">
            <text:p>0.367018729275014</text:p>
          </table:table-cell>
          <table:table-cell table:formula="of:=DEGREES(ACOS([.Q43]))" office:value-type="float" office:value="68.4681283291889" calcext:value-type="float">
            <text:p>68.4681283291889</text:p>
          </table:table-cell>
          <table:table-cell table:number-columns-repeated="6"/>
          <table:table-cell table:formula="of:=[.M43]-DEGREES(ACOS([.Q43]))" office:value-type="float" office:value="-0.530803123032413" calcext:value-type="float">
            <text:p>-0.53080312303241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.146539053062207</text:p>
          </table:table-cell>
          <table:table-cell table:formula="of:=[.C43]+[.E44]" office:value-type="float" office:value="0.0000160643705129985" calcext:value-type="float">
            <text:p>1.60643705129985E-05</text:p>
          </table:table-cell>
          <table:table-cell table:formula="of:=[$Arkusz3.C37]" office:value-type="float" office:value="0.0000322621930060589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4]*[.C44]+((1/3)*[.E45]+[.C44])*(1/2)*[.E45])/([.C44]+(1/2)*[.E45])" office:value-type="float" office:value="0.00000795742089258656" calcext:value-type="float">
            <text:p>7.95742089258656E-06</text:p>
          </table:table-cell>
          <table:table-cell table:formula="of:=(((1/2)*([.B45]-[.B44])+[.B44])*[.C44]+((2/3)*([.B45]-[.B44])+[.B44])*(1/2)*[.E45])/([.C44]+(1/2)*[.E45])" office:value-type="float" office:value="0.15354897940811" calcext:value-type="float">
            <text:p>0.15354897940811</text:p>
          </table:table-cell>
          <table:table-cell table:formula="of:=(((1/2)*([.D44]-[.C45])+[.C44]+[.E45])*([.D44]-[.C45])+((2/3)*[.E45]+[.C44])*(1/2)*[.E45])/([.D44]-[.C45]+(1/2)*[.E45])" office:value-type="float" office:value="0.0000240880523711804" calcext:value-type="float">
            <text:p>2.40880523711804E-05</text:p>
          </table:table-cell>
          <table:table-cell table:formula="of:=(((1/2)*([.B45]-[.B44])+[.B44])*([.D44]-[.C45])+((1/3)*([.B45]-[.B44])+[.B44])*(1/2)*[.E45])/([.D44]-[.C45]+(1/2)*[.E45])" office:value-type="float" office:value="0.153592580221013" calcext:value-type="float">
            <text:p>0.153592580221013</text:p>
          </table:table-cell>
          <table:table-cell table:formula="of:=DEGREES(ATAN(([.G44]-[.I44])/([.H44]-[.F44])))" office:value-type="float" office:value="-69.6974557886891" calcext:value-type="float">
            <text:p>-69.6974557886891</text:p>
          </table:table-cell>
          <table:table-cell table:formula="of:=DEGREES(ATAN(([.C45]-[.C44])/([.B45]-[.B44])))" office:value-type="float" office:value="-0.00122217618221633" calcext:value-type="float">
            <text:p>-0.001222176182216</text:p>
          </table:table-cell>
          <table:table-cell table:formula="of:=[.J44]-[.K44]" office:value-type="float" office:value="-69.6962336125069" calcext:value-type="float">
            <text:p>-69.6962336125069</text:p>
          </table:table-cell>
          <table:table-cell table:formula="of:=ABS([.L44])" office:value-type="float" office:value="69.6962336125069" calcext:value-type="float">
            <text:p>69.6962336125069</text:p>
          </table:table-cell>
          <table:table-cell table:formula="of:=[.B44]+0.5*([.B45]-[.B44])" office:value-type="float" office:value="0.153571072709386" calcext:value-type="float">
            <text:p>0.153571072709386</text:p>
          </table:table-cell>
          <table:table-cell table:formula="of:=[.C44]+0.5*([.C45]-[.C44])" office:value-type="float" office:value="0.0000159143705129984" calcext:value-type="float">
            <text:p>1.59143705129984E-05</text:p>
          </table:table-cell>
          <table:table-cell table:formula="of:=SQRT(([.B45]-[.N44])^2+([.C45]-[.O44])^2)*SQRT(([.F44]-[.O44])^2+([.G44]-[.N44])^2)" office:value-type="float" office:value="0.000000165129281960135" calcext:value-type="float">
            <text:p>1.65129281960135E-07</text:p>
          </table:table-cell>
          <table:table-cell table:formula="of:=(-([.B45]-[.N44])*([.F44]-[.O44])+([.C45]-[.O44])*([.G44]-[.N44]))/[.P44]" office:value-type="float" office:value="0.338866247059962" calcext:value-type="float">
            <text:p>0.338866247059962</text:p>
          </table:table-cell>
          <table:table-cell table:formula="of:=DEGREES(ACOS([.Q44]))" office:value-type="float" office:value="70.1921852314641" calcext:value-type="float">
            <text:p>70.1921852314641</text:p>
          </table:table-cell>
          <table:table-cell table:number-columns-repeated="6"/>
          <table:table-cell table:formula="of:=[.M44]-DEGREES(ACOS([.Q44]))" office:value-type="float" office:value="-0.495951618957207" calcext:value-type="float">
            <text:p>-0.4959516189572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.160603092356564</text:p>
          </table:table-cell>
          <table:table-cell table:formula="of:=[.C44]+[.E45]" office:value-type="float" office:value="0.0000157643705129985" calcext:value-type="float">
            <text:p>1.57643705129985E-05</text:p>
          </table:table-cell>
          <table:table-cell table:formula="of:=[$Arkusz3.C38]" office:value-type="float" office:value="0.000032262193006059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5]*[.C45]+((1/3)*[.E46]+[.C45])*(1/2)*[.E46])/([.C45]+(1/2)*[.E46])" office:value-type="float" office:value="0.00000795742089258656" calcext:value-type="float">
            <text:p>7.95742089258656E-06</text:p>
          </table:table-cell>
          <table:table-cell table:formula="of:=(((1/2)*([.B46]-[.B45])+[.B45])*[.C45]+((2/3)*([.B46]-[.B45])+[.B45])*(1/2)*[.E46])/([.C45]+(1/2)*[.E46])" office:value-type="float" office:value="0.168330798785555" calcext:value-type="float">
            <text:p>0.168330798785555</text:p>
          </table:table-cell>
          <table:table-cell table:formula="of:=(((1/2)*([.D45]-[.C46])+[.C45]+[.E46])*([.D45]-[.C46])+((2/3)*[.E46]+[.C45])*(1/2)*[.E46])/([.D45]-[.C46]+(1/2)*[.E46])" office:value-type="float" office:value="0.0000240880523711805" calcext:value-type="float">
            <text:p>2.40880523711805E-05</text:p>
          </table:table-cell>
          <table:table-cell table:formula="of:=(((1/2)*([.B46]-[.B45])+[.B45])*([.D45]-[.C46])+((1/3)*([.B46]-[.B45])+[.B45])*(1/2)*[.E46])/([.D45]-[.C46]+(1/2)*[.E46])" office:value-type="float" office:value="0.168283034554298" calcext:value-type="float">
            <text:p>0.168283034554298</text:p>
          </table:table-cell>
          <table:table-cell table:formula="of:=DEGREES(ATAN(([.G45]-[.I45])/([.H45]-[.F45])))" office:value-type="float" office:value="71.3394739899598" calcext:value-type="float">
            <text:p>71.3394739899598</text:p>
          </table:table-cell>
          <table:table-cell table:formula="of:=DEGREES(ATAN(([.C46]-[.C45])/([.B46]-[.B45])))" office:value-type="float" office:value="0.00111564393804338" calcext:value-type="float">
            <text:p>0.001115643938043</text:p>
          </table:table-cell>
          <table:table-cell table:formula="of:=[.J45]-[.K45]" office:value-type="float" office:value="71.3383583460217" calcext:value-type="float">
            <text:p>71.3383583460217</text:p>
          </table:table-cell>
          <table:table-cell table:formula="of:=ABS([.L45])" office:value-type="float" office:value="71.3383583460217" calcext:value-type="float">
            <text:p>71.3383583460217</text:p>
          </table:table-cell>
          <table:table-cell table:formula="of:=[.B45]+0.5*([.B46]-[.B45])" office:value-type="float" office:value="0.168306595806732" calcext:value-type="float">
            <text:p>0.168306595806732</text:p>
          </table:table-cell>
          <table:table-cell table:formula="of:=[.C45]+0.5*([.C46]-[.C45])" office:value-type="float" office:value="0.0000159143705129984" calcext:value-type="float">
            <text:p>1.59143705129984E-05</text:p>
          </table:table-cell>
          <table:table-cell table:formula="of:=SQRT(([.B46]-[.N45])^2+([.C46]-[.O45])^2)*SQRT(([.F45]-[.O45])^2+([.G45]-[.N45])^2)" office:value-type="float" office:value="0.000000196265136096313" calcext:value-type="float">
            <text:p>1.96265136096313E-07</text:p>
          </table:table-cell>
          <table:table-cell table:formula="of:=(-([.B46]-[.N45])*([.F45]-[.O45])+([.C46]-[.O45])*([.G45]-[.N45]))/[.P45]" office:value-type="float" office:value="0.312332697083794" calcext:value-type="float">
            <text:p>0.312332697083794</text:p>
          </table:table-cell>
          <table:table-cell table:formula="of:=DEGREES(ACOS([.Q45]))" office:value-type="float" office:value="71.8001339812312" calcext:value-type="float">
            <text:p>71.8001339812312</text:p>
          </table:table-cell>
          <table:table-cell table:number-columns-repeated="6"/>
          <table:table-cell table:formula="of:=[.M45]-DEGREES(ACOS([.Q45]))" office:value-type="float" office:value="-0.461775635209506" calcext:value-type="float">
            <text:p>-0.4617756352095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.1760100992569</text:p>
          </table:table-cell>
          <table:table-cell table:formula="of:=[.C45]+[.E46]" office:value-type="float" office:value="0.0000160643705129985" calcext:value-type="float">
            <text:p>1.60643705129985E-05</text:p>
          </table:table-cell>
          <table:table-cell table:formula="of:=[$Arkusz3.C39]" office:value-type="float" office:value="0.000032262193006059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6]*[.C46]+((1/3)*[.E47]+[.C46])*(1/2)*[.E47])/([.C46]+(1/2)*[.E47])" office:value-type="float" office:value="0.00000795742089258656" calcext:value-type="float">
            <text:p>7.95742089258656E-06</text:p>
          </table:table-cell>
          <table:table-cell table:formula="of:=(((1/2)*([.B47]-[.B46])+[.B46])*[.C46]+((2/3)*([.B47]-[.B46])+[.B46])*(1/2)*[.E47])/([.C46]+(1/2)*[.E47])" office:value-type="float" office:value="0.184422988381677" calcext:value-type="float">
            <text:p>0.184422988381677</text:p>
          </table:table-cell>
          <table:table-cell table:formula="of:=(((1/2)*([.D46]-[.C47])+[.C46]+[.E47])*([.D46]-[.C47])+((2/3)*[.E47]+[.C46])*(1/2)*[.E47])/([.D46]-[.C47]+(1/2)*[.E47])" office:value-type="float" office:value="0.0000240880523711806" calcext:value-type="float">
            <text:p>2.40880523711806E-05</text:p>
          </table:table-cell>
          <table:table-cell table:formula="of:=(((1/2)*([.B47]-[.B46])+[.B46])*([.D46]-[.C47])+((1/3)*([.B47]-[.B46])+[.B46])*(1/2)*[.E47])/([.D46]-[.C47]+(1/2)*[.E47])" office:value-type="float" office:value="0.184475315437143" calcext:value-type="float">
            <text:p>0.184475315437143</text:p>
          </table:table-cell>
          <table:table-cell table:formula="of:=DEGREES(ATAN(([.G46]-[.I46])/([.H46]-[.F46])))" office:value-type="float" office:value="-72.8672691506318" calcext:value-type="float">
            <text:p>-72.8672691506318</text:p>
          </table:table-cell>
          <table:table-cell table:formula="of:=DEGREES(ATAN(([.C47]-[.C46])/([.B47]-[.B46])))" office:value-type="float" office:value="-0.00101836181273539" calcext:value-type="float">
            <text:p>-0.001018361812735</text:p>
          </table:table-cell>
          <table:table-cell table:formula="of:=[.J46]-[.K46]" office:value-type="float" office:value="-72.8662507888191" calcext:value-type="float">
            <text:p>-72.8662507888191</text:p>
          </table:table-cell>
          <table:table-cell table:formula="of:=ABS([.L46])" office:value-type="float" office:value="72.8662507888191" calcext:value-type="float">
            <text:p>72.8662507888191</text:p>
          </table:table-cell>
          <table:table-cell table:formula="of:=[.B46]+0.5*([.B47]-[.B46])" office:value-type="float" office:value="0.184449503424042" calcext:value-type="float">
            <text:p>0.184449503424042</text:p>
          </table:table-cell>
          <table:table-cell table:formula="of:=[.C46]+0.5*([.C47]-[.C46])" office:value-type="float" office:value="0.0000159143705129984" calcext:value-type="float">
            <text:p>1.59143705129984E-05</text:p>
          </table:table-cell>
          <table:table-cell table:formula="of:=SQRT(([.B47]-[.N46])^2+([.C47]-[.O46])^2)*SQRT(([.F46]-[.O46])^2+([.G46]-[.N46])^2)" office:value-type="float" office:value="0.00000023362985929181" calcext:value-type="float">
            <text:p>2.3362985929181E-07</text:p>
          </table:table-cell>
          <table:table-cell table:formula="of:=(-([.B47]-[.N46])*([.F46]-[.O46])+([.C47]-[.O46])*([.G46]-[.N46]))/[.P46]" office:value-type="float" office:value="0.287445668306971" calcext:value-type="float">
            <text:p>0.287445668306971</text:p>
          </table:table-cell>
          <table:table-cell table:formula="of:=DEGREES(ACOS([.Q46]))" office:value-type="float" office:value="73.2949064546659" calcext:value-type="float">
            <text:p>73.2949064546659</text:p>
          </table:table-cell>
          <table:table-cell table:number-columns-repeated="6"/>
          <table:table-cell table:formula="of:=[.M46]-DEGREES(ACOS([.Q46]))" office:value-type="float" office:value="-0.428655665846804" calcext:value-type="float">
            <text:p>-0.42865566584680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.192888907591184</text:p>
          </table:table-cell>
          <table:table-cell table:formula="of:=[.C46]+[.E47]" office:value-type="float" office:value="0.0000157643705129985" calcext:value-type="float">
            <text:p>1.57643705129985E-05</text:p>
          </table:table-cell>
          <table:table-cell table:formula="of:=[$Arkusz3.C40]" office:value-type="float" office:value="0.000032262193006059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7]*[.C47]+((1/3)*[.E48]+[.C47])*(1/2)*[.E48])/([.C47]+(1/2)*[.E48])" office:value-type="float" office:value="0.00000795742089258656" calcext:value-type="float">
            <text:p>7.95742089258656E-06</text:p>
          </table:table-cell>
          <table:table-cell table:formula="of:=(((1/2)*([.B48]-[.B47])+[.B47])*[.C47]+((2/3)*([.B48]-[.B47])+[.B47])*(1/2)*[.E48])/([.C47]+(1/2)*[.E48])" office:value-type="float" office:value="0.202163831837361" calcext:value-type="float">
            <text:p>0.202163831837361</text:p>
          </table:table-cell>
          <table:table-cell table:formula="of:=(((1/2)*([.D47]-[.C48])+[.C47]+[.E48])*([.D47]-[.C48])+((2/3)*[.E48]+[.C47])*(1/2)*[.E48])/([.D47]-[.C48]+(1/2)*[.E48])" office:value-type="float" office:value="0.0000240880523711807" calcext:value-type="float">
            <text:p>2.40880523711807E-05</text:p>
          </table:table-cell>
          <table:table-cell table:formula="of:=(((1/2)*([.B48]-[.B47])+[.B47])*([.D47]-[.C48])+((1/3)*([.B48]-[.B47])+[.B47])*(1/2)*[.E48])/([.D47]-[.C48]+(1/2)*[.E48])" office:value-type="float" office:value="0.202106504397368" calcext:value-type="float">
            <text:p>0.202106504397368</text:p>
          </table:table-cell>
          <table:table-cell table:formula="of:=DEGREES(ATAN(([.G47]-[.I47])/([.H47]-[.F47])))" office:value-type="float" office:value="74.2846114498317" calcext:value-type="float">
            <text:p>74.2846114498317</text:p>
          </table:table-cell>
          <table:table-cell table:formula="of:=DEGREES(ATAN(([.C48]-[.C47])/([.B48]-[.B47])))" office:value-type="float" office:value="0.000929535228966418" calcext:value-type="float">
            <text:p>0.000929535228966</text:p>
          </table:table-cell>
          <table:table-cell table:formula="of:=[.J47]-[.K47]" office:value-type="float" office:value="74.2836819146027" calcext:value-type="float">
            <text:p>74.2836819146027</text:p>
          </table:table-cell>
          <table:table-cell table:formula="of:=ABS([.L47])" office:value-type="float" office:value="74.2836819146027" calcext:value-type="float">
            <text:p>74.2836819146027</text:p>
          </table:table-cell>
          <table:table-cell table:formula="of:=[.B47]+0.5*([.B48]-[.B47])" office:value-type="float" office:value="0.202134783011919" calcext:value-type="float">
            <text:p>0.202134783011919</text:p>
          </table:table-cell>
          <table:table-cell table:formula="of:=[.C47]+0.5*([.C48]-[.C47])" office:value-type="float" office:value="0.0000159143705129984" calcext:value-type="float">
            <text:p>1.59143705129984E-05</text:p>
          </table:table-cell>
          <table:table-cell table:formula="of:=SQRT(([.B48]-[.N47])^2+([.C48]-[.O47])^2)*SQRT(([.F47]-[.O47])^2+([.G47]-[.N47])^2)" office:value-type="float" office:value="0.000000278475469782024" calcext:value-type="float">
            <text:p>2.78475469782024E-07</text:p>
          </table:table-cell>
          <table:table-cell table:formula="of:=(-([.B48]-[.N47])*([.F47]-[.O47])+([.C48]-[.O47])*([.G47]-[.N47]))/[.P47]" office:value-type="float" office:value="0.264200370326343" calcext:value-type="float">
            <text:p>0.264200370326343</text:p>
          </table:table-cell>
          <table:table-cell table:formula="of:=DEGREES(ACOS([.Q47]))" office:value-type="float" office:value="74.6805559048826" calcext:value-type="float">
            <text:p>74.6805559048826</text:p>
          </table:table-cell>
          <table:table-cell table:number-columns-repeated="6"/>
          <table:table-cell table:formula="of:=[.M47]-DEGREES(ACOS([.Q47]))" office:value-type="float" office:value="-0.396873990279843" calcext:value-type="float">
            <text:p>-0.39687399027984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.211380658432655</text:p>
          </table:table-cell>
          <table:table-cell table:formula="of:=[.C47]+[.E48]" office:value-type="float" office:value="0.0000160643705129985" calcext:value-type="float">
            <text:p>1.60643705129985E-05</text:p>
          </table:table-cell>
          <table:table-cell table:formula="of:=[$Arkusz3.C41]" office:value-type="float" office:value="0.0000322621930060597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8]*[.C48]+((1/3)*[.E49]+[.C48])*(1/2)*[.E49])/([.C48]+(1/2)*[.E49])" office:value-type="float" office:value="0.00000795742089258656" calcext:value-type="float">
            <text:p>7.95742089258656E-06</text:p>
          </table:table-cell>
          <table:table-cell table:formula="of:=(((1/2)*([.B49]-[.B48])+[.B48])*[.C48]+((2/3)*([.B49]-[.B48])+[.B48])*(1/2)*[.E49])/([.C48]+(1/2)*[.E49])" office:value-type="float" office:value="0.221478493863443" calcext:value-type="float">
            <text:p>0.221478493863443</text:p>
          </table:table-cell>
          <table:table-cell table:formula="of:=(((1/2)*([.D48]-[.C49])+[.C48]+[.E49])*([.D48]-[.C49])+((2/3)*[.E49]+[.C48])*(1/2)*[.E49])/([.D48]-[.C49]+(1/2)*[.E49])" office:value-type="float" office:value="0.0000240880523711808" calcext:value-type="float">
            <text:p>2.40880523711808E-05</text:p>
          </table:table-cell>
          <table:table-cell table:formula="of:=(((1/2)*([.B49]-[.B48])+[.B48])*([.D48]-[.C49])+((1/3)*([.B49]-[.B48])+[.B48])*(1/2)*[.E49])/([.D48]-[.C49]+(1/2)*[.E49])" office:value-type="float" office:value="0.221541301061639" calcext:value-type="float">
            <text:p>0.221541301061639</text:p>
          </table:table-cell>
          <table:table-cell table:formula="of:=DEGREES(ATAN(([.G48]-[.I48])/([.H48]-[.F48])))" office:value-type="float" office:value="-75.5961626441019" calcext:value-type="float">
            <text:p>-75.5961626441019</text:p>
          </table:table-cell>
          <table:table-cell table:formula="of:=DEGREES(ATAN(([.C49]-[.C48])/([.B49]-[.B48])))" office:value-type="float" office:value="-0.000848435793834093" calcext:value-type="float">
            <text:p>-0.000848435793834</text:p>
          </table:table-cell>
          <table:table-cell table:formula="of:=[.J48]-[.K48]" office:value-type="float" office:value="-75.5953142083081" calcext:value-type="float">
            <text:p>-75.5953142083081</text:p>
          </table:table-cell>
          <table:table-cell table:formula="of:=ABS([.L48])" office:value-type="float" office:value="75.5953142083081" calcext:value-type="float">
            <text:p>75.5953142083081</text:p>
          </table:table-cell>
          <table:table-cell table:formula="of:=[.B48]+0.5*([.B49]-[.B48])" office:value-type="float" office:value="0.221510319379061" calcext:value-type="float">
            <text:p>0.221510319379061</text:p>
          </table:table-cell>
          <table:table-cell table:formula="of:=[.C48]+0.5*([.C49]-[.C48])" office:value-type="float" office:value="0.0000159143705129984" calcext:value-type="float">
            <text:p>1.59143705129984E-05</text:p>
          </table:table-cell>
          <table:table-cell table:formula="of:=SQRT(([.B49]-[.N48])^2+([.C49]-[.O48])^2)*SQRT(([.F48]-[.O48])^2+([.G48]-[.N48])^2)" office:value-type="float" office:value="0.00000033230483456328" calcext:value-type="float">
            <text:p>3.3230483456328E-07</text:p>
          </table:table-cell>
          <table:table-cell table:formula="of:=(-([.B49]-[.N48])*([.F48]-[.O48])+([.C49]-[.O48])*([.G48]-[.N48]))/[.P48]" office:value-type="float" office:value="0.242566364572104" calcext:value-type="float">
            <text:p>0.242566364572104</text:p>
          </table:table-cell>
          <table:table-cell table:formula="of:=DEGREES(ACOS([.Q48]))" office:value-type="float" office:value="75.9619410744065" calcext:value-type="float">
            <text:p>75.9619410744065</text:p>
          </table:table-cell>
          <table:table-cell table:number-columns-repeated="6"/>
          <table:table-cell table:formula="of:=[.M48]-DEGREES(ACOS([.Q48]))" office:value-type="float" office:value="-0.366626866098414" calcext:value-type="float">
            <text:p>-0.3666268660984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.231639980325467</text:p>
          </table:table-cell>
          <table:table-cell table:formula="of:=[.C48]+[.E49]" office:value-type="float" office:value="0.0000157643705129985" calcext:value-type="float">
            <text:p>1.57643705129985E-05</text:p>
          </table:table-cell>
          <table:table-cell table:formula="of:=[$Arkusz3.C42]" office:value-type="float" office:value="0.0000322621930060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9]*[.C49]+((1/3)*[.E50]+[.C49])*(1/2)*[.E50])/([.C49]+(1/2)*[.E50])" office:value-type="float" office:value="0.00000795742089258656" calcext:value-type="float">
            <text:p>7.95742089258656E-06</text:p>
          </table:table-cell>
          <table:table-cell table:formula="of:=(((1/2)*([.B50]-[.B49])+[.B49])*[.C49]+((2/3)*([.B50]-[.B49])+[.B49])*(1/2)*[.E50])/([.C49]+(1/2)*[.E50])" office:value-type="float" office:value="0.242772999640871" calcext:value-type="float">
            <text:p>0.242772999640871</text:p>
          </table:table-cell>
          <table:table-cell table:formula="of:=(((1/2)*([.D49]-[.C50])+[.C49]+[.E50])*([.D49]-[.C50])+((2/3)*[.E50]+[.C49])*(1/2)*[.E50])/([.D49]-[.C50]+(1/2)*[.E50])" office:value-type="float" office:value="0.0000240880523711809" calcext:value-type="float">
            <text:p>2.40880523711809E-05</text:p>
          </table:table-cell>
          <table:table-cell table:formula="of:=(((1/2)*([.B50]-[.B49])+[.B49])*([.D49]-[.C50])+((1/3)*([.B50]-[.B49])+[.B49])*(1/2)*[.E50])/([.D49]-[.C50]+(1/2)*[.E50])" office:value-type="float" office:value="0.242704187488901" calcext:value-type="float">
            <text:p>0.242704187488901</text:p>
          </table:table-cell>
          <table:table-cell table:formula="of:=DEGREES(ATAN(([.G49]-[.I49])/([.H49]-[.F49])))" office:value-type="float" office:value="76.807192446184" calcext:value-type="float">
            <text:p>76.807192446184</text:p>
          </table:table-cell>
          <table:table-cell table:formula="of:=DEGREES(ATAN(([.C50]-[.C49])/([.B50]-[.B49])))" office:value-type="float" office:value="0.000774396288086769" calcext:value-type="float">
            <text:p>0.000774396288087</text:p>
          </table:table-cell>
          <table:table-cell table:formula="of:=[.J49]-[.K49]" office:value-type="float" office:value="76.8064180498959" calcext:value-type="float">
            <text:p>76.8064180498959</text:p>
          </table:table-cell>
          <table:table-cell table:formula="of:=ABS([.L49])" office:value-type="float" office:value="76.8064180498959" calcext:value-type="float">
            <text:p>76.8064180498959</text:p>
          </table:table-cell>
          <table:table-cell table:formula="of:=[.B49]+0.5*([.B50]-[.B49])" office:value-type="float" office:value="0.242738131309213" calcext:value-type="float">
            <text:p>0.242738131309213</text:p>
          </table:table-cell>
          <table:table-cell table:formula="of:=[.C49]+0.5*([.C50]-[.C49])" office:value-type="float" office:value="0.0000159143705129984" calcext:value-type="float">
            <text:p>1.59143705129984E-05</text:p>
          </table:table-cell>
          <table:table-cell table:formula="of:=SQRT(([.B50]-[.N49])^2+([.C50]-[.O49])^2)*SQRT(([.F49]-[.O49])^2+([.G49]-[.N49])^2)" office:value-type="float" office:value="0.000000396922014743475" calcext:value-type="float">
            <text:p>3.96922014743475E-07</text:p>
          </table:table-cell>
          <table:table-cell table:formula="of:=(-([.B50]-[.N49])*([.F49]-[.O49])+([.C50]-[.O49])*([.G49]-[.N49]))/[.P49]" office:value-type="float" office:value="0.222493727298577" calcext:value-type="float">
            <text:p>0.222493727298577</text:p>
          </table:table-cell>
          <table:table-cell table:formula="of:=DEGREES(ACOS([.Q49]))" office:value-type="float" office:value="77.1444560525605" calcext:value-type="float">
            <text:p>77.1444560525605</text:p>
          </table:table-cell>
          <table:table-cell table:number-columns-repeated="6"/>
          <table:table-cell table:formula="of:=[.M49]-DEGREES(ACOS([.Q49]))" office:value-type="float" office:value="-0.338038002664575" calcext:value-type="float">
            <text:p>-0.33803800266457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.253836282292958</text:p>
          </table:table-cell>
          <table:table-cell table:formula="of:=[.C49]+[.E50]" office:value-type="float" office:value="0.0000160643705129985" calcext:value-type="float">
            <text:p>1.60643705129985E-05</text:p>
          </table:table-cell>
          <table:table-cell table:formula="of:=[$Arkusz3.C43]" office:value-type="float" office:value="0.000032262193006060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50]*[.C50]+((1/3)*[.E51]+[.C50])*(1/2)*[.E51])/([.C50]+(1/2)*[.E51])" office:value-type="float" office:value="0.00000795742089258656" calcext:value-type="float">
            <text:p>7.95742089258656E-06</text:p>
          </table:table-cell>
          <table:table-cell table:formula="of:=(((1/2)*([.B51]-[.B50])+[.B50])*[.C50]+((2/3)*([.B51]-[.B50])+[.B50])*(1/2)*[.E51])/([.C50]+(1/2)*[.E51])" office:value-type="float" office:value="0.265957523649152" calcext:value-type="float">
            <text:p>0.265957523649152</text:p>
          </table:table-cell>
          <table:table-cell table:formula="of:=(((1/2)*([.D50]-[.C51])+[.C50]+[.E51])*([.D50]-[.C51])+((2/3)*[.E51]+[.C50])*(1/2)*[.E51])/([.D50]-[.C51]+(1/2)*[.E51])" office:value-type="float" office:value="0.0000240880523711811" calcext:value-type="float">
            <text:p>2.40880523711811E-05</text:p>
          </table:table-cell>
          <table:table-cell table:formula="of:=(((1/2)*([.B51]-[.B50])+[.B50])*([.D50]-[.C51])+((1/3)*([.B51]-[.B50])+[.B50])*(1/2)*[.E51])/([.D50]-[.C51]+(1/2)*[.E51])" office:value-type="float" office:value="0.266032916164059" calcext:value-type="float">
            <text:p>0.266032916164059</text:p>
          </table:table-cell>
          <table:table-cell table:formula="of:=DEGREES(ATAN(([.G50]-[.I50])/([.H50]-[.F50])))" office:value-type="float" office:value="-77.9233419369035" calcext:value-type="float">
            <text:p>-77.9233419369035</text:p>
          </table:table-cell>
          <table:table-cell table:formula="of:=DEGREES(ATAN(([.C51]-[.C50])/([.B51]-[.B50])))" office:value-type="float" office:value="-0.000706805909407946" calcext:value-type="float">
            <text:p>-0.000706805909408</text:p>
          </table:table-cell>
          <table:table-cell table:formula="of:=[.J50]-[.K50]" office:value-type="float" office:value="-77.9226351309941" calcext:value-type="float">
            <text:p>-77.9226351309941</text:p>
          </table:table-cell>
          <table:table-cell table:formula="of:=ABS([.L50])" office:value-type="float" office:value="77.9226351309941" calcext:value-type="float">
            <text:p>77.9226351309941</text:p>
          </table:table-cell>
          <table:table-cell table:formula="of:=[.B50]+0.5*([.B51]-[.B50])" office:value-type="float" office:value="0.265995726366828" calcext:value-type="float">
            <text:p>0.265995726366828</text:p>
          </table:table-cell>
          <table:table-cell table:formula="of:=[.C50]+0.5*([.C51]-[.C50])" office:value-type="float" office:value="0.0000159143705129984" calcext:value-type="float">
            <text:p>1.59143705129984E-05</text:p>
          </table:table-cell>
          <table:table-cell table:formula="of:=SQRT(([.B51]-[.N50])^2+([.C51]-[.O50])^2)*SQRT(([.F50]-[.O50])^2+([.G50]-[.N50])^2)" office:value-type="float" office:value="0.000000474492713269645" calcext:value-type="float">
            <text:p>4.74492713269645E-07</text:p>
          </table:table-cell>
          <table:table-cell table:formula="of:=(-([.B51]-[.N50])*([.F50]-[.O50])+([.C51]-[.O50])*([.G50]-[.N50]))/[.P50]" office:value-type="float" office:value="0.203918440915364" calcext:value-type="float">
            <text:p>0.203918440915364</text:p>
          </table:table-cell>
          <table:table-cell table:formula="of:=DEGREES(ACOS([.Q50]))" office:value-type="float" office:value="78.2338070620954" calcext:value-type="float">
            <text:p>78.2338070620954</text:p>
          </table:table-cell>
          <table:table-cell table:number-columns-repeated="6"/>
          <table:table-cell table:formula="of:=[.M50]-DEGREES(ACOS([.Q50]))" office:value-type="float" office:value="-0.311171931101327" calcext:value-type="float">
            <text:p>-0.3111719311013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.278155170440697</text:p>
          </table:table-cell>
          <table:table-cell table:formula="of:=[.C50]+[.E51]" office:value-type="float" office:value="0.0000157643705129985" calcext:value-type="float">
            <text:p>1.57643705129985E-05</text:p>
          </table:table-cell>
          <table:table-cell table:formula="of:=[$Arkusz3.C44]" office:value-type="float" office:value="0.000032262193006060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number-columns-repeated="21"/>
        </table:table-row>
      </table:table>
      <table:table table:name="Arkusz3" table:style-name="ta1"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" table:number-columns-repeated="9" table:default-cell-style-name="Default"/>
        <table:table-column table:style-name="co1" table:number-columns-repeated="2" table:default-cell-style-name="ce10"/>
        <table:table-row table:style-name="ro1">
          <table:table-cell table:style-name="ce10" office:value-type="float" office:value="-6.93889390390723E-018" calcext:value-type="float">
            <text:p>-6.94E-18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" calcext:value-type="float">
            <text:p>3.23E-05</text:p>
          </table:table-cell>
          <table:table-cell table:formula="of:=[.B2]-[.B1]" office:value-type="float" office:value="-0.00000205137051299594" calcext:value-type="float">
            <text:p>-2.05137051299594E-06</text:p>
          </table:table-cell>
          <table:table-cell table:formula="of:=(-1)*[.D1]" office:value-type="float" office:value="0.00000205137051299594" calcext:value-type="float">
            <text:p>2.05137051299594E-06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099999999999998" calcext:value-type="float">
            <text:p>0.001</text:p>
          </table:table-cell>
          <table:table-cell office:value-type="float" office:value="0.0000140130000000025" calcext:value-type="float">
            <text:p>1.40E-05</text:p>
          </table:table-cell>
          <table:table-cell office:value-type="float" office:value="0.000032262193006057" calcext:value-type="float">
            <text:p>3.23E-05</text:p>
          </table:table-cell>
          <table:table-cell table:formula="of:=[.B3]-[.B2]" office:value-type="float" office:value="0.00000179819300605428" calcext:value-type="float">
            <text:p>1.79819300605428E-06</text:p>
          </table:table-cell>
          <table:table-cell table:formula="of:=(-1)*[.D2]" office:value-type="float" office:value="-0.00000179819300605428" calcext:value-type="float">
            <text:p>-1.79819300605428E-06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200836202831636" calcext:value-type="float">
            <text:p>0.002008362028316</text:p>
          </table:table-cell>
          <table:table-cell office:value-type="float" office:value="0.0000158111930060568" calcext:value-type="float">
            <text:p>1.58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4]-[.B3]" office:value-type="float" office:value="-0.0000019671930060544" calcext:value-type="float">
            <text:p>-1.9671930060544E-06</text:p>
          </table:table-cell>
          <table:table-cell table:formula="of:=(-1)*[.D3]" office:value-type="float" office:value="0.0000019671930060544" calcext:value-type="float">
            <text:p>1.9671930060544E-06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303351803678293" calcext:value-type="float">
            <text:p>0.003033518036783</text:p>
          </table:table-cell>
          <table:table-cell office:value-type="float" office:value="0.0000138440000000024" calcext:value-type="float">
            <text:p>1.38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5]-[.B4]" office:value-type="float" office:value="0.00000170619300605463" calcext:value-type="float">
            <text:p>1.70619300605463E-06</text:p>
          </table:table-cell>
          <table:table-cell table:formula="of:=(-1)*[.D4]" office:value-type="float" office:value="-0.00000170619300605463" calcext:value-type="float">
            <text:p>-1.70619300605463E-06</text:p>
          </table:table-cell>
          <table:table-cell table:number-columns-repeated="6"/>
          <table:table-cell table:style-name="ce10" office:value-type="float" office:value="-6.93889390390723E-018" calcext:value-type="float">
            <text:p>-6.94E-18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" calcext:value-type="float">
            <text:p>3.23E-05</text:p>
          </table:table-cell>
        </table:table-row>
        <table:table-row table:style-name="ro1">
          <table:table-cell office:value-type="float" office:value="0.00408404040897127" calcext:value-type="float">
            <text:p>0.004084040408971</text:p>
          </table:table-cell>
          <table:table-cell office:value-type="float" office:value="0.000015550193006057" calcext:value-type="float">
            <text:p>1.56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6]-[.B5]" office:value-type="float" office:value="-0.00000182719300605475" calcext:value-type="float">
            <text:p>-1.82719300605475E-06</text:p>
          </table:table-cell>
          <table:table-cell table:formula="of:=(-1)*[.D5]" office:value-type="float" office:value="0.00000182719300605475" calcext:value-type="float">
            <text:p>1.82719300605475E-06</text:p>
          </table:table-cell>
          <table:table-cell table:number-columns-repeated="6"/>
          <table:table-cell office:value-type="float" office:value="0.00099999999999998" calcext:value-type="float">
            <text:p>0.001</text:p>
          </table:table-cell>
          <table:table-cell office:value-type="float" office:value="0.0000140130000000025" calcext:value-type="float">
            <text:p>1.40E-05</text:p>
          </table:table-cell>
          <table:table-cell office:value-type="float" office:value="0.000032262193006057" calcext:value-type="float">
            <text:p>3.23E-05</text:p>
          </table:table-cell>
        </table:table-row>
        <table:table-row table:style-name="ro1">
          <table:table-cell office:value-type="float" office:value="0.00516871364270448" calcext:value-type="float">
            <text:p>0.005168713642704</text:p>
          </table:table-cell>
          <table:table-cell office:value-type="float" office:value="0.0000137230000000023" calcext:value-type="float">
            <text:p>1.37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7]-[.B6]" office:value-type="float" office:value="0.00000157619300605491" calcext:value-type="float">
            <text:p>1.57619300605491E-06</text:p>
          </table:table-cell>
          <table:table-cell table:formula="of:=(-1)*[.D6]" office:value-type="float" office:value="-0.00000157619300605491" calcext:value-type="float">
            <text:p>-1.57619300605491E-06</text:p>
          </table:table-cell>
          <table:table-cell table:number-columns-repeated="6"/>
          <table:table-cell office:value-type="float" office:value="0.00200836202831636" calcext:value-type="float">
            <text:p>0.002008362028316</text:p>
          </table:table-cell>
          <table:table-cell office:value-type="float" office:value="0.0000158111930060568" calcext:value-type="float">
            <text:p>1.58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0629660780627709" calcext:value-type="float">
            <text:p>0.006296607806277</text:p>
          </table:table-cell>
          <table:table-cell office:value-type="float" office:value="0.0000152991930060572" calcext:value-type="float">
            <text:p>1.53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8]-[.B7]" office:value-type="float" office:value="-0.00000165119300605502" calcext:value-type="float">
            <text:p>-1.65119300605502E-06</text:p>
          </table:table-cell>
          <table:table-cell table:formula="of:=(-1)*[.D7]" office:value-type="float" office:value="0.00000165119300605502" calcext:value-type="float">
            <text:p>1.65119300605502E-06</text:p>
          </table:table-cell>
          <table:table-cell table:number-columns-repeated="6"/>
          <table:table-cell office:value-type="float" office:value="0.00303351803678293" calcext:value-type="float">
            <text:p>0.003033518036783</text:p>
          </table:table-cell>
          <table:table-cell office:value-type="float" office:value="0.0000138440000000024" calcext:value-type="float">
            <text:p>1.38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0747715438262268" calcext:value-type="float">
            <text:p>0.007477154382623</text:p>
          </table:table-cell>
          <table:table-cell office:value-type="float" office:value="0.0000136480000000022" calcext:value-type="float">
            <text:p>1.36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9]-[.B8]" office:value-type="float" office:value="0.00000142219300605514" calcext:value-type="float">
            <text:p>1.42219300605514E-06</text:p>
          </table:table-cell>
          <table:table-cell table:formula="of:=(-1)*[.D8]" office:value-type="float" office:value="-0.00000142219300605514" calcext:value-type="float">
            <text:p>-1.42219300605514E-06</text:p>
          </table:table-cell>
          <table:table-cell table:number-columns-repeated="6"/>
          <table:table-cell office:value-type="float" office:value="0.00408404040897127" calcext:value-type="float">
            <text:p>0.004084040408971</text:p>
          </table:table-cell>
          <table:table-cell office:value-type="float" office:value="0.000015550193006057" calcext:value-type="float">
            <text:p>1.56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0872022513564146" calcext:value-type="float">
            <text:p>0.008720225135641</text:p>
          </table:table-cell>
          <table:table-cell office:value-type="float" office:value="0.0000150701930060573" calcext:value-type="float">
            <text:p>1.5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10]-[.B9]" office:value-type="float" office:value="-0.00000145919300605524" calcext:value-type="float">
            <text:p>-1.45919300605524E-06</text:p>
          </table:table-cell>
          <table:table-cell table:formula="of:=(-1)*[.D9]" office:value-type="float" office:value="0.00000145919300605524" calcext:value-type="float">
            <text:p>1.45919300605524E-06</text:p>
          </table:table-cell>
          <table:table-cell table:number-columns-repeated="6"/>
          <table:table-cell office:value-type="float" office:value="0.00516871364270448" calcext:value-type="float">
            <text:p>0.005168713642704</text:p>
          </table:table-cell>
          <table:table-cell office:value-type="float" office:value="0.0000137230000000023" calcext:value-type="float">
            <text:p>1.37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00362146581694" calcext:value-type="float">
            <text:p>0.010036214658169</text:p>
          </table:table-cell>
          <table:table-cell office:value-type="float" office:value="0.0000136110000000021" calcext:value-type="float">
            <text:p>1.36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1]-[.B10]" office:value-type="float" office:value="0.0000012581930060553" calcext:value-type="float">
            <text:p>1.2581930060553E-06</text:p>
          </table:table-cell>
          <table:table-cell table:formula="of:=(-1)*[.D10]" office:value-type="float" office:value="-0.0000012581930060553" calcext:value-type="float">
            <text:p>-1.2581930060553E-06</text:p>
          </table:table-cell>
          <table:table-cell table:number-columns-repeated="6"/>
          <table:table-cell office:value-type="float" office:value="0.00629660780627709" calcext:value-type="float">
            <text:p>0.006296607806277</text:p>
          </table:table-cell>
          <table:table-cell office:value-type="float" office:value="0.0000152991930060572" calcext:value-type="float">
            <text:p>1.53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14361272918578" calcext:value-type="float">
            <text:p>0.011436127291858</text:p>
          </table:table-cell>
          <table:table-cell office:value-type="float" office:value="0.0000148691930060574" calcext:value-type="float">
            <text:p>1.49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2]-[.B11]" office:value-type="float" office:value="-0.00000126719300605538" calcext:value-type="float">
            <text:p>-1.26719300605538E-06</text:p>
          </table:table-cell>
          <table:table-cell table:formula="of:=(-1)*[.D11]" office:value-type="float" office:value="0.00000126719300605538" calcext:value-type="float">
            <text:p>1.26719300605538E-06</text:p>
          </table:table-cell>
          <table:table-cell table:number-columns-repeated="6"/>
          <table:table-cell office:value-type="float" office:value="0.00747715438262268" calcext:value-type="float">
            <text:p>0.007477154382623</text:p>
          </table:table-cell>
          <table:table-cell office:value-type="float" office:value="0.0000136480000000022" calcext:value-type="float">
            <text:p>1.36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293166914579" calcext:value-type="float">
            <text:p>0.01293166914579</text:p>
          </table:table-cell>
          <table:table-cell office:value-type="float" office:value="0.000013602000000002" calcext:value-type="float">
            <text:p>1.36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3]-[.B12]" office:value-type="float" office:value="0.00000109719300605542" calcext:value-type="float">
            <text:p>1.09719300605542E-06</text:p>
          </table:table-cell>
          <table:table-cell table:formula="of:=(-1)*[.D12]" office:value-type="float" office:value="-0.00000109719300605542" calcext:value-type="float">
            <text:p>-1.09719300605542E-06</text:p>
          </table:table-cell>
          <table:table-cell table:number-columns-repeated="6"/>
          <table:table-cell office:value-type="float" office:value="0.00872022513564146" calcext:value-type="float">
            <text:p>0.008720225135641</text:p>
          </table:table-cell>
          <table:table-cell office:value-type="float" office:value="0.0000150701930060573" calcext:value-type="float">
            <text:p>1.51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45353459832969" calcext:value-type="float">
            <text:p>0.014535345983297</text:p>
          </table:table-cell>
          <table:table-cell office:value-type="float" office:value="0.0000146991930060574" calcext:value-type="float">
            <text:p>1.47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4]-[.B13]" office:value-type="float" office:value="-0.00000108619300605549" calcext:value-type="float">
            <text:p>-1.08619300605549E-06</text:p>
          </table:table-cell>
          <table:table-cell table:formula="of:=(-1)*[.D13]" office:value-type="float" office:value="0.00000108619300605549" calcext:value-type="float">
            <text:p>1.08619300605549E-06</text:p>
          </table:table-cell>
          <table:table-cell table:number-columns-repeated="6"/>
          <table:table-cell office:value-type="float" office:value="0.0100362146581694" calcext:value-type="float">
            <text:p>0.010036214658169</text:p>
          </table:table-cell>
          <table:table-cell office:value-type="float" office:value="0.0000136110000000021" calcext:value-type="float">
            <text:p>1.36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16260567795504" calcext:value-type="float">
            <text:p>0.016260567795504</text:p>
          </table:table-cell>
          <table:table-cell office:value-type="float" office:value="0.0000136130000000019" calcext:value-type="float">
            <text:p>1.36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5]-[.B14]" office:value-type="float" office:value="0.00000094519300605551" calcext:value-type="float">
            <text:p>9.4519300605551E-07</text:p>
          </table:table-cell>
          <table:table-cell table:formula="of:=(-1)*[.D14]" office:value-type="float" office:value="-0.00000094519300605551" calcext:value-type="float">
            <text:p>-9.4519300605551E-07</text:p>
          </table:table-cell>
          <table:table-cell table:number-columns-repeated="6"/>
          <table:table-cell office:value-type="float" office:value="0.0114361272918578" calcext:value-type="float">
            <text:p>0.011436127291858</text:p>
          </table:table-cell>
          <table:table-cell office:value-type="float" office:value="0.0000148691930060574" calcext:value-type="float">
            <text:p>1.49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18121760936057" calcext:value-type="float">
            <text:p>0.018121760936057</text:p>
          </table:table-cell>
          <table:table-cell office:value-type="float" office:value="0.0000145581930060574" calcext:value-type="float">
            <text:p>1.46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6]-[.B15]" office:value-type="float" office:value="-0.00000092319300605557" calcext:value-type="float">
            <text:p>-9.2319300605557E-07</text:p>
          </table:table-cell>
          <table:table-cell table:formula="of:=(-1)*[.D15]" office:value-type="float" office:value="0.00000092319300605557" calcext:value-type="float">
            <text:p>9.2319300605557E-07</text:p>
          </table:table-cell>
          <table:table-cell table:number-columns-repeated="6"/>
          <table:table-cell office:value-type="float" office:value="0.01293166914579" calcext:value-type="float">
            <text:p>0.01293166914579</text:p>
          </table:table-cell>
          <table:table-cell office:value-type="float" office:value="0.000013602000000002" calcext:value-type="float">
            <text:p>1.36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201344887546993" calcext:value-type="float">
            <text:p>0.020134488754699</text:p>
          </table:table-cell>
          <table:table-cell office:value-type="float" office:value="0.0000136350000000018" calcext:value-type="float">
            <text:p>1.36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7]-[.B16]" office:value-type="float" office:value="0.0000008061930060556" calcext:value-type="float">
            <text:p>8.061930060556E-07</text:p>
          </table:table-cell>
          <table:table-cell table:formula="of:=(-1)*[.D16]" office:value-type="float" office:value="-0.0000008061930060556" calcext:value-type="float">
            <text:p>-8.061930060556E-07</text:p>
          </table:table-cell>
          <table:table-cell table:number-columns-repeated="6"/>
          <table:table-cell office:value-type="float" office:value="0.0145353459832969" calcext:value-type="float">
            <text:p>0.014535345983297</text:p>
          </table:table-cell>
          <table:table-cell office:value-type="float" office:value="0.0000146991930060574" calcext:value-type="float">
            <text:p>1.47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223155817384435" calcext:value-type="float">
            <text:p>0.022315581738444</text:p>
          </table:table-cell>
          <table:table-cell office:value-type="float" office:value="0.0000144411930060574" calcext:value-type="float">
            <text:p>1.44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8]-[.B17]" office:value-type="float" office:value="-0.000000778193006055664" calcext:value-type="float">
            <text:p>-7.78193006055664E-07</text:p>
          </table:table-cell>
          <table:table-cell table:formula="of:=(-1)*[.D17]" office:value-type="float" office:value="0.000000778193006055664" calcext:value-type="float">
            <text:p>7.78193006055664E-07</text:p>
          </table:table-cell>
          <table:table-cell table:number-columns-repeated="6"/>
          <table:table-cell office:value-type="float" office:value="0.016260567795504" calcext:value-type="float">
            <text:p>0.016260567795504</text:p>
          </table:table-cell>
          <table:table-cell office:value-type="float" office:value="0.0000136130000000019" calcext:value-type="float">
            <text:p>1.36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246832782485802" calcext:value-type="float">
            <text:p>0.02468327824858</text:p>
          </table:table-cell>
          <table:table-cell office:value-type="float" office:value="0.0000136630000000018" calcext:value-type="float">
            <text:p>1.37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19]-[.B18]" office:value-type="float" office:value="0.000000684193006055691" calcext:value-type="float">
            <text:p>6.84193006055691E-07</text:p>
          </table:table-cell>
          <table:table-cell table:formula="of:=(-1)*[.D18]" office:value-type="float" office:value="-0.000000684193006055691" calcext:value-type="float">
            <text:p>-6.84193006055691E-07</text:p>
          </table:table-cell>
          <table:table-cell table:number-columns-repeated="6"/>
          <table:table-cell office:value-type="float" office:value="0.018121760936057" calcext:value-type="float">
            <text:p>0.018121760936057</text:p>
          </table:table-cell>
          <table:table-cell office:value-type="float" office:value="0.0000145581930060574" calcext:value-type="float">
            <text:p>1.46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272573770303718" calcext:value-type="float">
            <text:p>0.027257377030372</text:p>
          </table:table-cell>
          <table:table-cell office:value-type="float" office:value="0.0000143471930060575" calcext:value-type="float">
            <text:p>1.43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20]-[.B19]" office:value-type="float" office:value="-0.00000065319300605574" calcext:value-type="float">
            <text:p>-6.5319300605574E-07</text:p>
          </table:table-cell>
          <table:table-cell table:formula="of:=(-1)*[.D19]" office:value-type="float" office:value="0.00000065319300605574" calcext:value-type="float">
            <text:p>6.5319300605574E-07</text:p>
          </table:table-cell>
          <table:table-cell table:number-columns-repeated="6"/>
          <table:table-cell office:value-type="float" office:value="0.0201344887546993" calcext:value-type="float">
            <text:p>0.020134488754699</text:p>
          </table:table-cell>
          <table:table-cell office:value-type="float" office:value="0.0000136350000000018" calcext:value-type="float">
            <text:p>1.36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300594027707206" calcext:value-type="float">
            <text:p>0.030059402770721</text:p>
          </table:table-cell>
          <table:table-cell office:value-type="float" office:value="0.0000136940000000017" calcext:value-type="float">
            <text:p>1.37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21]-[.B20]" office:value-type="float" office:value="0.000000577193006055773" calcext:value-type="float">
            <text:p>5.77193006055773E-07</text:p>
          </table:table-cell>
          <table:table-cell table:formula="of:=(-1)*[.D20]" office:value-type="float" office:value="-0.000000577193006055773" calcext:value-type="float">
            <text:p>-5.77193006055773E-07</text:p>
          </table:table-cell>
          <table:table-cell table:number-columns-repeated="6"/>
          <table:table-cell office:value-type="float" office:value="0.0223155817384435" calcext:value-type="float">
            <text:p>0.022315581738444</text:p>
          </table:table-cell>
          <table:table-cell office:value-type="float" office:value="0.0000144411930060574" calcext:value-type="float">
            <text:p>1.44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331127860882105" calcext:value-type="float">
            <text:p>0.033112786088211</text:p>
          </table:table-cell>
          <table:table-cell office:value-type="float" office:value="0.0000142711930060575" calcext:value-type="float">
            <text:p>1.43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2]-[.B21]" office:value-type="float" office:value="-0.000000547193006055818" calcext:value-type="float">
            <text:p>-5.47193006055818E-07</text:p>
          </table:table-cell>
          <table:table-cell table:formula="of:=(-1)*[.D21]" office:value-type="float" office:value="0.000000547193006055818" calcext:value-type="float">
            <text:p>5.47193006055818E-07</text:p>
          </table:table-cell>
          <table:table-cell table:number-columns-repeated="6"/>
          <table:table-cell office:value-type="float" office:value="0.0246832782485802" calcext:value-type="float">
            <text:p>0.02468327824858</text:p>
          </table:table-cell>
          <table:table-cell office:value-type="float" office:value="0.0000136630000000018" calcext:value-type="float">
            <text:p>1.37E-05</text:p>
          </table:table-cell>
          <table:table-cell office:value-type="float" office:value="0.0000322621930060574" calcext:value-type="float">
            <text:p>3.23E-05</text:p>
          </table:table-cell>
        </table:table-row>
        <table:table-row table:style-name="ro1">
          <table:table-cell office:value-type="float" office:value="0.0364430594606031" calcext:value-type="float">
            <text:p>0.036443059460603</text:p>
          </table:table-cell>
          <table:table-cell office:value-type="float" office:value="0.0000137240000000017" calcext:value-type="float">
            <text:p>1.37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3]-[.B22]" office:value-type="float" office:value="0.000000485193006055865" calcext:value-type="float">
            <text:p>4.85193006055865E-07</text:p>
          </table:table-cell>
          <table:table-cell table:formula="of:=(-1)*[.D22]" office:value-type="float" office:value="-0.000000485193006055865" calcext:value-type="float">
            <text:p>-4.85193006055865E-07</text:p>
          </table:table-cell>
          <table:table-cell table:number-columns-repeated="6"/>
          <table:table-cell office:value-type="float" office:value="0.0272573770303718" calcext:value-type="float">
            <text:p>0.027257377030372</text:p>
          </table:table-cell>
          <table:table-cell office:value-type="float" office:value="0.0000143471930060575" calcext:value-type="float">
            <text:p>1.43E-05</text:p>
          </table:table-cell>
          <table:table-cell office:value-type="float" office:value="0.0000322621930060574" calcext:value-type="float">
            <text:p>3.23E-05</text:p>
          </table:table-cell>
        </table:table-row>
        <table:table-row table:style-name="ro1">
          <table:table-cell office:value-type="float" office:value="0.0400780707281395" calcext:value-type="float">
            <text:p>0.04007807072814</text:p>
          </table:table-cell>
          <table:table-cell office:value-type="float" office:value="0.0000142091930060576" calcext:value-type="float">
            <text:p>1.42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4]-[.B23]" office:value-type="float" office:value="-0.000000457193006055895" calcext:value-type="float">
            <text:p>-4.57193006055895E-07</text:p>
          </table:table-cell>
          <table:table-cell table:formula="of:=(-1)*[.D23]" office:value-type="float" office:value="0.000000457193006055895" calcext:value-type="float">
            <text:p>4.57193006055895E-07</text:p>
          </table:table-cell>
          <table:table-cell table:number-columns-repeated="6"/>
          <table:table-cell office:value-type="float" office:value="0.0300594027707206" calcext:value-type="float">
            <text:p>0.030059402770721</text:p>
          </table:table-cell>
          <table:table-cell office:value-type="float" office:value="0.0000136940000000017" calcext:value-type="float">
            <text:p>1.37E-05</text:p>
          </table:table-cell>
          <table:table-cell office:value-type="float" office:value="0.0000322621930060574" calcext:value-type="float">
            <text:p>3.23E-05</text:p>
          </table:table-cell>
        </table:table-row>
        <table:table-row table:style-name="ro1">
          <table:table-cell office:value-type="float" office:value="0.044048215957969" calcext:value-type="float">
            <text:p>0.044048215957969</text:p>
          </table:table-cell>
          <table:table-cell office:value-type="float" office:value="0.0000137520000000017" calcext:value-type="float">
            <text:p>1.38E-05</text:p>
          </table:table-cell>
          <table:table-cell office:value-type="float" office:value="0.0000322621930060576" calcext:value-type="float">
            <text:p>3.23E-05</text:p>
          </table:table-cell>
          <table:table-cell table:formula="of:=[.B25]-[.B24]" office:value-type="float" office:value="0.000000407193006055958" calcext:value-type="float">
            <text:p>4.07193006055958E-07</text:p>
          </table:table-cell>
          <table:table-cell table:formula="of:=(-1)*[.D24]" office:value-type="float" office:value="-0.000000407193006055958" calcext:value-type="float">
            <text:p>-4.07193006055958E-07</text:p>
          </table:table-cell>
          <table:table-cell table:number-columns-repeated="6"/>
          <table:table-cell office:value-type="float" office:value="0.0331127860882105" calcext:value-type="float">
            <text:p>0.033112786088211</text:p>
          </table:table-cell>
          <table:table-cell office:value-type="float" office:value="0.0000142711930060575" calcext:value-type="float">
            <text:p>1.43E-05</text:p>
          </table:table-cell>
          <table:table-cell office:value-type="float" office:value="0.0000322621930060575" calcext:value-type="float">
            <text:p>3.23E-05</text:p>
          </table:table-cell>
        </table:table-row>
        <table:table-row table:style-name="ro1">
          <table:table-cell office:value-type="float" office:value="0.0483866936169235" calcext:value-type="float">
            <text:p>0.048386693616924</text:p>
          </table:table-cell>
          <table:table-cell office:value-type="float" office:value="0.0000141591930060576" calcext:value-type="float">
            <text:p>1.42E-05</text:p>
          </table:table-cell>
          <table:table-cell office:value-type="float" office:value="0.0000322621930060577" calcext:value-type="float">
            <text:p>3.23E-05</text:p>
          </table:table-cell>
          <table:table-cell table:formula="of:=[.B26]-[.B25]" office:value-type="float" office:value="-0.000000381193006055982" calcext:value-type="float">
            <text:p>-3.81193006055982E-07</text:p>
          </table:table-cell>
          <table:table-cell table:formula="of:=(-1)*[.D25]" office:value-type="float" office:value="0.000000381193006055982" calcext:value-type="float">
            <text:p>3.81193006055982E-07</text:p>
          </table:table-cell>
          <table:table-cell table:number-columns-repeated="6"/>
          <table:table-cell office:value-type="float" office:value="0.0364430594606031" calcext:value-type="float">
            <text:p>0.036443059460603</text:p>
          </table:table-cell>
          <table:table-cell office:value-type="float" office:value="0.0000137240000000017" calcext:value-type="float">
            <text:p>1.37E-05</text:p>
          </table:table-cell>
          <table:table-cell office:value-type="float" office:value="0.0000322621930060575" calcext:value-type="float">
            <text:p>3.23E-05</text:p>
          </table:table-cell>
        </table:table-row>
        <table:table-row table:style-name="ro1">
          <table:table-cell office:value-type="float" office:value="0.053129782178037" calcext:value-type="float">
            <text:p>0.053129782178037</text:p>
          </table:table-cell>
          <table:table-cell office:value-type="float" office:value="0.0000137780000000016" calcext:value-type="float">
            <text:p>1.38E-05</text:p>
          </table:table-cell>
          <table:table-cell office:value-type="float" office:value="0.0000322621930060577" calcext:value-type="float">
            <text:p>3.23E-05</text:p>
          </table:table-cell>
          <table:table-cell table:formula="of:=[.B27]-[.B26]" office:value-type="float" office:value="0.000000341193006056071" calcext:value-type="float">
            <text:p>3.41193006056071E-07</text:p>
          </table:table-cell>
          <table:table-cell table:formula="of:=(-1)*[.D26]" office:value-type="float" office:value="-0.000000341193006056071" calcext:value-type="float">
            <text:p>-3.41193006056071E-07</text:p>
          </table:table-cell>
          <table:table-cell table:number-columns-repeated="6"/>
          <table:table-cell office:value-type="float" office:value="0.0400780707281395" calcext:value-type="float">
            <text:p>0.04007807072814</text:p>
          </table:table-cell>
          <table:table-cell office:value-type="float" office:value="0.0000142091930060576" calcext:value-type="float">
            <text:p>1.42E-05</text:p>
          </table:table-cell>
          <table:table-cell office:value-type="float" office:value="0.0000322621930060575" calcext:value-type="float">
            <text:p>3.23E-05</text:p>
          </table:table-cell>
        </table:table-row>
        <table:table-row table:style-name="ro1">
          <table:table-cell office:value-type="float" office:value="0.0583171434821644" calcext:value-type="float">
            <text:p>0.058317143482165</text:p>
          </table:table-cell>
          <table:table-cell office:value-type="float" office:value="0.0000141191930060577" calcext:value-type="float">
            <text:p>1.41E-05</text:p>
          </table:table-cell>
          <table:table-cell office:value-type="float" office:value="0.0000322621930060578" calcext:value-type="float">
            <text:p>3.23E-05</text:p>
          </table:table-cell>
          <table:table-cell table:formula="of:=[.B28]-[.B27]" office:value-type="float" office:value="-0.000000317193006056091" calcext:value-type="float">
            <text:p>-3.17193006056091E-07</text:p>
          </table:table-cell>
          <table:table-cell table:formula="of:=(-1)*[.D27]" office:value-type="float" office:value="0.000000317193006056091" calcext:value-type="float">
            <text:p>3.17193006056091E-07</text:p>
          </table:table-cell>
          <table:table-cell table:number-columns-repeated="6"/>
          <table:table-cell office:value-type="float" office:value="0.044048215957969" calcext:value-type="float">
            <text:p>0.044048215957969</text:p>
          </table:table-cell>
          <table:table-cell office:value-type="float" office:value="0.0000137520000000017" calcext:value-type="float">
            <text:p>1.38E-05</text:p>
          </table:table-cell>
          <table:table-cell office:value-type="float" office:value="0.0000322621930060576" calcext:value-type="float">
            <text:p>3.23E-05</text:p>
          </table:table-cell>
        </table:table-row>
        <table:table-row table:style-name="ro1">
          <table:table-cell office:value-type="float" office:value="0.063992154391418" calcext:value-type="float">
            <text:p>0.063992154391418</text:p>
          </table:table-cell>
          <table:table-cell office:value-type="float" office:value="0.0000138020000000016" calcext:value-type="float">
            <text:p>1.38E-05</text:p>
          </table:table-cell>
          <table:table-cell office:value-type="float" office:value="0.0000322621930060579" calcext:value-type="float">
            <text:p>3.23E-05</text:p>
          </table:table-cell>
          <table:table-cell table:formula="of:=[.B29]-[.B28]" office:value-type="float" office:value="0.000000285193006056195" calcext:value-type="float">
            <text:p>2.85193006056195E-07</text:p>
          </table:table-cell>
          <table:table-cell table:formula="of:=(-1)*[.D28]" office:value-type="float" office:value="-0.000000285193006056195" calcext:value-type="float">
            <text:p>-2.85193006056195E-07</text:p>
          </table:table-cell>
          <table:table-cell table:number-columns-repeated="6"/>
          <table:table-cell office:value-type="float" office:value="0.0483866936169235" calcext:value-type="float">
            <text:p>0.048386693616924</text:p>
          </table:table-cell>
          <table:table-cell office:value-type="float" office:value="0.0000141591930060576" calcext:value-type="float">
            <text:p>1.42E-05</text:p>
          </table:table-cell>
          <table:table-cell office:value-type="float" office:value="0.0000322621930060577" calcext:value-type="float">
            <text:p>3.23E-05</text:p>
          </table:table-cell>
        </table:table-row>
        <table:table-row table:style-name="ro1">
          <table:table-cell office:value-type="float" office:value="0.0702022695077165" calcext:value-type="float">
            <text:p>0.070202269507717</text:p>
          </table:table-cell>
          <table:table-cell office:value-type="float" office:value="0.0000140871930060578" calcext:value-type="float">
            <text:p>1.41E-05</text:p>
          </table:table-cell>
          <table:table-cell office:value-type="float" office:value="0.0000322621930060579" calcext:value-type="float">
            <text:p>3.23E-05</text:p>
          </table:table-cell>
          <table:table-cell table:formula="of:=[.B30]-[.B29]" office:value-type="float" office:value="-0.000000264193006056208" calcext:value-type="float">
            <text:p>-2.64193006056208E-07</text:p>
          </table:table-cell>
          <table:table-cell table:formula="of:=(-1)*[.D29]" office:value-type="float" office:value="0.000000264193006056208" calcext:value-type="float">
            <text:p>2.64193006056208E-07</text:p>
          </table:table-cell>
          <table:table-cell table:number-columns-repeated="6"/>
          <table:table-cell office:value-type="float" office:value="0.053129782178037" calcext:value-type="float">
            <text:p>0.053129782178037</text:p>
          </table:table-cell>
          <table:table-cell office:value-type="float" office:value="0.0000137780000000016" calcext:value-type="float">
            <text:p>1.38E-05</text:p>
          </table:table-cell>
          <table:table-cell office:value-type="float" office:value="0.0000322621930060577" calcext:value-type="float">
            <text:p>3.23E-05</text:p>
          </table:table-cell>
        </table:table-row>
        <table:table-row table:style-name="ro1">
          <table:table-cell office:value-type="float" office:value="0.0769994179895101" calcext:value-type="float">
            <text:p>0.07699941798951</text:p>
          </table:table-cell>
          <table:table-cell office:value-type="float" office:value="0.0000138230000000016" calcext:value-type="float">
            <text:p>1.38E-05</text:p>
          </table:table-cell>
          <table:table-cell office:value-type="float" office:value="0.000032262193006058" calcext:value-type="float">
            <text:p>3.23E-05</text:p>
          </table:table-cell>
          <table:table-cell table:formula="of:=[.B31]-[.B30]" office:value-type="float" office:value="0.000000237193006056344" calcext:value-type="float">
            <text:p>2.37193006056344E-07</text:p>
          </table:table-cell>
          <table:table-cell table:formula="of:=(-1)*[.D30]" office:value-type="float" office:value="-0.000000237193006056344" calcext:value-type="float">
            <text:p>-2.37193006056344E-07</text:p>
          </table:table-cell>
          <table:table-cell table:number-columns-repeated="6"/>
          <table:table-cell office:value-type="float" office:value="0.0583171434821644" calcext:value-type="float">
            <text:p>0.058317143482165</text:p>
          </table:table-cell>
          <table:table-cell office:value-type="float" office:value="0.0000141191930060577" calcext:value-type="float">
            <text:p>1.41E-05</text:p>
          </table:table-cell>
          <table:table-cell office:value-type="float" office:value="0.0000322621930060578" calcext:value-type="float">
            <text:p>3.23E-05</text:p>
          </table:table-cell>
        </table:table-row>
        <table:table-row table:style-name="ro1">
          <table:table-cell office:value-type="float" office:value="0.084440437784874" calcext:value-type="float">
            <text:p>0.084440437784874</text:p>
          </table:table-cell>
          <table:table-cell office:value-type="float" office:value="0.0000140601930060579" calcext:value-type="float">
            <text:p>1.41E-05</text:p>
          </table:table-cell>
          <table:table-cell office:value-type="float" office:value="0.0000322621930060581" calcext:value-type="float">
            <text:p>3.23E-05</text:p>
          </table:table-cell>
          <table:table-cell table:formula="of:=[.B32]-[.B31]" office:value-type="float" office:value="-0.000000220193006056358" calcext:value-type="float">
            <text:p>-2.20193006056358E-07</text:p>
          </table:table-cell>
          <table:table-cell table:formula="of:=(-1)*[.D31]" office:value-type="float" office:value="0.000000220193006056358" calcext:value-type="float">
            <text:p>2.20193006056358E-07</text:p>
          </table:table-cell>
          <table:table-cell table:number-columns-repeated="6"/>
          <table:table-cell office:value-type="float" office:value="0.063992154391418" calcext:value-type="float">
            <text:p>0.063992154391418</text:p>
          </table:table-cell>
          <table:table-cell office:value-type="float" office:value="0.0000138020000000016" calcext:value-type="float">
            <text:p>1.38E-05</text:p>
          </table:table-cell>
          <table:table-cell office:value-type="float" office:value="0.0000322621930060579" calcext:value-type="float">
            <text:p>3.23E-05</text:p>
          </table:table-cell>
        </table:table-row>
        <table:table-row table:style-name="ro1">
          <table:table-cell office:value-type="float" office:value="0.0925875509120395" calcext:value-type="float">
            <text:p>0.09258755091204</text:p>
          </table:table-cell>
          <table:table-cell office:value-type="float" office:value="0.0000138400000000016" calcext:value-type="float">
            <text:p>1.38E-05</text:p>
          </table:table-cell>
          <table:table-cell office:value-type="float" office:value="0.0000322621930060582" calcext:value-type="float">
            <text:p>3.23E-05</text:p>
          </table:table-cell>
          <table:table-cell table:formula="of:=[.B33]-[.B32]" office:value-type="float" office:value="0.000000198193006056541" calcext:value-type="float">
            <text:p>1.98193006056541E-07</text:p>
          </table:table-cell>
          <table:table-cell table:formula="of:=(-1)*[.D32]" office:value-type="float" office:value="-0.000000198193006056541" calcext:value-type="float">
            <text:p>-1.98193006056541E-07</text:p>
          </table:table-cell>
          <table:table-cell table:number-columns-repeated="6"/>
          <table:table-cell office:value-type="float" office:value="0.0702022695077165" calcext:value-type="float">
            <text:p>0.070202269507717</text:p>
          </table:table-cell>
          <table:table-cell office:value-type="float" office:value="0.0000140871930060578" calcext:value-type="float">
            <text:p>1.41E-05</text:p>
          </table:table-cell>
          <table:table-cell office:value-type="float" office:value="0.0000322621930060579" calcext:value-type="float">
            <text:p>3.23E-05</text:p>
          </table:table-cell>
        </table:table-row>
        <table:table-row table:style-name="ro1">
          <table:table-cell office:value-type="float" office:value="0.101508883761672" calcext:value-type="float">
            <text:p>0.101508883761672</text:p>
          </table:table-cell>
          <table:table-cell office:value-type="float" office:value="0.0000140381930060581" calcext:value-type="float">
            <text:p>1.40E-05</text:p>
          </table:table-cell>
          <table:table-cell office:value-type="float" office:value="0.0000322621930060583" calcext:value-type="float">
            <text:p>3.23E-05</text:p>
          </table:table-cell>
          <table:table-cell table:formula="of:=[.B34]-[.B33]" office:value-type="float" office:value="-0.000000183193006056551" calcext:value-type="float">
            <text:p>-1.83193006056551E-07</text:p>
          </table:table-cell>
          <table:table-cell table:formula="of:=(-1)*[.D33]" office:value-type="float" office:value="0.000000183193006056551" calcext:value-type="float">
            <text:p>1.83193006056551E-07</text:p>
          </table:table-cell>
          <table:table-cell table:number-columns-repeated="6"/>
          <table:table-cell office:value-type="float" office:value="0.0769994179895101" calcext:value-type="float">
            <text:p>0.07699941798951</text:p>
          </table:table-cell>
          <table:table-cell office:value-type="float" office:value="0.0000138230000000016" calcext:value-type="float">
            <text:p>1.38E-05</text:p>
          </table:table-cell>
          <table:table-cell office:value-type="float" office:value="0.000032262193006058" calcext:value-type="float">
            <text:p>3.23E-05</text:p>
          </table:table-cell>
        </table:table-row>
        <table:table-row table:style-name="ro1">
          <table:table-cell office:value-type="float" office:value="0.111279036771681" calcext:value-type="float">
            <text:p>0.111279036771681</text:p>
          </table:table-cell>
          <table:table-cell office:value-type="float" office:value="0.0000138550000000016" calcext:value-type="float">
            <text:p>1.39E-05</text:p>
          </table:table-cell>
          <table:table-cell office:value-type="float" office:value="0.0000322621930060585" calcext:value-type="float">
            <text:p>3.23E-05</text:p>
          </table:table-cell>
          <table:table-cell table:formula="of:=[.B35]-[.B34]" office:value-type="float" office:value="0.000000165193006056777" calcext:value-type="float">
            <text:p>1.65193006056777E-07</text:p>
          </table:table-cell>
          <table:table-cell table:formula="of:=(-1)*[.D34]" office:value-type="float" office:value="-0.000000165193006056777" calcext:value-type="float">
            <text:p>-1.65193006056777E-07</text:p>
          </table:table-cell>
          <table:table-cell table:number-columns-repeated="6"/>
          <table:table-cell office:value-type="float" office:value="0.084440437784874" calcext:value-type="float">
            <text:p>0.084440437784874</text:p>
          </table:table-cell>
          <table:table-cell office:value-type="float" office:value="0.0000140601930060579" calcext:value-type="float">
            <text:p>1.41E-05</text:p>
          </table:table-cell>
          <table:table-cell office:value-type="float" office:value="0.0000322621930060581" calcext:value-type="float">
            <text:p>3.23E-05</text:p>
          </table:table-cell>
        </table:table-row>
        <table:table-row table:style-name="ro1">
          <table:table-cell office:value-type="float" office:value="0.12197970823819" calcext:value-type="float">
            <text:p>0.12197970823819</text:p>
          </table:table-cell>
          <table:table-cell office:value-type="float" office:value="0.0000140201930060584" calcext:value-type="float">
            <text:p>1.40E-05</text:p>
          </table:table-cell>
          <table:table-cell office:value-type="float" office:value="0.0000322621930060586" calcext:value-type="float">
            <text:p>3.23E-05</text:p>
          </table:table-cell>
          <table:table-cell table:formula="of:=[.B36]-[.B35]" office:value-type="float" office:value="-0.000000152193006056788" calcext:value-type="float">
            <text:p>-1.52193006056788E-07</text:p>
          </table:table-cell>
          <table:table-cell table:formula="of:=(-1)*[.D35]" office:value-type="float" office:value="0.000000152193006056788" calcext:value-type="float">
            <text:p>1.52193006056788E-07</text:p>
          </table:table-cell>
          <table:table-cell table:number-columns-repeated="6"/>
          <table:table-cell office:value-type="float" office:value="0.0925875509120395" calcext:value-type="float">
            <text:p>0.09258755091204</text:p>
          </table:table-cell>
          <table:table-cell office:value-type="float" office:value="0.0000138400000000016" calcext:value-type="float">
            <text:p>1.38E-05</text:p>
          </table:table-cell>
          <table:table-cell office:value-type="float" office:value="0.0000322621930060582" calcext:value-type="float">
            <text:p>3.23E-05</text:p>
          </table:table-cell>
        </table:table-row>
        <table:table-row table:style-name="ro1">
          <table:table-cell office:value-type="float" office:value="0.133700377479006" calcext:value-type="float">
            <text:p>0.133700377479006</text:p>
          </table:table-cell>
          <table:table-cell office:value-type="float" office:value="0.0000138680000000016" calcext:value-type="float">
            <text:p>1.39E-05</text:p>
          </table:table-cell>
          <table:table-cell office:value-type="float" office:value="0.0000322621930060587" calcext:value-type="float">
            <text:p>3.23E-05</text:p>
          </table:table-cell>
          <table:table-cell table:formula="of:=[.B37]-[.B36]" office:value-type="float" office:value="0.00000013719300605706" calcext:value-type="float">
            <text:p>1.3719300605706E-07</text:p>
          </table:table-cell>
          <table:table-cell table:formula="of:=(-1)*[.D36]" office:value-type="float" office:value="-0.00000013719300605706" calcext:value-type="float">
            <text:p>-1.3719300605706E-07</text:p>
          </table:table-cell>
          <table:table-cell table:number-columns-repeated="6"/>
          <table:table-cell office:value-type="float" office:value="0.101508883761672" calcext:value-type="float">
            <text:p>0.101508883761672</text:p>
          </table:table-cell>
          <table:table-cell office:value-type="float" office:value="0.0000140381930060581" calcext:value-type="float">
            <text:p>1.40E-05</text:p>
          </table:table-cell>
          <table:table-cell office:value-type="float" office:value="0.0000322621930060583" calcext:value-type="float">
            <text:p>3.23E-05</text:p>
          </table:table-cell>
        </table:table-row>
        <table:table-row table:style-name="ro1">
          <table:table-cell office:value-type="float" office:value="0.146539053062207" calcext:value-type="float">
            <text:p>0.146539053062207</text:p>
          </table:table-cell>
          <table:table-cell office:value-type="float" office:value="0.0000140051930060586" calcext:value-type="float">
            <text:p>1.40E-05</text:p>
          </table:table-cell>
          <table:table-cell office:value-type="float" office:value="0.0000322621930060589" calcext:value-type="float">
            <text:p>3.23E-05</text:p>
          </table:table-cell>
          <table:table-cell table:formula="of:=[.B38]-[.B37]" office:value-type="float" office:value="-0.000000126193006057068" calcext:value-type="float">
            <text:p>-1.26193006057068E-07</text:p>
          </table:table-cell>
          <table:table-cell table:formula="of:=(-1)*[.D37]" office:value-type="float" office:value="0.000000126193006057068" calcext:value-type="float">
            <text:p>1.26193006057068E-07</text:p>
          </table:table-cell>
          <table:table-cell table:number-columns-repeated="6"/>
          <table:table-cell office:value-type="float" office:value="0.111279036771681" calcext:value-type="float">
            <text:p>0.111279036771681</text:p>
          </table:table-cell>
          <table:table-cell office:value-type="float" office:value="0.0000138550000000016" calcext:value-type="float">
            <text:p>1.39E-05</text:p>
          </table:table-cell>
          <table:table-cell office:value-type="float" office:value="0.0000322621930060585" calcext:value-type="float">
            <text:p>3.23E-05</text:p>
          </table:table-cell>
        </table:table-row>
        <table:table-row table:style-name="ro1">
          <table:table-cell office:value-type="float" office:value="0.160603092356564" calcext:value-type="float">
            <text:p>0.160603092356564</text:p>
          </table:table-cell>
          <table:table-cell office:value-type="float" office:value="0.0000138790000000016" calcext:value-type="float">
            <text:p>1.39E-05</text:p>
          </table:table-cell>
          <table:table-cell office:value-type="float" office:value="0.0000322621930060591" calcext:value-type="float">
            <text:p>3.23E-05</text:p>
          </table:table-cell>
          <table:table-cell table:formula="of:=[.B39]-[.B38]" office:value-type="float" office:value="0.000000114193006057391" calcext:value-type="float">
            <text:p>1.14193006057391E-07</text:p>
          </table:table-cell>
          <table:table-cell table:formula="of:=(-1)*[.D38]" office:value-type="float" office:value="-0.000000114193006057391" calcext:value-type="float">
            <text:p>-1.14193006057391E-07</text:p>
          </table:table-cell>
          <table:table-cell table:number-columns-repeated="6"/>
          <table:table-cell office:value-type="float" office:value="0.12197970823819" calcext:value-type="float">
            <text:p>0.12197970823819</text:p>
          </table:table-cell>
          <table:table-cell office:value-type="float" office:value="0.0000140201930060584" calcext:value-type="float">
            <text:p>1.40E-05</text:p>
          </table:table-cell>
          <table:table-cell office:value-type="float" office:value="0.0000322621930060586" calcext:value-type="float">
            <text:p>3.23E-05</text:p>
          </table:table-cell>
        </table:table-row>
        <table:table-row table:style-name="ro1">
          <table:table-cell office:value-type="float" office:value="0.1760100992569" calcext:value-type="float">
            <text:p>0.1760100992569</text:p>
          </table:table-cell>
          <table:table-cell office:value-type="float" office:value="0.0000139931930060589" calcext:value-type="float">
            <text:p>1.40E-05</text:p>
          </table:table-cell>
          <table:table-cell office:value-type="float" office:value="0.0000322621930060593" calcext:value-type="float">
            <text:p>3.23E-05</text:p>
          </table:table-cell>
          <table:table-cell table:formula="of:=[.B40]-[.B39]" office:value-type="float" office:value="-0.000000105193006057396" calcext:value-type="float">
            <text:p>-1.05193006057396E-07</text:p>
          </table:table-cell>
          <table:table-cell table:formula="of:=(-1)*[.D39]" office:value-type="float" office:value="0.000000105193006057396" calcext:value-type="float">
            <text:p>1.05193006057396E-07</text:p>
          </table:table-cell>
          <table:table-cell table:number-columns-repeated="6"/>
          <table:table-cell office:value-type="float" office:value="0.133700377479006" calcext:value-type="float">
            <text:p>0.133700377479006</text:p>
          </table:table-cell>
          <table:table-cell office:value-type="float" office:value="0.0000138680000000016" calcext:value-type="float">
            <text:p>1.39E-05</text:p>
          </table:table-cell>
          <table:table-cell office:value-type="float" office:value="0.0000322621930060587" calcext:value-type="float">
            <text:p>3.23E-05</text:p>
          </table:table-cell>
        </table:table-row>
        <table:table-row table:style-name="ro1">
          <table:table-cell office:value-type="float" office:value="0.192888907591184" calcext:value-type="float">
            <text:p>0.192888907591184</text:p>
          </table:table-cell>
          <table:table-cell office:value-type="float" office:value="0.0000138880000000016" calcext:value-type="float">
            <text:p>1.39E-05</text:p>
          </table:table-cell>
          <table:table-cell office:value-type="float" office:value="0.0000322621930060595" calcext:value-type="float">
            <text:p>3.23E-05</text:p>
          </table:table-cell>
          <table:table-cell table:formula="of:=[.B41]-[.B40]" office:value-type="float" office:value="0.0000000951930060577894" calcext:value-type="float">
            <text:p>9.51930060577894E-08</text:p>
          </table:table-cell>
          <table:table-cell table:formula="of:=(-1)*[.D40]" office:value-type="float" office:value="-0.0000000951930060577894" calcext:value-type="float">
            <text:p>-9.51930060577894E-08</text:p>
          </table:table-cell>
          <table:table-cell table:number-columns-repeated="6"/>
          <table:table-cell office:value-type="float" office:value="0.146539053062207" calcext:value-type="float">
            <text:p>0.146539053062207</text:p>
          </table:table-cell>
          <table:table-cell office:value-type="float" office:value="0.0000140051930060586" calcext:value-type="float">
            <text:p>1.40E-05</text:p>
          </table:table-cell>
          <table:table-cell office:value-type="float" office:value="0.0000322621930060589" calcext:value-type="float">
            <text:p>3.23E-05</text:p>
          </table:table-cell>
        </table:table-row>
        <table:table-row table:style-name="ro1">
          <table:table-cell office:value-type="float" office:value="0.211380658432655" calcext:value-type="float">
            <text:p>0.211380658432655</text:p>
          </table:table-cell>
          <table:table-cell office:value-type="float" office:value="0.0000139831930060593" calcext:value-type="float">
            <text:p>1.40E-05</text:p>
          </table:table-cell>
          <table:table-cell office:value-type="float" office:value="0.0000322621930060597" calcext:value-type="float">
            <text:p>3.23E-05</text:p>
          </table:table-cell>
          <table:table-cell table:formula="of:=[.B42]-[.B41]" office:value-type="float" office:value="-0.0000000871930060577956" calcext:value-type="float">
            <text:p>-8.71930060577956E-08</text:p>
          </table:table-cell>
          <table:table-cell table:formula="of:=(-1)*[.D41]" office:value-type="float" office:value="0.0000000871930060577956" calcext:value-type="float">
            <text:p>8.71930060577956E-08</text:p>
          </table:table-cell>
          <table:table-cell table:number-columns-repeated="6"/>
          <table:table-cell office:value-type="float" office:value="0.160603092356564" calcext:value-type="float">
            <text:p>0.160603092356564</text:p>
          </table:table-cell>
          <table:table-cell office:value-type="float" office:value="0.0000138790000000016" calcext:value-type="float">
            <text:p>1.39E-05</text:p>
          </table:table-cell>
          <table:table-cell office:value-type="float" office:value="0.0000322621930060591" calcext:value-type="float">
            <text:p>3.23E-05</text:p>
          </table:table-cell>
        </table:table-row>
        <table:table-row table:style-name="ro1">
          <table:table-cell office:value-type="float" office:value="0.231639980325467" calcext:value-type="float">
            <text:p>0.231639980325467</text:p>
          </table:table-cell>
          <table:table-cell office:value-type="float" office:value="0.0000138960000000015" calcext:value-type="float">
            <text:p>1.39E-05</text:p>
          </table:table-cell>
          <table:table-cell office:value-type="float" office:value="0.00003226219300606" calcext:value-type="float">
            <text:p>3.23E-05</text:p>
          </table:table-cell>
          <table:table-cell table:formula="of:=[.B43]-[.B42]" office:value-type="float" office:value="0.0000000791930060582914" calcext:value-type="float">
            <text:p>7.91930060582914E-08</text:p>
          </table:table-cell>
          <table:table-cell table:formula="of:=(-1)*[.D42]" office:value-type="float" office:value="-0.0000000791930060582914" calcext:value-type="float">
            <text:p>-7.91930060582914E-08</text:p>
          </table:table-cell>
          <table:table-cell table:number-columns-repeated="6"/>
          <table:table-cell office:value-type="float" office:value="0.1760100992569" calcext:value-type="float">
            <text:p>0.1760100992569</text:p>
          </table:table-cell>
          <table:table-cell office:value-type="float" office:value="0.0000139931930060589" calcext:value-type="float">
            <text:p>1.40E-05</text:p>
          </table:table-cell>
          <table:table-cell office:value-type="float" office:value="0.0000322621930060593" calcext:value-type="float">
            <text:p>3.23E-05</text:p>
          </table:table-cell>
        </table:table-row>
        <table:table-row table:style-name="ro1">
          <table:table-cell office:value-type="float" office:value="0.253836282292958" calcext:value-type="float">
            <text:p>0.253836282292958</text:p>
          </table:table-cell>
          <table:table-cell office:value-type="float" office:value="0.0000139751930060598" calcext:value-type="float">
            <text:p>1.40E-05</text:p>
          </table:table-cell>
          <table:table-cell office:value-type="float" office:value="0.0000322621930060603" calcext:value-type="float">
            <text:p>3.23E-05</text:p>
          </table:table-cell>
          <table:table-cell table:formula="of:=[.B44]-[.B43]" office:value-type="float" office:value="-0.000000072193006058293" calcext:value-type="float">
            <text:p>-7.2193006058293E-08</text:p>
          </table:table-cell>
          <table:table-cell table:formula="of:=(-1)*[.D43]" office:value-type="float" office:value="0.000000072193006058293" calcext:value-type="float">
            <text:p>7.2193006058293E-08</text:p>
          </table:table-cell>
          <table:table-cell table:number-columns-repeated="6"/>
          <table:table-cell office:value-type="float" office:value="0.192888907591184" calcext:value-type="float">
            <text:p>0.192888907591184</text:p>
          </table:table-cell>
          <table:table-cell office:value-type="float" office:value="0.0000138880000000016" calcext:value-type="float">
            <text:p>1.39E-05</text:p>
          </table:table-cell>
          <table:table-cell office:value-type="float" office:value="0.0000322621930060595" calcext:value-type="float">
            <text:p>3.23E-05</text:p>
          </table:table-cell>
        </table:table-row>
        <table:table-row table:style-name="ro1">
          <table:table-cell office:value-type="float" office:value="0.278155170440697" calcext:value-type="float">
            <text:p>0.278155170440697</text:p>
          </table:table-cell>
          <table:table-cell office:value-type="float" office:value="0.0000139030000000015" calcext:value-type="float">
            <text:p>1.39E-05</text:p>
          </table:table-cell>
          <table:table-cell office:value-type="float" office:value="0.0000322621930060606" calcext:value-type="float">
            <text:p>3.23E-05</text:p>
          </table:table-cell>
          <table:table-cell table:number-columns-repeated="8"/>
          <table:table-cell office:value-type="float" office:value="0.211380658432655" calcext:value-type="float">
            <text:p>0.211380658432655</text:p>
          </table:table-cell>
          <table:table-cell office:value-type="float" office:value="0.0000139831930060593" calcext:value-type="float">
            <text:p>1.40E-05</text:p>
          </table:table-cell>
          <table:table-cell office:value-type="float" office:value="0.0000322621930060597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231639980325467" calcext:value-type="float">
            <text:p>0.231639980325467</text:p>
          </table:table-cell>
          <table:table-cell office:value-type="float" office:value="0.0000138960000000015" calcext:value-type="float">
            <text:p>1.39E-05</text:p>
          </table:table-cell>
          <table:table-cell office:value-type="float" office:value="0.00003226219300606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253836282292958" calcext:value-type="float">
            <text:p>0.253836282292958</text:p>
          </table:table-cell>
          <table:table-cell office:value-type="float" office:value="0.0000139751930060598" calcext:value-type="float">
            <text:p>1.40E-05</text:p>
          </table:table-cell>
          <table:table-cell office:value-type="float" office:value="0.0000322621930060603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278155170440697" calcext:value-type="float">
            <text:p>0.278155170440697</text:p>
          </table:table-cell>
          <table:table-cell office:value-type="float" office:value="0.0000139030000000015" calcext:value-type="float">
            <text:p>1.39E-05</text:p>
          </table:table-cell>
          <table:table-cell office:value-type="float" office:value="0.0000322621930060606" calcext:value-type="float">
            <text:p>3.23E-05</text:p>
          </table:table-cell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.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.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.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.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.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.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.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.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.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.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.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.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.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.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.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.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.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.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.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.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.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.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.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.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.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.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.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.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2:36:01.57920669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20T16:18:03.373179350</dc:date>
    <meta:editing-duration>PT3H17M54S</meta:editing-duration>
    <meta:editing-cycles>18</meta:editing-cycles>
    <meta:generator>LibreOffice/6.0.7.3$Linux_X86_64 LibreOffice_project/00m0$Build-3</meta:generator>
    <meta:document-statistic meta:table-count="4" meta:cell-count="24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50 Arkusz1.Y8:Arkusz1.Y50" svg:x="-0.206cm" svg:y="0.392cm" svg:width="20.763cm" svg:height="11.573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rkusz1.C8:Arkusz1.C50" chart:class="chart:scatter">
            <chart:domain table:cell-range-address="Arkusz1.B8:Arkusz1.B50"/>
            <chart:data-point chart:repeated="43"/>
          </chart:series>
          <chart:series chart:attached-axis="primary-y" chart:style-name="ch8" chart:values-cell-range-address="Arkusz1.D8:Arkusz1.D50" chart:class="chart:scatter">
            <chart:data-point chart:repeated="43"/>
          </chart:series>
          <chart:series chart:attached-axis="secondary-y" chart:style-name="ch9" chart:values-cell-range-address="Arkusz1.Y8:Arkusz1.Y50" chart:class="chart:scatte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.C8:Arkusz1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.D8:Arkusz1.D50</svg:desc>
                </draw:g>
              </table:table-cell>
              <table:table-cell office:value-type="float" office:value="3.33291833610226">
                <text:p>3.33291833610226</text:p>
                <draw:g>
                  <svg:desc>Arkusz1.Y8:Arkusz1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81157410259944">
                <text:p>0.0000181157410259944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3.84764002965981">
                <text:p>3.84764002965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63175480199401">
                <text:p>0.0000163175480199401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4.09075830603333">
                <text:p>4.0907583060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82847410259945">
                <text:p>0.000018284741025994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4.61880500673779">
                <text:p>4.61880500673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65785480199399">
                <text:p>0.0000165785480199399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4.78214251723399">
                <text:p>4.78214251723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84057410259946">
                <text:p>0.0000184057410259946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5.28567900621794">
                <text:p>5.28567900621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68295480199397">
                <text:p>0.0000168295480199397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5.37545578623471">
                <text:p>5.37545578623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84807410259947">
                <text:p>0.0000184807410259947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5.83021470863514">
                <text:p>5.83021470863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70585480199396">
                <text:p>0.0000170585480199396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5.86109898278658">
                <text:p>5.86109898278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85177410259948">
                <text:p>0.0000185177410259948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6.25616736069424">
                <text:p>6.25616736069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72595480199395">
                <text:p>0.000017259548019939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6.24509865931805">
                <text:p>6.24509865931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85267410259949">
                <text:p>0.0000185267410259949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6.57613883008634">
                <text:p>6.57613883008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74295480199395">
                <text:p>0.000017429548019939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6.53604758869995">
                <text:p>6.5360475886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8515741025995">
                <text:p>0.00001851574102599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6.80840107712342">
                <text:p>6.80840107712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75705480199395">
                <text:p>0.000017570548019939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6.75333600437062">
                <text:p>6.75333600437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84937410259951">
                <text:p>0.0000184937410259951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6.97813433477927">
                <text:p>6.97813433477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76875480199395">
                <text:p>0.000017687548019939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6.91639742044302">
                <text:p>6.91639742044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84657410259951">
                <text:p>0.0000184657410259951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7.09588059694489">
                <text:p>7.09588059694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77815480199394">
                <text:p>0.0000177815480199394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7.03173857387093">
                <text:p>7.03173857387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84347410259952">
                <text:p>0.0000184347410259952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7.17618321777553">
                <text:p>7.17618321777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78575480199394">
                <text:p>0.0000178575480199394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7.11557025545846">
                <text:p>7.11557025545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84047410259952">
                <text:p>0.0000184047410259952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7.2332689154878">
                <text:p>7.2332689154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79195480199393">
                <text:p>0.0000179195480199393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7.17764739791669">
                <text:p>7.17764739791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83767410259952">
                <text:p>0.0000183767410259952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7.27241446192983">
                <text:p>7.27241446192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79695480199393">
                <text:p>0.0000179695480199393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7.22168293322196">
                <text:p>7.22168293322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83507410259953">
                <text:p>0.0000183507410259953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7.29723097086241">
                <text:p>7.29723097086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80095480199392">
                <text:p>0.0000180095480199392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7.25138278830997">
                <text:p>7.25138278830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83267410259953">
                <text:p>0.0000183267410259953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7.31143175445151">
                <text:p>7.31143175445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80415480199391">
                <text:p>0.0000180415480199391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7.27158141755464">
                <text:p>7.27158141755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83057410259953">
                <text:p>0.0000183057410259953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7.3224530164589">
                <text:p>7.3224530164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80685480199389">
                <text:p>0.0000180685480199389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7.28968922959042">
                <text:p>7.28968922959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82887410259953">
                <text:p>0.0000182887410259953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7.33122710498625">
                <text:p>7.33122710498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80905480199388">
                <text:p>0.0000180905480199388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7.3026551683086">
                <text:p>7.3026551683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82737410259953">
                <text:p>0.0000182737410259953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7.33660389940575">
                <text:p>7.33660389940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81085480199385">
                <text:p>0.0000181085480199385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7.31217218544626">
                <text:p>7.31217218544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82607410259953">
                <text:p>0.0000182607410259953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7.34044036547721">
                <text:p>7.340440365477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81235480199383">
                <text:p>0.0000181235480199383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7.32002852219357">
                <text:p>7.32002852219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82497410259953">
                <text:p>0.0000182497410259953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7.34228645971076">
                <text:p>7.342286459710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81355480199379">
                <text:p>0.0000181355480199379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7.32534719789515">
                <text:p>7.325347197895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82407410259953">
                <text:p>0.0000182407410259953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7.34404116905264">
                <text:p>7.34404116905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81455480199375">
                <text:p>0.0000181455480199375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7.3294520657331">
                <text:p>7.3294520657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82327410259953">
                <text:p>0.0000182327410259953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7.34410959135089">
                <text:p>7.344109591350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8153548019937">
                <text:p>0.000018153548019937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7.3316189850493">
                <text:p>7.3316189850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_2.B8:Arkusz1_2.D50 Arkusz1_2.Y8:Arkusz1_2.Y50" svg:x="-0.206cm" svg:y="0.392cm" svg:width="21.16cm" svg:height="11.573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rkusz1_2.C8:Arkusz1_2.C50" chart:class="chart:scatter">
            <chart:domain table:cell-range-address="Arkusz1_2.B8:Arkusz1_2.B50"/>
            <chart:data-point chart:repeated="43"/>
          </chart:series>
          <chart:series chart:attached-axis="primary-y" chart:style-name="ch8" chart:values-cell-range-address="Arkusz1_2.D8:Arkusz1_2.D50" chart:class="chart:scatter">
            <chart:data-point chart:repeated="43"/>
          </chart:series>
          <chart:series chart:attached-axis="secondary-y" chart:style-name="ch9" chart:values-cell-range-address="Arkusz1_2.Y8:Arkusz1_2.Y50" chart:class="chart:scatte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_2.B8:Arkusz1_2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_2.C8:Arkusz1_2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_2.D8:Arkusz1_2.D50</svg:desc>
                </draw:g>
              </table:table-cell>
              <table:table-cell office:value-type="float" office:value="-0.288963361672105">
                <text:p>-0.288963361672105</text:p>
                <draw:g>
                  <svg:desc>Arkusz1_2.Y8:Arkusz1_2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-0.291200866886875">
                <text:p>-0.29120086688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295681742494116">
                <text:p>-0.295681742494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02416934970081">
                <text:p>-0.30241693497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11420861481054">
                <text:p>-0.311420861481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22708888412489">
                <text:p>-0.3227088884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36293777240613">
                <text:p>-0.336293777240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52180945700594">
                <text:p>-0.352180945700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70362375715349">
                <text:p>-0.370362375715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390809005497145">
                <text:p>-0.390809005497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13461486346776">
                <text:p>-0.413461486346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38219280531659">
                <text:p>-0.438219280531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6492824922969">
                <text:p>-0.46492824922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493367147508131">
                <text:p>-0.493367147508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23233824086397">
                <text:p>-0.523233824086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54132413158367">
                <text:p>-0.554132413158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85563370781102">
                <text:p>-0.585563370781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16918757363525">
                <text:p>-0.616918757363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4748555243682">
                <text:p>-0.64748555243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76459787669575">
                <text:p>-0.676459787669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02973662406947">
                <text:p>-0.702973662406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26136375710006">
                <text:p>-0.72613637571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45087165997042">
                <text:p>-0.745087165997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0.759056281429643">
                <text:p>-0.759056281429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7426935303149">
                <text:p>-0.767426935303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9789578766009">
                <text:p>-0.76978957876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0.765979831962461">
                <text:p>-0.765979831962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56093510299721">
                <text:p>-0.756093510299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40476029969443">
                <text:p>-0.740476029969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-0.719688085530478">
                <text:p>-0.719688085530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0.694453568948966">
                <text:p>-0.694453568948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-0.665598160732138">
                <text:p>-0.665598160732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0.633987405552318">
                <text:p>-0.633987405552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-0.60047162798918">
                <text:p>-0.60047162798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0.565842482071759">
                <text:p>-0.565842482071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-0.530803123032413">
                <text:p>-0.530803123032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0.495951618957207">
                <text:p>-0.495951618957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0.461775635209506">
                <text:p>-0.461775635209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0.428655665846804">
                <text:p>-0.428655665846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0.396873990279843">
                <text:p>-0.396873990279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0.366626866098414">
                <text:p>-0.3666268660984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0.338038002664575">
                <text:p>-0.338038002664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-0.311171931101327">
                <text:p>-0.3111719311013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